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System" svg:font-family="System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5.41pt"/>
    </style:style>
    <style:style style:name="co3" style:family="table-column">
      <style:table-column-properties fo:break-before="auto" style:column-width="152.96pt"/>
    </style:style>
    <style:style style:name="co4" style:family="table-column">
      <style:table-column-properties fo:break-before="auto" style:column-width="16.89pt"/>
    </style:style>
    <style:style style:name="co5" style:family="table-column">
      <style:table-column-properties fo:break-before="auto" style:column-width="138.84pt"/>
    </style:style>
    <style:style style:name="co6" style:family="table-column">
      <style:table-column-properties fo:break-before="auto" style:column-width="66.84pt"/>
    </style:style>
    <style:style style:name="co7" style:family="table-column">
      <style:table-column-properties fo:break-before="auto" style:column-width="13.24pt"/>
    </style:style>
    <style:style style:name="co8" style:family="table-column">
      <style:table-column-properties fo:break-before="auto" style:column-width="46.29pt"/>
    </style:style>
    <style:style style:name="co9" style:family="table-column">
      <style:table-column-properties fo:break-before="auto" style:column-width="55.84pt"/>
    </style:style>
    <style:style style:name="co10" style:family="table-column">
      <style:table-column-properties fo:break-before="auto" style:column-width="56.41pt"/>
    </style:style>
    <style:style style:name="co11" style:family="table-column">
      <style:table-column-properties fo:break-before="auto" style:column-width="64.8pt"/>
    </style:style>
    <style:style style:name="co12" style:family="table-column">
      <style:table-column-properties fo:break-before="auto" style:column-width="115.74pt"/>
    </style:style>
    <style:style style:name="co13" style:family="table-column">
      <style:table-column-properties fo:break-before="auto" style:column-width="22.76pt"/>
    </style:style>
    <style:style style:name="co14" style:family="table-column">
      <style:table-column-properties fo:break-before="auto" style:column-width="132.94pt"/>
    </style:style>
    <style:style style:name="co15" style:family="table-column">
      <style:table-column-properties fo:break-before="auto" style:column-width="56.61pt"/>
    </style:style>
    <style:style style:name="co16" style:family="table-column">
      <style:table-column-properties fo:break-before="auto" style:column-width="52.89pt"/>
    </style:style>
    <style:style style:name="co17" style:family="table-column">
      <style:table-column-properties fo:break-before="auto" style:column-width="19.11pt"/>
    </style:style>
    <style:style style:name="co18" style:family="table-column">
      <style:table-column-properties fo:break-before="auto" style:column-width="118.29pt"/>
    </style:style>
    <style:style style:name="co19" style:family="table-column">
      <style:table-column-properties fo:break-before="auto" style:column-width="124.16pt"/>
    </style:style>
    <style:style style:name="co20" style:family="table-column">
      <style:table-column-properties fo:break-before="auto" style:column-width="117.55pt"/>
    </style:style>
    <style:style style:name="co21" style:family="table-column">
      <style:table-column-properties fo:break-before="auto" style:column-width="57.29pt"/>
    </style:style>
    <style:style style:name="co22" style:family="table-column">
      <style:table-column-properties fo:break-before="auto" style:column-width="51.39pt"/>
    </style:style>
    <style:style style:name="co23" style:family="table-column">
      <style:table-column-properties fo:break-before="auto" style:column-width="96.8pt"/>
    </style:style>
    <style:style style:name="co24" style:family="table-column">
      <style:table-column-properties fo:break-before="auto" style:column-width="18.34pt"/>
    </style:style>
    <style:style style:name="co25" style:family="table-column">
      <style:table-column-properties fo:break-before="auto" style:column-width="85.24pt"/>
    </style:style>
    <style:style style:name="co26" style:family="table-column">
      <style:table-column-properties fo:break-before="auto" style:column-width="42.6pt"/>
    </style:style>
    <style:style style:name="co27" style:family="table-column">
      <style:table-column-properties fo:break-before="auto" style:column-width="53.66pt"/>
    </style:style>
    <style:style style:name="co28" style:family="table-column">
      <style:table-column-properties fo:break-before="auto" style:column-width="44.79pt"/>
    </style:style>
    <style:style style:name="co29" style:family="table-column">
      <style:table-column-properties fo:break-before="auto" style:column-width="40.39pt"/>
    </style:style>
    <style:style style:name="co30" style:family="table-column">
      <style:table-column-properties fo:break-before="auto" style:column-width="49.24pt"/>
    </style:style>
    <style:style style:name="co31" style:family="table-column">
      <style:table-column-properties fo:break-before="auto" style:column-width="63.21pt"/>
    </style:style>
    <style:style style:name="co32" style:family="table-column">
      <style:table-column-properties fo:break-before="auto" style:column-width="41.84pt"/>
    </style:style>
    <style:style style:name="co33" style:family="table-column">
      <style:table-column-properties fo:break-before="auto" style:column-width="54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16pt" fo:break-before="auto" style:use-optimal-row-height="true"/>
    </style:style>
    <style:style style:name="ro3" style:family="table-row">
      <style:table-row-properties style:row-height="18.74pt" fo:break-before="auto" style:use-optimal-row-height="true"/>
    </style:style>
    <style:style style:name="ro4" style:family="table-row">
      <style:table-row-properties style:row-height="15.76pt" fo:break-before="auto" style:use-optimal-row-height="true"/>
    </style:style>
    <style:style style:name="ro5" style:family="table-row">
      <style:table-row-properties style:row-height="12.76pt" fo:break-before="auto" style:use-optimal-row-height="true"/>
    </style:style>
    <style:style style:name="ro6" style:family="table-row">
      <style:table-row-properties style:row-height="17.35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25.51pt" fo:break-before="auto" style:use-optimal-row-height="true"/>
    </style:style>
    <style:style style:name="ro9" style:family="table-row">
      <style:table-row-properties style:row-height="13.49pt" fo:break-before="auto" style:use-optimal-row-height="false"/>
    </style:style>
    <style:style style:name="ro10" style:family="table-row">
      <style:table-row-properties style:row-height="10.49pt" fo:break-before="auto" style:use-optimal-row-height="false"/>
    </style:style>
    <style:style style:name="ro11" style:family="table-row">
      <style:table-row-properties style:row-height="15pt" fo:break-before="auto" style:use-optimal-row-height="false"/>
    </style:style>
    <style:style style:name="ro12" style:family="table-row">
      <style:table-row-properties style:row-height="11.25pt" fo:break-before="auto" style:use-optimal-row-height="false"/>
    </style:style>
    <style:style style:name="ro13" style:family="table-row">
      <style:table-row-properties style:row-height="20.95pt" fo:break-before="auto" style:use-optimal-row-height="true"/>
    </style:style>
    <style:style style:name="ro14" style:family="table-row">
      <style:table-row-properties style:row-height="12.7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d99694"/>
    </style:style>
    <style:style style:name="ta3" style:family="table" style:master-page-name="Default">
      <style:table-properties table:display="true" style:writing-mode="lr-tb" tableooo:tab-color="#ccffcc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63" style:family="table-cell" style:parent-style-name="Default" style:data-style-name="N167"/>
    <style:style style:name="ce164" style:family="table-cell" style:parent-style-name="Default" style:data-style-name="N198"/>
    <style:style style:name="ce33" style:family="table-cell" style:parent-style-name="Default" style:data-style-name="N169"/>
    <style:style style:name="ce166" style:family="table-cell" style:parent-style-name="Default" style:data-style-name="N3"/>
    <style:style style:name="ce167" style:family="table-cell" style:parent-style-name="Default" style:data-style-name="N4"/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ackground-color="#ff0000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ackground-color="#ff0000" style:rotation-align="none"/>
      <style:text-properties fo:color="#ffffff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f0000" style:rotation-align="non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fine-dashed #000000" fo:background-color="#ffffff" style:diagonal-bl-tr="none" style:diagonal-tl-br="none" fo:border-left="none" fo:border-right="none" style:rotation-align="none" fo:border-top="0.74pt fine-dashe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Normal_20_2_20_3_20_2" style:data-style-name="N0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Normal_20_2_20_3_20_2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Normal_20_2_20_3_20_2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fine-dashed #000000" fo:background-color="#ffffff" style:diagonal-bl-tr="none" style:diagonal-tl-br="none" fo:border-left="none" fo:border-right="none" style:rotation-align="none" fo:border-top="0.74pt fine-dashe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Normal_20_2_20_3_20_2" style:data-style-name="N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Comma" style:data-style-name="N167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Comma" style:data-style-name="N167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67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0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Comma" style:data-style-name="N167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20_Built-in_20_Comma" style:data-style-name="N167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Excel_20_Built-in_20_Comma" style:data-style-name="N167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20_Built-in_20_Comma" style:data-style-name="N167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order-bottom="0.74pt solid #000000" fo:background-color="#ffffff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order-bottom="0.74pt solid #000000" fo:background-color="#ffffff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Comma" style:data-style-name="N167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Excel_20_Built-in_20_Comma" style:data-style-name="N167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99"/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ackground-color="#00b050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ackground-color="#00b050" style:rotation-align="none"/>
      <style:text-properties fo:color="#ffffff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#00b050" style:rotation-align="non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0.74pt fine-dashed #000000" style:diagonal-bl-tr="none" style:diagonal-tl-br="none" fo:border-left="none" fo:border-right="none" style:rotation-align="none" fo:border-top="0.74pt fine-dashe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Normal_20_2_20_3_20_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Normal_20_2_20_3_20_2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fine-dashed #000000" style:diagonal-bl-tr="none" style:diagonal-tl-br="none" fo:border-left="none" fo:border-right="none" style:rotation-align="none" fo:border-top="0.74pt fine-dashe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3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3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3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3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3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00b05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Excel_20_Built-in_20_Comma" style:data-style-name="N167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Excel_20_Built-in_20_Comma" style:data-style-name="N16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Excel_20_Built-in_20_Comma" style:data-style-name="N16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48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Excel_20_Built-in_20_Comma" style:data-style-name="N167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Excel_20_Built-in_20_Comma" style:data-style-name="N16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Excel_20_Built-in_20_Comma" style:data-style-name="N167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 style:data-style-name="N4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5" style:family="table-cell" style:parent-style-name="Default" style:data-style-name="N1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6" style:family="table-cell" style:parent-style-name="Default" style:data-style-name="N1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7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Default" style:data-style-name="N1"/>
    <style:style style:name="ce77" style:family="table-cell" style:parent-style-name="Default" style:data-style-name="N169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Normal_20_2_20_3_20_2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Normal_20_2_20_3_20_2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80" style:family="table-cell" style:parent-style-name="Normal_20_2_20_3_20_2">
      <style:table-cell-properties fo:background-color="#ffffff" style:rotation-align="none"/>
    </style:style>
    <style:style style:name="ce81" style:family="table-cell" style:parent-style-name="Normal_20_2_20_3_20_2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Normal_20_2_20_3_20_2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Normal_20_2_20_3_20_2" style:data-style-name="N0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Normal_20_2_20_3_20_2">
      <style:table-cell-properties fo:background-color="#ffffff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Hyperlink_20_2_20_2_20_2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Normal_20_2_20_3_20_2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Comma_20_5_20_2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Comma_20_2_20_2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Normal_20_2_20_3_20_2" style:data-style-name="N132">
      <style:table-cell-properties fo:border-bottom="0.74pt solid #000000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Percent_20_5_20_2" style:data-style-name="N136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Excel_20_Built-in_20_Percent" style:data-style-name="N1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Normal_20_2_20_3_20_2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Comma_20_5_20_2" style:data-style-name="N3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Comma_20_2_20_2" style:data-style-name="N3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Normal_20_2_20_3_20_2" style:data-style-name="N132">
      <style:table-cell-properties fo:border-bottom="0.74pt solid #000000" style:diagonal-bl-tr="none" style:diagonal-tl-br="none" fo:background-color="transparent" fo:border-left="none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Percent_20_5_20_2" style:data-style-name="N132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Excel_20_Built-in_20_Percent" style:data-style-name="N132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Normal_20_2_20_3_20_2" style:data-style-name="N1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01" style:family="table-cell" style:parent-style-name="Normal_20_2_20_3_20_2">
      <style:table-cell-properties fo:border-bottom="0.74pt fine-dashed #000000" fo:background-color="#ffffff" style:diagonal-bl-tr="none" style:diagonal-tl-br="none" fo:border-left="none" fo:border-right="none" style:rotation-align="none" fo:border-top="0.74pt fine-dashed #000000"/>
    </style:style>
    <style:style style:name="ce102" style:family="table-cell" style:parent-style-name="Normal_20_2_20_3_20_2" style:data-style-name="N3">
      <style:table-cell-properties fo:background-color="#ffffff" style:rotation-align="none"/>
    </style:style>
    <style:style style:name="ce103" style:family="table-cell" style:parent-style-name="Default" style:data-style-name="N183"/>
    <style:style style:name="ce104" style:family="table-cell" style:parent-style-name="Normal_20_2_20_3_20_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05" style:family="table-cell" style:parent-style-name="Normal_20_2_20_3_20_2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Normal_20_2_20_3_20_2">
      <style:table-cell-properties fo:background-color="#ffffff" style:diagonal-bl-tr="none" style:diagonal-tl-br="none" fo:border="none" style:rotation-align="none"/>
    </style:style>
    <style:style style:name="ce107" style:family="table-cell" style:parent-style-name="Normal_20_2_20_3_20_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Normal_20_2_20_3_20_2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Normal_20_2_20_3_20_2" style:data-style-name="N0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Normal_20_2_20_3_20_2" style:data-style-name="N0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Normal_20_2_20_3_20_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12" style:family="table-cell" style:parent-style-name="Normal_20_2_20_3_20_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3" style:family="table-cell" style:parent-style-name="Normal_20_2_20_3_20_2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Normal_20_2_20_3_20_2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Normal_20_2_20_3_20_2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Normal_5f_z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7" style:family="table-cell" style:parent-style-name="Normal_5f_Scotland_20_by_20_Division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8" style:family="table-cell" style:parent-style-name="Normal_20_2_20_3_20_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9" style:family="table-cell" style:parent-style-name="Normal_20_2_20_3_20_2" style:data-style-name="N3">
      <style:table-cell-properties fo:background-color="#ffffff" style:diagonal-bl-tr="none" style:diagonal-tl-br="none" fo:border="none" style:rotation-align="none"/>
    </style:style>
    <style:style style:name="ce120" style:family="table-cell" style:parent-style-name="Normal_20_2_20_3_20_2" style:data-style-name="N3">
      <style:table-cell-properties fo:background-color="#ffffff" style:diagonal-bl-tr="none" style:diagonal-tl-br="none" fo:border="none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Normal_20_2_20_3_20_2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Normal_20_2_20_3_20_2" style:data-style-name="N3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Normal_20_2_20_3_20_2" style:data-style-name="N3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Normal_20_2_20_3_20_2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Normal_20_2_20_3_20_2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Normal_20_2_20_3_20_2" style:data-style-name="N13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Normal_20_2_20_3_20_2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Normal_20_2_20_3_20_2" style:data-style-name="N136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Normal_20_2_20_5" style:data-style-name="N136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Normal_20_2_20_5" style:data-style-name="N136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Normal_20_2_20_3_20_2" style:data-style-name="N136">
      <style:table-cell-properties fo:background-color="#ffffff" style:diagonal-bl-tr="none" style:diagonal-tl-br="none" fo:border="none" style:rotation-align="none"/>
    </style:style>
    <style:style style:name="ce132" style:family="table-cell" style:parent-style-name="Normal_20_2_20_3_20_2">
      <style:table-cell-properties fo:background-color="#ffffff" style:diagonal-bl-tr="none" style:diagonal-tl-br="none" fo:border="none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Normal_20_2_20_3_20_2" style:data-style-name="N136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Normal_20_2_20_3_20_2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Normal_20_2_20_5" style:data-style-name="N136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Normal_20_2_20_3_20_2" style:data-style-name="N13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Normal_20_2_20_3_20_2" style:data-style-name="N13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Normal_20_2_20_3_20_2" style:data-style-name="N131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Normal_20_2_20_3_20_2" style:data-style-name="N13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Normal_20_2_20_3_20_2" style:data-style-name="N2">
      <style:table-cell-properties fo:background-color="#ffffff" style:diagonal-bl-tr="none" style:diagonal-tl-br="none" fo:border="none" style:rotation-align="none"/>
    </style:style>
    <style:style style:name="ce141" style:family="table-cell" style:parent-style-name="Normal_20_2_20_3_20_2">
      <style:table-cell-properties fo:background-color="#00b050" style:rotation-align="none"/>
    </style:style>
    <style:style style:name="ce142" style:family="table-cell" style:parent-style-name="Normal_20_2_20_3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Normal_20_2_20_3_20_2" style:data-style-name="N13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Normal_20_2_20_3_20_2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Normal_20_2_20_5" style:data-style-name="N13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Normal_20_2_20_3_20_2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Normal_20_2_20_3_20_2" style:data-style-name="N131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Normal_20_2_20_3_20_2" style:data-style-name="N136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Comma_20_2_20_2_20_2" style:data-style-name="N136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Comma_20_2_20_2_20_2" style:data-style-name="N136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Percent_20_2_20_2" style:data-style-name="N132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Normal_20_2_20_3_20_2" style:data-style-name="N136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Normal_20_2_20_3_20_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Normal_20_2_20_3_20_2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5" style:family="table-cell" style:parent-style-name="Normal_20_2_20_3_20_2" style:data-style-name="N193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Normal_20_2_20_3_20_2" style:data-style-name="N10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Normal_20_2_20_3_20_2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8" style:family="table-cell" style:parent-style-name="Normal_20_2_20_3_20_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Normal_20_2_20_3_20_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ce160" style:family="table-cell" style:parent-style-name="Normal_20_2_20_3_20_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1" style:family="table-cell" style:parent-style-name="Normal_20_2_20_3_20_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 style:data-style-name="N19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1000"/>
      </table:calculation-settings>
      <table:table table:name="Source" table:style-name="ta1">
        <table:table-column table:style-name="co1" table:default-cell-style-name="Default"/>
        <table:table-row table:style-name="ro1">
          <table:table-cell office:value-type="string" calcext:value-type="string">
            <text:p>All from Energy in Scotland 2017 spreadsheet.</text:p>
          </table:table-cell>
        </table:table-row>
        <table:table-row table:style-name="ro1">
          <table:table-cell office:value-type="string" calcext:value-type="string">
            <text:p>https://www2.gov.scot/Topics/Statistics/Browse/Business/Energy/EIS</text:p>
          </table:table-cell>
        </table:table-row>
      </table:table>
      <table:table table:name="Storage" table:style-name="ta1">
        <table:table-column table:style-name="co2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UK pumped storage power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sec 5.2 of this report</text:p>
            <text:p><text:a xlink:href="http://www.scottishrenewables.com/publications/benefits-pumped-storage-hydro-uk/" xlink:type="simple">http://www.scottishrenewables.com/publications/benefits-pumped-storage-hydro-uk/</text:a></text:p>
          </table:table-cell>
        </table:table-row>
        <table:table-row table:style-name="ro1">
          <table:table-cell office:value-type="string" calcext:value-type="string">
            <text:p>Storage capacit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Wh</text:p>
          </table:table-cell>
          <table:table-cell/>
        </table:table-row>
        <table:table-row table:style-name="ro1">
          <table:table-cell office:value-type="string" calcext:value-type="string">
            <text:p>Hours at peak power</text:p>
          </table:table-cell>
          <table:table-cell table:formula="of:=[.B2]/[.B1]" office:value-type="float" office:value="8.57142857142857" calcext:value-type="float">
            <text:p>8.5714285714285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ouseholds in Scotland</text:p>
          </table:table-cell>
          <table:table-cell office:value-type="float" office:value="2500000" calcext:value-type="float">
            <text:p>25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 voltage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mobile phone storage capacit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h</text:p>
          </table:table-cell>
          <table:table-cell/>
        </table:table-row>
        <table:table-row table:style-name="ro1">
          <table:table-cell/>
          <table:table-cell table:formula="of:=[.B7]*[.B6]/1000" office:value-type="float" office:value="3.7" calcext:value-type="float">
            <text:p>3.7</text:p>
          </table:table-cell>
          <table:table-cell office:value-type="string" calcext:value-type="string">
            <text:p>Wh</text:p>
          </table:table-cell>
          <table:table-cell/>
        </table:table-row>
        <table:table-row table:style-name="ro1">
          <table:table-cell office:value-type="string" calcext:value-type="string">
            <text:p>Devices per househol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age per household</text:p>
          </table:table-cell>
          <table:table-cell table:formula="of:=[.B8]*[.B5]" office:value-type="float" office:value="9250000" calcext:value-type="float">
            <text:p>9250000</text:p>
          </table:table-cell>
          <table:table-cell office:value-type="string" calcext:value-type="string">
            <text:p>Wh</text:p>
          </table:table-cell>
          <table:table-cell/>
        </table:table-row>
        <table:table-row table:style-name="ro1">
          <table:table-cell/>
          <table:table-cell table:formula="of:=[.B10]/1000000000" office:value-type="float" office:value="0.00925" calcext:value-type="float">
            <text:p>0.00925</text:p>
          </table:table-cell>
          <table:table-cell office:value-type="string" calcext:value-type="string">
            <text:p>GWh</text:p>
          </table:table-cell>
          <table:table-cell/>
        </table:table-row>
      </table:table>
      <table:table table:name="Per capita" table:style-name="ta1"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cotland population mid-2014</text:p>
          </table:table-cell>
          <table:table-cell office:value-type="float" office:value="5347600" calcext:value-type="float">
            <text:p>5347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land’s total energy usage in 2014</text:p>
          </table:table-cell>
          <table:table-cell table:style-name="ce163" table:formula="of:=['Figure 2.4 AJC'.N21]" office:value-type="float" office:value="142316" calcext:value-type="float">
            <text:p>142,316 </text:p>
          </table:table-cell>
          <table:table-cell office:value-type="string" calcext:value-type="string">
            <text:p>GWh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ergy per capita per year</text:p>
          </table:table-cell>
          <table:table-cell table:style-name="ce164" table:formula="of:=[.B2]/[.B1]" office:value-type="float" office:value="0.0266130600643279" calcext:value-type="float">
            <text:p>0.026613</text:p>
          </table:table-cell>
          <table:table-cell office:value-type="string" calcext:value-type="string">
            <text:p>GWh/person</text:p>
          </table:table-cell>
          <table:table-cell/>
        </table:table-row>
        <table:table-row table:style-name="ro1">
          <table:table-cell/>
          <table:table-cell table:style-name="ce33" table:formula="of:=1000*[.B4]" office:value-type="float" office:value="26.6130600643279" calcext:value-type="float">
            <text:p>26.613</text:p>
          </table:table-cell>
          <table:table-cell office:value-type="string" calcext:value-type="string">
            <text:p>MWh/person</text:p>
          </table:table-cell>
          <table:table-cell/>
        </table:table-row>
        <table:table-row table:style-name="ro1">
          <table:table-cell/>
          <table:table-cell table:style-name="ce166" table:formula="of:=1000*[.B5]" office:value-type="float" office:value="26613.0600643279" calcext:value-type="float">
            <text:p>26,613</text:p>
          </table:table-cell>
          <table:table-cell office:value-type="string" calcext:value-type="string">
            <text:p>kWh/person</text:p>
          </table:table-cell>
          <table:table-cell/>
        </table:table-row>
        <table:table-row table:style-name="ro1">
          <table:table-cell/>
          <table:table-cell table:style-name="ce166"/>
          <table:table-cell table:number-columns-repeated="2"/>
        </table:table-row>
        <table:table-row table:style-name="ro1">
          <table:table-cell office:value-type="string" calcext:value-type="string">
            <text:p>Hours in year</text:p>
          </table:table-cell>
          <table:table-cell table:formula="of:=365*24" office:value-type="float" office:value="8760" calcext:value-type="float">
            <text:p>8760</text:p>
          </table:table-cell>
          <table:table-cell office:value-type="string" calcext:value-type="string">
            <text:p>hours</text:p>
          </table:table-cell>
          <table:table-cell/>
        </table:table-row>
        <table:table-row table:style-name="ro1">
          <table:table-cell office:value-type="string" calcext:value-type="string">
            <text:p>Energy per capita per hour</text:p>
          </table:table-cell>
          <table:table-cell table:style-name="ce167" table:formula="of:=[.B6]/[.B8]" office:value-type="float" office:value="3.03802055528858" calcext:value-type="float">
            <text:p>3.04</text:p>
          </table:table-cell>
          <table:table-cell office:value-type="string" calcext:value-type="string">
            <text:p>kWh/pers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st elec per kWh inc VAT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£ per kWh</text:p>
          </table:table-cell>
          <table:table-cell office:value-type="string" calcext:value-type="string">
            <text:p>https://www.ukpower.co.uk/home_energy/tariffs-per-unit-kwh</text:p>
          </table:table-cell>
        </table:table-row>
        <table:table-row table:style-name="ro1">
          <table:table-cell office:value-type="string" calcext:value-type="string">
            <text:p>Cost elec per year per person</text:p>
          </table:table-cell>
          <table:table-cell table:formula="of:=[.B11]*[.B6]" office:value-type="float" office:value="3991.95900964918" calcext:value-type="float">
            <text:p>3991.95900964918</text:p>
          </table:table-cell>
          <table:table-cell table:number-columns-repeated="2"/>
        </table:table-row>
      </table:table>
      <table:table table:name="Figure 2.4 AJC" table:style-name="ta2">
        <table:shapes>
          <draw:frame draw:z-index="1" draw:style-name="gr1" draw:text-style-name="P1" svg:width="453.51pt" svg:height="255.09pt" svg:x="853.88pt" svg:y="126.51pt">
            <draw:object draw:notify-on-update-of-ranges="'Figure 2.4 AJC'.E16:'Figure 2.4 AJC'.N16 'Figure 2.4 AJC'.B21:'Figure 2.4 AJC'.B21 'Figure 2.4 AJC'.E21:'Figure 2.4 AJC'.N21 'Figure 2.4 AJC'.B17:'Figure 2.4 AJC'.B17 'Figure 2.4 AJC'.E17:'Figure 2.4 AJC'.N17 'Figure 2.4 AJC'.B18:'Figure 2.4 AJC'.B18 'Figure 2.4 AJC'.E18:'Figure 2.4 AJC'.N18 'Figure 2.4 AJC'.B19:'Figure 2.4 AJC'.B19 'Figure 2.4 AJC'.E19:'Figure 2.4 AJC'.N19 'Figure 2.4 AJC'.B20:'Figure 2.4 AJC'.B20 'Figure 2.4 AJC'.E20:'Figure 2.4 AJC'.N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number-columns-repeated="9" table:default-cell-style-name="ce8"/>
        <table:table-column table:style-name="co9" table:number-columns-repeated="4" table:default-cell-style-name="ce8"/>
        <table:table-column table:style-name="co10" table:default-cell-style-name="ce8"/>
        <table:table-column table:style-name="co9" table:number-columns-repeated="1006" table:default-cell-style-name="ce8"/>
        <table:table-row table:style-name="ro3">
          <table:table-cell table:style-name="ce1" office:value-type="string" calcext:value-type="string">
            <text:p>ENERGY IN SCOTLAND 2017</text:p>
          </table:table-cell>
          <table:table-cell table:style-name="Default" table:number-columns-repeated="2"/>
          <table:table-cell table:style-name="ce15" office:value-type="string" calcext:value-type="string">
            <text:p><text:a xlink:href="#Summary.A1" xlink:type="simple">Back to Summary Page</text:a></text:p>
          </table:table-cell>
          <table:table-cell table:style-name="Default" table:number-columns-repeated="1020"/>
        </table:table-row>
        <table:table-row table:style-name="ro4">
          <table:table-cell table:style-name="ce2" office:value-type="string" calcext:value-type="string">
            <text:p>Data Tables, Figures and Sources</text:p>
          </table:table-cell>
          <table:table-cell table:style-name="Default" table:number-columns-repeated="1023"/>
        </table:table-row>
        <table:table-row table:style-name="ro4">
          <table:table-cell table:style-name="ce2"/>
          <table:table-cell table:style-name="Default" table:number-columns-repeated="1023"/>
        </table:table-row>
        <table:table-row table:style-name="ro4">
          <table:table-cell table:style-name="ce3" office:value-type="string" calcext:value-type="string">
            <text:p>Chapter 2</text:p>
          </table:table-cell>
          <table:table-cell table:style-name="ce9" table:number-columns-repeated="3"/>
          <table:table-cell table:style-name="ce24" table:number-columns-repeated="4"/>
          <table:table-cell table:style-name="Default" table:number-columns-repeated="1016"/>
        </table:table-row>
        <table:table-row table:style-name="ro5">
          <table:table-cell table:style-name="ce4" office:value-type="string" calcext:value-type="string">
            <text:p>Figure 2.4: Total final energy consumption by consuming sector, Scotland, 2005 - 2014</text:p>
          </table:table-cell>
          <table:table-cell table:style-name="ce9" table:number-columns-repeated="3"/>
          <table:table-cell table:style-name="ce24" table:number-columns-repeated="4"/>
          <table:table-cell table:style-name="Default" table:number-columns-repeated="1016"/>
        </table:table-row>
        <table:table-row table:style-name="ro5">
          <table:table-cell table:style-name="ce5"/>
          <table:table-cell table:style-name="Default" table:number-columns-repeated="1023"/>
        </table:table-row>
        <table:table-row table:style-name="ro5">
          <table:table-cell table:style-name="ce6"/>
          <table:table-cell table:style-name="ce6" office:value-type="string" calcext:value-type="string">
            <text:p>Source(s):<text:span text:style-name="T1"> Sub-national total final energy consumption data, BEIS</text:span></text:p>
          </table:table-cell>
          <table:table-cell table:style-name="Default" table:number-columns-repeated="1022"/>
        </table:table-row>
        <table:table-row table:style-name="ro5">
          <table:table-cell table:style-name="ce6"/>
          <table:table-cell table:style-name="ce6" office:value-type="string" calcext:value-type="string">
            <text:p>General weblink(s):<text:span text:style-name="T1"> </text:span></text:p>
          </table:table-cell>
          <table:table-cell table:style-name="ce15" office:value-type="string" calcext:value-type="string">
            <text:p><text:a xlink:href="https://www.gov.uk/government/collections/total-final-energy-consumption-at-sub-national-level" xlink:type="simple">https://www.gov.uk/government/collections/total-final-energy-consumption-at-sub-national-level</text:a></text:p>
          </table:table-cell>
          <table:table-cell table:style-name="Default" table:number-columns-repeated="1021"/>
        </table:table-row>
        <table:table-row table:style-name="ro5">
          <table:table-cell table:style-name="ce6"/>
          <table:table-cell table:style-name="ce6" office:value-type="string" calcext:value-type="string">
            <text:p>Specific data weblink(s):<text:span text:style-name="T1"> </text:span></text:p>
          </table:table-cell>
          <table:table-cell table:style-name="ce15" office:value-type="string" calcext:value-type="string">
            <text:p><text:a xlink:href="https://www.gov.uk/government/uploads/system/uploads/attachment_data/file/555849/September_2016-Sub-national_total_final_energy_consumption_statistics.xlsx" xlink:type="simple">https://www.gov.uk/government/uploads/system/uploads/attachment_data/file/555849/September_2016-Sub-national_total_final_energy_consumption_statistics.xlsx</text:a></text:p>
          </table:table-cell>
          <table:table-cell table:style-name="Default" table:number-columns-repeated="1021"/>
        </table:table-row>
        <table:table-row table:style-name="ro5">
          <table:table-cell table:style-name="ce6"/>
          <table:table-cell table:style-name="ce6" office:value-type="string" calcext:value-type="string">
            <text:p>Next Update: <text:span text:style-name="T1">September 2017</text:span></text:p>
          </table:table-cell>
          <table:table-cell table:style-name="Default" table:number-columns-repeated="1022"/>
        </table:table-row>
        <table:table-row table:style-name="ro5">
          <table:table-cell table:style-name="ce6" table:number-columns-repeated="2"/>
          <table:table-cell table:style-name="Default" table:number-columns-repeated="1022"/>
        </table:table-row>
        <table:table-row table:style-name="ro5">
          <table:table-cell table:style-name="ce5"/>
          <table:table-cell table:style-name="Default" table:number-columns-repeated="1023"/>
        </table:table-row>
        <table:table-row table:style-name="ro5">
          <table:table-cell table:style-name="ce5"/>
          <table:table-cell table:style-name="ce10" office:value-type="string" calcext:value-type="string">
            <text:p>DATA</text:p>
          </table:table-cell>
          <table:table-cell table:style-name="ce16" table:number-columns-repeated="11"/>
          <table:table-cell table:style-name="Default" table:number-columns-repeated="1011"/>
        </table:table-row>
        <table:table-row table:style-name="ro5">
          <table:table-cell table:style-name="Default" table:number-columns-repeated="1024"/>
        </table:table-row>
        <table:table-row table:style-name="ro5">
          <table:table-cell table:style-name="Default"/>
          <table:table-cell table:style-name="ce5" office:value-type="string" calcext:value-type="string">
            <text:p>Total final energy consumption by consuming sector, Scotland, 2005 - 2014</text:p>
          </table:table-cell>
          <table:table-cell table:style-name="Default" table:number-columns-repeated="13"/>
          <table:table-cell table:style-name="Default" office:value-type="string" calcext:value-type="string">
            <text:p>Diff</text:p>
          </table:table-cell>
          <table:table-cell table:style-name="Default" table:number-columns-repeated="1008"/>
        </table:table-row>
        <table:table-row table:style-name="ro1">
          <table:table-cell table:style-name="ce7"/>
          <table:table-cell table:style-name="ce11"/>
          <table:table-cell table:style-name="ce17" office:value-type="string" calcext:value-type="string">
            <text:p>2005-2007</text:p>
          </table:table-cell>
          <table:table-cell table:style-name="ce21"/>
          <table:table-cell table:style-name="ce21" office:value-type="float" office:value="2005" calcext:value-type="float">
            <text:p>2005</text:p>
          </table:table-cell>
          <table:table-cell table:style-name="ce27" office:value-type="float" office:value="2006" calcext:value-type="float">
            <text:p>2006</text:p>
          </table:table-cell>
          <table:table-cell table:style-name="ce27" office:value-type="float" office:value="2007" calcext:value-type="float">
            <text:p>2007</text:p>
          </table:table-cell>
          <table:table-cell table:style-name="ce27" office:value-type="float" office:value="2008" calcext:value-type="float">
            <text:p>2008</text:p>
          </table:table-cell>
          <table:table-cell table:style-name="ce27" office:value-type="float" office:value="2009" calcext:value-type="float">
            <text:p>2009</text:p>
          </table:table-cell>
          <table:table-cell table:style-name="ce27" office:value-type="float" office:value="2010" calcext:value-type="float">
            <text:p>2010</text:p>
          </table:table-cell>
          <table:table-cell table:style-name="ce27" office:value-type="float" office:value="2011" calcext:value-type="float">
            <text:p>2011</text:p>
          </table:table-cell>
          <table:table-cell table:style-name="ce27" office:value-type="float" office:value="2012" calcext:value-type="float">
            <text:p>2012</text:p>
          </table:table-cell>
          <table:table-cell table:style-name="ce27" office:value-type="float" office:value="2013" calcext:value-type="float">
            <text:p>2013</text:p>
          </table:table-cell>
          <table:table-cell table:style-name="ce29" office:value-type="float" office:value="2014" calcext:value-type="float">
            <text:p>2014</text:p>
          </table:table-cell>
          <table:table-cell table:style-name="ce7"/>
          <table:table-cell table:style-name="ce7" table:formula="of:=[.H16]" office:value-type="float" office:value="2008" calcext:value-type="float">
            <text:p>2008</text:p>
          </table:table-cell>
          <table:table-cell table:style-name="ce7" table:formula="of:=[.I16]" office:value-type="float" office:value="2009" calcext:value-type="float">
            <text:p>2009</text:p>
          </table:table-cell>
          <table:table-cell table:style-name="ce7" table:formula="of:=[.J16]" office:value-type="float" office:value="2010" calcext:value-type="float">
            <text:p>2010</text:p>
          </table:table-cell>
          <table:table-cell table:style-name="ce7" table:formula="of:=[.K16]" office:value-type="float" office:value="2011" calcext:value-type="float">
            <text:p>2011</text:p>
          </table:table-cell>
          <table:table-cell table:style-name="ce7" table:formula="of:=[.L16]" office:value-type="float" office:value="2012" calcext:value-type="float">
            <text:p>2012</text:p>
          </table:table-cell>
          <table:table-cell table:style-name="ce7" table:formula="of:=[.M16]" office:value-type="float" office:value="2013" calcext:value-type="float">
            <text:p>2013</text:p>
          </table:table-cell>
          <table:table-cell table:style-name="ce7" table:formula="of:=[.N16]" office:value-type="float" office:value="2014" calcext:value-type="float">
            <text:p>2014</text:p>
          </table:table-cell>
          <table:table-cell table:style-name="ce7" table:number-columns-repeated="1002"/>
        </table:table-row>
        <table:table-row table:style-name="ro1">
          <table:table-cell/>
          <table:table-cell table:style-name="ce12" office:value-type="string" calcext:value-type="string">
            <text:p>Industry &amp; Commercial</text:p>
          </table:table-cell>
          <table:table-cell table:style-name="ce18" office:value-type="float" office:value="73549" calcext:value-type="float">
            <text:p>73,549 </text:p>
          </table:table-cell>
          <table:table-cell table:style-name="ce22"/>
          <table:table-cell table:style-name="ce25" office:value-type="float" office:value="76516" calcext:value-type="float">
            <text:p>76,516 </text:p>
          </table:table-cell>
          <table:table-cell table:style-name="ce25" office:value-type="float" office:value="72497" calcext:value-type="float">
            <text:p>72,497 </text:p>
          </table:table-cell>
          <table:table-cell table:style-name="ce25" office:value-type="float" office:value="71633" calcext:value-type="float">
            <text:p>71,633 </text:p>
          </table:table-cell>
          <table:table-cell table:style-name="ce25" office:value-type="float" office:value="71518" calcext:value-type="float">
            <text:p>71,518 </text:p>
          </table:table-cell>
          <table:table-cell table:style-name="ce25" office:value-type="float" office:value="63300" calcext:value-type="float">
            <text:p>63,300 </text:p>
          </table:table-cell>
          <table:table-cell table:style-name="ce25" office:value-type="float" office:value="65765" calcext:value-type="float">
            <text:p>65,765 </text:p>
          </table:table-cell>
          <table:table-cell table:style-name="ce25" office:value-type="float" office:value="64776" calcext:value-type="float">
            <text:p>64,776 </text:p>
          </table:table-cell>
          <table:table-cell table:style-name="ce25" office:value-type="float" office:value="62511" calcext:value-type="float">
            <text:p>62,511 </text:p>
          </table:table-cell>
          <table:table-cell table:style-name="ce25" office:value-type="float" office:value="61073" calcext:value-type="float">
            <text:p>61,073 </text:p>
          </table:table-cell>
          <table:table-cell table:style-name="ce30" office:value-type="float" office:value="56637" calcext:value-type="float">
            <text:p>56,637 </text:p>
          </table:table-cell>
          <table:table-cell/>
          <table:table-cell table:style-name="Default"/>
          <table:table-cell table:formula="of:=[.H17]-[.I17]" office:value-type="float" office:value="8218" calcext:value-type="float">
            <text:p>8218</text:p>
          </table:table-cell>
          <table:table-cell table:formula="of:=[.I17]-[.J17]" office:value-type="float" office:value="-2465" calcext:value-type="float">
            <text:p>-2465</text:p>
          </table:table-cell>
          <table:table-cell table:formula="of:=[.J17]-[.K17]" office:value-type="float" office:value="989" calcext:value-type="float">
            <text:p>989</text:p>
          </table:table-cell>
          <table:table-cell table:formula="of:=[.K17]-[.L17]" office:value-type="float" office:value="2265" calcext:value-type="float">
            <text:p>2265</text:p>
          </table:table-cell>
          <table:table-cell table:formula="of:=[.L17]-[.M17]" office:value-type="float" office:value="1438" calcext:value-type="float">
            <text:p>1438</text:p>
          </table:table-cell>
          <table:table-cell table:formula="of:=[.M17]-[.N17]" office:value-type="float" office:value="4436" calcext:value-type="float">
            <text:p>4436</text:p>
          </table:table-cell>
          <table:table-cell table:number-columns-repeated="1002"/>
        </table:table-row>
        <table:table-row table:style-name="ro5">
          <table:table-cell/>
          <table:table-cell table:style-name="ce12" office:value-type="string" calcext:value-type="string">
            <text:p>Domestic</text:p>
          </table:table-cell>
          <table:table-cell table:style-name="ce18" office:value-type="float" office:value="51997" calcext:value-type="float">
            <text:p>51,997 </text:p>
          </table:table-cell>
          <table:table-cell table:style-name="ce22"/>
          <table:table-cell table:style-name="ce25" office:value-type="float" office:value="52829" calcext:value-type="float">
            <text:p>52,829 </text:p>
          </table:table-cell>
          <table:table-cell table:style-name="ce25" office:value-type="float" office:value="51847" calcext:value-type="float">
            <text:p>51,847 </text:p>
          </table:table-cell>
          <table:table-cell table:style-name="ce25" office:value-type="float" office:value="51316" calcext:value-type="float">
            <text:p>51,316 </text:p>
          </table:table-cell>
          <table:table-cell table:style-name="ce25" office:value-type="float" office:value="50116" calcext:value-type="float">
            <text:p>50,116 </text:p>
          </table:table-cell>
          <table:table-cell table:style-name="ce25" office:value-type="float" office:value="47064" calcext:value-type="float">
            <text:p>47,064 </text:p>
          </table:table-cell>
          <table:table-cell table:style-name="ce25" office:value-type="float" office:value="47180" calcext:value-type="float">
            <text:p>47,180 </text:p>
          </table:table-cell>
          <table:table-cell table:style-name="ce25" office:value-type="float" office:value="44531" calcext:value-type="float">
            <text:p>44,531 </text:p>
          </table:table-cell>
          <table:table-cell table:style-name="ce25" office:value-type="float" office:value="44118" calcext:value-type="float">
            <text:p>44,118 </text:p>
          </table:table-cell>
          <table:table-cell table:style-name="ce25" office:value-type="float" office:value="43150" calcext:value-type="float">
            <text:p>43,150 </text:p>
          </table:table-cell>
          <table:table-cell table:style-name="ce30" office:value-type="float" office:value="42056" calcext:value-type="float">
            <text:p>42,056 </text:p>
          </table:table-cell>
          <table:table-cell/>
          <table:table-cell table:style-name="Default"/>
          <table:table-cell table:number-columns-repeated="1008"/>
        </table:table-row>
        <table:table-row table:style-name="ro5">
          <table:table-cell/>
          <table:table-cell table:style-name="ce12" office:value-type="string" calcext:value-type="string">
            <text:p>Transport</text:p>
          </table:table-cell>
          <table:table-cell table:style-name="ce18" office:value-type="float" office:value="39019" calcext:value-type="float">
            <text:p>39,019 </text:p>
          </table:table-cell>
          <table:table-cell table:style-name="ce22"/>
          <table:table-cell table:style-name="ce25" office:value-type="float" office:value="38038" calcext:value-type="float">
            <text:p>38,038 </text:p>
          </table:table-cell>
          <table:table-cell table:style-name="ce25" office:value-type="float" office:value="39119" calcext:value-type="float">
            <text:p>39,119 </text:p>
          </table:table-cell>
          <table:table-cell table:style-name="ce25" office:value-type="float" office:value="39901" calcext:value-type="float">
            <text:p>39,901 </text:p>
          </table:table-cell>
          <table:table-cell table:style-name="ce25" office:value-type="float" office:value="39632" calcext:value-type="float">
            <text:p>39,632 </text:p>
          </table:table-cell>
          <table:table-cell table:style-name="ce25" office:value-type="float" office:value="38953" calcext:value-type="float">
            <text:p>38,953 </text:p>
          </table:table-cell>
          <table:table-cell table:style-name="ce25" office:value-type="float" office:value="38257" calcext:value-type="float">
            <text:p>38,257 </text:p>
          </table:table-cell>
          <table:table-cell table:style-name="ce25" office:value-type="float" office:value="37699" calcext:value-type="float">
            <text:p>37,699 </text:p>
          </table:table-cell>
          <table:table-cell table:style-name="ce25" office:value-type="float" office:value="37163" calcext:value-type="float">
            <text:p>37,163 </text:p>
          </table:table-cell>
          <table:table-cell table:style-name="ce25" office:value-type="float" office:value="37115" calcext:value-type="float">
            <text:p>37,115 </text:p>
          </table:table-cell>
          <table:table-cell table:style-name="ce30" office:value-type="float" office:value="37598" calcext:value-type="float">
            <text:p>37,598 </text:p>
          </table:table-cell>
          <table:table-cell/>
          <table:table-cell table:style-name="Default"/>
          <table:table-cell table:number-columns-repeated="1008"/>
        </table:table-row>
        <table:table-row table:style-name="ro5">
          <table:table-cell/>
          <table:table-cell table:style-name="ce13" office:value-type="string" calcext:value-type="string">
            <text:p>Bioenergy &amp; Wastes</text:p>
          </table:table-cell>
          <table:table-cell table:style-name="ce19" office:value-type="float" office:value="3198" calcext:value-type="float">
            <text:p>3,198 </text:p>
          </table:table-cell>
          <table:table-cell table:style-name="ce23"/>
          <table:table-cell table:style-name="ce26" office:value-type="float" office:value="3169" calcext:value-type="float">
            <text:p>3,169 </text:p>
          </table:table-cell>
          <table:table-cell table:style-name="ce26" office:value-type="float" office:value="2980" calcext:value-type="float">
            <text:p>2,980 </text:p>
          </table:table-cell>
          <table:table-cell table:style-name="ce26" office:value-type="float" office:value="3444" calcext:value-type="float">
            <text:p>3,444 </text:p>
          </table:table-cell>
          <table:table-cell table:style-name="ce26" office:value-type="float" office:value="3729" calcext:value-type="float">
            <text:p>3,729 </text:p>
          </table:table-cell>
          <table:table-cell table:style-name="ce26" office:value-type="float" office:value="5858" calcext:value-type="float">
            <text:p>5,858 </text:p>
          </table:table-cell>
          <table:table-cell table:style-name="ce26" office:value-type="float" office:value="5602" calcext:value-type="float">
            <text:p>5,602 </text:p>
          </table:table-cell>
          <table:table-cell table:style-name="ce26" office:value-type="float" office:value="5620" calcext:value-type="float">
            <text:p>5,620 </text:p>
          </table:table-cell>
          <table:table-cell table:style-name="ce26" office:value-type="float" office:value="5995" calcext:value-type="float">
            <text:p>5,995 </text:p>
          </table:table-cell>
          <table:table-cell table:style-name="ce26" office:value-type="float" office:value="5454" calcext:value-type="float">
            <text:p>5,454 </text:p>
          </table:table-cell>
          <table:table-cell table:style-name="ce31" office:value-type="float" office:value="6025" calcext:value-type="float">
            <text:p>6,025 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4" office:value-type="string" calcext:value-type="string">
            <text:p>Total (right scale)</text:p>
          </table:table-cell>
          <table:table-cell table:style-name="ce20" table:formula="of:=SUM([.C17:.C20])" office:value-type="float" office:value="167763" calcext:value-type="float">
            <text:p>167,763 </text:p>
          </table:table-cell>
          <table:table-cell table:style-name="ce20" table:formula="of:=SUM([.D17:.D20])" office:value-type="float" office:value="0" calcext:value-type="float">
            <text:p>- </text:p>
          </table:table-cell>
          <table:table-cell table:style-name="ce20" table:formula="of:=SUM([.E17:.E20])" office:value-type="float" office:value="170552" calcext:value-type="float">
            <text:p>170,552 </text:p>
          </table:table-cell>
          <table:table-cell table:style-name="ce20" table:formula="of:=SUM([.F17:.F20])" office:value-type="float" office:value="166443" calcext:value-type="float">
            <text:p>166,443 </text:p>
          </table:table-cell>
          <table:table-cell table:style-name="ce20" table:formula="of:=SUM([.G17:.G20])" office:value-type="float" office:value="166294" calcext:value-type="float">
            <text:p>166,294 </text:p>
          </table:table-cell>
          <table:table-cell table:style-name="ce20" table:formula="of:=SUM([.H17:.H20])" office:value-type="float" office:value="164995" calcext:value-type="float">
            <text:p>164,995 </text:p>
          </table:table-cell>
          <table:table-cell table:style-name="ce20" table:formula="of:=SUM([.I17:.I20])" office:value-type="float" office:value="155175" calcext:value-type="float">
            <text:p>155,175 </text:p>
          </table:table-cell>
          <table:table-cell table:style-name="ce20" table:formula="of:=SUM([.J17:.J20])" office:value-type="float" office:value="156804" calcext:value-type="float">
            <text:p>156,804 </text:p>
          </table:table-cell>
          <table:table-cell table:style-name="ce20" table:formula="of:=SUM([.K17:.K20])" office:value-type="float" office:value="152626" calcext:value-type="float">
            <text:p>152,626 </text:p>
          </table:table-cell>
          <table:table-cell table:style-name="ce20" table:formula="of:=SUM([.L17:.L20])" office:value-type="float" office:value="149787" calcext:value-type="float">
            <text:p>149,787 </text:p>
          </table:table-cell>
          <table:table-cell table:style-name="ce20" table:formula="of:=SUM([.M17:.M20])" office:value-type="float" office:value="146792" calcext:value-type="float">
            <text:p>146,792 </text:p>
          </table:table-cell>
          <table:table-cell table:style-name="ce20" table:formula="of:=SUM([.N17:.N20])" office:value-type="float" office:value="142316" calcext:value-type="float">
            <text:p>142,316 </text:p>
          </table:table-cell>
          <table:table-cell table:style-name="ce32" table:formula="of:=([.N21]-[.C21])/[.C21]" office:value-type="percentage" office:value="-0.151684221192992" calcext:value-type="percentage">
            <text:p>-15.17%</text:p>
          </table:table-cell>
          <table:table-cell table:style-name="Default"/>
          <table:table-cell table:number-columns-repeated="1008"/>
        </table:table-row>
        <table:table-row table:style-name="ro5">
          <table:table-cell/>
          <table:table-cell table:style-name="Default" table:number-columns-repeated="8"/>
          <table:table-cell table:number-columns-repeated="6"/>
          <table:table-cell table:style-name="ce15"/>
          <table:table-cell table:number-columns-repeated="1008"/>
        </table:table-row>
        <table:table-row table:style-name="ro5">
          <table:table-cell/>
          <table:table-cell table:style-name="ce10" office:value-type="string" calcext:value-type="string">
            <text:p>CHART</text:p>
          </table:table-cell>
          <table:table-cell table:style-name="ce16" table:number-columns-repeated="7"/>
          <table:table-cell table:number-columns-repeated="1015"/>
        </table:table-row>
        <table:table-row table:style-name="ro5">
          <table:table-cell/>
          <table:table-cell table:style-name="Default"/>
          <table:table-cell table:number-columns-repeated="4"/>
          <table:table-cell table:style-name="Default" table:number-columns-repeated="3"/>
          <table:table-cell table:number-columns-repeated="1015"/>
        </table:table-row>
        <table:table-row table:style-name="ro5">
          <table:table-cell>
            <draw:frame table:end-cell-address="'Figure 2.4 AJC'.J45" table:end-x="3.83pt" table:end-y="5.22pt" draw:z-index="0" draw:name="Chart 1" draw:style-name="gr2" draw:text-style-name="P2" svg:width="454.56pt" svg:height="249.65pt" svg:x="16.61pt" svg:y="11.23pt">
              <draw:object draw:notify-on-update-of-ranges="'Figure 2.4 AJC'.C16:'Figure 2.4 AJC'.N16 'Figure 2.4 AJC'.B17:'Figure 2.4 AJC'.B17 'Figure 2.4 AJC'.C17:'Figure 2.4 AJC'.N17 'Figure 2.4 AJC'.B18:'Figure 2.4 AJC'.B18 'Figure 2.4 AJC'.C18:'Figure 2.4 AJC'.N18 'Figure 2.4 AJC'.B19:'Figure 2.4 AJC'.B19 'Figure 2.4 AJC'.C19:'Figure 2.4 AJC'.N19 'Figure 2.4 AJC'.B20:'Figure 2.4 AJC'.B20 'Figure 2.4 AJC'.C20:'Figure 2.4 AJC'.N2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5" office:value-type="string" calcext:value-type="string">
            <text:p>Figure 2.4: Total final energy consumption by consuming sector, Scotland, 2005 - 2014</text:p>
          </table:table-cell>
          <table:table-cell table:number-columns-repeated="4"/>
          <table:table-cell table:style-name="ce28" table:number-columns-repeated="3"/>
          <table:table-cell table:number-columns-repeated="1015"/>
        </table:table-row>
        <table:table-row table:style-name="ro5" table:number-rows-repeated="5">
          <table:table-cell table:number-columns-repeated="1024"/>
        </table:table-row>
        <table:table-row table:style-name="ro1">
          <table:table-cell table:number-columns-repeated="13"/>
          <table:table-cell table:number-matrix-columns-spanned="6" table:number-matrix-rows-spanned="13" table:formula="of:=TRANSPOSE([.B16:.N21])" office:value-type="float" office:value="0" calcext:value-type="float">
            <text:p/>
          </table:table-cell>
          <table:table-cell office:value-type="string" office:string-value="Industry &amp; Commercial" calcext:value-type="string">
            <text:p>Industry &amp; Commercial</text:p>
          </table:table-cell>
          <table:table-cell office:value-type="string" office:string-value="Domestic" calcext:value-type="string">
            <text:p>Domestic</text:p>
          </table:table-cell>
          <table:table-cell office:value-type="string" office:string-value="Transport" calcext:value-type="string">
            <text:p>Transport</text:p>
          </table:table-cell>
          <table:table-cell office:value-type="string" office:string-value="Bioenergy &amp; Wastes" calcext:value-type="string">
            <text:p>Bioenergy &amp; Wastes</text:p>
          </table:table-cell>
          <table:table-cell office:value-type="string" office:string-value="Total (right scale)" calcext:value-type="string">
            <text:p>Total (right scale)</text:p>
          </table:table-cell>
          <table:table-cell table:number-columns-repeated="1005"/>
        </table:table-row>
        <table:table-row table:style-name="ro1">
          <table:table-cell table:number-columns-repeated="13"/>
          <table:table-cell office:value-type="string" office:string-value="2005-2007" calcext:value-type="string">
            <text:p>2005-2007</text:p>
          </table:table-cell>
          <table:table-cell office:value-type="float" office:value="73549" calcext:value-type="float">
            <text:p>73549</text:p>
          </table:table-cell>
          <table:table-cell office:value-type="float" office:value="51997" calcext:value-type="float">
            <text:p>51997</text:p>
          </table:table-cell>
          <table:table-cell office:value-type="float" office:value="39019" calcext:value-type="float">
            <text:p>39019</text:p>
          </table:table-cell>
          <table:table-cell office:value-type="float" office:value="3198" calcext:value-type="float">
            <text:p>3198</text:p>
          </table:table-cell>
          <table:table-cell office:value-type="float" office:value="167763" calcext:value-type="float">
            <text:p>167763</text:p>
          </table:table-cell>
          <table:table-cell table:number-columns-repeated="1005"/>
        </table:table-row>
        <table:table-row table:style-name="ro1">
          <table:table-cell table:number-columns-repeated="13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3"/>
          <table:table-cell office:value-type="float" office:value="2005" calcext:value-type="float">
            <text:p>2005</text:p>
          </table:table-cell>
          <table:table-cell office:value-type="float" office:value="76516" calcext:value-type="float">
            <text:p>76516</text:p>
          </table:table-cell>
          <table:table-cell office:value-type="float" office:value="52829" calcext:value-type="float">
            <text:p>52829</text:p>
          </table:table-cell>
          <table:table-cell office:value-type="float" office:value="38038" calcext:value-type="float">
            <text:p>38038</text:p>
          </table:table-cell>
          <table:table-cell office:value-type="float" office:value="3169" calcext:value-type="float">
            <text:p>3169</text:p>
          </table:table-cell>
          <table:table-cell office:value-type="float" office:value="170552" calcext:value-type="float">
            <text:p>170552</text:p>
          </table:table-cell>
          <table:table-cell table:number-columns-repeated="1005"/>
        </table:table-row>
        <table:table-row table:style-name="ro1">
          <table:table-cell table:number-columns-repeated="13"/>
          <table:table-cell office:value-type="float" office:value="2006" calcext:value-type="float">
            <text:p>2006</text:p>
          </table:table-cell>
          <table:table-cell office:value-type="float" office:value="72497" calcext:value-type="float">
            <text:p>72497</text:p>
          </table:table-cell>
          <table:table-cell office:value-type="float" office:value="51847" calcext:value-type="float">
            <text:p>51847</text:p>
          </table:table-cell>
          <table:table-cell office:value-type="float" office:value="39119" calcext:value-type="float">
            <text:p>39119</text:p>
          </table:table-cell>
          <table:table-cell office:value-type="float" office:value="2980" calcext:value-type="float">
            <text:p>2980</text:p>
          </table:table-cell>
          <table:table-cell office:value-type="float" office:value="166443" calcext:value-type="float">
            <text:p>166443</text:p>
          </table:table-cell>
          <table:table-cell table:number-columns-repeated="1005"/>
        </table:table-row>
        <table:table-row table:style-name="ro1">
          <table:table-cell table:number-columns-repeated="13"/>
          <table:table-cell office:value-type="float" office:value="2007" calcext:value-type="float">
            <text:p>2007</text:p>
          </table:table-cell>
          <table:table-cell office:value-type="float" office:value="71633" calcext:value-type="float">
            <text:p>71633</text:p>
          </table:table-cell>
          <table:table-cell office:value-type="float" office:value="51316" calcext:value-type="float">
            <text:p>51316</text:p>
          </table:table-cell>
          <table:table-cell office:value-type="float" office:value="39901" calcext:value-type="float">
            <text:p>39901</text:p>
          </table:table-cell>
          <table:table-cell office:value-type="float" office:value="3444" calcext:value-type="float">
            <text:p>3444</text:p>
          </table:table-cell>
          <table:table-cell office:value-type="float" office:value="166294" calcext:value-type="float">
            <text:p>166294</text:p>
          </table:table-cell>
          <table:table-cell table:number-columns-repeated="1005"/>
        </table:table-row>
        <table:table-row table:style-name="ro1">
          <table:table-cell table:number-columns-repeated="13"/>
          <table:table-cell office:value-type="float" office:value="2008" calcext:value-type="float">
            <text:p>2008</text:p>
          </table:table-cell>
          <table:table-cell office:value-type="float" office:value="71518" calcext:value-type="float">
            <text:p>71518</text:p>
          </table:table-cell>
          <table:table-cell office:value-type="float" office:value="50116" calcext:value-type="float">
            <text:p>50116</text:p>
          </table:table-cell>
          <table:table-cell office:value-type="float" office:value="39632" calcext:value-type="float">
            <text:p>39632</text:p>
          </table:table-cell>
          <table:table-cell office:value-type="float" office:value="3729" calcext:value-type="float">
            <text:p>3729</text:p>
          </table:table-cell>
          <table:table-cell office:value-type="float" office:value="164995" calcext:value-type="float">
            <text:p>164995</text:p>
          </table:table-cell>
          <table:table-cell table:number-columns-repeated="1005"/>
        </table:table-row>
        <table:table-row table:style-name="ro1">
          <table:table-cell table:number-columns-repeated="13"/>
          <table:table-cell office:value-type="float" office:value="2009" calcext:value-type="float">
            <text:p>2009</text:p>
          </table:table-cell>
          <table:table-cell office:value-type="float" office:value="63300" calcext:value-type="float">
            <text:p>63300</text:p>
          </table:table-cell>
          <table:table-cell office:value-type="float" office:value="47064" calcext:value-type="float">
            <text:p>47064</text:p>
          </table:table-cell>
          <table:table-cell office:value-type="float" office:value="38953" calcext:value-type="float">
            <text:p>38953</text:p>
          </table:table-cell>
          <table:table-cell office:value-type="float" office:value="5858" calcext:value-type="float">
            <text:p>5858</text:p>
          </table:table-cell>
          <table:table-cell office:value-type="float" office:value="155175" calcext:value-type="float">
            <text:p>155175</text:p>
          </table:table-cell>
          <table:table-cell table:number-columns-repeated="1005"/>
        </table:table-row>
        <table:table-row table:style-name="ro1">
          <table:table-cell table:number-columns-repeated="13"/>
          <table:table-cell office:value-type="float" office:value="2010" calcext:value-type="float">
            <text:p>2010</text:p>
          </table:table-cell>
          <table:table-cell office:value-type="float" office:value="65765" calcext:value-type="float">
            <text:p>65765</text:p>
          </table:table-cell>
          <table:table-cell office:value-type="float" office:value="47180" calcext:value-type="float">
            <text:p>47180</text:p>
          </table:table-cell>
          <table:table-cell office:value-type="float" office:value="38257" calcext:value-type="float">
            <text:p>38257</text:p>
          </table:table-cell>
          <table:table-cell office:value-type="float" office:value="5602" calcext:value-type="float">
            <text:p>5602</text:p>
          </table:table-cell>
          <table:table-cell office:value-type="float" office:value="156804" calcext:value-type="float">
            <text:p>156804</text:p>
          </table:table-cell>
          <table:table-cell table:number-columns-repeated="1005"/>
        </table:table-row>
        <table:table-row table:style-name="ro1">
          <table:table-cell table:number-columns-repeated="13"/>
          <table:table-cell office:value-type="float" office:value="2011" calcext:value-type="float">
            <text:p>2011</text:p>
          </table:table-cell>
          <table:table-cell office:value-type="float" office:value="64776" calcext:value-type="float">
            <text:p>64776</text:p>
          </table:table-cell>
          <table:table-cell office:value-type="float" office:value="44531" calcext:value-type="float">
            <text:p>44531</text:p>
          </table:table-cell>
          <table:table-cell office:value-type="float" office:value="37699" calcext:value-type="float">
            <text:p>37699</text:p>
          </table:table-cell>
          <table:table-cell office:value-type="float" office:value="5620" calcext:value-type="float">
            <text:p>5620</text:p>
          </table:table-cell>
          <table:table-cell office:value-type="float" office:value="152626" calcext:value-type="float">
            <text:p>152626</text:p>
          </table:table-cell>
          <table:table-cell table:number-columns-repeated="1005"/>
        </table:table-row>
        <table:table-row table:style-name="ro1">
          <table:table-cell table:number-columns-repeated="13"/>
          <table:table-cell office:value-type="float" office:value="2012" calcext:value-type="float">
            <text:p>2012</text:p>
          </table:table-cell>
          <table:table-cell office:value-type="float" office:value="62511" calcext:value-type="float">
            <text:p>62511</text:p>
          </table:table-cell>
          <table:table-cell office:value-type="float" office:value="44118" calcext:value-type="float">
            <text:p>44118</text:p>
          </table:table-cell>
          <table:table-cell office:value-type="float" office:value="37163" calcext:value-type="float">
            <text:p>37163</text:p>
          </table:table-cell>
          <table:table-cell office:value-type="float" office:value="5995" calcext:value-type="float">
            <text:p>5995</text:p>
          </table:table-cell>
          <table:table-cell office:value-type="float" office:value="149787" calcext:value-type="float">
            <text:p>149787</text:p>
          </table:table-cell>
          <table:table-cell table:number-columns-repeated="1005"/>
        </table:table-row>
        <table:table-row table:style-name="ro1">
          <table:table-cell table:number-columns-repeated="13"/>
          <table:table-cell office:value-type="float" office:value="2013" calcext:value-type="float">
            <text:p>2013</text:p>
          </table:table-cell>
          <table:table-cell office:value-type="float" office:value="61073" calcext:value-type="float">
            <text:p>61073</text:p>
          </table:table-cell>
          <table:table-cell office:value-type="float" office:value="43150" calcext:value-type="float">
            <text:p>43150</text:p>
          </table:table-cell>
          <table:table-cell office:value-type="float" office:value="37115" calcext:value-type="float">
            <text:p>37115</text:p>
          </table:table-cell>
          <table:table-cell office:value-type="float" office:value="5454" calcext:value-type="float">
            <text:p>5454</text:p>
          </table:table-cell>
          <table:table-cell office:value-type="float" office:value="146792" calcext:value-type="float">
            <text:p>146792</text:p>
          </table:table-cell>
          <table:table-cell table:number-columns-repeated="1005"/>
        </table:table-row>
        <table:table-row table:style-name="ro1">
          <table:table-cell table:number-columns-repeated="13"/>
          <table:table-cell office:value-type="float" office:value="2014" calcext:value-type="float">
            <text:p>2014</text:p>
          </table:table-cell>
          <table:table-cell office:value-type="float" office:value="56637" calcext:value-type="float">
            <text:p>56637</text:p>
          </table:table-cell>
          <table:table-cell office:value-type="float" office:value="42056" calcext:value-type="float">
            <text:p>42056</text:p>
          </table:table-cell>
          <table:table-cell office:value-type="float" office:value="37598" calcext:value-type="float">
            <text:p>37598</text:p>
          </table:table-cell>
          <table:table-cell office:value-type="float" office:value="6025" calcext:value-type="float">
            <text:p>6025</text:p>
          </table:table-cell>
          <table:table-cell office:value-type="float" office:value="142316" calcext:value-type="float">
            <text:p>142316</text:p>
          </table:table-cell>
          <table:table-cell table:number-columns-repeated="1005"/>
        </table:table-row>
        <table:table-row table:style-name="ro5" table:number-rows-repeated="104853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SV energy_consumption_time" table:style-name="ta1">
        <table:table-column table:style-name="co11" table:default-cell-style-name="Default"/>
        <table:table-column table:style-name="co12" table:default-cell-style-name="ce33"/>
        <table:table-column table:style-name="co12" table:number-columns-repeated="5" table:default-cell-style-name="Default"/>
        <table:table-row table:style-name="ro1">
          <table:table-cell/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Industry &amp; Commercial</text:p>
          </table:table-cell>
          <table:table-cell office:value-type="string" calcext:value-type="string">
            <text:p>Domestic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Bioenergy &amp; Wastes</text:p>
          </table:table-cell>
          <table:table-cell/>
        </table:table-row>
        <table:table-row table:style-name="ro1">
          <table:table-cell table:formula="of:=['Figure 2.4 AJC'.N34]" office:value-type="float" office:value="2005" calcext:value-type="float">
            <text:p>2005</text:p>
          </table:table-cell>
          <table:table-cell table:formula="of:=['Figure 2.4 AJC'.S34]/1000" office:value-type="float" office:value="170.552" calcext:value-type="float">
            <text:p>170.552</text:p>
          </table:table-cell>
          <table:table-cell table:style-name="ce33" table:formula="of:=['Figure 2.4 AJC'.O34]/1000" office:value-type="float" office:value="76.516" calcext:value-type="float">
            <text:p>76.516</text:p>
          </table:table-cell>
          <table:table-cell table:style-name="ce33" table:formula="of:=['Figure 2.4 AJC'.P34]/1000" office:value-type="float" office:value="52.829" calcext:value-type="float">
            <text:p>52.829</text:p>
          </table:table-cell>
          <table:table-cell table:style-name="ce33" table:formula="of:=['Figure 2.4 AJC'.Q34]/1000" office:value-type="float" office:value="38.038" calcext:value-type="float">
            <text:p>38.038</text:p>
          </table:table-cell>
          <table:table-cell table:style-name="ce33" table:formula="of:=['Figure 2.4 AJC'.R34]/1000" office:value-type="float" office:value="3.169" calcext:value-type="float">
            <text:p>3.169</text:p>
          </table:table-cell>
          <table:table-cell/>
        </table:table-row>
        <table:table-row table:style-name="ro1">
          <table:table-cell table:formula="of:=['Figure 2.4 AJC'.N35]" office:value-type="float" office:value="2006" calcext:value-type="float">
            <text:p>2006</text:p>
          </table:table-cell>
          <table:table-cell table:formula="of:=['Figure 2.4 AJC'.S35]/1000" office:value-type="float" office:value="166.443" calcext:value-type="float">
            <text:p>166.443</text:p>
          </table:table-cell>
          <table:table-cell table:style-name="ce33" table:formula="of:=['Figure 2.4 AJC'.O35]/1000" office:value-type="float" office:value="72.497" calcext:value-type="float">
            <text:p>72.497</text:p>
          </table:table-cell>
          <table:table-cell table:style-name="ce33" table:formula="of:=['Figure 2.4 AJC'.P35]/1000" office:value-type="float" office:value="51.847" calcext:value-type="float">
            <text:p>51.847</text:p>
          </table:table-cell>
          <table:table-cell table:style-name="ce33" table:formula="of:=['Figure 2.4 AJC'.Q35]/1000" office:value-type="float" office:value="39.119" calcext:value-type="float">
            <text:p>39.119</text:p>
          </table:table-cell>
          <table:table-cell table:style-name="ce33" table:formula="of:=['Figure 2.4 AJC'.R35]/1000" office:value-type="float" office:value="2.98" calcext:value-type="float">
            <text:p>2.980</text:p>
          </table:table-cell>
          <table:table-cell/>
        </table:table-row>
        <table:table-row table:style-name="ro1">
          <table:table-cell table:formula="of:=['Figure 2.4 AJC'.N36]" office:value-type="float" office:value="2007" calcext:value-type="float">
            <text:p>2007</text:p>
          </table:table-cell>
          <table:table-cell table:formula="of:=['Figure 2.4 AJC'.S36]/1000" office:value-type="float" office:value="166.294" calcext:value-type="float">
            <text:p>166.294</text:p>
          </table:table-cell>
          <table:table-cell table:style-name="ce33" table:formula="of:=['Figure 2.4 AJC'.O36]/1000" office:value-type="float" office:value="71.633" calcext:value-type="float">
            <text:p>71.633</text:p>
          </table:table-cell>
          <table:table-cell table:style-name="ce33" table:formula="of:=['Figure 2.4 AJC'.P36]/1000" office:value-type="float" office:value="51.316" calcext:value-type="float">
            <text:p>51.316</text:p>
          </table:table-cell>
          <table:table-cell table:style-name="ce33" table:formula="of:=['Figure 2.4 AJC'.Q36]/1000" office:value-type="float" office:value="39.901" calcext:value-type="float">
            <text:p>39.901</text:p>
          </table:table-cell>
          <table:table-cell table:style-name="ce33" table:formula="of:=['Figure 2.4 AJC'.R36]/1000" office:value-type="float" office:value="3.444" calcext:value-type="float">
            <text:p>3.444</text:p>
          </table:table-cell>
          <table:table-cell/>
        </table:table-row>
        <table:table-row table:style-name="ro1">
          <table:table-cell table:formula="of:=['Figure 2.4 AJC'.N37]" office:value-type="float" office:value="2008" calcext:value-type="float">
            <text:p>2008</text:p>
          </table:table-cell>
          <table:table-cell table:formula="of:=['Figure 2.4 AJC'.S37]/1000" office:value-type="float" office:value="164.995" calcext:value-type="float">
            <text:p>164.995</text:p>
          </table:table-cell>
          <table:table-cell table:style-name="ce33" table:formula="of:=['Figure 2.4 AJC'.O37]/1000" office:value-type="float" office:value="71.518" calcext:value-type="float">
            <text:p>71.518</text:p>
          </table:table-cell>
          <table:table-cell table:style-name="ce33" table:formula="of:=['Figure 2.4 AJC'.P37]/1000" office:value-type="float" office:value="50.116" calcext:value-type="float">
            <text:p>50.116</text:p>
          </table:table-cell>
          <table:table-cell table:style-name="ce33" table:formula="of:=['Figure 2.4 AJC'.Q37]/1000" office:value-type="float" office:value="39.632" calcext:value-type="float">
            <text:p>39.632</text:p>
          </table:table-cell>
          <table:table-cell table:style-name="ce33" table:formula="of:=['Figure 2.4 AJC'.R37]/1000" office:value-type="float" office:value="3.729" calcext:value-type="float">
            <text:p>3.729</text:p>
          </table:table-cell>
          <table:table-cell/>
        </table:table-row>
        <table:table-row table:style-name="ro1">
          <table:table-cell table:formula="of:=['Figure 2.4 AJC'.N38]" office:value-type="float" office:value="2009" calcext:value-type="float">
            <text:p>2009</text:p>
          </table:table-cell>
          <table:table-cell table:formula="of:=['Figure 2.4 AJC'.S38]/1000" office:value-type="float" office:value="155.175" calcext:value-type="float">
            <text:p>155.175</text:p>
          </table:table-cell>
          <table:table-cell table:style-name="ce33" table:formula="of:=['Figure 2.4 AJC'.O38]/1000" office:value-type="float" office:value="63.3" calcext:value-type="float">
            <text:p>63.300</text:p>
          </table:table-cell>
          <table:table-cell table:style-name="ce33" table:formula="of:=['Figure 2.4 AJC'.P38]/1000" office:value-type="float" office:value="47.064" calcext:value-type="float">
            <text:p>47.064</text:p>
          </table:table-cell>
          <table:table-cell table:style-name="ce33" table:formula="of:=['Figure 2.4 AJC'.Q38]/1000" office:value-type="float" office:value="38.953" calcext:value-type="float">
            <text:p>38.953</text:p>
          </table:table-cell>
          <table:table-cell table:style-name="ce33" table:formula="of:=['Figure 2.4 AJC'.R38]/1000" office:value-type="float" office:value="5.858" calcext:value-type="float">
            <text:p>5.858</text:p>
          </table:table-cell>
          <table:table-cell/>
        </table:table-row>
        <table:table-row table:style-name="ro1">
          <table:table-cell table:formula="of:=['Figure 2.4 AJC'.N39]" office:value-type="float" office:value="2010" calcext:value-type="float">
            <text:p>2010</text:p>
          </table:table-cell>
          <table:table-cell table:formula="of:=['Figure 2.4 AJC'.S39]/1000" office:value-type="float" office:value="156.804" calcext:value-type="float">
            <text:p>156.804</text:p>
          </table:table-cell>
          <table:table-cell table:style-name="ce33" table:formula="of:=['Figure 2.4 AJC'.O39]/1000" office:value-type="float" office:value="65.765" calcext:value-type="float">
            <text:p>65.765</text:p>
          </table:table-cell>
          <table:table-cell table:style-name="ce33" table:formula="of:=['Figure 2.4 AJC'.P39]/1000" office:value-type="float" office:value="47.18" calcext:value-type="float">
            <text:p>47.180</text:p>
          </table:table-cell>
          <table:table-cell table:style-name="ce33" table:formula="of:=['Figure 2.4 AJC'.Q39]/1000" office:value-type="float" office:value="38.257" calcext:value-type="float">
            <text:p>38.257</text:p>
          </table:table-cell>
          <table:table-cell table:style-name="ce33" table:formula="of:=['Figure 2.4 AJC'.R39]/1000" office:value-type="float" office:value="5.602" calcext:value-type="float">
            <text:p>5.602</text:p>
          </table:table-cell>
          <table:table-cell/>
        </table:table-row>
        <table:table-row table:style-name="ro1">
          <table:table-cell table:formula="of:=['Figure 2.4 AJC'.N40]" office:value-type="float" office:value="2011" calcext:value-type="float">
            <text:p>2011</text:p>
          </table:table-cell>
          <table:table-cell table:formula="of:=['Figure 2.4 AJC'.S40]/1000" office:value-type="float" office:value="152.626" calcext:value-type="float">
            <text:p>152.626</text:p>
          </table:table-cell>
          <table:table-cell table:style-name="ce33" table:formula="of:=['Figure 2.4 AJC'.O40]/1000" office:value-type="float" office:value="64.776" calcext:value-type="float">
            <text:p>64.776</text:p>
          </table:table-cell>
          <table:table-cell table:style-name="ce33" table:formula="of:=['Figure 2.4 AJC'.P40]/1000" office:value-type="float" office:value="44.531" calcext:value-type="float">
            <text:p>44.531</text:p>
          </table:table-cell>
          <table:table-cell table:style-name="ce33" table:formula="of:=['Figure 2.4 AJC'.Q40]/1000" office:value-type="float" office:value="37.699" calcext:value-type="float">
            <text:p>37.699</text:p>
          </table:table-cell>
          <table:table-cell table:style-name="ce33" table:formula="of:=['Figure 2.4 AJC'.R40]/1000" office:value-type="float" office:value="5.62" calcext:value-type="float">
            <text:p>5.620</text:p>
          </table:table-cell>
          <table:table-cell/>
        </table:table-row>
        <table:table-row table:style-name="ro1">
          <table:table-cell table:formula="of:=['Figure 2.4 AJC'.N41]" office:value-type="float" office:value="2012" calcext:value-type="float">
            <text:p>2012</text:p>
          </table:table-cell>
          <table:table-cell table:formula="of:=['Figure 2.4 AJC'.S41]/1000" office:value-type="float" office:value="149.787" calcext:value-type="float">
            <text:p>149.787</text:p>
          </table:table-cell>
          <table:table-cell table:style-name="ce33" table:formula="of:=['Figure 2.4 AJC'.O41]/1000" office:value-type="float" office:value="62.511" calcext:value-type="float">
            <text:p>62.511</text:p>
          </table:table-cell>
          <table:table-cell table:style-name="ce33" table:formula="of:=['Figure 2.4 AJC'.P41]/1000" office:value-type="float" office:value="44.118" calcext:value-type="float">
            <text:p>44.118</text:p>
          </table:table-cell>
          <table:table-cell table:style-name="ce33" table:formula="of:=['Figure 2.4 AJC'.Q41]/1000" office:value-type="float" office:value="37.163" calcext:value-type="float">
            <text:p>37.163</text:p>
          </table:table-cell>
          <table:table-cell table:style-name="ce33" table:formula="of:=['Figure 2.4 AJC'.R41]/1000" office:value-type="float" office:value="5.995" calcext:value-type="float">
            <text:p>5.995</text:p>
          </table:table-cell>
          <table:table-cell/>
        </table:table-row>
        <table:table-row table:style-name="ro1">
          <table:table-cell table:formula="of:=['Figure 2.4 AJC'.N42]" office:value-type="float" office:value="2013" calcext:value-type="float">
            <text:p>2013</text:p>
          </table:table-cell>
          <table:table-cell table:formula="of:=['Figure 2.4 AJC'.S42]/1000" office:value-type="float" office:value="146.792" calcext:value-type="float">
            <text:p>146.792</text:p>
          </table:table-cell>
          <table:table-cell table:style-name="ce33" table:formula="of:=['Figure 2.4 AJC'.O42]/1000" office:value-type="float" office:value="61.073" calcext:value-type="float">
            <text:p>61.073</text:p>
          </table:table-cell>
          <table:table-cell table:style-name="ce33" table:formula="of:=['Figure 2.4 AJC'.P42]/1000" office:value-type="float" office:value="43.15" calcext:value-type="float">
            <text:p>43.150</text:p>
          </table:table-cell>
          <table:table-cell table:style-name="ce33" table:formula="of:=['Figure 2.4 AJC'.Q42]/1000" office:value-type="float" office:value="37.115" calcext:value-type="float">
            <text:p>37.115</text:p>
          </table:table-cell>
          <table:table-cell table:style-name="ce33" table:formula="of:=['Figure 2.4 AJC'.R42]/1000" office:value-type="float" office:value="5.454" calcext:value-type="float">
            <text:p>5.454</text:p>
          </table:table-cell>
          <table:table-cell/>
        </table:table-row>
        <table:table-row table:style-name="ro1">
          <table:table-cell table:formula="of:=['Figure 2.4 AJC'.N43]" office:value-type="float" office:value="2014" calcext:value-type="float">
            <text:p>2014</text:p>
          </table:table-cell>
          <table:table-cell table:formula="of:=['Figure 2.4 AJC'.S43]/1000" office:value-type="float" office:value="142.316" calcext:value-type="float">
            <text:p>142.316</text:p>
          </table:table-cell>
          <table:table-cell table:style-name="ce33" table:formula="of:=['Figure 2.4 AJC'.O43]/1000" office:value-type="float" office:value="56.637" calcext:value-type="float">
            <text:p>56.637</text:p>
          </table:table-cell>
          <table:table-cell table:style-name="ce33" table:formula="of:=['Figure 2.4 AJC'.P43]/1000" office:value-type="float" office:value="42.056" calcext:value-type="float">
            <text:p>42.056</text:p>
          </table:table-cell>
          <table:table-cell table:style-name="ce33" table:formula="of:=['Figure 2.4 AJC'.Q43]/1000" office:value-type="float" office:value="37.598" calcext:value-type="float">
            <text:p>37.598</text:p>
          </table:table-cell>
          <table:table-cell table:style-name="ce33" table:formula="of:=['Figure 2.4 AJC'.R43]/1000" office:value-type="float" office:value="6.025" calcext:value-type="float">
            <text:p>6.025</text:p>
          </table:table-cell>
          <table:table-cell/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YMBOLS</text:p>
          </table:table-cell>
          <table:table-cell table:style-name="ce34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YAXIS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GENDX</text:p>
          </table:table-cell>
          <table:table-cell table:style-name="Default"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GENDY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Final energy consumption / 1000 G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AXISTITLE2</text:p>
          </table:table-cell>
          <table:table-cell table:style-name="Default" office:value-type="string" calcext:value-type="string">
            <text:p>Total final energy consumption / 1000 G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MAX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MAX2</text:p>
          </table:table-cell>
          <table:table-cell table:style-name="Default" office:value-type="float" office:value="180" calcext:value-type="float">
            <text:p>180</text:p>
          </table:table-cell>
          <table:table-cell table:number-columns-repeated="5"/>
        </table:table-row>
      </table:table>
      <table:table table:name="Figures 3.7-3.8 AJC" table:style-name="ta3">
        <table:shapes>
          <draw:frame draw:z-index="2" draw:style-name="gr1" draw:text-style-name="P1" svg:width="453.51pt" svg:height="255.09pt" svg:x="297.52pt" svg:y="247.55pt">
            <draw:object draw:notify-on-update-of-ranges="'Figures 3.7-3.8 AJC'.C16:'Figures 3.7-3.8 AJC'.R16 'Figures 3.7-3.8 AJC'.C16:'Figures 3.7-3.8 AJC'.R16 'Figures 3.7-3.8 AJC'.B17:'Figures 3.7-3.8 AJC'.B17 'Figures 3.7-3.8 AJC'.C17:'Figures 3.7-3.8 AJC'.R17 'Figures 3.7-3.8 AJC'.C16:'Figures 3.7-3.8 AJC'.R16 'Figures 3.7-3.8 AJC'.B18:'Figures 3.7-3.8 AJC'.B18 'Figures 3.7-3.8 AJC'.C18:'Figures 3.7-3.8 AJC'.R18 'Figures 3.7-3.8 AJC'.C16:'Figures 3.7-3.8 AJC'.R16 'Figures 3.7-3.8 AJC'.B19:'Figures 3.7-3.8 AJC'.B19 'Figures 3.7-3.8 AJC'.C19:'Figures 3.7-3.8 AJC'.R19 'Figures 3.7-3.8 AJC'.C16:'Figures 3.7-3.8 AJC'.R16 'Figures 3.7-3.8 AJC'.B20:'Figures 3.7-3.8 AJC'.B20 'Figures 3.7-3.8 AJC'.C20:'Figures 3.7-3.8 AJC'.R2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3" table:default-cell-style-name="Default"/>
        <table:table-column table:style-name="co14" table:default-cell-style-name="ce48"/>
        <table:table-column table:style-name="co15" table:number-columns-repeated="7" table:default-cell-style-name="ce41"/>
        <table:table-column table:style-name="co15" table:number-columns-repeated="9" table:default-cell-style-name="Default"/>
        <table:table-column table:style-name="co16" table:number-columns-repeated="1006" table:default-cell-style-name="Default"/>
        <table:table-row table:style-name="ro6">
          <table:table-cell table:style-name="ce35" office:value-type="string" calcext:value-type="string">
            <text:p>ENERGY IN SCOTLAND 2017</text:p>
          </table:table-cell>
          <table:table-cell table:style-name="ce41"/>
          <table:table-cell/>
          <table:table-cell table:style-name="ce58" office:value-type="string" calcext:value-type="string">
            <text:p><text:a xlink:href="#Summary.A1" xlink:type="simple">Back to Summary Page</text:a></text:p>
          </table:table-cell>
          <table:table-cell table:number-columns-repeated="1020"/>
        </table:table-row>
        <table:table-row table:style-name="ro7">
          <table:table-cell table:style-name="ce36" office:value-type="string" calcext:value-type="string">
            <text:p>Data Tables, Figures and Sources</text:p>
          </table:table-cell>
          <table:table-cell table:style-name="ce41"/>
          <table:table-cell table:number-columns-repeated="1022"/>
        </table:table-row>
        <table:table-row table:style-name="ro7">
          <table:table-cell table:style-name="ce36"/>
          <table:table-cell table:style-name="ce41"/>
          <table:table-cell table:number-columns-repeated="1022"/>
        </table:table-row>
        <table:table-row table:style-name="ro7">
          <table:table-cell table:style-name="ce37" office:value-type="string" calcext:value-type="string">
            <text:p>Chapter 3</text:p>
          </table:table-cell>
          <table:table-cell table:style-name="ce42" table:number-columns-repeated="4"/>
          <table:table-cell table:style-name="ce60" table:number-columns-repeated="4"/>
          <table:table-cell table:number-columns-repeated="1015"/>
        </table:table-row>
        <table:table-row table:style-name="ro1">
          <table:table-cell table:style-name="ce38" office:value-type="string" calcext:value-type="string">
            <text:p>Figure 3.7-3.8: Electricity Generation by Fuel (GWh), Scotland and UK, 2000-2015</text:p>
          </table:table-cell>
          <table:table-cell table:style-name="ce42" table:number-columns-repeated="4"/>
          <table:table-cell table:style-name="ce60" table:number-columns-repeated="4"/>
          <table:table-cell table:number-columns-repeated="1015"/>
        </table:table-row>
        <table:table-row table:style-name="ro1">
          <table:table-cell table:style-name="ce39"/>
          <table:table-cell table:style-name="ce41"/>
          <table:table-cell table:number-columns-repeated="1022"/>
        </table:table-row>
        <table:table-row table:style-name="ro1">
          <table:table-cell table:style-name="ce40"/>
          <table:table-cell table:style-name="ce6" office:value-type="string" calcext:value-type="string">
            <text:p>Source(s):<text:span text:style-name="T1"> Generation of electricity by fuel in Scotland, Wales, Northern Ireland and England, 2004 to 2015 (GWh), BEIS</text:span></text:p>
          </table:table-cell>
          <table:table-cell table:number-columns-repeated="1022"/>
        </table:table-row>
        <table:table-row table:style-name="ro1">
          <table:table-cell table:style-name="ce40"/>
          <table:table-cell table:style-name="ce6" office:value-type="string" calcext:value-type="string">
            <text:p>General weblink(s):<text:span text:style-name="T1"> </text:span></text:p>
          </table:table-cell>
          <table:table-cell table:style-name="ce15" office:value-type="string" calcext:value-type="string">
            <text:p>https://www.gov.uk/government/statistics/energy-trends-december-2016-special-feature-article-electricity-generation-and-supply-figures-for-scotland-wales-northern-ireland-and-england-2</text:p>
          </table:table-cell>
          <table:table-cell table:number-columns-repeated="1021"/>
        </table:table-row>
        <table:table-row table:style-name="ro1">
          <table:table-cell table:style-name="ce40"/>
          <table:table-cell table:style-name="ce6" office:value-type="string" calcext:value-type="string">
            <text:p>Specific data weblink(s):<text:span text:style-name="T1"> </text:span></text:p>
          </table:table-cell>
          <table:table-cell table:style-name="ce15" office:value-type="string" calcext:value-type="string">
            <text:p><text:a xlink:href="https://www.gov.uk/government/uploads/system/uploads/attachment_data/file/579620/regional-generation-2004-2015.xls" xlink:type="simple">https://www.gov.uk/government/uploads/system/uploads/attachment_data/file/579620/regional-generation-2004-2015.xls</text:a></text:p>
          </table:table-cell>
          <table:table-cell table:number-columns-repeated="1021"/>
        </table:table-row>
        <table:table-row table:style-name="ro1">
          <table:table-cell table:style-name="ce40"/>
          <table:table-cell table:style-name="ce6" office:value-type="string" calcext:value-type="string">
            <text:p>Next Update: <text:span text:style-name="T1">December 2017</text:span></text:p>
          </table:table-cell>
          <table:table-cell table:number-columns-repeated="1022"/>
        </table:table-row>
        <table:table-row table:style-name="ro1" table:number-rows-repeated="2">
          <table:table-cell table:style-name="ce40"/>
          <table:table-cell table:style-name="ce6"/>
          <table:table-cell table:number-columns-repeated="1022"/>
        </table:table-row>
        <table:table-row table:style-name="ro1">
          <table:table-cell table:style-name="ce40"/>
          <table:table-cell table:style-name="ce43" office:value-type="string" calcext:value-type="string">
            <text:p>DATA (Figure 3.7)</text:p>
          </table:table-cell>
          <table:table-cell table:style-name="ce50" table:number-columns-repeated="15"/>
          <table:table-cell table:style-name="ce66" table:number-columns-repeated="4"/>
          <table:table-cell/>
          <table:table-cell table:style-name="ce50" table:number-columns-repeated="7"/>
          <table:table-cell table:style-name="ce43" office:value-type="string" calcext:value-type="string">
            <text:p>CHART</text:p>
          </table:table-cell>
          <table:table-cell table:number-columns-repeated="994"/>
        </table:table-row>
        <table:table-row table:style-name="ro1">
          <table:table-cell table:style-name="ce40"/>
          <table:table-cell table:style-name="Default" table:number-columns-repeated="8"/>
          <table:table-cell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table:style-name="ce44" office:value-type="string" calcext:value-type="string">
            <text:p>Electricity Generation by Fuel (GWh), Scotland, 2000-2015</text:p>
          </table:table-cell>
          <table:table-cell table:number-columns-repeated="7"/>
          <table:table-cell table:style-name="ce41" table:number-columns-repeated="12"/>
          <table:table-cell table:number-columns-repeated="8"/>
          <table:table-cell table:style-name="ce39" office:value-type="string" calcext:value-type="string">
            <text:p>Figure 3.7: Electricity Generation by Fuel (GWh), Scotland, 2000-2015</text:p>
          </table:table-cell>
          <table:table-cell table:number-columns-repeated="994"/>
        </table:table-row>
        <table:table-row table:style-name="ro1">
          <table:table-cell/>
          <table:table-cell table:style-name="ce45"/>
          <table:table-cell table:style-name="ce51" office:value-type="float" office:value="2000" calcext:value-type="float">
            <text:p>2000</text:p>
          </table:table-cell>
          <table:table-cell table:style-name="ce55" office:value-type="float" office:value="2001" calcext:value-type="float">
            <text:p>2001</text:p>
          </table:table-cell>
          <table:table-cell table:style-name="ce55" office:value-type="float" office:value="2002" calcext:value-type="float">
            <text:p>2002</text:p>
          </table:table-cell>
          <table:table-cell table:style-name="ce55" office:value-type="float" office:value="2003" calcext:value-type="float">
            <text:p>2003</text:p>
          </table:table-cell>
          <table:table-cell table:style-name="ce61" office:value-type="float" office:value="2004" calcext:value-type="float">
            <text:p>2004</text:p>
          </table:table-cell>
          <table:table-cell table:style-name="ce55" office:value-type="float" office:value="2005" calcext:value-type="float">
            <text:p>2005</text:p>
          </table:table-cell>
          <table:table-cell table:style-name="ce55" office:value-type="float" office:value="2006" calcext:value-type="float">
            <text:p>2006</text:p>
          </table:table-cell>
          <table:table-cell table:style-name="ce55" office:value-type="float" office:value="2007" calcext:value-type="float">
            <text:p>2007</text:p>
          </table:table-cell>
          <table:table-cell table:style-name="ce55" office:value-type="float" office:value="2008" calcext:value-type="float">
            <text:p>2008</text:p>
          </table:table-cell>
          <table:table-cell table:style-name="ce55" office:value-type="float" office:value="2009" calcext:value-type="float">
            <text:p>2009</text:p>
          </table:table-cell>
          <table:table-cell table:style-name="ce55" office:value-type="float" office:value="2010" calcext:value-type="float">
            <text:p>2010</text:p>
          </table:table-cell>
          <table:table-cell table:style-name="ce55" office:value-type="float" office:value="2011" calcext:value-type="float">
            <text:p>2011</text:p>
          </table:table-cell>
          <table:table-cell table:style-name="ce55" office:value-type="float" office:value="2012" calcext:value-type="float">
            <text:p>2012</text:p>
          </table:table-cell>
          <table:table-cell table:style-name="ce55" office:value-type="float" office:value="2013" calcext:value-type="float">
            <text:p>2013</text:p>
          </table:table-cell>
          <table:table-cell table:style-name="ce55" office:value-type="float" office:value="2014" calcext:value-type="float">
            <text:p>2014</text:p>
          </table:table-cell>
          <table:table-cell table:style-name="ce67" office:value-type="float" office:value="2015" calcext:value-type="float">
            <text:p>2015</text:p>
          </table:table-cell>
          <table:table-cell table:style-name="ce71"/>
          <table:table-cell table:style-name="ce255"/>
          <table:table-cell table:style-name="ce256" office:value-type="string" calcext:value-type="string">
            <text:p>Nuclear</text:p>
          </table:table-cell>
          <table:table-cell table:style-name="ce258" office:value-type="string" calcext:value-type="string">
            <text:p>Renewables</text:p>
            <draw:frame table:end-cell-address="'Figures 3.7-3.8 AJC'.AD33" table:end-x="15.73pt" table:end-y="1.47pt" draw:z-index="0" draw:name="Chart 1" draw:style-name="gr2" draw:text-style-name="P2" svg:width="433.25pt" svg:height="208.35pt" svg:x="5.7pt" svg:y="10.74pt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258" office:value-type="string" calcext:value-type="string">
            <text:p>Coal *</text:p>
          </table:table-cell>
          <table:table-cell table:style-name="ce258" office:value-type="string" calcext:value-type="string">
            <text:p>Gas</text:p>
          </table:table-cell>
          <table:table-cell table:number-columns-repeated="1000"/>
        </table:table-row>
        <table:table-row table:style-name="ro1">
          <table:table-cell/>
          <table:table-cell table:style-name="ce46" office:value-type="string" calcext:value-type="string">
            <text:p>Nuclear</text:p>
          </table:table-cell>
          <table:table-cell table:style-name="ce52" office:value-type="float" office:value="16918" calcext:value-type="float">
            <text:p>16,918</text:p>
          </table:table-cell>
          <table:table-cell table:style-name="ce59" office:value-type="float" office:value="18097" calcext:value-type="float">
            <text:p>18,097</text:p>
          </table:table-cell>
          <table:table-cell table:style-name="ce59" office:value-type="float" office:value="15828" calcext:value-type="float">
            <text:p>15,828</text:p>
          </table:table-cell>
          <table:table-cell table:style-name="ce59" office:value-type="float" office:value="18394" calcext:value-type="float">
            <text:p>18,394</text:p>
          </table:table-cell>
          <table:table-cell table:style-name="ce62" office:value-type="float" office:value="18012.7628365347" calcext:value-type="float">
            <text:p>18,013 </text:p>
          </table:table-cell>
          <table:table-cell table:style-name="ce63" office:value-type="float" office:value="18680.70825592" calcext:value-type="float">
            <text:p>18,681 </text:p>
          </table:table-cell>
          <table:table-cell table:style-name="ce63" office:value-type="float" office:value="14140.931851956" calcext:value-type="float">
            <text:p>14,141 </text:p>
          </table:table-cell>
          <table:table-cell table:style-name="ce63" office:value-type="float" office:value="12343.704479708" calcext:value-type="float">
            <text:p>12,344 </text:p>
          </table:table-cell>
          <table:table-cell table:style-name="ce63" office:value-type="float" office:value="15079.2027645" calcext:value-type="float">
            <text:p>15,079 </text:p>
          </table:table-cell>
          <table:table-cell table:style-name="ce63" office:value-type="float" office:value="16680.776708848" calcext:value-type="float">
            <text:p>16,681 </text:p>
          </table:table-cell>
          <table:table-cell table:style-name="ce63" office:value-type="float" office:value="15293.023250442" calcext:value-type="float">
            <text:p>15,293 </text:p>
          </table:table-cell>
          <table:table-cell table:style-name="ce63" office:value-type="float" office:value="16891.824995136" calcext:value-type="float">
            <text:p>16,892 </text:p>
          </table:table-cell>
          <table:table-cell table:style-name="ce63" office:value-type="float" office:value="17050.020931706" calcext:value-type="float">
            <text:p>17,050 </text:p>
          </table:table-cell>
          <table:table-cell table:style-name="ce63" office:value-type="float" office:value="18497.880919147" calcext:value-type="float">
            <text:p>18,498 </text:p>
          </table:table-cell>
          <table:table-cell table:style-name="ce63" office:value-type="float" office:value="16633.272788804" calcext:value-type="float">
            <text:p>16,633 </text:p>
          </table:table-cell>
          <table:table-cell table:style-name="ce68" office:value-type="float" office:value="17762.828547744" calcext:value-type="float">
            <text:p>17,763 </text:p>
          </table:table-cell>
          <table:table-cell table:style-name="ce56"/>
          <table:table-cell table:style-name="ce256" office:value-type="float" office:value="2000" calcext:value-type="float">
            <text:p>2000</text:p>
          </table:table-cell>
          <table:table-cell table:style-name="ce256" office:value-type="float" office:value="16918" calcext:value-type="float">
            <text:p>16918</text:p>
          </table:table-cell>
          <table:table-cell table:style-name="ce258" office:value-type="float" office:value="4971" calcext:value-type="float">
            <text:p>4971</text:p>
          </table:table-cell>
          <table:table-cell table:style-name="ce258" office:value-type="float" office:value="16624" calcext:value-type="float">
            <text:p>16624</text:p>
          </table:table-cell>
          <table:table-cell table:style-name="ce258" office:value-type="float" office:value="8671" calcext:value-type="float">
            <text:p>8671</text:p>
          </table:table-cell>
          <table:table-cell table:number-columns-repeated="1000"/>
        </table:table-row>
        <table:table-row table:style-name="ro1">
          <table:table-cell/>
          <table:table-cell table:style-name="ce46" office:value-type="string" calcext:value-type="string">
            <text:p>Renewables</text:p>
          </table:table-cell>
          <table:table-cell table:style-name="ce53" office:value-type="float" office:value="4971" calcext:value-type="float">
            <text:p>4,971</text:p>
          </table:table-cell>
          <table:table-cell table:style-name="ce56" office:value-type="float" office:value="4203" calcext:value-type="float">
            <text:p>4,203</text:p>
          </table:table-cell>
          <table:table-cell table:style-name="ce56" office:value-type="float" office:value="5098" calcext:value-type="float">
            <text:p>5,098</text:p>
          </table:table-cell>
          <table:table-cell table:style-name="ce56" office:value-type="float" office:value="3725" calcext:value-type="float">
            <text:p>3,725</text:p>
          </table:table-cell>
          <table:table-cell table:style-name="ce63" office:value-type="float" office:value="5832.2" calcext:value-type="float">
            <text:p>5,832 </text:p>
          </table:table-cell>
          <table:table-cell table:style-name="ce63" office:value-type="float" office:value="6486.00856988711" calcext:value-type="float">
            <text:p>6,486 </text:p>
          </table:table-cell>
          <table:table-cell table:style-name="ce63" office:value-type="float" office:value="6962.8" calcext:value-type="float">
            <text:p>6,963 </text:p>
          </table:table-cell>
          <table:table-cell table:style-name="ce63" office:value-type="float" office:value="8226.14835" calcext:value-type="float">
            <text:p>8,226 </text:p>
          </table:table-cell>
          <table:table-cell table:style-name="ce63" office:value-type="float" office:value="9058.42317615983" calcext:value-type="float">
            <text:p>9,058 </text:p>
          </table:table-cell>
          <table:table-cell table:style-name="ce63" office:value-type="float" office:value="10582.3991241622" calcext:value-type="float">
            <text:p>10,582 </text:p>
          </table:table-cell>
          <table:table-cell table:style-name="ce63" office:value-type="float" office:value="9464.78009279041" calcext:value-type="float">
            <text:p>9,465 </text:p>
          </table:table-cell>
          <table:table-cell table:style-name="ce63" office:value-type="float" office:value="13686.2714563994" calcext:value-type="float">
            <text:p>13,686 </text:p>
          </table:table-cell>
          <table:table-cell table:style-name="ce63" office:value-type="float" office:value="14684.8645646187" calcext:value-type="float">
            <text:p>14,685 </text:p>
          </table:table-cell>
          <table:table-cell table:style-name="ce63" office:value-type="float" office:value="16948.5842895322" calcext:value-type="float">
            <text:p>16,949 </text:p>
          </table:table-cell>
          <table:table-cell table:style-name="ce63" office:value-type="float" office:value="18961.9110947932" calcext:value-type="float">
            <text:p>18,962 </text:p>
          </table:table-cell>
          <table:table-cell table:style-name="ce68" office:value-type="float" office:value="21627.4337022573" calcext:value-type="float">
            <text:p>21,627 </text:p>
          </table:table-cell>
          <table:table-cell table:style-name="ce72"/>
          <table:table-cell table:style-name="ce256" office:value-type="float" office:value="2001" calcext:value-type="float">
            <text:p>2001</text:p>
          </table:table-cell>
          <table:table-cell table:style-name="ce256" office:value-type="float" office:value="18097" calcext:value-type="float">
            <text:p>18097</text:p>
          </table:table-cell>
          <table:table-cell table:style-name="ce258" office:value-type="float" office:value="4203" calcext:value-type="float">
            <text:p>4203</text:p>
          </table:table-cell>
          <table:table-cell table:style-name="ce258" office:value-type="float" office:value="15408" calcext:value-type="float">
            <text:p>15408</text:p>
          </table:table-cell>
          <table:table-cell table:style-name="ce258" office:value-type="float" office:value="8523" calcext:value-type="float">
            <text:p>8523</text:p>
          </table:table-cell>
          <table:table-cell table:number-columns-repeated="1000"/>
        </table:table-row>
        <table:table-row table:style-name="ro1">
          <table:table-cell/>
          <table:table-cell table:style-name="ce46" office:value-type="string" calcext:value-type="string">
            <text:p>Coal *</text:p>
          </table:table-cell>
          <table:table-cell table:style-name="ce53" office:value-type="float" office:value="16624" calcext:value-type="float">
            <text:p>16,624</text:p>
          </table:table-cell>
          <table:table-cell table:style-name="ce56" office:value-type="float" office:value="15408" calcext:value-type="float">
            <text:p>15,408</text:p>
          </table:table-cell>
          <table:table-cell table:style-name="ce56" office:value-type="float" office:value="14861" calcext:value-type="float">
            <text:p>14,861</text:p>
          </table:table-cell>
          <table:table-cell table:style-name="ce56" office:value-type="float" office:value="14566" calcext:value-type="float">
            <text:p>14,566</text:p>
          </table:table-cell>
          <table:table-cell table:style-name="ce63" office:value-type="float" office:value="13080.35332395" calcext:value-type="float">
            <text:p>13,080 </text:p>
          </table:table-cell>
          <table:table-cell table:style-name="ce63" office:value-type="float" office:value="12158.1931356288" calcext:value-type="float">
            <text:p>12,158 </text:p>
          </table:table-cell>
          <table:table-cell table:style-name="ce63" office:value-type="float" office:value="17560.4270250026" calcext:value-type="float">
            <text:p>17,560 </text:p>
          </table:table-cell>
          <table:table-cell table:style-name="ce63" office:value-type="float" office:value="13876.8677047197" calcext:value-type="float">
            <text:p>13,877 </text:p>
          </table:table-cell>
          <table:table-cell table:style-name="ce63" office:value-type="float" office:value="11683.4688071187" calcext:value-type="float">
            <text:p>11,683 </text:p>
          </table:table-cell>
          <table:table-cell table:style-name="ce63" office:value-type="float" office:value="11982.1119070864" calcext:value-type="float">
            <text:p>11,982 </text:p>
          </table:table-cell>
          <table:table-cell table:style-name="ce63" office:value-type="float" office:value="14729.6994971809" calcext:value-type="float">
            <text:p>14,730 </text:p>
          </table:table-cell>
          <table:table-cell table:style-name="ce63" office:value-type="float" office:value="10792.8482796464" calcext:value-type="float">
            <text:p>10,793 </text:p>
          </table:table-cell>
          <table:table-cell table:style-name="ce63" office:value-type="float" office:value="11933.7051835031" calcext:value-type="float">
            <text:p>11,934 </text:p>
          </table:table-cell>
          <table:table-cell table:style-name="ce63" office:value-type="float" office:value="10861.8431394265" calcext:value-type="float">
            <text:p>10,862 </text:p>
          </table:table-cell>
          <table:table-cell table:style-name="ce63" office:value-type="float" office:value="10309.6073088926" calcext:value-type="float">
            <text:p>10,310 </text:p>
          </table:table-cell>
          <table:table-cell table:style-name="ce68" office:value-type="float" office:value="8537.63629691265" calcext:value-type="float">
            <text:p>8,538 </text:p>
          </table:table-cell>
          <table:table-cell table:style-name="ce72"/>
          <table:table-cell table:style-name="ce256" office:value-type="float" office:value="2002" calcext:value-type="float">
            <text:p>2002</text:p>
          </table:table-cell>
          <table:table-cell table:style-name="ce256" office:value-type="float" office:value="15828" calcext:value-type="float">
            <text:p>15828</text:p>
          </table:table-cell>
          <table:table-cell table:style-name="ce258" office:value-type="float" office:value="5098" calcext:value-type="float">
            <text:p>5098</text:p>
          </table:table-cell>
          <table:table-cell table:style-name="ce258" office:value-type="float" office:value="14861" calcext:value-type="float">
            <text:p>14861</text:p>
          </table:table-cell>
          <table:table-cell table:style-name="ce258" office:value-type="float" office:value="11034" calcext:value-type="float">
            <text:p>11034</text:p>
          </table:table-cell>
          <table:table-cell table:number-columns-repeated="1000"/>
        </table:table-row>
        <table:table-row table:style-name="ro1">
          <table:table-cell/>
          <table:table-cell table:style-name="ce47" office:value-type="string" calcext:value-type="string">
            <text:p>Gas</text:p>
          </table:table-cell>
          <table:table-cell table:style-name="ce54" office:value-type="float" office:value="8671" calcext:value-type="float">
            <text:p>8,671</text:p>
          </table:table-cell>
          <table:table-cell table:style-name="ce57" office:value-type="float" office:value="8523" calcext:value-type="float">
            <text:p>8,523</text:p>
          </table:table-cell>
          <table:table-cell table:style-name="ce57" office:value-type="float" office:value="11034" calcext:value-type="float">
            <text:p>11,034</text:p>
          </table:table-cell>
          <table:table-cell table:style-name="ce57" office:value-type="float" office:value="10025" calcext:value-type="float">
            <text:p>10,025</text:p>
          </table:table-cell>
          <table:table-cell table:style-name="ce64" office:value-type="float" office:value="10834.6860666" calcext:value-type="float">
            <text:p>10,835 </text:p>
          </table:table-cell>
          <table:table-cell table:style-name="ce64" office:value-type="float" office:value="9366.86830306282" calcext:value-type="float">
            <text:p>9,367 </text:p>
          </table:table-cell>
          <table:table-cell table:style-name="ce64" office:value-type="float" office:value="10212.4022287686" calcext:value-type="float">
            <text:p>10,212 </text:p>
          </table:table-cell>
          <table:table-cell table:style-name="ce64" office:value-type="float" office:value="10930.5395461701" calcext:value-type="float">
            <text:p>10,931 </text:p>
          </table:table-cell>
          <table:table-cell table:style-name="ce64" office:value-type="float" office:value="11607.8616149241" calcext:value-type="float">
            <text:p>11,608 </text:p>
          </table:table-cell>
          <table:table-cell table:style-name="ce64" office:value-type="float" office:value="9370.30853240377" calcext:value-type="float">
            <text:p>9,370 </text:p>
          </table:table-cell>
          <table:table-cell table:style-name="ce64" office:value-type="float" office:value="8388.03830315948" calcext:value-type="float">
            <text:p>8,388 </text:p>
          </table:table-cell>
          <table:table-cell table:style-name="ce64" office:value-type="float" office:value="8255.1681101116" calcext:value-type="float">
            <text:p>8,255 </text:p>
          </table:table-cell>
          <table:table-cell table:style-name="ce64" office:value-type="float" office:value="5638.41663782678" calcext:value-type="float">
            <text:p>5,638 </text:p>
          </table:table-cell>
          <table:table-cell table:style-name="ce64" office:value-type="float" office:value="5439.90298946309" calcext:value-type="float">
            <text:p>5,440 </text:p>
          </table:table-cell>
          <table:table-cell table:style-name="ce64" office:value-type="float" office:value="2724.55624995778" calcext:value-type="float">
            <text:p>2,725 </text:p>
          </table:table-cell>
          <table:table-cell table:style-name="ce69" office:value-type="float" office:value="1912.96093462578" calcext:value-type="float">
            <text:p>1,913 </text:p>
          </table:table-cell>
          <table:table-cell table:style-name="ce72"/>
          <table:table-cell table:style-name="ce256" office:value-type="float" office:value="2003" calcext:value-type="float">
            <text:p>2003</text:p>
          </table:table-cell>
          <table:table-cell table:style-name="ce256" office:value-type="float" office:value="18394" calcext:value-type="float">
            <text:p>18394</text:p>
          </table:table-cell>
          <table:table-cell table:style-name="ce258" office:value-type="float" office:value="3725" calcext:value-type="float">
            <text:p>3725</text:p>
          </table:table-cell>
          <table:table-cell table:style-name="ce258" office:value-type="float" office:value="14566" calcext:value-type="float">
            <text:p>14566</text:p>
          </table:table-cell>
          <table:table-cell table:style-name="ce258" office:value-type="float" office:value="10025" calcext:value-type="float">
            <text:p>1002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*Coal includes a small quantity of non-renewable wastes and other thermal.</text:p>
          </table:table-cell>
          <table:table-cell table:number-columns-repeated="7"/>
          <table:table-cell table:style-name="ce41" table:number-columns-repeated="10"/>
          <table:table-cell table:style-name="ce257" office:value-type="float" office:value="2004" calcext:value-type="float">
            <text:p>2004</text:p>
          </table:table-cell>
          <table:table-cell table:style-name="ce257" office:value-type="float" office:value="18012.7628365347" calcext:value-type="float">
            <text:p>18013</text:p>
          </table:table-cell>
          <table:table-cell table:style-name="ce258" office:value-type="float" office:value="5832.2" calcext:value-type="float">
            <text:p>5832</text:p>
          </table:table-cell>
          <table:table-cell table:style-name="ce258" office:value-type="float" office:value="13080.35332395" calcext:value-type="float">
            <text:p>13080</text:p>
          </table:table-cell>
          <table:table-cell table:style-name="ce258" office:value-type="float" office:value="10834.6860666" calcext:value-type="float">
            <text:p>10835</text:p>
          </table:table-cell>
          <table:table-cell table:number-columns-repeated="1000"/>
        </table:table-row>
        <table:table-row table:style-name="ro1">
          <table:table-cell table:number-columns-repeated="9"/>
          <table:table-cell table:style-name="ce41" table:number-columns-repeated="10"/>
          <table:table-cell table:style-name="ce257" office:value-type="float" office:value="2005" calcext:value-type="float">
            <text:p>2005</text:p>
          </table:table-cell>
          <table:table-cell table:style-name="ce257" office:value-type="float" office:value="18680.70825592" calcext:value-type="float">
            <text:p>18681</text:p>
          </table:table-cell>
          <table:table-cell table:style-name="ce258" office:value-type="float" office:value="6486.00856988711" calcext:value-type="float">
            <text:p>6486</text:p>
          </table:table-cell>
          <table:table-cell table:style-name="ce258" office:value-type="float" office:value="12158.1931356288" calcext:value-type="float">
            <text:p>12158</text:p>
          </table:table-cell>
          <table:table-cell table:style-name="ce258" office:value-type="float" office:value="9366.86830306282" calcext:value-type="float">
            <text:p>9367</text:p>
          </table:table-cell>
          <table:table-cell table:number-columns-repeated="1000"/>
        </table:table-row>
        <table:table-row table:style-name="ro1">
          <table:table-cell table:number-columns-repeated="9"/>
          <table:table-cell table:style-name="ce41" table:number-columns-repeated="10"/>
          <table:table-cell table:style-name="ce257" office:value-type="float" office:value="2006" calcext:value-type="float">
            <text:p>2006</text:p>
          </table:table-cell>
          <table:table-cell table:style-name="ce257" office:value-type="float" office:value="14140.931851956" calcext:value-type="float">
            <text:p>14141</text:p>
          </table:table-cell>
          <table:table-cell table:style-name="ce258" office:value-type="float" office:value="6962.8" calcext:value-type="float">
            <text:p>6963</text:p>
          </table:table-cell>
          <table:table-cell table:style-name="ce258" office:value-type="float" office:value="17560.4270250026" calcext:value-type="float">
            <text:p>17560</text:p>
          </table:table-cell>
          <table:table-cell table:style-name="ce258" office:value-type="float" office:value="10212.4022287686" calcext:value-type="float">
            <text:p>10212</text:p>
          </table:table-cell>
          <table:table-cell table:number-columns-repeated="1000"/>
        </table:table-row>
        <table:table-row table:style-name="ro1">
          <table:table-cell table:number-columns-repeated="9"/>
          <table:table-cell table:style-name="ce41" table:number-columns-repeated="10"/>
          <table:table-cell table:style-name="ce257" office:value-type="float" office:value="2007" calcext:value-type="float">
            <text:p>2007</text:p>
          </table:table-cell>
          <table:table-cell table:style-name="ce257" office:value-type="float" office:value="12343.704479708" calcext:value-type="float">
            <text:p>12344</text:p>
          </table:table-cell>
          <table:table-cell table:style-name="ce258" office:value-type="float" office:value="8226.14835" calcext:value-type="float">
            <text:p>8226</text:p>
          </table:table-cell>
          <table:table-cell table:style-name="ce257" office:value-type="float" office:value="13876.8677047197" calcext:value-type="float">
            <text:p>13877</text:p>
          </table:table-cell>
          <table:table-cell table:style-name="ce258" office:value-type="float" office:value="10930.5395461701" calcext:value-type="float">
            <text:p>10931</text:p>
          </table:table-cell>
          <table:table-cell table:number-columns-repeated="1000"/>
        </table:table-row>
        <table:table-row table:style-name="ro1">
          <table:table-cell table:number-columns-repeated="9"/>
          <table:table-cell table:style-name="ce41" table:number-columns-repeated="10"/>
          <table:table-cell table:style-name="ce257" office:value-type="float" office:value="2008" calcext:value-type="float">
            <text:p>2008</text:p>
          </table:table-cell>
          <table:table-cell table:style-name="ce257" office:value-type="float" office:value="15079.2027645" calcext:value-type="float">
            <text:p>15079</text:p>
          </table:table-cell>
          <table:table-cell table:style-name="ce258" office:value-type="float" office:value="9058.42317615983" calcext:value-type="float">
            <text:p>9058</text:p>
          </table:table-cell>
          <table:table-cell table:style-name="ce257" office:value-type="float" office:value="11683.4688071187" calcext:value-type="float">
            <text:p>11683</text:p>
          </table:table-cell>
          <table:table-cell table:style-name="ce258" office:value-type="float" office:value="11607.8616149241" calcext:value-type="float">
            <text:p>11608</text:p>
          </table:table-cell>
          <table:table-cell table:number-columns-repeated="1000"/>
        </table:table-row>
        <table:table-row table:style-name="ro1">
          <table:table-cell table:number-columns-repeated="9"/>
          <table:table-cell table:style-name="ce41" table:number-columns-repeated="10"/>
          <table:table-cell table:style-name="ce257" office:value-type="float" office:value="2009" calcext:value-type="float">
            <text:p>2009</text:p>
          </table:table-cell>
          <table:table-cell table:style-name="ce257" office:value-type="float" office:value="16680.776708848" calcext:value-type="float">
            <text:p>16681</text:p>
          </table:table-cell>
          <table:table-cell table:style-name="ce258" office:value-type="float" office:value="10582.3991241622" calcext:value-type="float">
            <text:p>10582</text:p>
          </table:table-cell>
          <table:table-cell table:style-name="ce257" office:value-type="float" office:value="11982.1119070864" calcext:value-type="float">
            <text:p>11982</text:p>
          </table:table-cell>
          <table:table-cell table:style-name="ce258" office:value-type="float" office:value="9370.30853240377" calcext:value-type="float">
            <text:p>9370</text:p>
          </table:table-cell>
          <table:table-cell table:number-columns-repeated="1000"/>
        </table:table-row>
        <table:table-row table:style-name="ro1">
          <table:table-cell table:number-columns-repeated="9"/>
          <table:table-cell table:style-name="ce41" table:number-columns-repeated="10"/>
          <table:table-cell table:style-name="ce257" office:value-type="float" office:value="2010" calcext:value-type="float">
            <text:p>2010</text:p>
          </table:table-cell>
          <table:table-cell table:style-name="ce257" office:value-type="float" office:value="15293.023250442" calcext:value-type="float">
            <text:p>15293</text:p>
          </table:table-cell>
          <table:table-cell table:style-name="ce258" office:value-type="float" office:value="9464.78009279041" calcext:value-type="float">
            <text:p>9465</text:p>
          </table:table-cell>
          <table:table-cell table:style-name="ce257" office:value-type="float" office:value="14729.6994971809" calcext:value-type="float">
            <text:p>14730</text:p>
          </table:table-cell>
          <table:table-cell table:style-name="ce258" office:value-type="float" office:value="8388.03830315948" calcext:value-type="float">
            <text:p>8388</text:p>
          </table:table-cell>
          <table:table-cell table:number-columns-repeated="1000"/>
        </table:table-row>
        <table:table-row table:style-name="ro1">
          <table:table-cell table:number-columns-repeated="9"/>
          <table:table-cell table:style-name="ce41" table:number-columns-repeated="10"/>
          <table:table-cell table:style-name="ce257" office:value-type="float" office:value="2011" calcext:value-type="float">
            <text:p>2011</text:p>
          </table:table-cell>
          <table:table-cell table:style-name="ce257" office:value-type="float" office:value="16891.824995136" calcext:value-type="float">
            <text:p>16892</text:p>
          </table:table-cell>
          <table:table-cell table:style-name="ce258" office:value-type="float" office:value="13686.2714563994" calcext:value-type="float">
            <text:p>13686</text:p>
          </table:table-cell>
          <table:table-cell table:style-name="ce257" office:value-type="float" office:value="10792.8482796464" calcext:value-type="float">
            <text:p>10793</text:p>
          </table:table-cell>
          <table:table-cell table:style-name="ce258" office:value-type="float" office:value="8255.1681101116" calcext:value-type="float">
            <text:p>8255</text:p>
          </table:table-cell>
          <table:table-cell table:number-columns-repeated="1000"/>
        </table:table-row>
        <table:table-row table:style-name="ro1">
          <table:table-cell table:number-columns-repeated="9"/>
          <table:table-cell table:style-name="ce41" table:number-columns-repeated="10"/>
          <table:table-cell table:style-name="ce257" office:value-type="float" office:value="2012" calcext:value-type="float">
            <text:p>2012</text:p>
          </table:table-cell>
          <table:table-cell table:style-name="ce257" office:value-type="float" office:value="17050.020931706" calcext:value-type="float">
            <text:p>17050</text:p>
          </table:table-cell>
          <table:table-cell table:style-name="ce258" office:value-type="float" office:value="14684.8645646187" calcext:value-type="float">
            <text:p>14685</text:p>
          </table:table-cell>
          <table:table-cell table:style-name="ce257" office:value-type="float" office:value="11933.7051835031" calcext:value-type="float">
            <text:p>11934</text:p>
          </table:table-cell>
          <table:table-cell table:style-name="ce258" office:value-type="float" office:value="5638.41663782678" calcext:value-type="float">
            <text:p>5638</text:p>
          </table:table-cell>
          <table:table-cell table:number-columns-repeated="1000"/>
        </table:table-row>
        <table:table-row table:style-name="ro1">
          <table:table-cell table:number-columns-repeated="9"/>
          <table:table-cell table:style-name="ce41" table:number-columns-repeated="10"/>
          <table:table-cell table:style-name="ce257" office:value-type="float" office:value="2013" calcext:value-type="float">
            <text:p>2013</text:p>
          </table:table-cell>
          <table:table-cell table:style-name="ce257" office:value-type="float" office:value="18497.880919147" calcext:value-type="float">
            <text:p>18498</text:p>
          </table:table-cell>
          <table:table-cell table:style-name="ce258" office:value-type="float" office:value="16948.5842895322" calcext:value-type="float">
            <text:p>16949</text:p>
          </table:table-cell>
          <table:table-cell table:style-name="ce257" office:value-type="float" office:value="10861.8431394265" calcext:value-type="float">
            <text:p>10862</text:p>
          </table:table-cell>
          <table:table-cell table:style-name="ce258" office:value-type="float" office:value="5439.90298946309" calcext:value-type="float">
            <text:p>5440</text:p>
          </table:table-cell>
          <table:table-cell table:number-columns-repeated="1000"/>
        </table:table-row>
        <table:table-row table:style-name="ro1">
          <table:table-cell table:number-columns-repeated="9"/>
          <table:table-cell table:style-name="ce41" table:number-columns-repeated="10"/>
          <table:table-cell table:style-name="ce257" office:value-type="float" office:value="2014" calcext:value-type="float">
            <text:p>2014</text:p>
          </table:table-cell>
          <table:table-cell table:style-name="ce257" office:value-type="float" office:value="16633.272788804" calcext:value-type="float">
            <text:p>16633</text:p>
          </table:table-cell>
          <table:table-cell table:style-name="ce258" office:value-type="float" office:value="18961.9110947932" calcext:value-type="float">
            <text:p>18962</text:p>
          </table:table-cell>
          <table:table-cell table:style-name="ce257" office:value-type="float" office:value="10309.6073088926" calcext:value-type="float">
            <text:p>10310</text:p>
          </table:table-cell>
          <table:table-cell table:style-name="ce258" office:value-type="float" office:value="2724.55624995778" calcext:value-type="float">
            <text:p>2725</text:p>
          </table:table-cell>
          <table:table-cell table:number-columns-repeated="1000"/>
        </table:table-row>
        <table:table-row table:style-name="ro1">
          <table:table-cell table:number-columns-repeated="9"/>
          <table:table-cell table:style-name="ce41" table:number-columns-repeated="10"/>
          <table:table-cell table:style-name="ce257" office:value-type="float" office:value="2015" calcext:value-type="float">
            <text:p>2015</text:p>
          </table:table-cell>
          <table:table-cell table:style-name="ce257" office:value-type="float" office:value="17762.828547744" calcext:value-type="float">
            <text:p>17763</text:p>
          </table:table-cell>
          <table:table-cell table:style-name="ce258" office:value-type="float" office:value="21627.4337022573" calcext:value-type="float">
            <text:p>21627</text:p>
          </table:table-cell>
          <table:table-cell table:style-name="ce257" office:value-type="float" office:value="8537.63629691265" calcext:value-type="float">
            <text:p>8538</text:p>
          </table:table-cell>
          <table:table-cell table:style-name="ce258" office:value-type="float" office:value="1912.96093462578" calcext:value-type="float">
            <text:p>1913</text:p>
          </table:table-cell>
          <table:table-cell table:number-columns-repeated="1000"/>
        </table:table-row>
        <table:table-row table:style-name="ro1">
          <table:table-cell table:number-columns-repeated="9"/>
          <table:table-cell table:style-name="ce41" table:number-columns-repeated="12"/>
          <table:table-cell/>
          <table:table-cell table:style-name="ce41"/>
          <table:table-cell table:number-columns-repeated="1001"/>
        </table:table-row>
        <table:table-row table:style-name="ro1">
          <table:table-cell/>
          <table:table-cell table:style-name="ce43" office:value-type="string" calcext:value-type="string">
            <text:p>DATA (Figure 3.8)</text:p>
          </table:table-cell>
          <table:table-cell table:style-name="ce50" table:number-columns-repeated="15"/>
          <table:table-cell table:style-name="ce66" table:number-columns-repeated="4"/>
          <table:table-cell/>
          <table:table-cell table:style-name="ce50" table:number-columns-repeated="7"/>
          <table:table-cell table:style-name="ce43" office:value-type="string" calcext:value-type="string">
            <text:p>CHART</text:p>
          </table:table-cell>
          <table:table-cell table:number-columns-repeated="994"/>
        </table:table-row>
        <table:table-row table:style-name="ro1">
          <table:table-cell/>
          <table:table-cell table:style-name="ce41"/>
          <table:table-cell table:number-columns-repeated="7"/>
          <table:table-cell table:style-name="ce41" table:number-columns-repeated="12"/>
          <table:table-cell/>
          <table:table-cell table:style-name="ce41"/>
          <table:table-cell table:number-columns-repeated="1001"/>
        </table:table-row>
        <table:table-row table:style-name="ro1">
          <table:table-cell/>
          <table:table-cell table:style-name="ce44" office:value-type="string" calcext:value-type="string">
            <text:p>Electricity Generation by Fuel (GWh), UK, 2000-2015</text:p>
          </table:table-cell>
          <table:table-cell table:number-columns-repeated="7"/>
          <table:table-cell table:style-name="ce41" table:number-columns-repeated="12"/>
          <table:table-cell/>
          <table:table-cell table:style-name="ce41"/>
          <table:table-cell table:number-columns-repeated="6"/>
          <table:table-cell table:style-name="ce39" office:value-type="string" calcext:value-type="string">
            <text:p>Figure 3.8: Electricity Generation by Fuel (GWh), UK, 2000-2015</text:p>
          </table:table-cell>
          <table:table-cell table:number-columns-repeated="994"/>
        </table:table-row>
        <table:table-row table:style-name="ro1">
          <table:table-cell/>
          <table:table-cell table:style-name="ce45"/>
          <table:table-cell table:style-name="ce55" office:value-type="float" office:value="2000" calcext:value-type="float">
            <text:p>2000</text:p>
          </table:table-cell>
          <table:table-cell table:style-name="ce55" office:value-type="float" office:value="2001" calcext:value-type="float">
            <text:p>2001</text:p>
          </table:table-cell>
          <table:table-cell table:style-name="ce55" office:value-type="float" office:value="2002" calcext:value-type="float">
            <text:p>2002</text:p>
          </table:table-cell>
          <table:table-cell table:style-name="ce55" office:value-type="float" office:value="2003" calcext:value-type="float">
            <text:p>2003</text:p>
          </table:table-cell>
          <table:table-cell table:style-name="ce55" office:value-type="float" office:value="2004" calcext:value-type="float">
            <text:p>2004</text:p>
          </table:table-cell>
          <table:table-cell table:style-name="ce55" office:value-type="float" office:value="2005" calcext:value-type="float">
            <text:p>2005</text:p>
          </table:table-cell>
          <table:table-cell table:style-name="ce55" office:value-type="float" office:value="2006" calcext:value-type="float">
            <text:p>2006</text:p>
          </table:table-cell>
          <table:table-cell table:style-name="ce55" office:value-type="float" office:value="2007" calcext:value-type="float">
            <text:p>2007</text:p>
          </table:table-cell>
          <table:table-cell table:style-name="ce55" office:value-type="float" office:value="2008" calcext:value-type="float">
            <text:p>2008</text:p>
          </table:table-cell>
          <table:table-cell table:style-name="ce55" office:value-type="float" office:value="2009" calcext:value-type="float">
            <text:p>2009</text:p>
          </table:table-cell>
          <table:table-cell table:style-name="ce55" office:value-type="float" office:value="2010" calcext:value-type="float">
            <text:p>2010</text:p>
          </table:table-cell>
          <table:table-cell table:style-name="ce55" office:value-type="float" office:value="2011" calcext:value-type="float">
            <text:p>2011</text:p>
          </table:table-cell>
          <table:table-cell table:style-name="ce55" office:value-type="float" office:value="2012" calcext:value-type="float">
            <text:p>2012</text:p>
          </table:table-cell>
          <table:table-cell table:style-name="ce55" office:value-type="float" office:value="2013" calcext:value-type="float">
            <text:p>2013</text:p>
          </table:table-cell>
          <table:table-cell table:style-name="ce55" office:value-type="float" office:value="2014" calcext:value-type="float">
            <text:p>2014</text:p>
          </table:table-cell>
          <table:table-cell table:style-name="ce67" office:value-type="float" office:value="2015" calcext:value-type="float">
            <text:p>2015</text:p>
          </table:table-cell>
          <table:table-cell table:style-name="ce71">
            <draw:frame table:end-cell-address="'Figures 3.7-3.8 AJC'.AE57" table:end-x="13.95pt" table:end-y="5.75pt" draw:z-index="1" draw:name="Chart 2" draw:style-name="gr2" draw:text-style-name="P2" svg:width="612.4pt" svg:height="259.06pt" svg:x="36.4pt" svg:y="2.69pt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71" table:number-columns-repeated="2"/>
          <table:table-cell/>
          <table:table-cell table:style-name="ce41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Nuclear</text:p>
          </table:table-cell>
          <table:table-cell table:style-name="ce56" office:value-type="float" office:value="85062.7657215" calcext:value-type="float">
            <text:p>85,063</text:p>
          </table:table-cell>
          <table:table-cell table:style-name="ce56" office:value-type="float" office:value="90092.6804491" calcext:value-type="float">
            <text:p>90,093</text:p>
          </table:table-cell>
          <table:table-cell table:style-name="ce56" office:value-type="float" office:value="87848.3792660626" calcext:value-type="float">
            <text:p>87,848</text:p>
          </table:table-cell>
          <table:table-cell table:style-name="ce56" office:value-type="float" office:value="88686.26590896" calcext:value-type="float">
            <text:p>88,686</text:p>
          </table:table-cell>
          <table:table-cell table:style-name="ce62" office:value-type="float" office:value="79999.1056422147" calcext:value-type="float">
            <text:p>79,999 </text:p>
          </table:table-cell>
          <table:table-cell table:style-name="ce62" office:value-type="float" office:value="81618.10284312" calcext:value-type="float">
            <text:p>81,618 </text:p>
          </table:table-cell>
          <table:table-cell table:style-name="ce62" office:value-type="float" office:value="75450.6569325273" calcext:value-type="float">
            <text:p>75,451 </text:p>
          </table:table-cell>
          <table:table-cell table:style-name="ce62" office:value-type="float" office:value="63028.342696935" calcext:value-type="float">
            <text:p>63,028 </text:p>
          </table:table-cell>
          <table:table-cell table:style-name="ce62" office:value-type="float" office:value="52485.808334757" calcext:value-type="float">
            <text:p>52,486 </text:p>
          </table:table-cell>
          <table:table-cell table:style-name="ce62" office:value-type="float" office:value="69097.69290963" calcext:value-type="float">
            <text:p>69,098 </text:p>
          </table:table-cell>
          <table:table-cell table:style-name="ce62" office:value-type="float" office:value="62139.673252489" calcext:value-type="float">
            <text:p>62,140 </text:p>
          </table:table-cell>
          <table:table-cell table:style-name="ce62" office:value-type="float" office:value="68980.449121801" calcext:value-type="float">
            <text:p>68,980 </text:p>
          </table:table-cell>
          <table:table-cell table:style-name="ce62" office:value-type="float" office:value="70405.069092365" calcext:value-type="float">
            <text:p>70,405 </text:p>
          </table:table-cell>
          <table:table-cell table:style-name="ce62" office:value-type="float" office:value="70606.877080124" calcext:value-type="float">
            <text:p>70,607 </text:p>
          </table:table-cell>
          <table:table-cell table:style-name="ce62" office:value-type="float" office:value="63747.954202513" calcext:value-type="float">
            <text:p>63,748 </text:p>
          </table:table-cell>
          <table:table-cell table:style-name="ce70" office:value-type="float" office:value="70344.902010915" calcext:value-type="float">
            <text:p>70,345 </text:p>
          </table:table-cell>
          <table:table-cell table:style-name="ce56" table:number-columns-repeated="3"/>
          <table:table-cell/>
          <table:table-cell table:style-name="ce41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Renewables</text:p>
          </table:table-cell>
          <table:table-cell table:style-name="ce56" office:value-type="float" office:value="10360.830932162" calcext:value-type="float">
            <text:p>10,361</text:p>
          </table:table-cell>
          <table:table-cell table:style-name="ce56" office:value-type="float" office:value="10067.1289434513" calcext:value-type="float">
            <text:p>10,067</text:p>
          </table:table-cell>
          <table:table-cell table:style-name="ce56" office:value-type="float" office:value="11671.7920255709" calcext:value-type="float">
            <text:p>11,672</text:p>
          </table:table-cell>
          <table:table-cell table:style-name="ce56" office:value-type="float" office:value="11206.9263122289" calcext:value-type="float">
            <text:p>11,207</text:p>
          </table:table-cell>
          <table:table-cell table:style-name="ce63" office:value-type="float" office:value="14126.37510375" calcext:value-type="float">
            <text:p>14,126 </text:p>
          </table:table-cell>
          <table:table-cell table:style-name="ce63" office:value-type="float" office:value="16940.41860265" calcext:value-type="float">
            <text:p>16,940 </text:p>
          </table:table-cell>
          <table:table-cell table:style-name="ce63" office:value-type="float" office:value="18106.0265061613" calcext:value-type="float">
            <text:p>18,106 </text:p>
          </table:table-cell>
          <table:table-cell table:style-name="ce63" office:value-type="float" office:value="19689.6902760748" calcext:value-type="float">
            <text:p>19,690 </text:p>
          </table:table-cell>
          <table:table-cell table:style-name="ce63" office:value-type="float" office:value="21819.9131880263" calcext:value-type="float">
            <text:p>21,820 </text:p>
          </table:table-cell>
          <table:table-cell table:style-name="ce63" office:value-type="float" office:value="25208.0481794732" calcext:value-type="float">
            <text:p>25,208 </text:p>
          </table:table-cell>
          <table:table-cell table:style-name="ce63" office:value-type="float" office:value="25782.7607357935" calcext:value-type="float">
            <text:p>25,783 </text:p>
          </table:table-cell>
          <table:table-cell table:style-name="ce63" office:value-type="float" office:value="34528.8350100078" calcext:value-type="float">
            <text:p>34,529 </text:p>
          </table:table-cell>
          <table:table-cell table:style-name="ce63" office:value-type="float" office:value="41123.7843370367" calcext:value-type="float">
            <text:p>41,124 </text:p>
          </table:table-cell>
          <table:table-cell table:style-name="ce63" office:value-type="float" office:value="53277.7351230206" calcext:value-type="float">
            <text:p>53,278 </text:p>
          </table:table-cell>
          <table:table-cell table:style-name="ce63" office:value-type="float" office:value="64584.4490165403" calcext:value-type="float">
            <text:p>64,584 </text:p>
          </table:table-cell>
          <table:table-cell table:style-name="ce68" office:value-type="float" office:value="83549.6295676139" calcext:value-type="float">
            <text:p>83,550 </text:p>
          </table:table-cell>
          <table:table-cell table:style-name="ce72" table:number-columns-repeated="3"/>
          <table:table-cell/>
          <table:table-cell table:style-name="ce41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Coal *</text:p>
          </table:table-cell>
          <table:table-cell table:style-name="ce56" office:value-type="float" office:value="119949.818529681" calcext:value-type="float">
            <text:p>119,950</text:p>
          </table:table-cell>
          <table:table-cell table:style-name="ce56" office:value-type="float" office:value="131460.514164843" calcext:value-type="float">
            <text:p>131,461</text:p>
          </table:table-cell>
          <table:table-cell table:style-name="ce56" office:value-type="float" office:value="124278.613890802" calcext:value-type="float">
            <text:p>124,279</text:p>
          </table:table-cell>
          <table:table-cell table:style-name="ce56" office:value-type="float" office:value="138458.725576496" calcext:value-type="float">
            <text:p>138,459</text:p>
          </table:table-cell>
          <table:table-cell table:style-name="ce63" office:value-type="float" office:value="135432.238529808" calcext:value-type="float">
            <text:p>135,432 </text:p>
          </table:table-cell>
          <table:table-cell table:style-name="ce63" office:value-type="float" office:value="138891.258796313" calcext:value-type="float">
            <text:p>138,891 </text:p>
          </table:table-cell>
          <table:table-cell table:style-name="ce63" office:value-type="float" office:value="152871.646407399" calcext:value-type="float">
            <text:p>152,872 </text:p>
          </table:table-cell>
          <table:table-cell table:style-name="ce63" office:value-type="float" office:value="139411.310078585" calcext:value-type="float">
            <text:p>139,411 </text:p>
          </table:table-cell>
          <table:table-cell table:style-name="ce63" office:value-type="float" office:value="127569.57029135" calcext:value-type="float">
            <text:p>127,570 </text:p>
          </table:table-cell>
          <table:table-cell table:style-name="ce63" office:value-type="float" office:value="106233.811236383" calcext:value-type="float">
            <text:p>106,234 </text:p>
          </table:table-cell>
          <table:table-cell table:style-name="ce63" office:value-type="float" office:value="110239.792424353" calcext:value-type="float">
            <text:p>110,240 </text:p>
          </table:table-cell>
          <table:table-cell table:style-name="ce63" office:value-type="float" office:value="111370.424803875" calcext:value-type="float">
            <text:p>111,370 </text:p>
          </table:table-cell>
          <table:table-cell table:style-name="ce63" office:value-type="float" office:value="146352.108483571" calcext:value-type="float">
            <text:p>146,352 </text:p>
          </table:table-cell>
          <table:table-cell table:style-name="ce63" office:value-type="float" office:value="133157.936671446" calcext:value-type="float">
            <text:p>133,158 </text:p>
          </table:table-cell>
          <table:table-cell table:style-name="ce63" office:value-type="float" office:value="103639.290951907" calcext:value-type="float">
            <text:p>103,639 </text:p>
          </table:table-cell>
          <table:table-cell table:style-name="ce68" office:value-type="float" office:value="79605.1120553959" calcext:value-type="float">
            <text:p>79,605 </text:p>
          </table:table-cell>
          <table:table-cell table:style-name="ce72" table:number-columns-repeated="3"/>
          <table:table-cell/>
          <table:table-cell table:style-name="ce41"/>
          <table:table-cell table:number-columns-repeated="1001"/>
        </table:table-row>
        <table:table-row table:style-name="ro1">
          <table:table-cell/>
          <table:table-cell table:style-name="ce47" office:value-type="string" calcext:value-type="string">
            <text:p>Gas</text:p>
          </table:table-cell>
          <table:table-cell table:style-name="ce57" office:value-type="float" office:value="148076.532816805" calcext:value-type="float">
            <text:p>148,077</text:p>
          </table:table-cell>
          <table:table-cell table:style-name="ce57" office:value-type="float" office:value="141906.054112841" calcext:value-type="float">
            <text:p>141,906</text:p>
          </table:table-cell>
          <table:table-cell table:style-name="ce57" office:value-type="float" office:value="152277.484397212" calcext:value-type="float">
            <text:p>152,277</text:p>
          </table:table-cell>
          <table:table-cell table:style-name="ce57" office:value-type="float" office:value="148882.673124549" calcext:value-type="float">
            <text:p>148,883</text:p>
          </table:table-cell>
          <table:table-cell table:style-name="ce64" office:value-type="float" office:value="157064.307793678" calcext:value-type="float">
            <text:p>157,064 </text:p>
          </table:table-cell>
          <table:table-cell table:style-name="ce64" office:value-type="float" office:value="152641.991123056" calcext:value-type="float">
            <text:p>152,642 </text:p>
          </table:table-cell>
          <table:table-cell table:style-name="ce64" office:value-type="float" office:value="140827.864017098" calcext:value-type="float">
            <text:p>140,828 </text:p>
          </table:table-cell>
          <table:table-cell table:style-name="ce64" office:value-type="float" office:value="165793.084233856" calcext:value-type="float">
            <text:p>165,793 </text:p>
          </table:table-cell>
          <table:table-cell table:style-name="ce64" office:value-type="float" office:value="176218.998779641" calcext:value-type="float">
            <text:p>176,219 </text:p>
          </table:table-cell>
          <table:table-cell table:style-name="ce64" office:value-type="float" office:value="166498.863626754" calcext:value-type="float">
            <text:p>166,499 </text:p>
          </table:table-cell>
          <table:table-cell table:style-name="ce64" office:value-type="float" office:value="175655.98211121" calcext:value-type="float">
            <text:p>175,656 </text:p>
          </table:table-cell>
          <table:table-cell table:style-name="ce64" office:value-type="float" office:value="146519.967830181" calcext:value-type="float">
            <text:p>146,520 </text:p>
          </table:table-cell>
          <table:table-cell table:style-name="ce64" office:value-type="float" office:value="100160.295929704" calcext:value-type="float">
            <text:p>100,160 </text:p>
          </table:table-cell>
          <table:table-cell table:style-name="ce64" office:value-type="float" office:value="95842.7634592958" calcext:value-type="float">
            <text:p>95,843 </text:p>
          </table:table-cell>
          <table:table-cell table:style-name="ce64" office:value-type="float" office:value="100895.164021704" calcext:value-type="float">
            <text:p>100,895 </text:p>
          </table:table-cell>
          <table:table-cell table:style-name="ce69" office:value-type="float" office:value="100034.592999181" calcext:value-type="float">
            <text:p>100,035 </text:p>
          </table:table-cell>
          <table:table-cell table:style-name="ce72" table:number-columns-repeated="3"/>
          <table:table-cell/>
          <table:table-cell table:style-name="ce4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*Coal includes a small quantity of non-renewable wastes and other thermal.</text:p>
          </table:table-cell>
          <table:table-cell table:number-columns-repeated="7"/>
          <table:table-cell table:style-name="ce41" table:number-columns-repeated="6"/>
          <table:table-cell table:style-name="ce65" table:number-columns-repeated="6"/>
          <table:table-cell/>
          <table:table-cell table:style-name="ce41"/>
          <table:table-cell table:number-columns-repeated="1001"/>
        </table:table-row>
        <table:table-row table:style-name="ro1" table:number-rows-repeated="4">
          <table:table-cell/>
          <table:table-cell table:style-name="ce41"/>
          <table:table-cell table:number-columns-repeated="7"/>
          <table:table-cell table:style-name="ce41" table:number-columns-repeated="12"/>
          <table:table-cell table:number-columns-repeated="1003"/>
        </table:table-row>
        <table:table-row table:style-name="ro1" table:number-rows-repeated="10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ce49" office:value-type="string" calcext:value-type="string">
            <text:p>Add 2015 figures</text:p>
          </table:table-cell>
          <table:table-cell table:style-name="Default" table:number-columns-repeated="7"/>
          <table:table-cell table:number-columns-repeated="1015"/>
        </table:table-row>
      </table:table>
      <table:table table:name="CSV electricity_generation_time" table:style-name="ta1">
        <table:table-column table:style-name="co1" table:default-cell-style-name="ce257"/>
        <table:table-column table:style-name="co1" table:number-columns-repeated="4" table:default-cell-style-name="ce77"/>
        <table:table-row table:style-name="ro1">
          <table:table-cell table:style-name="ce255"/>
          <table:table-cell table:style-name="ce256" office:value-type="string" calcext:value-type="string">
            <text:p>Nuclear</text:p>
          </table:table-cell>
          <table:table-cell table:style-name="ce258" office:value-type="string" calcext:value-type="string">
            <text:p>Renewables</text:p>
          </table:table-cell>
          <table:table-cell table:style-name="ce258" office:value-type="string" calcext:value-type="string">
            <text:p>Coal *</text:p>
          </table:table-cell>
          <table:table-cell table:style-name="ce258" office:value-type="string" calcext:value-type="string">
            <text:p>Gas</text:p>
          </table:table-cell>
        </table:table-row>
        <table:table-row table:style-name="ro1">
          <table:table-cell table:style-name="ce256" table:formula="of:=['Figures 3.7-3.8 AJC'.T17]" office:value-type="float" office:value="2000" calcext:value-type="float">
            <text:p>2000</text:p>
          </table:table-cell>
          <table:table-cell table:formula="of:=['Figures 3.7-3.8 AJC'.U17]/1000" office:value-type="float" office:value="16.918" calcext:value-type="float">
            <text:p>16.918</text:p>
          </table:table-cell>
          <table:table-cell table:formula="of:=['Figures 3.7-3.8 AJC'.V17]/1000" office:value-type="float" office:value="4.971" calcext:value-type="float">
            <text:p>4.971</text:p>
          </table:table-cell>
          <table:table-cell table:formula="of:=['Figures 3.7-3.8 AJC'.W17]/1000" office:value-type="float" office:value="16.624" calcext:value-type="float">
            <text:p>16.624</text:p>
          </table:table-cell>
          <table:table-cell table:formula="of:=['Figures 3.7-3.8 AJC'.X17]/1000" office:value-type="float" office:value="8.671" calcext:value-type="float">
            <text:p>8.671</text:p>
          </table:table-cell>
        </table:table-row>
        <table:table-row table:style-name="ro1">
          <table:table-cell table:style-name="ce256" office:value-type="float" office:value="2001" calcext:value-type="float">
            <text:p>2001</text:p>
          </table:table-cell>
          <table:table-cell table:formula="of:=['Figures 3.7-3.8 AJC'.U18]/1000" office:value-type="float" office:value="18.097" calcext:value-type="float">
            <text:p>18.097</text:p>
          </table:table-cell>
          <table:table-cell table:formula="of:=['Figures 3.7-3.8 AJC'.V18]/1000" office:value-type="float" office:value="4.203" calcext:value-type="float">
            <text:p>4.203</text:p>
          </table:table-cell>
          <table:table-cell table:formula="of:=['Figures 3.7-3.8 AJC'.W18]/1000" office:value-type="float" office:value="15.408" calcext:value-type="float">
            <text:p>15.408</text:p>
          </table:table-cell>
          <table:table-cell table:formula="of:=['Figures 3.7-3.8 AJC'.X18]/1000" office:value-type="float" office:value="8.523" calcext:value-type="float">
            <text:p>8.523</text:p>
          </table:table-cell>
        </table:table-row>
        <table:table-row table:style-name="ro1">
          <table:table-cell table:style-name="ce256" office:value-type="float" office:value="2002" calcext:value-type="float">
            <text:p>2002</text:p>
          </table:table-cell>
          <table:table-cell table:formula="of:=['Figures 3.7-3.8 AJC'.U19]/1000" office:value-type="float" office:value="15.828" calcext:value-type="float">
            <text:p>15.828</text:p>
          </table:table-cell>
          <table:table-cell table:formula="of:=['Figures 3.7-3.8 AJC'.V19]/1000" office:value-type="float" office:value="5.098" calcext:value-type="float">
            <text:p>5.098</text:p>
          </table:table-cell>
          <table:table-cell table:formula="of:=['Figures 3.7-3.8 AJC'.W19]/1000" office:value-type="float" office:value="14.861" calcext:value-type="float">
            <text:p>14.861</text:p>
          </table:table-cell>
          <table:table-cell table:formula="of:=['Figures 3.7-3.8 AJC'.X19]/1000" office:value-type="float" office:value="11.034" calcext:value-type="float">
            <text:p>11.034</text:p>
          </table:table-cell>
        </table:table-row>
        <table:table-row table:style-name="ro1">
          <table:table-cell table:style-name="ce256" office:value-type="float" office:value="2003" calcext:value-type="float">
            <text:p>2003</text:p>
          </table:table-cell>
          <table:table-cell table:formula="of:=['Figures 3.7-3.8 AJC'.U20]/1000" office:value-type="float" office:value="18.394" calcext:value-type="float">
            <text:p>18.394</text:p>
          </table:table-cell>
          <table:table-cell table:formula="of:=['Figures 3.7-3.8 AJC'.V20]/1000" office:value-type="float" office:value="3.725" calcext:value-type="float">
            <text:p>3.725</text:p>
          </table:table-cell>
          <table:table-cell table:formula="of:=['Figures 3.7-3.8 AJC'.W20]/1000" office:value-type="float" office:value="14.566" calcext:value-type="float">
            <text:p>14.566</text:p>
          </table:table-cell>
          <table:table-cell table:formula="of:=['Figures 3.7-3.8 AJC'.X20]/1000" office:value-type="float" office:value="10.025" calcext:value-type="float">
            <text:p>10.02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'Figures 3.7-3.8 AJC'.U21]/1000" office:value-type="float" office:value="18.0127628365347" calcext:value-type="float">
            <text:p>18.013</text:p>
          </table:table-cell>
          <table:table-cell table:formula="of:=['Figures 3.7-3.8 AJC'.V21]/1000" office:value-type="float" office:value="5.8322" calcext:value-type="float">
            <text:p>5.832</text:p>
          </table:table-cell>
          <table:table-cell table:formula="of:=['Figures 3.7-3.8 AJC'.W21]/1000" office:value-type="float" office:value="13.08035332395" calcext:value-type="float">
            <text:p>13.080</text:p>
          </table:table-cell>
          <table:table-cell table:formula="of:=['Figures 3.7-3.8 AJC'.X21]/1000" office:value-type="float" office:value="10.8346860666" calcext:value-type="float">
            <text:p>10.83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'Figures 3.7-3.8 AJC'.U22]/1000" office:value-type="float" office:value="18.68070825592" calcext:value-type="float">
            <text:p>18.681</text:p>
          </table:table-cell>
          <table:table-cell table:formula="of:=['Figures 3.7-3.8 AJC'.V22]/1000" office:value-type="float" office:value="6.48600856988711" calcext:value-type="float">
            <text:p>6.486</text:p>
          </table:table-cell>
          <table:table-cell table:formula="of:=['Figures 3.7-3.8 AJC'.W22]/1000" office:value-type="float" office:value="12.1581931356288" calcext:value-type="float">
            <text:p>12.158</text:p>
          </table:table-cell>
          <table:table-cell table:formula="of:=['Figures 3.7-3.8 AJC'.X22]/1000" office:value-type="float" office:value="9.36686830306282" calcext:value-type="float">
            <text:p>9.36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'Figures 3.7-3.8 AJC'.U23]/1000" office:value-type="float" office:value="14.140931851956" calcext:value-type="float">
            <text:p>14.141</text:p>
          </table:table-cell>
          <table:table-cell table:formula="of:=['Figures 3.7-3.8 AJC'.V23]/1000" office:value-type="float" office:value="6.9628" calcext:value-type="float">
            <text:p>6.963</text:p>
          </table:table-cell>
          <table:table-cell table:formula="of:=['Figures 3.7-3.8 AJC'.W23]/1000" office:value-type="float" office:value="17.5604270250026" calcext:value-type="float">
            <text:p>17.560</text:p>
          </table:table-cell>
          <table:table-cell table:formula="of:=['Figures 3.7-3.8 AJC'.X23]/1000" office:value-type="float" office:value="10.2124022287686" calcext:value-type="float">
            <text:p>10.21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'Figures 3.7-3.8 AJC'.U24]/1000" office:value-type="float" office:value="12.343704479708" calcext:value-type="float">
            <text:p>12.344</text:p>
          </table:table-cell>
          <table:table-cell table:formula="of:=['Figures 3.7-3.8 AJC'.V24]/1000" office:value-type="float" office:value="8.22614835" calcext:value-type="float">
            <text:p>8.226</text:p>
          </table:table-cell>
          <table:table-cell table:formula="of:=['Figures 3.7-3.8 AJC'.W24]/1000" office:value-type="float" office:value="13.8768677047197" calcext:value-type="float">
            <text:p>13.877</text:p>
          </table:table-cell>
          <table:table-cell table:formula="of:=['Figures 3.7-3.8 AJC'.X24]/1000" office:value-type="float" office:value="10.9305395461701" calcext:value-type="float">
            <text:p>10.93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'Figures 3.7-3.8 AJC'.U25]/1000" office:value-type="float" office:value="15.0792027645" calcext:value-type="float">
            <text:p>15.079</text:p>
          </table:table-cell>
          <table:table-cell table:formula="of:=['Figures 3.7-3.8 AJC'.V25]/1000" office:value-type="float" office:value="9.05842317615983" calcext:value-type="float">
            <text:p>9.058</text:p>
          </table:table-cell>
          <table:table-cell table:formula="of:=['Figures 3.7-3.8 AJC'.W25]/1000" office:value-type="float" office:value="11.6834688071187" calcext:value-type="float">
            <text:p>11.683</text:p>
          </table:table-cell>
          <table:table-cell table:formula="of:=['Figures 3.7-3.8 AJC'.X25]/1000" office:value-type="float" office:value="11.6078616149241" calcext:value-type="float">
            <text:p>11.60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'Figures 3.7-3.8 AJC'.U26]/1000" office:value-type="float" office:value="16.680776708848" calcext:value-type="float">
            <text:p>16.681</text:p>
          </table:table-cell>
          <table:table-cell table:formula="of:=['Figures 3.7-3.8 AJC'.V26]/1000" office:value-type="float" office:value="10.5823991241622" calcext:value-type="float">
            <text:p>10.582</text:p>
          </table:table-cell>
          <table:table-cell table:formula="of:=['Figures 3.7-3.8 AJC'.W26]/1000" office:value-type="float" office:value="11.9821119070864" calcext:value-type="float">
            <text:p>11.982</text:p>
          </table:table-cell>
          <table:table-cell table:formula="of:=['Figures 3.7-3.8 AJC'.X26]/1000" office:value-type="float" office:value="9.37030853240377" calcext:value-type="float">
            <text:p>9.37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'Figures 3.7-3.8 AJC'.U27]/1000" office:value-type="float" office:value="15.293023250442" calcext:value-type="float">
            <text:p>15.293</text:p>
          </table:table-cell>
          <table:table-cell table:formula="of:=['Figures 3.7-3.8 AJC'.V27]/1000" office:value-type="float" office:value="9.46478009279041" calcext:value-type="float">
            <text:p>9.465</text:p>
          </table:table-cell>
          <table:table-cell table:formula="of:=['Figures 3.7-3.8 AJC'.W27]/1000" office:value-type="float" office:value="14.7296994971809" calcext:value-type="float">
            <text:p>14.730</text:p>
          </table:table-cell>
          <table:table-cell table:formula="of:=['Figures 3.7-3.8 AJC'.X27]/1000" office:value-type="float" office:value="8.38803830315948" calcext:value-type="float">
            <text:p>8.38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'Figures 3.7-3.8 AJC'.U28]/1000" office:value-type="float" office:value="16.891824995136" calcext:value-type="float">
            <text:p>16.892</text:p>
          </table:table-cell>
          <table:table-cell table:formula="of:=['Figures 3.7-3.8 AJC'.V28]/1000" office:value-type="float" office:value="13.6862714563994" calcext:value-type="float">
            <text:p>13.686</text:p>
          </table:table-cell>
          <table:table-cell table:formula="of:=['Figures 3.7-3.8 AJC'.W28]/1000" office:value-type="float" office:value="10.7928482796464" calcext:value-type="float">
            <text:p>10.793</text:p>
          </table:table-cell>
          <table:table-cell table:formula="of:=['Figures 3.7-3.8 AJC'.X28]/1000" office:value-type="float" office:value="8.2551681101116" calcext:value-type="float">
            <text:p>8.25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'Figures 3.7-3.8 AJC'.U29]/1000" office:value-type="float" office:value="17.050020931706" calcext:value-type="float">
            <text:p>17.050</text:p>
          </table:table-cell>
          <table:table-cell table:formula="of:=['Figures 3.7-3.8 AJC'.V29]/1000" office:value-type="float" office:value="14.6848645646187" calcext:value-type="float">
            <text:p>14.685</text:p>
          </table:table-cell>
          <table:table-cell table:formula="of:=['Figures 3.7-3.8 AJC'.W29]/1000" office:value-type="float" office:value="11.9337051835031" calcext:value-type="float">
            <text:p>11.934</text:p>
          </table:table-cell>
          <table:table-cell table:formula="of:=['Figures 3.7-3.8 AJC'.X29]/1000" office:value-type="float" office:value="5.63841663782678" calcext:value-type="float">
            <text:p>5.63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'Figures 3.7-3.8 AJC'.U30]/1000" office:value-type="float" office:value="18.497880919147" calcext:value-type="float">
            <text:p>18.498</text:p>
          </table:table-cell>
          <table:table-cell table:formula="of:=['Figures 3.7-3.8 AJC'.V30]/1000" office:value-type="float" office:value="16.9485842895322" calcext:value-type="float">
            <text:p>16.949</text:p>
          </table:table-cell>
          <table:table-cell table:formula="of:=['Figures 3.7-3.8 AJC'.W30]/1000" office:value-type="float" office:value="10.8618431394265" calcext:value-type="float">
            <text:p>10.862</text:p>
          </table:table-cell>
          <table:table-cell table:formula="of:=['Figures 3.7-3.8 AJC'.X30]/1000" office:value-type="float" office:value="5.43990298946309" calcext:value-type="float">
            <text:p>5.44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'Figures 3.7-3.8 AJC'.U31]/1000" office:value-type="float" office:value="16.633272788804" calcext:value-type="float">
            <text:p>16.633</text:p>
          </table:table-cell>
          <table:table-cell table:formula="of:=['Figures 3.7-3.8 AJC'.V31]/1000" office:value-type="float" office:value="18.9619110947932" calcext:value-type="float">
            <text:p>18.962</text:p>
          </table:table-cell>
          <table:table-cell table:formula="of:=['Figures 3.7-3.8 AJC'.W31]/1000" office:value-type="float" office:value="10.3096073088926" calcext:value-type="float">
            <text:p>10.310</text:p>
          </table:table-cell>
          <table:table-cell table:formula="of:=['Figures 3.7-3.8 AJC'.X31]/1000" office:value-type="float" office:value="2.72455624995778" calcext:value-type="float">
            <text:p>2.72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'Figures 3.7-3.8 AJC'.U32]/1000" office:value-type="float" office:value="17.762828547744" calcext:value-type="float">
            <text:p>17.763</text:p>
          </table:table-cell>
          <table:table-cell table:formula="of:=['Figures 3.7-3.8 AJC'.V32]/1000" office:value-type="float" office:value="21.6274337022573" calcext:value-type="float">
            <text:p>21.627</text:p>
          </table:table-cell>
          <table:table-cell table:formula="of:=['Figures 3.7-3.8 AJC'.W32]/1000" office:value-type="float" office:value="8.53763629691265" calcext:value-type="float">
            <text:p>8.538</text:p>
          </table:table-cell>
          <table:table-cell table:formula="of:=['Figures 3.7-3.8 AJC'.X32]/1000" office:value-type="float" office:value="1.91296093462578" calcext:value-type="float">
            <text:p>1.913</text:p>
          </table:table-cell>
        </table:table-row>
        <table:table-row table:style-name="ro1">
          <table:table-cell table:style-name="Default" office:value-type="string" calcext:value-type="string">
            <text:p>-META-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BARS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STACKED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YAXISTITLE</text:p>
          </table:table-cell>
          <table:table-cell table:style-name="Default" office:value-type="string" calcext:value-type="string">
            <text:p>Energy Generation / GWh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XAXISTITLE</text:p>
          </table:table-cell>
          <table:table-cell table:style-name="Default" table:formula="of:=['Figures 3.7-3.8 AJC'.B21]" office:value-type="string" office:string-value="*Coal includes a small quantity of non-renewable wastes and other thermal." calcext:value-type="string">
            <text:p>*Coal includes a small quantity of non-renewable wastes and other thermal.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LEGENDX</text:p>
          </table:table-cell>
          <table:table-cell table:style-name="Default" office:value-type="float" office:value="2007" calcext:value-type="float">
            <text:p>2007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STACKEDLEGENDRIGHT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RIGHTPADDING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3"/>
        </table:table-row>
      </table:table>
      <table:table table:name="Figure 3.26 AJC" table:style-name="ta3">
        <table:shapes>
          <draw:frame draw:z-index="1" draw:style-name="gr1" draw:text-style-name="P1" svg:width="453.51pt" svg:height="255.09pt" svg:x="381.94pt" svg:y="209.08pt">
            <draw:object draw:notify-on-update-of-ranges="'Figure 3.26 AJC'.B17:'Figure 3.26 AJC'.B27 'Figure 3.26 AJC'.D16:'Figure 3.26 AJC'.D16 'Figure 3.26 AJC'.D17:'Figure 3.26 AJC'.D27 'Figure 3.26 AJC'.C16:'Figure 3.26 AJC'.C16 'Figure 3.26 AJC'.C17:'Figure 3.26 AJC'.C2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7" table:default-cell-style-name="ce80"/>
        <table:table-column table:style-name="co18" table:default-cell-style-name="ce80"/>
        <table:table-column table:style-name="co19" table:default-cell-style-name="ce80"/>
        <table:table-column table:style-name="co20" table:default-cell-style-name="ce80"/>
        <table:table-column table:style-name="co9" table:default-cell-style-name="ce80"/>
        <table:table-column table:style-name="co15" table:default-cell-style-name="ce80"/>
        <table:table-column table:style-name="co21" table:default-cell-style-name="ce80"/>
        <table:table-column table:style-name="co9" table:number-columns-repeated="4" table:default-cell-style-name="ce80"/>
        <table:table-column table:style-name="co22" table:default-cell-style-name="ce80"/>
        <table:table-column table:style-name="co9" table:number-columns-repeated="1012" table:default-cell-style-name="ce80"/>
        <table:table-row table:style-name="ro3">
          <table:table-cell table:style-name="ce35" office:value-type="string" calcext:value-type="string">
            <text:p>ENERGY IN SCOTLAND 2017</text:p>
          </table:table-cell>
          <table:table-cell table:style-name="ce41" table:number-columns-repeated="2"/>
          <table:table-cell table:style-name="Default"/>
          <table:table-cell table:style-name="ce58" office:value-type="string" calcext:value-type="string">
            <text:p><text:a xlink:href="#Summary.A1" xlink:type="simple">Back to Summary Page</text:a></text:p>
          </table:table-cell>
          <table:table-cell table:style-name="ce41" table:number-columns-repeated="2"/>
          <table:table-cell table:style-name="Default" table:number-columns-repeated="1017"/>
        </table:table-row>
        <table:table-row table:style-name="ro4">
          <table:table-cell table:style-name="ce36" office:value-type="string" calcext:value-type="string">
            <text:p>Data Tables, Figures and Sources</text:p>
          </table:table-cell>
          <table:table-cell table:style-name="ce41" table:number-columns-repeated="6"/>
          <table:table-cell table:style-name="Default" table:number-columns-repeated="1017"/>
        </table:table-row>
        <table:table-row table:style-name="ro4">
          <table:table-cell table:style-name="ce36"/>
          <table:table-cell table:style-name="ce41" table:number-columns-repeated="6"/>
          <table:table-cell table:style-name="Default" table:number-columns-repeated="1017"/>
        </table:table-row>
        <table:table-row table:style-name="ro4">
          <table:table-cell table:style-name="ce37" office:value-type="string" calcext:value-type="string">
            <text:p>Chapter 3</text:p>
          </table:table-cell>
          <table:table-cell table:style-name="ce42" table:number-columns-repeated="3"/>
          <table:table-cell table:style-name="ce98"/>
          <table:table-cell table:style-name="ce41" table:number-columns-repeated="2"/>
          <table:table-cell table:style-name="Default" table:number-columns-repeated="1017"/>
        </table:table-row>
        <table:table-row table:style-name="ro5">
          <table:table-cell table:style-name="ce38" office:value-type="string" calcext:value-type="string">
            <text:p>Figure 3.26: Total Scotland electricity sales (GWh), 2005-2015</text:p>
          </table:table-cell>
          <table:table-cell table:style-name="ce42" table:number-columns-repeated="3"/>
          <table:table-cell table:style-name="ce98"/>
          <table:table-cell table:style-name="ce41" table:number-columns-repeated="2"/>
          <table:table-cell table:style-name="Default" table:number-columns-repeated="1017"/>
        </table:table-row>
        <table:table-row table:style-name="ro5">
          <table:table-cell table:style-name="ce39"/>
          <table:table-cell table:style-name="ce41" table:number-columns-repeated="6"/>
          <table:table-cell table:style-name="Default" table:number-columns-repeated="1017"/>
        </table:table-row>
        <table:table-row table:style-name="ro5">
          <table:table-cell table:style-name="ce40"/>
          <table:table-cell table:style-name="ce6" office:value-type="string" calcext:value-type="string">
            <text:p>Source(s):<text:span text:style-name="T1"> Generation of electricity by fuel in Scotland, Wales, Northern Ireland and England, 2004 to 2015 (GWh), BEIS</text:span></text:p>
          </table:table-cell>
          <table:table-cell table:style-name="ce41" table:number-columns-repeated="5"/>
          <table:table-cell table:style-name="Default" table:number-columns-repeated="1017"/>
        </table:table-row>
        <table:table-row table:style-name="ro5">
          <table:table-cell table:style-name="ce40"/>
          <table:table-cell table:style-name="ce6" office:value-type="string" calcext:value-type="string">
            <text:p>General weblink(s):<text:span text:style-name="T1"> </text:span></text:p>
          </table:table-cell>
          <table:table-cell table:style-name="ce58" office:value-type="string" calcext:value-type="string">
            <text:p><text:a xlink:href="https://www.gov.uk/government/collections/energy-trends" xlink:type="simple">https://www.gov.uk/government/collections/energy-trends</text:a></text:p>
          </table:table-cell>
          <table:table-cell table:style-name="ce41" table:number-columns-repeated="4"/>
          <table:table-cell table:style-name="Default" table:number-columns-repeated="1017"/>
        </table:table-row>
        <table:table-row table:style-name="ro5">
          <table:table-cell table:style-name="ce40"/>
          <table:table-cell table:style-name="ce6" office:value-type="string" calcext:value-type="string">
            <text:p>Specific data weblink(s):<text:span text:style-name="T1"> </text:span></text:p>
          </table:table-cell>
          <table:table-cell table:style-name="ce85" office:value-type="string" calcext:value-type="string">
            <text:p>https://www.gov.uk/government/statistics/sub-national-electricity-and-gas-consumption-summary-report-2015</text:p>
          </table:table-cell>
          <table:table-cell table:style-name="ce41" table:number-columns-repeated="4"/>
          <table:table-cell table:style-name="Default" table:number-columns-repeated="1017"/>
        </table:table-row>
        <table:table-row table:style-name="ro5">
          <table:table-cell table:style-name="ce40"/>
          <table:table-cell table:style-name="ce6" office:value-type="string" calcext:value-type="string">
            <text:p>Next Update: <text:span text:style-name="T1">December 2017</text:span></text:p>
          </table:table-cell>
          <table:table-cell table:style-name="ce41" table:number-columns-repeated="5"/>
          <table:table-cell table:style-name="Default" table:number-columns-repeated="1017"/>
        </table:table-row>
        <table:table-row table:style-name="ro5">
          <table:table-cell table:style-name="ce40"/>
          <table:table-cell table:style-name="ce6"/>
          <table:table-cell table:style-name="ce41" table:number-columns-repeated="5"/>
          <table:table-cell table:style-name="Default" table:number-columns-repeated="1017"/>
        </table:table-row>
        <table:table-row table:style-name="ro5">
          <table:table-cell table:style-name="ce39"/>
          <table:table-cell table:style-name="ce41" table:number-columns-repeated="6"/>
          <table:table-cell table:style-name="Default" table:number-columns-repeated="1017"/>
        </table:table-row>
        <table:table-row table:style-name="ro5">
          <table:table-cell table:style-name="ce39"/>
          <table:table-cell table:style-name="ce43" office:value-type="string" calcext:value-type="string">
            <text:p>DATA</text:p>
          </table:table-cell>
          <table:table-cell table:style-name="ce50" table:number-columns-repeated="2"/>
          <table:table-cell table:style-name="ce66"/>
          <table:table-cell table:style-name="ce43" office:value-type="string" calcext:value-type="string">
            <text:p>CHART</text:p>
          </table:table-cell>
          <table:table-cell table:style-name="ce50"/>
          <table:table-cell table:style-name="ce101" table:number-columns-repeated="5"/>
          <table:table-cell table:style-name="Default" table:number-columns-repeated="1012"/>
        </table:table-row>
        <table:table-row table:style-name="ro5">
          <table:table-cell table:style-name="ce41" table:number-columns-repeated="7"/>
          <table:table-cell table:style-name="Default" table:number-columns-repeated="1017"/>
        </table:table-row>
        <table:table-row table:style-name="ro5">
          <table:table-cell table:style-name="ce41"/>
          <table:table-cell table:style-name="ce39" office:value-type="string" calcext:value-type="string">
            <text:p>Total Scotland electricity sales (GWh), 2005-2015</text:p>
          </table:table-cell>
          <table:table-cell table:style-name="ce41" table:number-columns-repeated="3"/>
          <table:table-cell table:style-name="ce100" office:value-type="string" calcext:value-type="string">
            <text:p>Figure 3.26: Total Scotland electricity sales (GWh), 2005-2015</text:p>
          </table:table-cell>
          <table:table-cell table:style-name="ce41"/>
          <table:table-cell table:style-name="Default" table:number-columns-repeated="1017"/>
        </table:table-row>
        <table:table-row table:style-name="ro5">
          <table:table-cell table:style-name="ce41"/>
          <table:table-cell table:style-name="ce81" office:value-type="string" calcext:value-type="string">
            <text:p>Year</text:p>
          </table:table-cell>
          <table:table-cell table:style-name="ce86" office:value-type="string" calcext:value-type="string">
            <text:p>Domestic total sales</text:p>
          </table:table-cell>
          <table:table-cell table:style-name="ce92" office:value-type="string" calcext:value-type="string">
            <text:p>Non-domestic sales</text:p>
          </table:table-cell>
          <table:table-cell table:style-name="ce41"/>
          <table:table-cell table:style-name="ce39">
            <draw:frame table:end-cell-address="'Figure 3.26 AJC'.L34" table:end-x="22.37pt" table:end-y="1.5pt" draw:z-index="0" draw:name="Chart 10" draw:style-name="gr2" draw:text-style-name="P2" svg:width="359.66pt" svg:height="234.94pt" svg:x="0pt" svg:y="9.61pt">
              <draw:object draw:notify-on-update-of-ranges="'Figure 3.26 AJC'.B17:'Figure 3.26 AJC'.B27 'Figure 3.26 AJC'.C16:'Figure 3.26 AJC'.C16 'Figure 3.26 AJC'.C17:'Figure 3.26 AJC'.C27 'Figure 3.26 AJC'.D16:'Figure 3.26 AJC'.D16 'Figure 3.26 AJC'.D17:'Figure 3.26 AJC'.D27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41"/>
          <table:table-cell table:style-name="Default" table:number-columns-repeated="1017"/>
        </table:table-row>
        <table:table-row table:style-name="ro5">
          <table:table-cell table:style-name="ce41"/>
          <table:table-cell table:style-name="ce82" office:value-type="float" office:value="2005" calcext:value-type="float">
            <text:p>2005</text:p>
          </table:table-cell>
          <table:table-cell table:style-name="ce87" office:value-type="float" office:value="12391.5023438" calcext:value-type="float">
            <text:p>12,392</text:p>
          </table:table-cell>
          <table:table-cell table:style-name="ce93" office:value-type="float" office:value="17113.8195542205" calcext:value-type="float">
            <text:p>17,114</text:p>
          </table:table-cell>
          <table:table-cell table:style-name="ce41"/>
          <table:table-cell table:style-name="ce39"/>
          <table:table-cell table:style-name="ce41"/>
          <table:table-cell table:style-name="Default" table:number-columns-repeated="1017"/>
        </table:table-row>
        <table:table-row table:style-name="ro5">
          <table:table-cell table:style-name="ce41"/>
          <table:table-cell table:style-name="ce82" office:value-type="float" office:value="2006" calcext:value-type="float">
            <text:p>2006</text:p>
          </table:table-cell>
          <table:table-cell table:style-name="ce87" office:value-type="float" office:value="12116.5580593" calcext:value-type="float">
            <text:p>12,117</text:p>
          </table:table-cell>
          <table:table-cell table:style-name="ce93" office:value-type="float" office:value="17310.746376013" calcext:value-type="float">
            <text:p>17,311</text:p>
          </table:table-cell>
          <table:table-cell table:style-name="ce41"/>
          <table:table-cell table:style-name="ce39"/>
          <table:table-cell table:style-name="ce41"/>
          <table:table-cell table:style-name="Default" table:number-columns-repeated="1017"/>
        </table:table-row>
        <table:table-row table:style-name="ro5">
          <table:table-cell table:style-name="ce41"/>
          <table:table-cell table:style-name="ce82" office:value-type="float" office:value="2007" calcext:value-type="float">
            <text:p>2007</text:p>
          </table:table-cell>
          <table:table-cell table:style-name="ce87" office:value-type="float" office:value="12001.268287" calcext:value-type="float">
            <text:p>12,001</text:p>
          </table:table-cell>
          <table:table-cell table:style-name="ce93" office:value-type="float" office:value="16961.1814706575" calcext:value-type="float">
            <text:p>16,961</text:p>
          </table:table-cell>
          <table:table-cell table:style-name="ce41"/>
          <table:table-cell table:style-name="ce39"/>
          <table:table-cell table:style-name="ce41"/>
          <table:table-cell table:style-name="Default" table:number-columns-repeated="1017"/>
        </table:table-row>
        <table:table-row table:style-name="ro5">
          <table:table-cell table:style-name="ce41"/>
          <table:table-cell table:style-name="ce82" office:value-type="float" office:value="2008" calcext:value-type="float">
            <text:p>2008</text:p>
          </table:table-cell>
          <table:table-cell table:style-name="ce88" office:value-type="float" office:value="11577.66503" calcext:value-type="float">
            <text:p>11,578</text:p>
          </table:table-cell>
          <table:table-cell table:style-name="ce94" office:value-type="float" office:value="16732.3970701767" calcext:value-type="float">
            <text:p>16,732</text:p>
          </table:table-cell>
          <table:table-cell table:style-name="ce41"/>
          <table:table-cell table:style-name="ce39"/>
          <table:table-cell table:style-name="ce41"/>
          <table:table-cell table:style-name="Default" table:number-columns-repeated="1017"/>
        </table:table-row>
        <table:table-row table:style-name="ro5">
          <table:table-cell table:style-name="ce41"/>
          <table:table-cell table:style-name="ce82" office:value-type="float" office:value="2009" calcext:value-type="float">
            <text:p>2009</text:p>
          </table:table-cell>
          <table:table-cell table:style-name="ce88" office:value-type="float" office:value="11434.8270056" calcext:value-type="float">
            <text:p>11,435</text:p>
          </table:table-cell>
          <table:table-cell table:style-name="ce94" office:value-type="float" office:value="15631.8888774" calcext:value-type="float">
            <text:p>15,632</text:p>
          </table:table-cell>
          <table:table-cell table:style-name="ce41"/>
          <table:table-cell table:style-name="ce39"/>
          <table:table-cell table:style-name="ce41"/>
          <table:table-cell table:style-name="Default" table:number-columns-repeated="1017"/>
        </table:table-row>
        <table:table-row table:style-name="ro5">
          <table:table-cell table:style-name="ce41"/>
          <table:table-cell table:style-name="ce82" office:value-type="float" office:value="2010" calcext:value-type="float">
            <text:p>2010</text:p>
          </table:table-cell>
          <table:table-cell table:style-name="ce88" office:value-type="float" office:value="11371.93115345" calcext:value-type="float">
            <text:p>11,372</text:p>
          </table:table-cell>
          <table:table-cell table:style-name="ce94" office:value-type="float" office:value="16018.7980418" calcext:value-type="float">
            <text:p>16,019</text:p>
          </table:table-cell>
          <table:table-cell table:style-name="ce41"/>
          <table:table-cell table:style-name="ce39"/>
          <table:table-cell table:style-name="ce41"/>
          <table:table-cell table:style-name="Default" table:number-columns-repeated="1017"/>
        </table:table-row>
        <table:table-row table:style-name="ro5">
          <table:table-cell table:style-name="ce41"/>
          <table:table-cell table:style-name="ce82" office:value-type="float" office:value="2011" calcext:value-type="float">
            <text:p>2011</text:p>
          </table:table-cell>
          <table:table-cell table:style-name="ce88" office:value-type="float" office:value="11150.0247595" calcext:value-type="float">
            <text:p>11,150</text:p>
          </table:table-cell>
          <table:table-cell table:style-name="ce94" office:value-type="float" office:value="15507.8137632" calcext:value-type="float">
            <text:p>15,508</text:p>
          </table:table-cell>
          <table:table-cell table:style-name="ce41"/>
          <table:table-cell table:style-name="ce39"/>
          <table:table-cell table:style-name="ce41"/>
          <table:table-cell table:style-name="Default" table:number-columns-repeated="1017"/>
        </table:table-row>
        <table:table-row table:style-name="ro5">
          <table:table-cell table:style-name="ce41"/>
          <table:table-cell table:style-name="ce82" office:value-type="float" office:value="2012" calcext:value-type="float">
            <text:p>2012</text:p>
          </table:table-cell>
          <table:table-cell table:style-name="ce88" office:value-type="float" office:value="10958.466273" calcext:value-type="float">
            <text:p>10,958</text:p>
          </table:table-cell>
          <table:table-cell table:style-name="ce94" office:value-type="float" office:value="15218.801993" calcext:value-type="float">
            <text:p>15,219</text:p>
          </table:table-cell>
          <table:table-cell table:style-name="ce41"/>
          <table:table-cell table:style-name="ce39"/>
          <table:table-cell table:style-name="ce41"/>
          <table:table-cell table:style-name="Default" table:number-columns-repeated="1017"/>
        </table:table-row>
        <table:table-row table:style-name="ro5">
          <table:table-cell table:style-name="Default"/>
          <table:table-cell table:style-name="ce82" office:value-type="float" office:value="2013" calcext:value-type="float">
            <text:p>2013</text:p>
          </table:table-cell>
          <table:table-cell table:style-name="ce88" office:value-type="float" office:value="10653" calcext:value-type="float">
            <text:p>10,653</text:p>
          </table:table-cell>
          <table:table-cell table:style-name="ce94" office:value-type="float" office:value="15220" calcext:value-type="float">
            <text:p>15,220</text:p>
          </table:table-cell>
          <table:table-cell table:style-name="ce48"/>
          <table:table-cell table:style-name="Default" table:number-columns-repeated="1019"/>
        </table:table-row>
        <table:table-row table:style-name="ro5">
          <table:table-cell table:style-name="Default"/>
          <table:table-cell table:style-name="ce82" office:value-type="float" office:value="2014" calcext:value-type="float">
            <text:p>2014</text:p>
          </table:table-cell>
          <table:table-cell table:style-name="ce88" office:value-type="float" office:value="10695" calcext:value-type="float">
            <text:p>10,695</text:p>
          </table:table-cell>
          <table:table-cell table:style-name="ce94" office:value-type="float" office:value="14816" calcext:value-type="float">
            <text:p>14,816</text:p>
          </table:table-cell>
          <table:table-cell table:style-name="ce99"/>
          <table:table-cell table:style-name="Default" table:number-columns-repeated="1019"/>
        </table:table-row>
        <table:table-row table:style-name="ro5">
          <table:table-cell table:style-name="Default"/>
          <table:table-cell table:style-name="ce82" office:value-type="float" office:value="2015" calcext:value-type="float">
            <text:p>2015</text:p>
          </table:table-cell>
          <table:table-cell table:style-name="ce88" office:value-type="float" office:value="10596" calcext:value-type="float">
            <text:p>10,596</text:p>
          </table:table-cell>
          <table:table-cell table:style-name="ce94" office:value-type="float" office:value="15504" calcext:value-type="float">
            <text:p>15,504</text:p>
          </table:table-cell>
          <table:table-cell table:style-name="ce99"/>
          <table:table-cell table:style-name="Default" table:number-columns-repeated="1019"/>
        </table:table-row>
        <table:table-row table:style-name="ro8">
          <table:table-cell table:style-name="Default"/>
          <table:table-cell table:style-name="ce83" office:value-type="string" calcext:value-type="string">
            <text:p>Percentage change <text:s text:c="5"/>2005 to 2015</text:p>
          </table:table-cell>
          <table:table-cell table:style-name="ce89" table:formula="of:=([.C27]/[.C17]) - 1" office:value-type="percentage" office:value="-0.144897873880351" calcext:value-type="percentage">
            <text:p>-14.5%</text:p>
          </table:table-cell>
          <table:table-cell table:style-name="ce95" table:formula="of:=([.D27]/[.D17])-1" office:value-type="percentage" office:value="-0.0940654743448838" calcext:value-type="percentage">
            <text:p>-9.4%</text:p>
          </table:table-cell>
          <table:table-cell table:style-name="ce99"/>
          <table:table-cell table:style-name="Default" table:number-columns-repeated="1019"/>
        </table:table-row>
        <table:table-row table:style-name="ro5">
          <table:table-cell table:style-name="Default" table:number-columns-repeated="1024"/>
        </table:table-row>
        <table:table-row table:style-name="ro9">
          <table:table-cell table:style-name="ce78"/>
          <table:table-cell/>
          <table:table-cell table:style-name="ce90"/>
          <table:table-cell table:style-name="ce96"/>
          <table:table-cell table:number-columns-repeated="10"/>
          <table:table-cell table:style-name="ce78" table:number-columns-repeated="1010"/>
        </table:table-row>
        <table:table-row table:style-name="ro5" table:number-rows-repeated="2">
          <table:table-cell table:style-name="ce78"/>
          <table:table-cell table:number-columns-repeated="13"/>
          <table:table-cell table:style-name="Default" table:number-columns-repeated="1010"/>
        </table:table-row>
        <table:table-row table:style-name="ro5">
          <table:table-cell table:style-name="ce78"/>
          <table:table-cell table:style-name="ce84"/>
          <table:table-cell table:number-columns-repeated="12"/>
          <table:table-cell table:style-name="Default" table:number-columns-repeated="1010"/>
        </table:table-row>
        <table:table-row table:style-name="ro5">
          <table:table-cell table:style-name="ce78"/>
          <table:table-cell table:number-columns-repeated="13"/>
          <table:table-cell table:style-name="Default" table:number-columns-repeated="1010"/>
        </table:table-row>
        <table:table-row table:style-name="ro5" table:number-rows-repeated="3">
          <table:table-cell table:style-name="Default" table:number-columns-repeated="1024"/>
        </table:table-row>
        <table:table-row table:style-name="ro5">
          <table:table-cell table:style-name="ce79"/>
          <table:table-cell/>
          <table:table-cell table:style-name="ce91"/>
          <table:table-cell table:style-name="ce97"/>
          <table:table-cell table:number-columns-repeated="10"/>
          <table:table-cell table:style-name="ce79" table:number-columns-repeated="1010"/>
        </table:table-row>
        <table:table-row table:style-name="ro5" table:number-rows-repeated="4">
          <table:table-cell table:style-name="ce79"/>
          <table:table-cell table:number-columns-repeated="13"/>
          <table:table-cell table:style-name="Default" table:number-columns-repeated="1010"/>
        </table:table-row>
        <table:table-row table:style-name="ro5" table:number-rows-repeated="26">
          <table:table-cell table:style-name="Default" table:number-columns-repeated="1024"/>
        </table:table-row>
        <table:table-row table:style-name="ro10">
          <table:table-cell table:style-name="Default" table:number-columns-repeated="1024"/>
        </table:table-row>
        <table:table-row table:style-name="ro5" table:number-rows-repeated="3">
          <table:table-cell table:style-name="Default" table:number-columns-repeated="1024"/>
        </table:table-row>
        <table:table-row table:style-name="ro5">
          <table:table-cell table:style-name="ce79"/>
          <table:table-cell table:number-columns-repeated="13"/>
          <table:table-cell table:style-name="ce79" table:number-columns-repeated="1010"/>
        </table:table-row>
        <table:table-row table:style-name="ro5" table:number-rows-repeated="4">
          <table:table-cell table:style-name="Default" table:number-columns-repeated="1024"/>
        </table:table-row>
        <table:table-row table:style-name="ro5">
          <table:table-cell table:style-name="ce79"/>
          <table:table-cell table:number-columns-repeated="13"/>
          <table:table-cell table:style-name="ce79" table:number-columns-repeated="1010"/>
        </table:table-row>
        <table:table-row table:style-name="ro5">
          <table:table-cell table:number-columns-repeated="14"/>
          <table:table-cell table:style-name="ce102" table:number-columns-repeated="7"/>
          <table:table-cell table:number-columns-repeated="1003"/>
        </table:table-row>
        <table:table-row table:style-name="ro5" table:number-rows-repeated="8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5" table:number-rows-repeated="104848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SV electricity_sales" table:style-name="ta1">
        <table:table-column table:style-name="co1" table:default-cell-style-name="Default"/>
        <table:table-column table:style-name="co23" table:number-columns-repeated="2" table:default-cell-style-name="ce103"/>
        <table:table-row table:style-name="ro1">
          <table:table-cell table:formula="of:=['Figure 3.26 AJC'.B16]" office:value-type="string" office:string-value="Year" calcext:value-type="string">
            <text:p>Year</text:p>
          </table:table-cell>
          <table:table-cell table:style-name="Default" table:formula="of:=['Figure 3.26 AJC'.D16]" office:value-type="string" office:string-value="Non-domestic sales" calcext:value-type="string">
            <text:p>Non-domestic sales</text:p>
          </table:table-cell>
          <table:table-cell table:style-name="Default" table:formula="of:=['Figure 3.26 AJC'.C16]" office:value-type="string" office:string-value="Domestic total sales" calcext:value-type="string">
            <text:p>Domestic total sales</text:p>
          </table:table-cell>
        </table:table-row>
        <table:table-row table:style-name="ro1">
          <table:table-cell table:formula="of:=['Figure 3.26 AJC'.B17]" office:value-type="float" office:value="2005" calcext:value-type="float">
            <text:p>2005</text:p>
          </table:table-cell>
          <table:table-cell table:formula="of:=['Figure 3.26 AJC'.D17]/1000" office:value-type="float" office:value="17.1138195542205" calcext:value-type="float">
            <text:p>17.114</text:p>
          </table:table-cell>
          <table:table-cell table:formula="of:=['Figure 3.26 AJC'.C17]/1000" office:value-type="float" office:value="12.3915023438" calcext:value-type="float">
            <text:p>12.392</text:p>
          </table:table-cell>
        </table:table-row>
        <table:table-row table:style-name="ro1">
          <table:table-cell table:formula="of:=['Figure 3.26 AJC'.B18]" office:value-type="float" office:value="2006" calcext:value-type="float">
            <text:p>2006</text:p>
          </table:table-cell>
          <table:table-cell table:formula="of:=['Figure 3.26 AJC'.D18]/1000" office:value-type="float" office:value="17.310746376013" calcext:value-type="float">
            <text:p>17.311</text:p>
          </table:table-cell>
          <table:table-cell table:formula="of:=['Figure 3.26 AJC'.C18]/1000" office:value-type="float" office:value="12.1165580593" calcext:value-type="float">
            <text:p>12.117</text:p>
          </table:table-cell>
        </table:table-row>
        <table:table-row table:style-name="ro1">
          <table:table-cell table:formula="of:=['Figure 3.26 AJC'.B19]" office:value-type="float" office:value="2007" calcext:value-type="float">
            <text:p>2007</text:p>
          </table:table-cell>
          <table:table-cell table:formula="of:=['Figure 3.26 AJC'.D19]/1000" office:value-type="float" office:value="16.9611814706575" calcext:value-type="float">
            <text:p>16.961</text:p>
          </table:table-cell>
          <table:table-cell table:formula="of:=['Figure 3.26 AJC'.C19]/1000" office:value-type="float" office:value="12.001268287" calcext:value-type="float">
            <text:p>12.001</text:p>
          </table:table-cell>
        </table:table-row>
        <table:table-row table:style-name="ro1">
          <table:table-cell table:formula="of:=['Figure 3.26 AJC'.B20]" office:value-type="float" office:value="2008" calcext:value-type="float">
            <text:p>2008</text:p>
          </table:table-cell>
          <table:table-cell table:formula="of:=['Figure 3.26 AJC'.D20]/1000" office:value-type="float" office:value="16.7323970701767" calcext:value-type="float">
            <text:p>16.732</text:p>
          </table:table-cell>
          <table:table-cell table:formula="of:=['Figure 3.26 AJC'.C20]/1000" office:value-type="float" office:value="11.57766503" calcext:value-type="float">
            <text:p>11.578</text:p>
          </table:table-cell>
        </table:table-row>
        <table:table-row table:style-name="ro1">
          <table:table-cell table:formula="of:=['Figure 3.26 AJC'.B21]" office:value-type="float" office:value="2009" calcext:value-type="float">
            <text:p>2009</text:p>
          </table:table-cell>
          <table:table-cell table:formula="of:=['Figure 3.26 AJC'.D21]/1000" office:value-type="float" office:value="15.6318888774" calcext:value-type="float">
            <text:p>15.632</text:p>
          </table:table-cell>
          <table:table-cell table:formula="of:=['Figure 3.26 AJC'.C21]/1000" office:value-type="float" office:value="11.4348270056" calcext:value-type="float">
            <text:p>11.435</text:p>
          </table:table-cell>
        </table:table-row>
        <table:table-row table:style-name="ro1">
          <table:table-cell table:formula="of:=['Figure 3.26 AJC'.B22]" office:value-type="float" office:value="2010" calcext:value-type="float">
            <text:p>2010</text:p>
          </table:table-cell>
          <table:table-cell table:formula="of:=['Figure 3.26 AJC'.D22]/1000" office:value-type="float" office:value="16.0187980418" calcext:value-type="float">
            <text:p>16.019</text:p>
          </table:table-cell>
          <table:table-cell table:formula="of:=['Figure 3.26 AJC'.C22]/1000" office:value-type="float" office:value="11.37193115345" calcext:value-type="float">
            <text:p>11.372</text:p>
          </table:table-cell>
        </table:table-row>
        <table:table-row table:style-name="ro1">
          <table:table-cell table:formula="of:=['Figure 3.26 AJC'.B23]" office:value-type="float" office:value="2011" calcext:value-type="float">
            <text:p>2011</text:p>
          </table:table-cell>
          <table:table-cell table:formula="of:=['Figure 3.26 AJC'.D23]/1000" office:value-type="float" office:value="15.5078137632" calcext:value-type="float">
            <text:p>15.508</text:p>
          </table:table-cell>
          <table:table-cell table:formula="of:=['Figure 3.26 AJC'.C23]/1000" office:value-type="float" office:value="11.1500247595" calcext:value-type="float">
            <text:p>11.150</text:p>
          </table:table-cell>
        </table:table-row>
        <table:table-row table:style-name="ro1">
          <table:table-cell table:formula="of:=['Figure 3.26 AJC'.B24]" office:value-type="float" office:value="2012" calcext:value-type="float">
            <text:p>2012</text:p>
          </table:table-cell>
          <table:table-cell table:formula="of:=['Figure 3.26 AJC'.D24]/1000" office:value-type="float" office:value="15.218801993" calcext:value-type="float">
            <text:p>15.219</text:p>
          </table:table-cell>
          <table:table-cell table:formula="of:=['Figure 3.26 AJC'.C24]/1000" office:value-type="float" office:value="10.958466273" calcext:value-type="float">
            <text:p>10.958</text:p>
          </table:table-cell>
        </table:table-row>
        <table:table-row table:style-name="ro1">
          <table:table-cell table:formula="of:=['Figure 3.26 AJC'.B25]" office:value-type="float" office:value="2013" calcext:value-type="float">
            <text:p>2013</text:p>
          </table:table-cell>
          <table:table-cell table:formula="of:=['Figure 3.26 AJC'.D25]/1000" office:value-type="float" office:value="15.22" calcext:value-type="float">
            <text:p>15.220</text:p>
          </table:table-cell>
          <table:table-cell table:formula="of:=['Figure 3.26 AJC'.C25]/1000" office:value-type="float" office:value="10.653" calcext:value-type="float">
            <text:p>10.653</text:p>
          </table:table-cell>
        </table:table-row>
        <table:table-row table:style-name="ro1">
          <table:table-cell table:formula="of:=['Figure 3.26 AJC'.B26]" office:value-type="float" office:value="2014" calcext:value-type="float">
            <text:p>2014</text:p>
          </table:table-cell>
          <table:table-cell table:formula="of:=['Figure 3.26 AJC'.D26]/1000" office:value-type="float" office:value="14.816" calcext:value-type="float">
            <text:p>14.816</text:p>
          </table:table-cell>
          <table:table-cell table:formula="of:=['Figure 3.26 AJC'.C26]/1000" office:value-type="float" office:value="10.695" calcext:value-type="float">
            <text:p>10.695</text:p>
          </table:table-cell>
        </table:table-row>
        <table:table-row table:style-name="ro1">
          <table:table-cell table:formula="of:=['Figure 3.26 AJC'.B27]" office:value-type="float" office:value="2015" calcext:value-type="float">
            <text:p>2015</text:p>
          </table:table-cell>
          <table:table-cell table:formula="of:=['Figure 3.26 AJC'.D27]/1000" office:value-type="float" office:value="15.504" calcext:value-type="float">
            <text:p>15.504</text:p>
          </table:table-cell>
          <table:table-cell table:formula="of:=['Figure 3.26 AJC'.C27]/1000" office:value-type="float" office:value="10.596" calcext:value-type="float">
            <text:p>10.596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BOLS</text:p>
          </table:table-cell>
          <table:table-cell table:style-name="ce3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YAXISTITLE</text:p>
          </table:table-cell>
          <table:table-cell office:value-type="string" calcext:value-type="string">
            <text:p>Electricity sales / 1000 GWh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igure 3.10 AJC" table:style-name="ta3">
        <table:shapes>
          <draw:frame draw:z-index="1" draw:style-name="gr1" draw:text-style-name="P1" svg:width="453.51pt" svg:height="255.09pt" svg:x="158.46pt" svg:y="523.47pt">
            <draw:object draw:notify-on-update-of-ranges="'Figure 3.10 AJC'.N17:'Figure 3.10 AJC'.N32 'Figure 3.10 AJC'.O16:'Figure 3.10 AJC'.O16 'Figure 3.10 AJC'.O17:'Figure 3.10 AJC'.O32 'Figure 3.10 AJC'.P16:'Figure 3.10 AJC'.P16 'Figure 3.10 AJC'.P17:'Figure 3.10 AJC'.P32 'Figure 3.10 AJC'.Q16:'Figure 3.10 AJC'.Q16 'Figure 3.10 AJC'.Q17:'Figure 3.10 AJC'.Q32 'Figure 3.10 AJC'.R16:'Figure 3.10 AJC'.R16 'Figure 3.10 AJC'.R17:'Figure 3.10 AJC'.R32 'Figure 3.10 AJC'.S16:'Figure 3.10 AJC'.S16 'Figure 3.10 AJC'.S17:'Figure 3.10 AJC'.S32 'Figure 3.10 AJC'.T16:'Figure 3.10 AJC'.T16 'Figure 3.10 AJC'.T17:'Figure 3.10 AJC'.T32 'Figure 3.10 AJC'.U16:'Figure 3.10 AJC'.U16 'Figure 3.10 AJC'.U17:'Figure 3.10 AJC'.U3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24" table:default-cell-style-name="ce80"/>
        <table:table-column table:style-name="co25" table:default-cell-style-name="ce80"/>
        <table:table-column table:style-name="co26" table:default-cell-style-name="ce80"/>
        <table:table-column table:style-name="co15" table:default-cell-style-name="ce80"/>
        <table:table-column table:style-name="co27" table:default-cell-style-name="ce80"/>
        <table:table-column table:style-name="co28" table:default-cell-style-name="ce80"/>
        <table:table-column table:style-name="co29" table:default-cell-style-name="ce80"/>
        <table:table-column table:style-name="co30" table:default-cell-style-name="ce80"/>
        <table:table-column table:style-name="co31" table:default-cell-style-name="ce80"/>
        <table:table-column table:style-name="co32" table:default-cell-style-name="ce80"/>
        <table:table-column table:style-name="co33" table:number-columns-repeated="1014" table:default-cell-style-name="ce80"/>
        <table:table-row table:style-name="ro3">
          <table:table-cell table:style-name="ce35" office:value-type="string" calcext:value-type="string">
            <text:p>ENERGY IN SCOTLAND 2017</text:p>
          </table:table-cell>
          <table:table-cell table:style-name="ce41" table:number-columns-repeated="2"/>
          <table:table-cell table:style-name="Default" table:number-columns-repeated="2"/>
          <table:table-cell table:style-name="ce58" office:value-type="string" calcext:value-type="string">
            <text:p><text:a xlink:href="#Summary.A1" xlink:type="simple">Back to Summary Page</text:a></text:p>
          </table:table-cell>
          <table:table-cell table:style-name="Default" table:number-columns-repeated="5"/>
          <table:table-cell table:style-name="ce41" table:number-columns-repeated="5"/>
          <table:table-cell table:style-name="Default" table:number-columns-repeated="1008"/>
        </table:table-row>
        <table:table-row table:style-name="ro4">
          <table:table-cell table:style-name="ce36" office:value-type="string" calcext:value-type="string">
            <text:p>Data Tables, Figures and Sources</text:p>
          </table:table-cell>
          <table:table-cell table:style-name="ce41" table:number-columns-repeated="4"/>
          <table:table-cell table:style-name="Default" table:number-columns-repeated="6"/>
          <table:table-cell table:style-name="ce41" table:number-columns-repeated="5"/>
          <table:table-cell table:style-name="Default" table:number-columns-repeated="1008"/>
        </table:table-row>
        <table:table-row table:style-name="ro4">
          <table:table-cell table:style-name="ce36"/>
          <table:table-cell table:style-name="ce41" table:number-columns-repeated="4"/>
          <table:table-cell table:style-name="Default" table:number-columns-repeated="6"/>
          <table:table-cell table:style-name="ce41" table:number-columns-repeated="5"/>
          <table:table-cell table:style-name="Default" table:number-columns-repeated="1008"/>
        </table:table-row>
        <table:table-row table:style-name="ro4">
          <table:table-cell table:style-name="ce37" office:value-type="string" calcext:value-type="string">
            <text:p>Chapter 3</text:p>
          </table:table-cell>
          <table:table-cell table:style-name="ce42" table:number-columns-repeated="4"/>
          <table:table-cell table:style-name="ce141" table:number-columns-repeated="6"/>
          <table:table-cell table:style-name="ce41" table:number-columns-repeated="5"/>
          <table:table-cell table:style-name="Default" table:number-columns-repeated="1008"/>
        </table:table-row>
        <table:table-row table:style-name="ro5">
          <table:table-cell table:style-name="ce38" office:value-type="string" calcext:value-type="string">
            <text:p>Figure 3.10: Installed capacity of sites (Mwe) generating electricity from renewable sources, Scotland, 2000-2015</text:p>
          </table:table-cell>
          <table:table-cell table:style-name="ce42" table:number-columns-repeated="4"/>
          <table:table-cell table:style-name="ce141" table:number-columns-repeated="6"/>
          <table:table-cell table:style-name="ce41" table:number-columns-repeated="5"/>
          <table:table-cell table:style-name="Default" table:number-columns-repeated="1008"/>
        </table:table-row>
        <table:table-row table:style-name="ro5">
          <table:table-cell table:style-name="ce39"/>
          <table:table-cell table:style-name="ce41" table:number-columns-repeated="4"/>
          <table:table-cell table:style-name="Default" table:number-columns-repeated="6"/>
          <table:table-cell table:style-name="ce41" table:number-columns-repeated="5"/>
          <table:table-cell table:style-name="Default" table:number-columns-repeated="1008"/>
        </table:table-row>
        <table:table-row table:style-name="ro5">
          <table:table-cell table:style-name="ce40"/>
          <table:table-cell table:style-name="ce6" office:value-type="string" calcext:value-type="string">
            <text:p>Source(s):<text:span text:style-name="T1"> Renewable electricity capacity and generation: Scotland, BEIS</text:span></text:p>
          </table:table-cell>
          <table:table-cell table:style-name="ce41" table:number-columns-repeated="3"/>
          <table:table-cell table:style-name="Default" table:number-columns-repeated="6"/>
          <table:table-cell table:style-name="ce41" table:number-columns-repeated="5"/>
          <table:table-cell table:style-name="Default" table:number-columns-repeated="1008"/>
        </table:table-row>
        <table:table-row table:style-name="ro5">
          <table:table-cell table:style-name="ce40"/>
          <table:table-cell table:style-name="ce6" office:value-type="string" calcext:value-type="string">
            <text:p>General weblink(s):<text:span text:style-name="T1"> </text:span></text:p>
          </table:table-cell>
          <table:table-cell table:style-name="ce41"/>
          <table:table-cell table:style-name="ce58" office:value-type="string" calcext:value-type="string">
            <text:p><text:a xlink:href="https://www.gov.uk/government/collections/energy-trends" xlink:type="simple">https://www.gov.uk/government/collections/energy-trends</text:a></text:p>
          </table:table-cell>
          <table:table-cell table:style-name="ce41"/>
          <table:table-cell table:style-name="Default" table:number-columns-repeated="6"/>
          <table:table-cell table:style-name="ce41" table:number-columns-repeated="5"/>
          <table:table-cell table:style-name="Default" table:number-columns-repeated="1008"/>
        </table:table-row>
        <table:table-row table:style-name="ro5">
          <table:table-cell table:style-name="ce40"/>
          <table:table-cell table:style-name="ce6" office:value-type="string" calcext:value-type="string">
            <text:p>Specific data weblink(s):<text:span text:style-name="T1"> </text:span></text:p>
          </table:table-cell>
          <table:table-cell table:style-name="ce41"/>
          <table:table-cell table:style-name="ce58" office:value-type="string" calcext:value-type="string">
            <text:p><text:a xlink:href="https://www.gov.uk/government/uploads/system/uploads/attachment_data/file/487864/ET_6.1.xls" xlink:type="simple">https://www.gov.uk/government/uploads/system/uploads/attachment_data/file/487864/ET_6.1.xls</text:a></text:p>
          </table:table-cell>
          <table:table-cell table:style-name="ce41"/>
          <table:table-cell table:style-name="Default" table:number-columns-repeated="6"/>
          <table:table-cell table:style-name="ce41" table:number-columns-repeated="5"/>
          <table:table-cell table:style-name="Default" table:number-columns-repeated="1008"/>
        </table:table-row>
        <table:table-row table:style-name="ro5">
          <table:table-cell table:style-name="ce40"/>
          <table:table-cell table:style-name="ce6" office:value-type="string" calcext:value-type="string">
            <text:p>Next Update: <text:span text:style-name="T1">March 2017</text:span></text:p>
          </table:table-cell>
          <table:table-cell table:style-name="ce41" table:number-columns-repeated="3"/>
          <table:table-cell table:style-name="Default" table:number-columns-repeated="6"/>
          <table:table-cell table:style-name="ce41" table:number-columns-repeated="5"/>
          <table:table-cell table:style-name="Default" table:number-columns-repeated="1008"/>
        </table:table-row>
        <table:table-row table:style-name="ro5">
          <table:table-cell table:style-name="ce40"/>
          <table:table-cell table:style-name="ce6"/>
          <table:table-cell table:style-name="ce41" table:number-columns-repeated="3"/>
          <table:table-cell table:style-name="Default" table:number-columns-repeated="6"/>
          <table:table-cell table:style-name="ce41" table:number-columns-repeated="5"/>
          <table:table-cell table:style-name="Default" table:number-columns-repeated="1008"/>
        </table:table-row>
        <table:table-row table:style-name="ro5">
          <table:table-cell table:style-name="ce39"/>
          <table:table-cell table:style-name="ce41" table:number-columns-repeated="7"/>
          <table:table-cell table:style-name="Default" table:number-columns-repeated="9"/>
          <table:table-cell table:style-name="ce41" table:number-columns-repeated="2"/>
          <table:table-cell table:style-name="Default" table:number-columns-repeated="1005"/>
        </table:table-row>
        <table:table-row table:style-name="ro1">
          <table:table-cell table:style-name="ce39"/>
          <table:table-cell table:style-name="ce43" office:value-type="string" calcext:value-type="string">
            <text:p>DATA</text:p>
          </table:table-cell>
          <table:table-cell table:style-name="ce50" table:number-columns-repeated="8"/>
          <table:table-cell table:style-name="ce66" table:number-columns-repeated="2"/>
          <table:table-cell table:style-name="ce106"/>
          <table:table-cell table:style-name="Default" table:number-columns-repeated="9"/>
          <table:table-cell table:style-name="ce50"/>
          <table:table-cell table:style-name="Default" table:number-columns-repeated="1001"/>
        </table:table-row>
        <table:table-row table:style-name="ro1">
          <table:table-cell table:style-name="ce41" table:number-columns-repeated="12"/>
          <table:table-cell table:style-name="Default" table:number-columns-repeated="10"/>
          <table:table-cell table:style-name="ce41"/>
          <table:table-cell table:style-name="Default" table:number-columns-repeated="1001"/>
        </table:table-row>
        <table:table-row table:style-name="ro1">
          <table:table-cell table:style-name="Default"/>
          <table:table-cell table:style-name="ce111" office:value-type="string" calcext:value-type="string">
            <text:p>Installed capacity of sites (Mwe) generating electricity from renewable sources, Scotland, 2000-2015</text:p>
          </table:table-cell>
          <table:table-cell table:style-name="Default" table:number-columns-repeated="12"/>
          <table:table-cell table:style-name="Default" table:formula="of:=[.O17]/[.V17]" office:value-type="float" office:value="0.948885693745507" calcext:value-type="float">
            <text:p>0.948885693745507</text:p>
          </table:table-cell>
          <table:table-cell table:style-name="Default" table:number-columns-repeated="7"/>
          <table:table-cell table:style-name="ce41"/>
          <table:table-cell table:style-name="Default" table:number-columns-repeated="1001"/>
        </table:table-row>
        <table:table-row table:style-name="ro13">
          <table:table-cell table:style-name="ce78"/>
          <table:table-cell table:style-name="ce112" office:value-type="string" calcext:value-type="string">
            <text:p>Year</text:p>
          </table:table-cell>
          <table:table-cell table:style-name="ce125" office:value-type="string" calcext:value-type="string">
            <text:p>Hydro</text:p>
          </table:table-cell>
          <table:table-cell table:style-name="ce125" office:value-type="string" calcext:value-type="string">
            <text:p>Wind</text:p>
          </table:table-cell>
          <table:table-cell table:style-name="ce125" office:value-type="string" calcext:value-type="string">
            <text:p>Wave and tidal</text:p>
          </table:table-cell>
          <table:table-cell table:style-name="ce125" office:value-type="string" calcext:value-type="string">
            <text:p>Solar PV</text:p>
          </table:table-cell>
          <table:table-cell table:style-name="ce125" office:value-type="string" calcext:value-type="string">
            <text:p>Landfill gas</text:p>
          </table:table-cell>
          <table:table-cell table:style-name="ce125" office:value-type="string" calcext:value-type="string">
            <text:p>Sewage gas</text:p>
          </table:table-cell>
          <table:table-cell table:style-name="ce125" office:value-type="string" calcext:value-type="string">
            <text:p>Other bioenergy</text:p>
          </table:table-cell>
          <table:table-cell table:style-name="ce146" office:value-type="string" calcext:value-type="string">
            <text:p>Total</text:p>
          </table:table-cell>
          <table:table-cell table:style-name="ce153"/>
          <table:table-cell table:style-name="ce78" table:number-columns-repeated="2"/>
          <table:table-cell table:style-name="ce112" office:value-type="string" calcext:value-type="string">
            <text:p>Year</text:p>
          </table:table-cell>
          <table:table-cell table:style-name="ce125" office:value-type="string" calcext:value-type="string">
            <text:p>Hydro</text:p>
          </table:table-cell>
          <table:table-cell table:style-name="ce125" office:value-type="string" calcext:value-type="string">
            <text:p>Wind</text:p>
          </table:table-cell>
          <table:table-cell table:style-name="ce125" office:value-type="string" calcext:value-type="string">
            <text:p>Wave and tidal</text:p>
          </table:table-cell>
          <table:table-cell table:style-name="ce125" office:value-type="string" calcext:value-type="string">
            <text:p>Solar PV</text:p>
          </table:table-cell>
          <table:table-cell table:style-name="ce125" office:value-type="string" calcext:value-type="string">
            <text:p>Landfill gas</text:p>
          </table:table-cell>
          <table:table-cell table:style-name="ce125" office:value-type="string" calcext:value-type="string">
            <text:p>Sewage gas</text:p>
          </table:table-cell>
          <table:table-cell table:style-name="ce125" office:value-type="string" calcext:value-type="string">
            <text:p>Other bioenergy</text:p>
          </table:table-cell>
          <table:table-cell table:style-name="ce146" office:value-type="string" calcext:value-type="string">
            <text:p>Total</text:p>
          </table:table-cell>
          <table:table-cell table:style-name="ce157" office:value-type="string" calcext:value-type="string">
            <text:p>Exponential fit</text:p>
          </table:table-cell>
          <table:table-cell table:style-name="ce78" table:number-columns-repeated="6"/>
          <table:table-cell table:style-name="ce158"/>
          <table:table-cell table:style-name="ce78" table:number-columns-repeated="994"/>
        </table:table-row>
        <table:table-row table:style-name="ro1">
          <table:table-cell table:style-name="ce78"/>
          <table:table-cell table:style-name="ce113" office:value-type="float" office:value="2000" calcext:value-type="float">
            <text:p>2000</text:p>
          </table:table-cell>
          <table:table-cell table:style-name="ce126" office:value-type="float" office:value="1319.9" calcext:value-type="float">
            <text:p>1319.9</text:p>
          </table:table-cell>
          <table:table-cell table:style-name="ce126" office:value-type="float" office:value="38.5" calcext:value-type="float">
            <text:p>38.5</text:p>
          </table:table-cell>
          <table:table-cell table:number-columns-repeated="2" table:style-name="ce139" office:value-type="string" calcext:value-type="string">
            <text:p>-</text:p>
          </table:table-cell>
          <table:table-cell table:style-name="ce139" office:value-type="float" office:value="14.4" calcext:value-type="float">
            <text:p>14.4</text:p>
          </table:table-cell>
          <table:table-cell table:style-name="ce139" office:value-type="string" calcext:value-type="string">
            <text:p>-</text:p>
          </table:table-cell>
          <table:table-cell table:style-name="ce139" office:value-type="float" office:value="18.2" calcext:value-type="float">
            <text:p>18.2</text:p>
          </table:table-cell>
          <table:table-cell table:style-name="ce147" office:value-type="float" office:value="1391" calcext:value-type="float">
            <text:p>1391.0</text:p>
          </table:table-cell>
          <table:table-cell table:style-name="Default"/>
          <table:table-cell table:style-name="ce78" table:number-columns-repeated="2"/>
          <table:table-cell table:style-name="ce113" office:value-type="float" office:value="2000" calcext:value-type="float">
            <text:p>2000</text:p>
          </table:table-cell>
          <table:table-cell table:style-name="ce155" table:formula="of:=[.C17]/1000" office:value-type="float" office:value="1.3199" calcext:value-type="float">
            <text:p>1.31990</text:p>
          </table:table-cell>
          <table:table-cell table:style-name="ce155" table:formula="of:=[.D17]/1000" office:value-type="float" office:value="0.0385" calcext:value-type="float">
            <text:p>0.03850</text:p>
          </table:table-cell>
          <table:table-cell table:style-name="ce155" table:number-columns-repeated="2"/>
          <table:table-cell table:style-name="ce155" table:formula="of:=[.G17]/1000" office:value-type="float" office:value="0.0144" calcext:value-type="float">
            <text:p>0.01440</text:p>
          </table:table-cell>
          <table:table-cell table:style-name="ce155"/>
          <table:table-cell table:style-name="ce155" table:formula="of:=[.I17]/1000" office:value-type="float" office:value="0.0182" calcext:value-type="float">
            <text:p>0.01820</text:p>
          </table:table-cell>
          <table:table-cell table:style-name="ce155" table:formula="of:=[.J17]/1000" office:value-type="float" office:value="1.391" calcext:value-type="float">
            <text:p>1.39100</text:p>
          </table:table-cell>
          <table:table-cell table:style-name="ce158" office:value-type="float" office:value="1.39" calcext:value-type="float">
            <text:p>1.39</text:p>
          </table:table-cell>
          <table:table-cell table:style-name="ce78" office:value-type="float" office:value="1.12" calcext:value-type="float">
            <text:p>1.12</text:p>
          </table:table-cell>
          <table:table-cell table:style-name="ce78" table:number-columns-repeated="5"/>
          <table:table-cell table:style-name="Default"/>
          <table:table-cell table:style-name="ce78" table:number-columns-repeated="994"/>
        </table:table-row>
        <table:table-row table:style-name="ro1">
          <table:table-cell table:style-name="ce78"/>
          <table:table-cell table:style-name="ce113" office:value-type="float" office:value="2001" calcext:value-type="float">
            <text:p>2001</text:p>
          </table:table-cell>
          <table:table-cell table:style-name="ce127" office:value-type="float" office:value="1325.1" calcext:value-type="float">
            <text:p>1325.1</text:p>
          </table:table-cell>
          <table:table-cell table:style-name="ce126" office:value-type="float" office:value="43.5" calcext:value-type="float">
            <text:p>43.5</text:p>
          </table:table-cell>
          <table:table-cell table:style-name="ce139" office:value-type="string" calcext:value-type="string">
            <text:p>-</text:p>
          </table:table-cell>
          <table:table-cell table:style-name="ce142" office:value-type="string" calcext:value-type="string">
            <text:p>-</text:p>
          </table:table-cell>
          <table:table-cell table:style-name="ce142" office:value-type="float" office:value="16.6" calcext:value-type="float">
            <text:p>16.6</text:p>
          </table:table-cell>
          <table:table-cell table:style-name="ce139" office:value-type="string" calcext:value-type="string">
            <text:p>-</text:p>
          </table:table-cell>
          <table:table-cell table:style-name="ce139" office:value-type="float" office:value="18.3" calcext:value-type="float">
            <text:p>18.3</text:p>
          </table:table-cell>
          <table:table-cell table:style-name="ce147" office:value-type="float" office:value="1403.5" calcext:value-type="float">
            <text:p>1403.5</text:p>
          </table:table-cell>
          <table:table-cell table:style-name="Default"/>
          <table:table-cell table:style-name="ce78" table:number-columns-repeated="2"/>
          <table:table-cell table:style-name="ce113" office:value-type="float" office:value="2001" calcext:value-type="float">
            <text:p>2001</text:p>
          </table:table-cell>
          <table:table-cell table:style-name="ce155" table:formula="of:=[.C18]/1000" office:value-type="float" office:value="1.3251" calcext:value-type="float">
            <text:p>1.32510</text:p>
          </table:table-cell>
          <table:table-cell table:style-name="ce155" table:formula="of:=[.D18]/1000" office:value-type="float" office:value="0.0435" calcext:value-type="float">
            <text:p>0.04350</text:p>
          </table:table-cell>
          <table:table-cell table:style-name="ce155" table:number-columns-repeated="2"/>
          <table:table-cell table:style-name="ce155" table:formula="of:=[.G18]/1000" office:value-type="float" office:value="0.0166" calcext:value-type="float">
            <text:p>0.01660</text:p>
          </table:table-cell>
          <table:table-cell table:style-name="ce155"/>
          <table:table-cell table:style-name="ce155" table:formula="of:=[.I18]/1000" office:value-type="float" office:value="0.0183" calcext:value-type="float">
            <text:p>0.01830</text:p>
          </table:table-cell>
          <table:table-cell table:style-name="ce155" table:formula="of:=[.J18]/1000" office:value-type="float" office:value="1.4035" calcext:value-type="float">
            <text:p>1.40350</text:p>
          </table:table-cell>
          <table:table-cell table:style-name="ce158" table:formula="of:=[.W17]*[.X$17]" office:value-type="float" office:value="1.5568" calcext:value-type="float">
            <text:p>1.5568</text:p>
          </table:table-cell>
          <table:table-cell table:style-name="ce78" table:number-columns-repeated="6"/>
          <table:table-cell table:style-name="Default"/>
          <table:table-cell table:style-name="ce78" table:number-columns-repeated="994"/>
        </table:table-row>
        <table:table-row table:style-name="ro1">
          <table:table-cell table:style-name="ce78"/>
          <table:table-cell table:style-name="ce113" office:value-type="float" office:value="2002" calcext:value-type="float">
            <text:p>2002</text:p>
          </table:table-cell>
          <table:table-cell table:style-name="ce127" office:value-type="float" office:value="1303.8" calcext:value-type="float">
            <text:p>1303.8</text:p>
          </table:table-cell>
          <table:table-cell table:style-name="ce126" office:value-type="float" office:value="185.7" calcext:value-type="float">
            <text:p>185.7</text:p>
          </table:table-cell>
          <table:table-cell table:style-name="ce139" office:value-type="string" calcext:value-type="string">
            <text:p>-</text:p>
          </table:table-cell>
          <table:table-cell table:style-name="ce142" office:value-type="string" calcext:value-type="string">
            <text:p>-</text:p>
          </table:table-cell>
          <table:table-cell table:style-name="ce142" office:value-type="float" office:value="26.2" calcext:value-type="float">
            <text:p>26.2</text:p>
          </table:table-cell>
          <table:table-cell table:style-name="ce139" office:value-type="string" calcext:value-type="string">
            <text:p>-</text:p>
          </table:table-cell>
          <table:table-cell table:style-name="ce139" office:value-type="float" office:value="21.8" calcext:value-type="float">
            <text:p>21.8</text:p>
          </table:table-cell>
          <table:table-cell table:style-name="ce147" office:value-type="float" office:value="1537.5" calcext:value-type="float">
            <text:p>1537.5</text:p>
          </table:table-cell>
          <table:table-cell table:style-name="Default"/>
          <table:table-cell table:style-name="ce78" table:number-columns-repeated="2"/>
          <table:table-cell table:style-name="ce113" office:value-type="float" office:value="2002" calcext:value-type="float">
            <text:p>2002</text:p>
          </table:table-cell>
          <table:table-cell table:style-name="ce155" table:formula="of:=[.C19]/1000" office:value-type="float" office:value="1.3038" calcext:value-type="float">
            <text:p>1.30380</text:p>
          </table:table-cell>
          <table:table-cell table:style-name="ce155" table:formula="of:=[.D19]/1000" office:value-type="float" office:value="0.1857" calcext:value-type="float">
            <text:p>0.18570</text:p>
          </table:table-cell>
          <table:table-cell table:style-name="ce155" table:number-columns-repeated="2"/>
          <table:table-cell table:style-name="ce155" table:formula="of:=[.G19]/1000" office:value-type="float" office:value="0.0262" calcext:value-type="float">
            <text:p>0.02620</text:p>
          </table:table-cell>
          <table:table-cell table:style-name="ce155"/>
          <table:table-cell table:style-name="ce155" table:formula="of:=[.I19]/1000" office:value-type="float" office:value="0.0218" calcext:value-type="float">
            <text:p>0.02180</text:p>
          </table:table-cell>
          <table:table-cell table:style-name="ce155" table:formula="of:=[.J19]/1000" office:value-type="float" office:value="1.5375" calcext:value-type="float">
            <text:p>1.53750</text:p>
          </table:table-cell>
          <table:table-cell table:style-name="ce158" table:formula="of:=[.W18]*[.X$17]" office:value-type="float" office:value="1.743616" calcext:value-type="float">
            <text:p>1.743616</text:p>
          </table:table-cell>
          <table:table-cell table:style-name="ce78" table:number-columns-repeated="6"/>
          <table:table-cell table:style-name="Default"/>
          <table:table-cell table:style-name="ce78" table:number-columns-repeated="994"/>
        </table:table-row>
        <table:table-row table:style-name="ro1">
          <table:table-cell table:style-name="ce78"/>
          <table:table-cell table:style-name="ce113" office:value-type="float" office:value="2003" calcext:value-type="float">
            <text:p>2003</text:p>
          </table:table-cell>
          <table:table-cell table:style-name="ce128" office:value-type="float" office:value="1298.5" calcext:value-type="float">
            <text:p>1,298.5</text:p>
          </table:table-cell>
          <table:table-cell table:style-name="ce128" office:value-type="float" office:value="307.8" calcext:value-type="float">
            <text:p>307.8</text:p>
          </table:table-cell>
          <table:table-cell table:style-name="ce128" office:value-type="float" office:value="0.5" calcext:value-type="float">
            <text:p>0.5</text:p>
          </table:table-cell>
          <table:table-cell table:style-name="ce128" office:value-type="float" office:value="0" calcext:value-type="float">
            <text:p>0.0</text:p>
          </table:table-cell>
          <table:table-cell table:style-name="ce143" office:value-type="float" office:value="48.2" calcext:value-type="float">
            <text:p>48.2</text:p>
          </table:table-cell>
          <table:table-cell table:style-name="ce128" office:value-type="string" calcext:value-type="string">
            <text:p>-</text:p>
          </table:table-cell>
          <table:table-cell table:style-name="ce128" office:value-type="float" office:value="20.8" calcext:value-type="float">
            <text:p>20.8</text:p>
          </table:table-cell>
          <table:table-cell table:style-name="ce148" office:value-type="float" office:value="1675.8" calcext:value-type="float">
            <text:p>1,675.8</text:p>
          </table:table-cell>
          <table:table-cell table:style-name="Default"/>
          <table:table-cell table:style-name="ce78" table:number-columns-repeated="2"/>
          <table:table-cell table:style-name="ce113" office:value-type="float" office:value="2003" calcext:value-type="float">
            <text:p>2003</text:p>
          </table:table-cell>
          <table:table-cell table:style-name="ce155" table:formula="of:=[.C20]/1000" office:value-type="float" office:value="1.2985" calcext:value-type="float">
            <text:p>1.29850</text:p>
          </table:table-cell>
          <table:table-cell table:style-name="ce155" table:formula="of:=[.D20]/1000" office:value-type="float" office:value="0.3078" calcext:value-type="float">
            <text:p>0.30780</text:p>
          </table:table-cell>
          <table:table-cell table:style-name="ce155" table:formula="of:=[.E20]/1000" office:value-type="float" office:value="0.0005" calcext:value-type="float">
            <text:p>0.00050</text:p>
          </table:table-cell>
          <table:table-cell table:style-name="ce155" table:formula="of:=[.F20]/1000" office:value-type="float" office:value="0" calcext:value-type="float">
            <text:p>0.00000</text:p>
          </table:table-cell>
          <table:table-cell table:style-name="ce155" table:formula="of:=[.G20]/1000" office:value-type="float" office:value="0.0482" calcext:value-type="float">
            <text:p>0.04820</text:p>
          </table:table-cell>
          <table:table-cell table:style-name="ce155"/>
          <table:table-cell table:style-name="ce155" table:formula="of:=[.I20]/1000" office:value-type="float" office:value="0.0208" calcext:value-type="float">
            <text:p>0.02080</text:p>
          </table:table-cell>
          <table:table-cell table:style-name="ce155" table:formula="of:=[.J20]/1000" office:value-type="float" office:value="1.6758" calcext:value-type="float">
            <text:p>1.67580</text:p>
          </table:table-cell>
          <table:table-cell table:style-name="ce158" table:formula="of:=[.W19]*[.X$17]" office:value-type="float" office:value="1.95284992" calcext:value-type="float">
            <text:p>1.95284992</text:p>
          </table:table-cell>
          <table:table-cell table:style-name="ce78" table:number-columns-repeated="6"/>
          <table:table-cell table:style-name="Default"/>
          <table:table-cell table:style-name="ce78" table:number-columns-repeated="994"/>
        </table:table-row>
        <table:table-row table:style-name="ro1">
          <table:table-cell table:style-name="ce78"/>
          <table:table-cell table:style-name="ce114" office:value-type="float" office:value="2004" calcext:value-type="float">
            <text:p>2004</text:p>
          </table:table-cell>
          <table:table-cell table:style-name="ce128" office:value-type="float" office:value="1307.6" calcext:value-type="float">
            <text:p>1,307.6</text:p>
          </table:table-cell>
          <table:table-cell table:style-name="ce128" office:value-type="float" office:value="411.5" calcext:value-type="float">
            <text:p>411.5</text:p>
          </table:table-cell>
          <table:table-cell table:style-name="ce128" office:value-type="float" office:value="0.5" calcext:value-type="float">
            <text:p>0.5</text:p>
          </table:table-cell>
          <table:table-cell table:style-name="ce128" office:value-type="float" office:value="0" calcext:value-type="float">
            <text:p>0.0</text:p>
          </table:table-cell>
          <table:table-cell table:style-name="ce143" office:value-type="float" office:value="61.7" calcext:value-type="float">
            <text:p>61.7</text:p>
          </table:table-cell>
          <table:table-cell table:style-name="ce128" office:value-type="string" calcext:value-type="string">
            <text:p>-</text:p>
          </table:table-cell>
          <table:table-cell table:style-name="ce128" office:value-type="float" office:value="21" calcext:value-type="float">
            <text:p>21.0</text:p>
          </table:table-cell>
          <table:table-cell table:style-name="ce148" office:value-type="float" office:value="1802.3" calcext:value-type="float">
            <text:p>1,802.3</text:p>
          </table:table-cell>
          <table:table-cell table:style-name="Default"/>
          <table:table-cell table:style-name="ce78" table:number-columns-repeated="2"/>
          <table:table-cell table:style-name="ce114" office:value-type="float" office:value="2004" calcext:value-type="float">
            <text:p>2004</text:p>
          </table:table-cell>
          <table:table-cell table:style-name="ce155" table:formula="of:=[.C21]/1000" office:value-type="float" office:value="1.3076" calcext:value-type="float">
            <text:p>1.30760</text:p>
          </table:table-cell>
          <table:table-cell table:style-name="ce155" table:formula="of:=[.D21]/1000" office:value-type="float" office:value="0.4115" calcext:value-type="float">
            <text:p>0.41150</text:p>
          </table:table-cell>
          <table:table-cell table:style-name="ce155" table:formula="of:=[.E21]/1000" office:value-type="float" office:value="0.0005" calcext:value-type="float">
            <text:p>0.00050</text:p>
          </table:table-cell>
          <table:table-cell table:style-name="ce155" table:formula="of:=[.F21]/1000" office:value-type="float" office:value="0" calcext:value-type="float">
            <text:p>0.00000</text:p>
          </table:table-cell>
          <table:table-cell table:style-name="ce155" table:formula="of:=[.G21]/1000" office:value-type="float" office:value="0.0617" calcext:value-type="float">
            <text:p>0.06170</text:p>
          </table:table-cell>
          <table:table-cell table:style-name="ce155"/>
          <table:table-cell table:style-name="ce155" table:formula="of:=[.I21]/1000" office:value-type="float" office:value="0.021" calcext:value-type="float">
            <text:p>0.02100</text:p>
          </table:table-cell>
          <table:table-cell table:style-name="ce155" table:formula="of:=[.J21]/1000" office:value-type="float" office:value="1.8023" calcext:value-type="float">
            <text:p>1.80230</text:p>
          </table:table-cell>
          <table:table-cell table:style-name="ce158" table:formula="of:=[.W20]*[.X$17]" office:value-type="float" office:value="2.1871919104" calcext:value-type="float">
            <text:p>2.1871919104</text:p>
          </table:table-cell>
          <table:table-cell table:style-name="ce78" table:number-columns-repeated="6"/>
          <table:table-cell table:style-name="Default"/>
          <table:table-cell table:style-name="ce78" table:number-columns-repeated="994"/>
        </table:table-row>
        <table:table-row table:style-name="ro1">
          <table:table-cell table:style-name="ce78"/>
          <table:table-cell table:style-name="ce113" office:value-type="float" office:value="2005" calcext:value-type="float">
            <text:p>2005</text:p>
          </table:table-cell>
          <table:table-cell table:style-name="ce128" office:value-type="float" office:value="1311.6" calcext:value-type="float">
            <text:p>1,311.6</text:p>
          </table:table-cell>
          <table:table-cell table:style-name="ce128" office:value-type="float" office:value="746" calcext:value-type="float">
            <text:p>746.0</text:p>
          </table:table-cell>
          <table:table-cell table:style-name="ce128" office:value-type="float" office:value="0.5" calcext:value-type="float">
            <text:p>0.5</text:p>
          </table:table-cell>
          <table:table-cell table:style-name="ce128" office:value-type="float" office:value="0" calcext:value-type="float">
            <text:p>0.0</text:p>
          </table:table-cell>
          <table:table-cell table:style-name="ce143" office:value-type="float" office:value="71.5" calcext:value-type="float">
            <text:p>71.5</text:p>
          </table:table-cell>
          <table:table-cell table:style-name="ce128" office:value-type="string" calcext:value-type="string">
            <text:p>-</text:p>
          </table:table-cell>
          <table:table-cell table:style-name="ce128" office:value-type="float" office:value="21" calcext:value-type="float">
            <text:p>21.0</text:p>
          </table:table-cell>
          <table:table-cell table:style-name="ce148" office:value-type="float" office:value="2150.6" calcext:value-type="float">
            <text:p>2,150.6</text:p>
          </table:table-cell>
          <table:table-cell table:style-name="Default"/>
          <table:table-cell table:style-name="ce78" table:number-columns-repeated="2"/>
          <table:table-cell table:style-name="ce113" office:value-type="float" office:value="2005" calcext:value-type="float">
            <text:p>2005</text:p>
          </table:table-cell>
          <table:table-cell table:style-name="ce155" table:formula="of:=[.C22]/1000" office:value-type="float" office:value="1.3116" calcext:value-type="float">
            <text:p>1.31160</text:p>
          </table:table-cell>
          <table:table-cell table:style-name="ce155" table:formula="of:=[.D22]/1000" office:value-type="float" office:value="0.746" calcext:value-type="float">
            <text:p>0.74600</text:p>
          </table:table-cell>
          <table:table-cell table:style-name="ce155" table:formula="of:=[.E22]/1000" office:value-type="float" office:value="0.0005" calcext:value-type="float">
            <text:p>0.00050</text:p>
          </table:table-cell>
          <table:table-cell table:style-name="ce155" table:formula="of:=[.F22]/1000" office:value-type="float" office:value="0" calcext:value-type="float">
            <text:p>0.00000</text:p>
          </table:table-cell>
          <table:table-cell table:style-name="ce155" table:formula="of:=[.G22]/1000" office:value-type="float" office:value="0.0715" calcext:value-type="float">
            <text:p>0.07150</text:p>
          </table:table-cell>
          <table:table-cell table:style-name="ce155"/>
          <table:table-cell table:style-name="ce155" table:formula="of:=[.I22]/1000" office:value-type="float" office:value="0.021" calcext:value-type="float">
            <text:p>0.02100</text:p>
          </table:table-cell>
          <table:table-cell table:style-name="ce155" table:formula="of:=[.J22]/1000" office:value-type="float" office:value="2.1506" calcext:value-type="float">
            <text:p>2.15060</text:p>
          </table:table-cell>
          <table:table-cell table:style-name="ce158" table:formula="of:=[.W21]*[.X$17]" office:value-type="float" office:value="2.449654939648" calcext:value-type="float">
            <text:p>2.449654939648</text:p>
          </table:table-cell>
          <table:table-cell table:style-name="ce78" table:number-columns-repeated="6"/>
          <table:table-cell table:style-name="Default"/>
          <table:table-cell table:style-name="ce78" table:number-columns-repeated="994"/>
        </table:table-row>
        <table:table-row table:style-name="ro1">
          <table:table-cell table:style-name="ce78"/>
          <table:table-cell table:style-name="ce114" office:value-type="float" office:value="2006" calcext:value-type="float">
            <text:p>2006</text:p>
          </table:table-cell>
          <table:table-cell table:style-name="ce128" office:value-type="float" office:value="1330.6" calcext:value-type="float">
            <text:p>1,330.6</text:p>
          </table:table-cell>
          <table:table-cell table:style-name="ce128" office:value-type="float" office:value="946" calcext:value-type="float">
            <text:p>946.0</text:p>
          </table:table-cell>
          <table:table-cell table:style-name="ce128" office:value-type="float" office:value="0.5" calcext:value-type="float">
            <text:p>0.5</text:p>
          </table:table-cell>
          <table:table-cell table:style-name="ce128" office:value-type="float" office:value="0" calcext:value-type="float">
            <text:p>0.0</text:p>
          </table:table-cell>
          <table:table-cell table:style-name="ce143" office:value-type="float" office:value="78.3" calcext:value-type="float">
            <text:p>78.3</text:p>
          </table:table-cell>
          <table:table-cell table:style-name="ce128" office:value-type="string" calcext:value-type="string">
            <text:p>-</text:p>
          </table:table-cell>
          <table:table-cell table:style-name="ce128" office:value-type="float" office:value="22.2" calcext:value-type="float">
            <text:p>22.2</text:p>
          </table:table-cell>
          <table:table-cell table:style-name="ce148" office:value-type="float" office:value="2377.6" calcext:value-type="float">
            <text:p>2,377.6</text:p>
          </table:table-cell>
          <table:table-cell table:style-name="Default"/>
          <table:table-cell table:style-name="ce78" table:number-columns-repeated="2"/>
          <table:table-cell table:style-name="ce114" office:value-type="float" office:value="2006" calcext:value-type="float">
            <text:p>2006</text:p>
          </table:table-cell>
          <table:table-cell table:style-name="ce155" table:formula="of:=[.C23]/1000" office:value-type="float" office:value="1.3306" calcext:value-type="float">
            <text:p>1.33060</text:p>
          </table:table-cell>
          <table:table-cell table:style-name="ce155" table:formula="of:=[.D23]/1000" office:value-type="float" office:value="0.946" calcext:value-type="float">
            <text:p>0.94600</text:p>
          </table:table-cell>
          <table:table-cell table:style-name="ce155" table:formula="of:=[.E23]/1000" office:value-type="float" office:value="0.0005" calcext:value-type="float">
            <text:p>0.00050</text:p>
          </table:table-cell>
          <table:table-cell table:style-name="ce155" table:formula="of:=[.F23]/1000" office:value-type="float" office:value="0" calcext:value-type="float">
            <text:p>0.00000</text:p>
          </table:table-cell>
          <table:table-cell table:style-name="ce155" table:formula="of:=[.G23]/1000" office:value-type="float" office:value="0.0783" calcext:value-type="float">
            <text:p>0.07830</text:p>
          </table:table-cell>
          <table:table-cell table:style-name="ce155"/>
          <table:table-cell table:style-name="ce155" table:formula="of:=[.I23]/1000" office:value-type="float" office:value="0.0222" calcext:value-type="float">
            <text:p>0.02220</text:p>
          </table:table-cell>
          <table:table-cell table:style-name="ce155" table:formula="of:=[.J23]/1000" office:value-type="float" office:value="2.3776" calcext:value-type="float">
            <text:p>2.37760</text:p>
          </table:table-cell>
          <table:table-cell table:style-name="ce158" table:formula="of:=[.W22]*[.X$17]" office:value-type="float" office:value="2.74361353240576" calcext:value-type="float">
            <text:p>2.74361353240576</text:p>
          </table:table-cell>
          <table:table-cell table:style-name="ce78" table:number-columns-repeated="6"/>
          <table:table-cell table:style-name="Default"/>
          <table:table-cell table:style-name="ce78" table:number-columns-repeated="994"/>
        </table:table-row>
        <table:table-row table:style-name="ro1">
          <table:table-cell table:style-name="ce78"/>
          <table:table-cell table:style-name="ce113" office:value-type="float" office:value="2007" calcext:value-type="float">
            <text:p>2007</text:p>
          </table:table-cell>
          <table:table-cell table:style-name="ce128" office:value-type="float" office:value="1338.53" calcext:value-type="float">
            <text:p>1,338.5</text:p>
          </table:table-cell>
          <table:table-cell table:style-name="ce128" office:value-type="float" office:value="1149.3" calcext:value-type="float">
            <text:p>1,149.3</text:p>
          </table:table-cell>
          <table:table-cell table:style-name="ce128" office:value-type="float" office:value="0.5" calcext:value-type="float">
            <text:p>0.5</text:p>
          </table:table-cell>
          <table:table-cell table:style-name="ce128" office:value-type="float" office:value="0" calcext:value-type="float">
            <text:p>0.0</text:p>
          </table:table-cell>
          <table:table-cell table:style-name="ce143" office:value-type="float" office:value="92.2" calcext:value-type="float">
            <text:p>92.2</text:p>
          </table:table-cell>
          <table:table-cell table:style-name="ce128" office:value-type="float" office:value="6.352" calcext:value-type="float">
            <text:p>6.4</text:p>
          </table:table-cell>
          <table:table-cell table:style-name="ce128" office:value-type="float" office:value="64.248" calcext:value-type="float">
            <text:p>64.2</text:p>
          </table:table-cell>
          <table:table-cell table:style-name="ce148" office:value-type="float" office:value="2651.13" calcext:value-type="float">
            <text:p>2,651.1</text:p>
          </table:table-cell>
          <table:table-cell table:style-name="Default"/>
          <table:table-cell table:style-name="ce78" table:number-columns-repeated="2"/>
          <table:table-cell table:style-name="ce113" office:value-type="float" office:value="2007" calcext:value-type="float">
            <text:p>2007</text:p>
          </table:table-cell>
          <table:table-cell table:style-name="ce155" table:formula="of:=[.C24]/1000" office:value-type="float" office:value="1.33853" calcext:value-type="float">
            <text:p>1.33853</text:p>
          </table:table-cell>
          <table:table-cell table:style-name="ce155" table:formula="of:=[.D24]/1000" office:value-type="float" office:value="1.1493" calcext:value-type="float">
            <text:p>1.14930</text:p>
          </table:table-cell>
          <table:table-cell table:style-name="ce155" table:formula="of:=[.E24]/1000" office:value-type="float" office:value="0.0005" calcext:value-type="float">
            <text:p>0.00050</text:p>
          </table:table-cell>
          <table:table-cell table:style-name="ce155" table:formula="of:=[.F24]/1000" office:value-type="float" office:value="0" calcext:value-type="float">
            <text:p>0.00000</text:p>
          </table:table-cell>
          <table:table-cell table:style-name="ce155" table:formula="of:=[.G24]/1000" office:value-type="float" office:value="0.0922" calcext:value-type="float">
            <text:p>0.09220</text:p>
          </table:table-cell>
          <table:table-cell table:style-name="ce155" table:formula="of:=[.H24]/1000" office:value-type="float" office:value="0.006352" calcext:value-type="float">
            <text:p>0.00635</text:p>
          </table:table-cell>
          <table:table-cell table:style-name="ce155" table:formula="of:=[.I24]/1000" office:value-type="float" office:value="0.064248" calcext:value-type="float">
            <text:p>0.06425</text:p>
          </table:table-cell>
          <table:table-cell table:style-name="ce155" table:formula="of:=[.J24]/1000" office:value-type="float" office:value="2.65113" calcext:value-type="float">
            <text:p>2.65113</text:p>
          </table:table-cell>
          <table:table-cell table:style-name="ce158" table:formula="of:=[.W23]*[.X$17]" office:value-type="float" office:value="3.07284715629445" calcext:value-type="float">
            <text:p>3.07284715629445</text:p>
          </table:table-cell>
          <table:table-cell table:style-name="ce78" table:number-columns-repeated="6"/>
          <table:table-cell table:style-name="Default"/>
          <table:table-cell table:style-name="ce78" table:number-columns-repeated="994"/>
        </table:table-row>
        <table:table-row table:style-name="ro1">
          <table:table-cell table:style-name="ce78"/>
          <table:table-cell table:style-name="ce113" office:value-type="float" office:value="2008" calcext:value-type="float">
            <text:p>2008</text:p>
          </table:table-cell>
          <table:table-cell table:style-name="ce129" office:value-type="float" office:value="1441.671" calcext:value-type="float">
            <text:p>1,441.7</text:p>
          </table:table-cell>
          <table:table-cell table:style-name="ce129" office:value-type="float" office:value="1745.1729" calcext:value-type="float">
            <text:p>1,745.2</text:p>
          </table:table-cell>
          <table:table-cell table:style-name="ce129" office:value-type="float" office:value="0.5" calcext:value-type="float">
            <text:p>0.5</text:p>
          </table:table-cell>
          <table:table-cell table:style-name="ce135" office:value-type="float" office:value="0.029" calcext:value-type="float">
            <text:p>0.0</text:p>
          </table:table-cell>
          <table:table-cell table:style-name="ce129" office:value-type="float" office:value="92.662" calcext:value-type="float">
            <text:p>92.7</text:p>
          </table:table-cell>
          <table:table-cell table:style-name="ce129" office:value-type="float" office:value="7.03" calcext:value-type="float">
            <text:p>7.0</text:p>
          </table:table-cell>
          <table:table-cell table:style-name="ce145" office:value-type="float" office:value="66.164" calcext:value-type="float">
            <text:p>66.2</text:p>
          </table:table-cell>
          <table:table-cell table:style-name="ce149" office:value-type="float" office:value="3353.2289" calcext:value-type="float">
            <text:p>3,353.2</text:p>
          </table:table-cell>
          <table:table-cell table:style-name="ce152"/>
          <table:table-cell table:style-name="ce78" table:number-columns-repeated="2"/>
          <table:table-cell table:style-name="ce113" office:value-type="float" office:value="2008" calcext:value-type="float">
            <text:p>2008</text:p>
          </table:table-cell>
          <table:table-cell table:style-name="ce155" table:formula="of:=[.C25]/1000" office:value-type="float" office:value="1.441671" calcext:value-type="float">
            <text:p>1.44167</text:p>
          </table:table-cell>
          <table:table-cell table:style-name="ce155" table:formula="of:=[.D25]/1000" office:value-type="float" office:value="1.7451729" calcext:value-type="float">
            <text:p>1.74517</text:p>
          </table:table-cell>
          <table:table-cell table:style-name="ce155" table:formula="of:=[.E25]/1000" office:value-type="float" office:value="0.0005" calcext:value-type="float">
            <text:p>0.00050</text:p>
          </table:table-cell>
          <table:table-cell table:style-name="ce155" table:formula="of:=[.F25]/1000" office:value-type="float" office:value="0.000029" calcext:value-type="float">
            <text:p>0.00003</text:p>
          </table:table-cell>
          <table:table-cell table:style-name="ce155" table:formula="of:=[.G25]/1000" office:value-type="float" office:value="0.092662" calcext:value-type="float">
            <text:p>0.09266</text:p>
          </table:table-cell>
          <table:table-cell table:style-name="ce155" table:formula="of:=[.H25]/1000" office:value-type="float" office:value="0.00703" calcext:value-type="float">
            <text:p>0.00703</text:p>
          </table:table-cell>
          <table:table-cell table:style-name="ce155" table:formula="of:=[.I25]/1000" office:value-type="float" office:value="0.066164" calcext:value-type="float">
            <text:p>0.06616</text:p>
          </table:table-cell>
          <table:table-cell table:style-name="ce155" table:formula="of:=[.J25]/1000" office:value-type="float" office:value="3.3532289" calcext:value-type="float">
            <text:p>3.35323</text:p>
          </table:table-cell>
          <table:table-cell table:style-name="ce158" table:formula="of:=[.W24]*[.X$17]" office:value-type="float" office:value="3.44158881504979" calcext:value-type="float">
            <text:p>3.44158881504979</text:p>
          </table:table-cell>
          <table:table-cell table:style-name="ce78" table:number-columns-repeated="6"/>
          <table:table-cell table:style-name="Default"/>
          <table:table-cell table:style-name="ce78" table:number-columns-repeated="994"/>
        </table:table-row>
        <table:table-row table:style-name="ro1">
          <table:table-cell table:style-name="ce78"/>
          <table:table-cell table:style-name="ce114" office:value-type="float" office:value="2009" calcext:value-type="float">
            <text:p>2009</text:p>
          </table:table-cell>
          <table:table-cell table:style-name="ce129" office:value-type="float" office:value="1450.465" calcext:value-type="float">
            <text:p>1,450.5</text:p>
          </table:table-cell>
          <table:table-cell table:style-name="ce129" office:value-type="float" office:value="2121.20185" calcext:value-type="float">
            <text:p>2,121.2</text:p>
          </table:table-cell>
          <table:table-cell table:style-name="ce129" office:value-type="float" office:value="1.25" calcext:value-type="float">
            <text:p>1.3</text:p>
          </table:table-cell>
          <table:table-cell table:style-name="ce135" office:value-type="float" office:value="0.029" calcext:value-type="float">
            <text:p>0.0</text:p>
          </table:table-cell>
          <table:table-cell table:style-name="ce129" office:value-type="float" office:value="106.19" calcext:value-type="float">
            <text:p>106.2</text:p>
          </table:table-cell>
          <table:table-cell table:style-name="ce129" office:value-type="float" office:value="7.21" calcext:value-type="float">
            <text:p>7.2</text:p>
          </table:table-cell>
          <table:table-cell table:style-name="ce145" office:value-type="float" office:value="112.369" calcext:value-type="float">
            <text:p>112.4</text:p>
          </table:table-cell>
          <table:table-cell table:style-name="ce149" office:value-type="float" office:value="3798.71485" calcext:value-type="float">
            <text:p>3,798.7</text:p>
          </table:table-cell>
          <table:table-cell table:style-name="ce152"/>
          <table:table-cell table:style-name="ce78" table:number-columns-repeated="2"/>
          <table:table-cell table:style-name="ce114" office:value-type="float" office:value="2009" calcext:value-type="float">
            <text:p>2009</text:p>
          </table:table-cell>
          <table:table-cell table:style-name="ce155" table:formula="of:=[.C26]/1000" office:value-type="float" office:value="1.450465" calcext:value-type="float">
            <text:p>1.45047</text:p>
          </table:table-cell>
          <table:table-cell table:style-name="ce155" table:formula="of:=[.D26]/1000" office:value-type="float" office:value="2.12120185" calcext:value-type="float">
            <text:p>2.12120</text:p>
          </table:table-cell>
          <table:table-cell table:style-name="ce155" table:formula="of:=[.E26]/1000" office:value-type="float" office:value="0.00125" calcext:value-type="float">
            <text:p>0.00125</text:p>
          </table:table-cell>
          <table:table-cell table:style-name="ce155" table:formula="of:=[.F26]/1000" office:value-type="float" office:value="0.000029" calcext:value-type="float">
            <text:p>0.00003</text:p>
          </table:table-cell>
          <table:table-cell table:style-name="ce155" table:formula="of:=[.G26]/1000" office:value-type="float" office:value="0.10619" calcext:value-type="float">
            <text:p>0.10619</text:p>
          </table:table-cell>
          <table:table-cell table:style-name="ce155" table:formula="of:=[.H26]/1000" office:value-type="float" office:value="0.00721" calcext:value-type="float">
            <text:p>0.00721</text:p>
          </table:table-cell>
          <table:table-cell table:style-name="ce155" table:formula="of:=[.I26]/1000" office:value-type="float" office:value="0.112369" calcext:value-type="float">
            <text:p>0.11237</text:p>
          </table:table-cell>
          <table:table-cell table:style-name="ce155" table:formula="of:=[.J26]/1000" office:value-type="float" office:value="3.79871485" calcext:value-type="float">
            <text:p>3.79871</text:p>
          </table:table-cell>
          <table:table-cell table:style-name="ce158" table:formula="of:=[.W25]*[.X$17]" office:value-type="float" office:value="3.85457947285576" calcext:value-type="float">
            <text:p>3.85457947285576</text:p>
          </table:table-cell>
          <table:table-cell table:style-name="ce78" table:number-columns-repeated="6"/>
          <table:table-cell table:style-name="Default"/>
          <table:table-cell table:style-name="ce78" table:number-columns-repeated="994"/>
        </table:table-row>
        <table:table-row table:style-name="ro1">
          <table:table-cell table:style-name="ce78"/>
          <table:table-cell table:style-name="ce113" office:value-type="float" office:value="2010" calcext:value-type="float">
            <text:p>2010</text:p>
          </table:table-cell>
          <table:table-cell table:style-name="ce129" office:value-type="float" office:value="1453.70485" calcext:value-type="float">
            <text:p>1,453.7</text:p>
          </table:table-cell>
          <table:table-cell table:style-name="ce129" office:value-type="float" office:value="2677.41784" calcext:value-type="float">
            <text:p>2,677.4</text:p>
          </table:table-cell>
          <table:table-cell table:style-name="ce129" office:value-type="float" office:value="1.25" calcext:value-type="float">
            <text:p>1.3</text:p>
          </table:table-cell>
          <table:table-cell table:style-name="ce135" office:value-type="float" office:value="2.20623" calcext:value-type="float">
            <text:p>2.2</text:p>
          </table:table-cell>
          <table:table-cell table:style-name="ce129" office:value-type="float" office:value="107.488" calcext:value-type="float">
            <text:p>107.5</text:p>
          </table:table-cell>
          <table:table-cell table:style-name="ce129" office:value-type="float" office:value="8.164" calcext:value-type="float">
            <text:p>8.2</text:p>
          </table:table-cell>
          <table:table-cell table:style-name="ce129" office:value-type="float" office:value="118.8382" calcext:value-type="float">
            <text:p>118.8</text:p>
          </table:table-cell>
          <table:table-cell table:style-name="ce149" office:value-type="float" office:value="4369.06912" calcext:value-type="float">
            <text:p>4,369.1</text:p>
          </table:table-cell>
          <table:table-cell table:style-name="ce152"/>
          <table:table-cell table:style-name="ce78" table:number-columns-repeated="2"/>
          <table:table-cell table:style-name="ce113" office:value-type="float" office:value="2010" calcext:value-type="float">
            <text:p>2010</text:p>
          </table:table-cell>
          <table:table-cell table:style-name="ce155" table:formula="of:=[.C27]/1000" office:value-type="float" office:value="1.45370485" calcext:value-type="float">
            <text:p>1.45370</text:p>
          </table:table-cell>
          <table:table-cell table:style-name="ce155" table:formula="of:=[.D27]/1000" office:value-type="float" office:value="2.67741784" calcext:value-type="float">
            <text:p>2.67742</text:p>
          </table:table-cell>
          <table:table-cell table:style-name="ce155" table:formula="of:=[.E27]/1000" office:value-type="float" office:value="0.00125" calcext:value-type="float">
            <text:p>0.00125</text:p>
          </table:table-cell>
          <table:table-cell table:style-name="ce155" table:formula="of:=[.F27]/1000" office:value-type="float" office:value="0.00220623" calcext:value-type="float">
            <text:p>0.00221</text:p>
          </table:table-cell>
          <table:table-cell table:style-name="ce155" table:formula="of:=[.G27]/1000" office:value-type="float" office:value="0.107488" calcext:value-type="float">
            <text:p>0.10749</text:p>
          </table:table-cell>
          <table:table-cell table:style-name="ce155" table:formula="of:=[.H27]/1000" office:value-type="float" office:value="0.008164" calcext:value-type="float">
            <text:p>0.00816</text:p>
          </table:table-cell>
          <table:table-cell table:style-name="ce155" table:formula="of:=[.I27]/1000" office:value-type="float" office:value="0.1188382" calcext:value-type="float">
            <text:p>0.11884</text:p>
          </table:table-cell>
          <table:table-cell table:style-name="ce155" table:formula="of:=[.J27]/1000" office:value-type="float" office:value="4.36906912" calcext:value-type="float">
            <text:p>4.36907</text:p>
          </table:table-cell>
          <table:table-cell table:style-name="ce158" table:formula="of:=[.W26]*[.X$17]" office:value-type="float" office:value="4.31712900959846" calcext:value-type="float">
            <text:p>4.31712900959846</text:p>
          </table:table-cell>
          <table:table-cell table:style-name="ce78" table:number-columns-repeated="6"/>
          <table:table-cell table:style-name="Default"/>
          <table:table-cell table:style-name="ce78" table:number-columns-repeated="994"/>
        </table:table-row>
        <table:table-row table:style-name="ro1">
          <table:table-cell table:style-name="ce78"/>
          <table:table-cell table:style-name="ce113" office:value-type="float" office:value="2011" calcext:value-type="float">
            <text:p>2011</text:p>
          </table:table-cell>
          <table:table-cell table:style-name="ce129" office:value-type="float" office:value="1485.13075" calcext:value-type="float">
            <text:p>1,485.1</text:p>
          </table:table-cell>
          <table:table-cell table:style-name="ce129" office:value-type="float" office:value="2987.66144316001" calcext:value-type="float">
            <text:p>2,987.7</text:p>
          </table:table-cell>
          <table:table-cell table:style-name="ce129" office:value-type="float" office:value="1.81" calcext:value-type="float">
            <text:p>1.8</text:p>
          </table:table-cell>
          <table:table-cell table:style-name="ce135" office:value-type="float" office:value="46.6915486965247" calcext:value-type="float">
            <text:p>46.7</text:p>
          </table:table-cell>
          <table:table-cell table:style-name="ce129" office:value-type="float" office:value="112.804" calcext:value-type="float">
            <text:p>112.8</text:p>
          </table:table-cell>
          <table:table-cell table:style-name="ce129" office:value-type="float" office:value="8.164" calcext:value-type="float">
            <text:p>8.2</text:p>
          </table:table-cell>
          <table:table-cell table:style-name="ce129" office:value-type="float" office:value="126.568" calcext:value-type="float">
            <text:p>126.6</text:p>
          </table:table-cell>
          <table:table-cell table:style-name="ce149" office:value-type="float" office:value="4768.82974185653" calcext:value-type="float">
            <text:p>4,768.8</text:p>
          </table:table-cell>
          <table:table-cell table:style-name="ce152"/>
          <table:table-cell table:style-name="ce78" table:number-columns-repeated="2"/>
          <table:table-cell table:style-name="ce113" office:value-type="float" office:value="2011" calcext:value-type="float">
            <text:p>2011</text:p>
          </table:table-cell>
          <table:table-cell table:style-name="ce155" table:formula="of:=[.C28]/1000" office:value-type="float" office:value="1.48513075" calcext:value-type="float">
            <text:p>1.48513</text:p>
          </table:table-cell>
          <table:table-cell table:style-name="ce155" table:formula="of:=[.D28]/1000" office:value-type="float" office:value="2.98766144316001" calcext:value-type="float">
            <text:p>2.98766</text:p>
          </table:table-cell>
          <table:table-cell table:style-name="ce155" table:formula="of:=[.E28]/1000" office:value-type="float" office:value="0.00181" calcext:value-type="float">
            <text:p>0.00181</text:p>
          </table:table-cell>
          <table:table-cell table:style-name="ce155" table:formula="of:=[.F28]/1000" office:value-type="float" office:value="0.0466915486965247" calcext:value-type="float">
            <text:p>0.04669</text:p>
          </table:table-cell>
          <table:table-cell table:style-name="ce155" table:formula="of:=[.G28]/1000" office:value-type="float" office:value="0.112804" calcext:value-type="float">
            <text:p>0.11280</text:p>
          </table:table-cell>
          <table:table-cell table:style-name="ce155" table:formula="of:=[.H28]/1000" office:value-type="float" office:value="0.008164" calcext:value-type="float">
            <text:p>0.00816</text:p>
          </table:table-cell>
          <table:table-cell table:style-name="ce155" table:formula="of:=[.I28]/1000" office:value-type="float" office:value="0.126568" calcext:value-type="float">
            <text:p>0.12657</text:p>
          </table:table-cell>
          <table:table-cell table:style-name="ce155" table:formula="of:=[.J28]/1000" office:value-type="float" office:value="4.76882974185653" calcext:value-type="float">
            <text:p>4.76883</text:p>
          </table:table-cell>
          <table:table-cell table:style-name="ce158" table:formula="of:=[.W27]*[.X$17]" office:value-type="float" office:value="4.83518449075027" calcext:value-type="float">
            <text:p>4.83518449075027</text:p>
          </table:table-cell>
          <table:table-cell table:style-name="ce78" table:number-columns-repeated="6"/>
          <table:table-cell table:style-name="ce161"/>
          <table:table-cell table:style-name="ce78" table:number-columns-repeated="994"/>
        </table:table-row>
        <table:table-row table:style-name="ro1">
          <table:table-cell table:style-name="ce78"/>
          <table:table-cell table:style-name="ce113" office:value-type="float" office:value="2012" calcext:value-type="float">
            <text:p>2012</text:p>
          </table:table-cell>
          <table:table-cell table:style-name="ce129" office:value-type="float" office:value="1498.97735" calcext:value-type="float">
            <text:p>1,499.0</text:p>
          </table:table-cell>
          <table:table-cell table:style-name="ce135" office:value-type="float" office:value="3927.19024419181" calcext:value-type="float">
            <text:p>3,927.2</text:p>
          </table:table-cell>
          <table:table-cell table:style-name="ce129" office:value-type="float" office:value="4.86" calcext:value-type="float">
            <text:p>4.9</text:p>
          </table:table-cell>
          <table:table-cell table:style-name="ce135" office:value-type="float" office:value="91.3205335097869" calcext:value-type="float">
            <text:p>91.3</text:p>
          </table:table-cell>
          <table:table-cell table:style-name="ce129" office:value-type="float" office:value="114.854" calcext:value-type="float">
            <text:p>114.9</text:p>
          </table:table-cell>
          <table:table-cell table:style-name="ce129" office:value-type="float" office:value="8.164" calcext:value-type="float">
            <text:p>8.2</text:p>
          </table:table-cell>
          <table:table-cell table:style-name="ce129" office:value-type="float" office:value="142.83432882113" calcext:value-type="float">
            <text:p>142.8</text:p>
          </table:table-cell>
          <table:table-cell table:style-name="ce149" office:value-type="float" office:value="5788.20045652272" calcext:value-type="float">
            <text:p>5,788.2</text:p>
          </table:table-cell>
          <table:table-cell table:style-name="ce152"/>
          <table:table-cell table:style-name="ce78" table:number-columns-repeated="2"/>
          <table:table-cell table:style-name="ce113" office:value-type="float" office:value="2012" calcext:value-type="float">
            <text:p>2012</text:p>
          </table:table-cell>
          <table:table-cell table:style-name="ce155" table:formula="of:=[.C29]/1000" office:value-type="float" office:value="1.49897735" calcext:value-type="float">
            <text:p>1.49898</text:p>
          </table:table-cell>
          <table:table-cell table:style-name="ce155" table:formula="of:=[.D29]/1000" office:value-type="float" office:value="3.92719024419181" calcext:value-type="float">
            <text:p>3.92719</text:p>
          </table:table-cell>
          <table:table-cell table:style-name="ce155" table:formula="of:=[.E29]/1000" office:value-type="float" office:value="0.00486" calcext:value-type="float">
            <text:p>0.00486</text:p>
          </table:table-cell>
          <table:table-cell table:style-name="ce155" table:formula="of:=[.F29]/1000" office:value-type="float" office:value="0.0913205335097869" calcext:value-type="float">
            <text:p>0.09132</text:p>
          </table:table-cell>
          <table:table-cell table:style-name="ce155" table:formula="of:=[.G29]/1000" office:value-type="float" office:value="0.114854" calcext:value-type="float">
            <text:p>0.11485</text:p>
          </table:table-cell>
          <table:table-cell table:style-name="ce155" table:formula="of:=[.H29]/1000" office:value-type="float" office:value="0.008164" calcext:value-type="float">
            <text:p>0.00816</text:p>
          </table:table-cell>
          <table:table-cell table:style-name="ce155" table:formula="of:=[.I29]/1000" office:value-type="float" office:value="0.14283432882113" calcext:value-type="float">
            <text:p>0.14283</text:p>
          </table:table-cell>
          <table:table-cell table:style-name="ce155" table:formula="of:=[.J29]/1000" office:value-type="float" office:value="5.78820045652272" calcext:value-type="float">
            <text:p>5.78820</text:p>
          </table:table-cell>
          <table:table-cell table:style-name="ce158" table:formula="of:=[.W28]*[.X$17]" office:value-type="float" office:value="5.4154066296403" calcext:value-type="float">
            <text:p>5.4154066296403</text:p>
          </table:table-cell>
          <table:table-cell table:style-name="ce78" table:number-columns-repeated="5"/>
          <table:table-cell table:style-name="ce161"/>
          <table:table-cell table:style-name="Default"/>
          <table:table-cell table:style-name="ce78" table:number-columns-repeated="994"/>
        </table:table-row>
        <table:table-row table:style-name="ro1">
          <table:table-cell table:style-name="ce78"/>
          <table:table-cell table:style-name="ce113" office:value-type="float" office:value="2013" calcext:value-type="float">
            <text:p>2013</text:p>
          </table:table-cell>
          <table:table-cell table:style-name="ce129" office:value-type="float" office:value="1509.68924" calcext:value-type="float">
            <text:p>1,509.7</text:p>
          </table:table-cell>
          <table:table-cell table:style-name="ce135" office:value-type="float" office:value="4710.01327818985" calcext:value-type="float">
            <text:p>4,710.0</text:p>
          </table:table-cell>
          <table:table-cell table:style-name="ce129" office:value-type="float" office:value="5.998" calcext:value-type="float">
            <text:p>6.0</text:p>
          </table:table-cell>
          <table:table-cell table:style-name="ce135" office:value-type="float" office:value="127.61337332883" calcext:value-type="float">
            <text:p>127.6</text:p>
          </table:table-cell>
          <table:table-cell table:style-name="ce129" office:value-type="float" office:value="115.334" calcext:value-type="float">
            <text:p>115.3</text:p>
          </table:table-cell>
          <table:table-cell table:style-name="ce129" office:value-type="float" office:value="6.847" calcext:value-type="float">
            <text:p>6.8</text:p>
          </table:table-cell>
          <table:table-cell table:style-name="ce129" office:value-type="float" office:value="149.613281744559" calcext:value-type="float">
            <text:p>149.6</text:p>
          </table:table-cell>
          <table:table-cell table:style-name="ce149" office:value-type="float" office:value="6625.10817326324" calcext:value-type="float">
            <text:p>6,625.1</text:p>
          </table:table-cell>
          <table:table-cell table:style-name="ce152"/>
          <table:table-cell table:style-name="ce78" table:number-columns-repeated="2"/>
          <table:table-cell table:style-name="ce113" office:value-type="float" office:value="2013" calcext:value-type="float">
            <text:p>2013</text:p>
          </table:table-cell>
          <table:table-cell table:style-name="ce155" table:formula="of:=[.C30]/1000" office:value-type="float" office:value="1.50968924" calcext:value-type="float">
            <text:p>1.50969</text:p>
          </table:table-cell>
          <table:table-cell table:style-name="ce155" table:formula="of:=[.D30]/1000" office:value-type="float" office:value="4.71001327818985" calcext:value-type="float">
            <text:p>4.71001</text:p>
          </table:table-cell>
          <table:table-cell table:style-name="ce155" table:formula="of:=[.E30]/1000" office:value-type="float" office:value="0.005998" calcext:value-type="float">
            <text:p>0.00600</text:p>
          </table:table-cell>
          <table:table-cell table:style-name="ce155" table:formula="of:=[.F30]/1000" office:value-type="float" office:value="0.12761337332883" calcext:value-type="float">
            <text:p>0.12761</text:p>
          </table:table-cell>
          <table:table-cell table:style-name="ce155" table:formula="of:=[.G30]/1000" office:value-type="float" office:value="0.115334" calcext:value-type="float">
            <text:p>0.11533</text:p>
          </table:table-cell>
          <table:table-cell table:style-name="ce155" table:formula="of:=[.H30]/1000" office:value-type="float" office:value="0.006847" calcext:value-type="float">
            <text:p>0.00685</text:p>
          </table:table-cell>
          <table:table-cell table:style-name="ce155" table:formula="of:=[.I30]/1000" office:value-type="float" office:value="0.149613281744559" calcext:value-type="float">
            <text:p>0.14961</text:p>
          </table:table-cell>
          <table:table-cell table:style-name="ce155" table:formula="of:=[.J30]/1000" office:value-type="float" office:value="6.62510817326324" calcext:value-type="float">
            <text:p>6.62511</text:p>
          </table:table-cell>
          <table:table-cell table:style-name="ce158" table:formula="of:=[.W29]*[.X$17]" office:value-type="float" office:value="6.06525542519714" calcext:value-type="float">
            <text:p>6.06525542519714</text:p>
          </table:table-cell>
          <table:table-cell table:style-name="ce78" table:number-columns-repeated="5"/>
          <table:table-cell table:style-name="Default"/>
          <table:table-cell table:style-name="ce161"/>
          <table:table-cell table:style-name="ce78" table:number-columns-repeated="994"/>
        </table:table-row>
        <table:table-row table:style-name="ro1">
          <table:table-cell table:style-name="ce78"/>
          <table:table-cell table:style-name="ce113" office:value-type="float" office:value="2014" calcext:value-type="float">
            <text:p>2014</text:p>
          </table:table-cell>
          <table:table-cell table:style-name="ce129" office:value-type="float" office:value="1527.12194" calcext:value-type="float">
            <text:p>1,527.1</text:p>
          </table:table-cell>
          <table:table-cell table:style-name="ce129" office:value-type="float" office:value="5267.26635521948" calcext:value-type="float">
            <text:p>5,267.3</text:p>
          </table:table-cell>
          <table:table-cell table:style-name="ce129" office:value-type="float" office:value="7.388" calcext:value-type="float">
            <text:p>7.4</text:p>
          </table:table-cell>
          <table:table-cell table:style-name="ce129" office:value-type="float" office:value="167.948933812006" calcext:value-type="float">
            <text:p>167.9</text:p>
          </table:table-cell>
          <table:table-cell table:style-name="ce129" office:value-type="float" office:value="116.334" calcext:value-type="float">
            <text:p>116.3</text:p>
          </table:table-cell>
          <table:table-cell table:style-name="ce129" office:value-type="float" office:value="6.847" calcext:value-type="float">
            <text:p>6.8</text:p>
          </table:table-cell>
          <table:table-cell table:style-name="ce129" office:value-type="float" office:value="229.69202398113" calcext:value-type="float">
            <text:p>229.7</text:p>
          </table:table-cell>
          <table:table-cell table:style-name="ce149" office:value-type="float" office:value="7322.59825301262" calcext:value-type="float">
            <text:p>7,322.6</text:p>
          </table:table-cell>
          <table:table-cell table:style-name="ce152"/>
          <table:table-cell table:style-name="ce78" table:number-columns-repeated="2"/>
          <table:table-cell table:style-name="ce115" office:value-type="float" office:value="2014" calcext:value-type="float">
            <text:p>2014</text:p>
          </table:table-cell>
          <table:table-cell table:style-name="ce155" table:formula="of:=[.C31]/1000" office:value-type="float" office:value="1.52712194" calcext:value-type="float">
            <text:p>1.52712</text:p>
          </table:table-cell>
          <table:table-cell table:style-name="ce155" table:formula="of:=[.D31]/1000" office:value-type="float" office:value="5.26726635521948" calcext:value-type="float">
            <text:p>5.26727</text:p>
          </table:table-cell>
          <table:table-cell table:style-name="ce155" table:formula="of:=[.E31]/1000" office:value-type="float" office:value="0.007388" calcext:value-type="float">
            <text:p>0.00739</text:p>
          </table:table-cell>
          <table:table-cell table:style-name="ce155" table:formula="of:=[.F31]/1000" office:value-type="float" office:value="0.167948933812006" calcext:value-type="float">
            <text:p>0.16795</text:p>
          </table:table-cell>
          <table:table-cell table:style-name="ce155" table:formula="of:=[.G31]/1000" office:value-type="float" office:value="0.116334" calcext:value-type="float">
            <text:p>0.11633</text:p>
          </table:table-cell>
          <table:table-cell table:style-name="ce155" table:formula="of:=[.H31]/1000" office:value-type="float" office:value="0.006847" calcext:value-type="float">
            <text:p>0.00685</text:p>
          </table:table-cell>
          <table:table-cell table:style-name="ce155" table:formula="of:=[.I31]/1000" office:value-type="float" office:value="0.22969202398113" calcext:value-type="float">
            <text:p>0.22969</text:p>
          </table:table-cell>
          <table:table-cell table:style-name="ce155" table:formula="of:=[.J31]/1000" office:value-type="float" office:value="7.32259825301262" calcext:value-type="float">
            <text:p>7.32260</text:p>
          </table:table-cell>
          <table:table-cell table:style-name="ce158" table:formula="of:=[.W30]*[.X$17]" office:value-type="float" office:value="6.7930860762208" calcext:value-type="float">
            <text:p>6.7930860762208</text:p>
          </table:table-cell>
          <table:table-cell table:style-name="ce78" table:number-columns-repeated="4"/>
          <table:table-cell table:style-name="ce161"/>
          <table:table-cell table:style-name="Default" table:number-columns-repeated="2"/>
          <table:table-cell table:style-name="ce78" table:number-columns-repeated="994"/>
        </table:table-row>
        <table:table-row table:style-name="ro1">
          <table:table-cell table:style-name="ce78"/>
          <table:table-cell table:style-name="ce115" office:value-type="float" office:value="2015" calcext:value-type="float">
            <text:p>2015</text:p>
          </table:table-cell>
          <table:table-cell table:style-name="ce130" office:value-type="float" office:value="1554.97233" calcext:value-type="float">
            <text:p>1,555.0</text:p>
          </table:table-cell>
          <table:table-cell table:style-name="ce130" office:value-type="float" office:value="5594.35371283753" calcext:value-type="float">
            <text:p>5,594.4</text:p>
          </table:table-cell>
          <table:table-cell table:style-name="ce130" office:value-type="float" office:value="7.638" calcext:value-type="float">
            <text:p>7.6</text:p>
          </table:table-cell>
          <table:table-cell table:style-name="ce130" office:value-type="float" office:value="240.266840195903" calcext:value-type="float">
            <text:p>240.3</text:p>
          </table:table-cell>
          <table:table-cell table:style-name="ce130" office:value-type="float" office:value="116.334" calcext:value-type="float">
            <text:p>116.3</text:p>
          </table:table-cell>
          <table:table-cell table:style-name="ce130" office:value-type="float" office:value="6.9513" calcext:value-type="float">
            <text:p>7.0</text:p>
          </table:table-cell>
          <table:table-cell table:style-name="ce130" office:value-type="float" office:value="235.143670263485" calcext:value-type="float">
            <text:p>235.1</text:p>
          </table:table-cell>
          <table:table-cell table:style-name="ce150" office:value-type="float" office:value="7755.65985329692" calcext:value-type="float">
            <text:p>7,755.7</text:p>
          </table:table-cell>
          <table:table-cell table:style-name="ce152"/>
          <table:table-cell table:style-name="ce78" table:number-columns-repeated="2"/>
          <table:table-cell table:style-name="ce115" office:value-type="float" office:value="2015" calcext:value-type="float">
            <text:p>2015</text:p>
          </table:table-cell>
          <table:table-cell table:style-name="ce155" table:formula="of:=[.C32]/1000" office:value-type="float" office:value="1.55497233" calcext:value-type="float">
            <text:p>1.55497</text:p>
          </table:table-cell>
          <table:table-cell table:style-name="ce155" table:formula="of:=[.D32]/1000" office:value-type="float" office:value="5.59435371283753" calcext:value-type="float">
            <text:p>5.59435</text:p>
          </table:table-cell>
          <table:table-cell table:style-name="ce155" table:formula="of:=[.E32]/1000" office:value-type="float" office:value="0.007638" calcext:value-type="float">
            <text:p>0.00764</text:p>
          </table:table-cell>
          <table:table-cell table:style-name="ce155" table:formula="of:=[.F32]/1000" office:value-type="float" office:value="0.240266840195903" calcext:value-type="float">
            <text:p>0.24027</text:p>
          </table:table-cell>
          <table:table-cell table:style-name="ce155" table:formula="of:=[.G32]/1000" office:value-type="float" office:value="0.116334" calcext:value-type="float">
            <text:p>0.11633</text:p>
          </table:table-cell>
          <table:table-cell table:style-name="ce155" table:formula="of:=[.H32]/1000" office:value-type="float" office:value="0.0069513" calcext:value-type="float">
            <text:p>0.00695</text:p>
          </table:table-cell>
          <table:table-cell table:style-name="ce155" table:formula="of:=[.I32]/1000" office:value-type="float" office:value="0.235143670263485" calcext:value-type="float">
            <text:p>0.23514</text:p>
          </table:table-cell>
          <table:table-cell table:style-name="ce155" table:formula="of:=[.J32]/1000" office:value-type="float" office:value="7.75565985329692" calcext:value-type="float">
            <text:p>7.75566</text:p>
          </table:table-cell>
          <table:table-cell table:style-name="ce158" table:formula="of:=[.W31]*[.X$17]" office:value-type="float" office:value="7.60825640536729" calcext:value-type="float">
            <text:p>7.60825640536729</text:p>
          </table:table-cell>
          <table:table-cell table:style-name="ce78" table:number-columns-repeated="4"/>
          <table:table-cell table:style-name="Default" table:number-columns-repeated="3"/>
          <table:table-cell table:style-name="ce78" table:number-columns-repeated="5"/>
          <table:table-cell table:style-name="ce161"/>
          <table:table-cell table:style-name="Default" table:number-columns-repeated="988"/>
        </table:table-row>
        <table:table-row table:style-name="ro5">
          <table:table-cell table:style-name="ce78"/>
          <table:table-cell table:style-name="ce116" office:value-type="string" calcext:value-type="string">
            <text:p>Notes:</text:p>
          </table:table-cell>
          <table:table-cell table:style-name="Default" table:number-columns-repeated="7"/>
          <table:table-cell table:style-name="ce151"/>
          <table:table-cell table:style-name="Default"/>
          <table:table-cell table:style-name="ce78" table:number-columns-repeated="3"/>
          <table:table-cell table:style-name="ce156" table:formula="of:=[.O32]/[.V32]" office:value-type="percentage" office:value="0.200495168614052" calcext:value-type="percentage">
            <text:p>20%</text:p>
          </table:table-cell>
          <table:table-cell table:style-name="ce156" table:formula="of:=[.P32]/[.V32]" office:value-type="percentage" office:value="0.721325305474734" calcext:value-type="percentage">
            <text:p>72%</text:p>
          </table:table-cell>
          <table:table-cell table:style-name="ce78" table:number-columns-repeated="6"/>
          <table:table-cell table:style-name="Default"/>
          <table:table-cell table:style-name="ce78" table:number-columns-repeated="4"/>
          <table:table-cell table:style-name="Default" table:number-columns-repeated="3"/>
          <table:table-cell table:style-name="ce78" table:number-columns-repeated="5"/>
          <table:table-cell table:style-name="ce161"/>
          <table:table-cell table:style-name="Default" table:number-columns-repeated="988"/>
        </table:table-row>
        <table:table-row table:style-name="ro5">
          <table:table-cell table:style-name="ce78"/>
          <table:table-cell table:style-name="ce117" office:value-type="string" calcext:value-type="string">
            <text:p>1. Prior to 2009 Sewage gas was included with Other biofuels as the data was disclosive</text:p>
          </table:table-cell>
          <table:table-cell table:style-name="Default" table:number-columns-repeated="9"/>
          <table:table-cell table:style-name="ce78" table:number-columns-repeated="11"/>
          <table:table-cell table:style-name="Default"/>
          <table:table-cell table:style-name="ce78" table:number-columns-repeated="4"/>
          <table:table-cell table:style-name="Default" table:number-columns-repeated="3"/>
          <table:table-cell table:style-name="ce78" table:number-columns-repeated="5"/>
          <table:table-cell table:style-name="ce161"/>
          <table:table-cell table:style-name="Default" table:number-columns-repeated="988"/>
        </table:table-row>
        <table:table-row table:style-name="ro5">
          <table:table-cell table:style-name="ce78"/>
          <table:table-cell table:style-name="ce117" office:value-type="string" calcext:value-type="string">
            <text:p>2. * <text:s/>= <text:s/>Denotes disclosive data.</text:p>
          </table:table-cell>
          <table:table-cell table:style-name="Default" table:number-columns-repeated="9"/>
          <table:table-cell table:style-name="ce78" table:number-columns-repeated="11"/>
          <table:table-cell table:style-name="Default"/>
          <table:table-cell table:style-name="ce78" table:number-columns-repeated="4"/>
          <table:table-cell table:style-name="Default" table:number-columns-repeated="3"/>
          <table:table-cell table:style-name="ce78" table:number-columns-repeated="5"/>
          <table:table-cell table:style-name="ce161"/>
          <table:table-cell table:style-name="Default" table:number-columns-repeated="988"/>
        </table:table-row>
        <table:table-row table:style-name="ro1">
          <table:table-cell table:style-name="ce78"/>
          <table:table-cell table:style-name="ce118" office:value-type="string" calcext:value-type="string">
            <text:p>3. Between 2000 and 2008 the wind installed capacity figure may include a small quantity of wave and tidal.</text:p>
          </table:table-cell>
          <table:table-cell table:style-name="Default" table:number-columns-repeated="7"/>
          <table:table-cell table:style-name="ce152"/>
          <table:table-cell table:style-name="Default" table:number-columns-repeated="3"/>
          <table:table-cell table:style-name="ce43" office:value-type="string" calcext:value-type="string">
            <text:p>CHART</text:p>
          </table:table-cell>
          <table:table-cell table:style-name="ce101" table:number-columns-repeated="8"/>
          <table:table-cell table:style-name="Default" table:number-columns-repeated="13"/>
          <table:table-cell table:style-name="ce161"/>
          <table:table-cell table:style-name="Default" table:number-columns-repeated="988"/>
        </table:table-row>
        <table:table-row table:style-name="ro1">
          <table:table-cell table:style-name="Default"/>
          <table:table-cell table:style-name="ce118" office:value-type="string" calcext:value-type="string">
            <text:p>4. Prior to 2010, solar photovoltaics were only estimated on a UK-wide basis and could not be allocated to regions within the UK.</text:p>
          </table:table-cell>
          <table:table-cell table:style-name="ce78" table:number-columns-repeated="8"/>
          <table:table-cell table:style-name="Default" table:number-columns-repeated="1014"/>
        </table:table-row>
        <table:table-row table:style-name="ro1">
          <table:table-cell table:style-name="Default"/>
          <table:table-cell table:style-name="ce78" table:number-columns-repeated="9"/>
          <table:table-cell table:style-name="Default" table:number-columns-repeated="3"/>
          <table:table-cell table:style-name="ce154" office:value-type="string" calcext:value-type="string">
            <text:p>Figure 3.10: Installed capacity of sites (Mwe) generating electricity from renewable sources, Scotland, 2000-2015</text:p>
          </table:table-cell>
          <table:table-cell table:style-name="Default" table:number-columns-repeated="8"/>
          <table:table-cell table:style-name="ce106" table:number-columns-repeated="2"/>
          <table:table-cell table:style-name="ce159"/>
          <table:table-cell table:style-name="ce106"/>
          <table:table-cell table:style-name="Default" table:number-columns-repeated="998"/>
        </table:table-row>
        <table:table-row table:style-name="ro5">
          <table:table-cell table:style-name="Default" table:number-columns-repeated="1024"/>
        </table:table-row>
        <table:table-row table:style-name="ro5">
          <table:table-cell table:style-name="Default" table:number-columns-repeated="12"/>
          <table:table-cell table:style-name="Default">
            <draw:frame table:end-cell-address="'Figure 3.10 AJC'.V63" table:end-x="54.37pt" table:end-y="7.91pt" draw:z-index="0" draw:name="Chart 4" draw:style-name="gr2" draw:text-style-name="P2" svg:width="512.79pt" svg:height="292.45pt" svg:x="30.73pt" svg:y="8.7pt">
              <draw:object draw:notify-on-update-of-ranges="'Figure 3.10 AJC'.B17:'Figure 3.10 AJC'.B32 'Figure 3.10 AJC'.C16:'Figure 3.10 AJC'.C16 'Figure 3.10 AJC'.C17:'Figure 3.10 AJC'.C32 'Figure 3.10 AJC'.D16:'Figure 3.10 AJC'.D16 'Figure 3.10 AJC'.D17:'Figure 3.10 AJC'.D32 'Figure 3.10 AJC'.E16:'Figure 3.10 AJC'.E16 'Figure 3.10 AJC'.E17:'Figure 3.10 AJC'.E31 'Figure 3.10 AJC'.F16:'Figure 3.10 AJC'.F16 'Figure 3.10 AJC'.F17:'Figure 3.10 AJC'.F32 'Figure 3.10 AJC'.G16:'Figure 3.10 AJC'.G16 'Figure 3.10 AJC'.G17:'Figure 3.10 AJC'.G32 'Figure 3.10 AJC'.H16:'Figure 3.10 AJC'.H16 'Figure 3.10 AJC'.H17:'Figure 3.10 AJC'.H32 'Figure 3.10 AJC'.I16:'Figure 3.10 AJC'.I16 'Figure 3.10 AJC'.I17:'Figure 3.10 AJC'.I32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style-name="Default" table:number-columns-repeated="1011"/>
        </table:table-row>
        <table:table-row table:style-name="ro5" table:number-rows-repeated="12">
          <table:table-cell table:style-name="Default" table:number-columns-repeated="1024"/>
        </table:table-row>
        <table:table-row table:style-name="ro5">
          <table:table-cell table:style-name="ce104"/>
          <table:table-cell table:style-name="Default" table:number-columns-repeated="25"/>
          <table:table-cell table:style-name="ce160"/>
          <table:table-cell table:style-name="Default" table:number-columns-repeated="997"/>
        </table:table-row>
        <table:table-row table:style-name="ro5" table:number-rows-repeated="2">
          <table:table-cell table:style-name="Default" table:number-columns-repeated="1024"/>
        </table:table-row>
        <table:table-row table:style-name="ro5" table:number-rows-repeated="2">
          <table:table-cell table:style-name="ce105"/>
          <table:table-cell table:style-name="Default" table:number-columns-repeated="1023"/>
        </table:table-row>
        <table:table-row table:style-name="ro5" table:number-rows-repeated="5">
          <table:table-cell table:style-name="ce105" table:number-columns-repeated="5"/>
          <table:table-cell table:style-name="Default" table:number-columns-repeated="1019"/>
        </table:table-row>
        <table:table-row table:style-name="ro5" table:number-rows-repeated="2">
          <table:table-cell table:style-name="ce105" table:number-columns-repeated="5"/>
          <table:table-cell table:number-columns-repeated="5"/>
          <table:table-cell table:style-name="ce105" table:number-columns-repeated="1014"/>
        </table:table-row>
        <table:table-row table:style-name="ro14" table:number-rows-repeated="3">
          <table:table-cell table:style-name="ce105" table:number-columns-repeated="5"/>
          <table:table-cell table:style-name="Default" table:number-columns-repeated="5"/>
          <table:table-cell table:style-name="ce105" table:number-columns-repeated="1014"/>
        </table:table-row>
        <table:table-row table:style-name="ro5" table:number-rows-repeated="6">
          <table:table-cell table:style-name="ce105" table:number-columns-repeated="5"/>
          <table:table-cell table:style-name="Default" table:number-columns-repeated="5"/>
          <table:table-cell table:style-name="ce105" table:number-columns-repeated="1014"/>
        </table:table-row>
        <table:table-row table:style-name="ro14">
          <table:table-cell table:style-name="ce105" table:number-columns-repeated="5"/>
          <table:table-cell table:style-name="Default" table:number-columns-repeated="5"/>
          <table:table-cell table:style-name="ce105" table:number-columns-repeated="1014"/>
        </table:table-row>
        <table:table-row table:style-name="ro5" table:number-rows-repeated="5">
          <table:table-cell table:style-name="ce105" table:number-columns-repeated="5"/>
          <table:table-cell table:style-name="Default" table:number-columns-repeated="5"/>
          <table:table-cell table:style-name="ce105" table:number-columns-repeated="1014"/>
        </table:table-row>
        <table:table-row table:style-name="ro5" table:number-rows-repeated="2">
          <table:table-cell table:style-name="ce78"/>
          <table:table-cell table:style-name="ce105" table:number-columns-repeated="4"/>
          <table:table-cell table:style-name="Default" table:number-columns-repeated="5"/>
          <table:table-cell table:style-name="ce105" table:number-columns-repeated="1014"/>
        </table:table-row>
        <table:table-row table:style-name="ro5">
          <table:table-cell table:style-name="ce78" table:number-columns-repeated="6"/>
          <table:table-cell table:style-name="Default" table:number-columns-repeated="1018"/>
        </table:table-row>
        <table:table-row table:style-name="ro5" table:number-rows-repeated="6">
          <table:table-cell table:style-name="ce78" table:number-columns-repeated="5"/>
          <table:table-cell table:style-name="Default" table:number-columns-repeated="1019"/>
        </table:table-row>
        <table:table-row table:style-name="ro5" table:number-rows-repeated="2">
          <table:table-cell table:style-name="ce78" table:number-columns-repeated="5"/>
          <table:table-cell table:style-name="ce105" table:number-columns-repeated="5"/>
          <table:table-cell table:style-name="ce78" table:number-columns-repeated="1014"/>
        </table:table-row>
        <table:table-row table:style-name="ro5" table:number-rows-repeated="2">
          <table:table-cell table:style-name="ce78" table:number-columns-repeated="5"/>
          <table:table-cell table:style-name="Default" table:number-columns-repeated="5"/>
          <table:table-cell table:style-name="ce78" table:number-columns-repeated="1014"/>
        </table:table-row>
        <table:table-row table:style-name="ro5" table:number-rows-repeated="13">
          <table:table-cell table:style-name="ce78"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style-name="ce78" table:number-columns-repeated="1014"/>
        </table:table-row>
        <table:table-row table:style-name="ro5">
          <table:table-cell table:style-name="ce78" table:number-columns-repeated="5"/>
          <table:table-cell table:style-name="Default" table:number-columns-repeated="5"/>
          <table:table-cell table:style-name="ce78" table:number-columns-repeated="1014"/>
        </table:table-row>
        <table:table-row table:style-name="ro5">
          <table:table-cell table:style-name="ce106"/>
          <table:table-cell table:style-name="ce78" table:number-columns-repeated="4"/>
          <table:table-cell table:style-name="Default" table:number-columns-repeated="5"/>
          <table:table-cell table:style-name="ce78" table:number-columns-repeated="1014"/>
        </table:table-row>
        <table:table-row table:style-name="ro5">
          <table:table-cell table:style-name="ce107"/>
          <table:table-cell table:style-name="ce78" table:number-columns-repeated="4"/>
          <table:table-cell table:style-name="Default" table:number-columns-repeated="5"/>
          <table:table-cell table:style-name="ce106" table:number-columns-repeated="6"/>
          <table:table-cell table:style-name="Default" table:number-columns-repeated="1008"/>
        </table:table-row>
        <table:table-row table:style-name="ro5">
          <table:table-cell table:style-name="Default"/>
          <table:table-cell table:style-name="ce106" table:number-columns-repeated="4"/>
          <table:table-cell table:style-name="Default" table:number-columns-repeated="5"/>
          <table:table-cell table:style-name="ce106" table:number-columns-repeated="6"/>
          <table:table-cell table:style-name="Default" table:number-columns-repeated="1008"/>
        </table:table-row>
        <table:table-row table:style-name="ro5">
          <table:table-cell table:style-name="Default"/>
          <table:table-cell table:style-name="ce119"/>
          <table:table-cell table:style-name="ce131" table:number-columns-repeated="2"/>
          <table:table-cell table:style-name="ce140"/>
          <table:table-cell table:style-name="ce119"/>
          <table:table-cell table:style-name="Default" table:number-columns-repeated="2"/>
          <table:table-cell table:style-name="ce106" table:number-columns-repeated="2"/>
          <table:table-cell table:number-columns-repeated="6"/>
          <table:table-cell table:style-name="Default" table:number-columns-repeated="1008"/>
        </table:table-row>
        <table:table-row table:style-name="ro5">
          <table:table-cell table:style-name="ce108"/>
          <table:table-cell table:style-name="ce119"/>
          <table:table-cell table:style-name="ce131" table:number-columns-repeated="2"/>
          <table:table-cell table:style-name="ce140"/>
          <table:table-cell table:style-name="ce119"/>
          <table:table-cell table:style-name="Default" table:number-columns-repeated="2"/>
          <table:table-cell table:style-name="ce106" table:number-columns-repeated="2"/>
          <table:table-cell table:number-columns-repeated="6"/>
          <table:table-cell table:style-name="Default" table:number-columns-repeated="1008"/>
        </table:table-row>
        <table:table-row table:style-name="ro5">
          <table:table-cell table:style-name="ce108"/>
          <table:table-cell table:style-name="ce119"/>
          <table:table-cell table:style-name="ce131" table:number-columns-repeated="2"/>
          <table:table-cell table:style-name="ce140"/>
          <table:table-cell table:style-name="ce119"/>
          <table:table-cell table:style-name="Default" table:number-columns-repeated="2"/>
          <table:table-cell table:number-columns-repeated="8"/>
          <table:table-cell table:style-name="Default" table:number-columns-repeated="1008"/>
        </table:table-row>
        <table:table-row table:style-name="ro5">
          <table:table-cell table:style-name="Default"/>
          <table:table-cell table:style-name="ce119"/>
          <table:table-cell table:style-name="ce131" table:number-columns-repeated="2"/>
          <table:table-cell table:style-name="ce140"/>
          <table:table-cell table:style-name="ce119"/>
          <table:table-cell table:style-name="Default" table:number-columns-repeated="2"/>
          <table:table-cell table:number-columns-repeated="8"/>
          <table:table-cell table:style-name="Default" table:number-columns-repeated="1008"/>
        </table:table-row>
        <table:table-row table:style-name="ro5">
          <table:table-cell table:style-name="ce106"/>
          <table:table-cell table:style-name="ce119"/>
          <table:table-cell table:style-name="ce131" table:number-columns-repeated="2"/>
          <table:table-cell table:style-name="ce140"/>
          <table:table-cell table:style-name="ce119"/>
          <table:table-cell table:style-name="Default" table:number-columns-repeated="2"/>
          <table:table-cell table:number-columns-repeated="8"/>
          <table:table-cell table:style-name="Default" table:number-columns-repeated="1008"/>
        </table:table-row>
        <table:table-row table:style-name="ro5">
          <table:table-cell table:style-name="ce106"/>
          <table:table-cell table:style-name="ce78" table:number-columns-repeated="7"/>
          <table:table-cell table:number-columns-repeated="8"/>
          <table:table-cell table:style-name="ce106" table:number-columns-repeated="1008"/>
        </table:table-row>
        <table:table-row table:style-name="ro5">
          <table:table-cell table:style-name="ce105"/>
          <table:table-cell table:style-name="ce119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109"/>
          <table:table-cell table:style-name="ce119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109"/>
          <table:table-cell table:style-name="ce120"/>
          <table:table-cell table:style-name="ce132" table:number-columns-repeated="5"/>
          <table:table-cell table:style-name="ce134"/>
          <table:table-cell table:number-columns-repeated="1016"/>
        </table:table-row>
        <table:table-row table:style-name="ro5">
          <table:table-cell table:style-name="ce110"/>
          <table:table-cell table:style-name="ce121"/>
          <table:table-cell table:style-name="ce133"/>
          <table:table-cell table:style-name="ce136" table:number-columns-repeated="2"/>
          <table:table-cell table:style-name="ce134"/>
          <table:table-cell table:style-name="ce144" table:number-columns-repeated="2"/>
          <table:table-cell table:number-columns-repeated="1016"/>
        </table:table-row>
        <table:table-row table:style-name="ro5">
          <table:table-cell table:style-name="ce110"/>
          <table:table-cell table:style-name="ce122"/>
          <table:table-cell table:style-name="ce134"/>
          <table:table-cell table:style-name="ce136" table:number-columns-repeated="2"/>
          <table:table-cell table:style-name="ce134"/>
          <table:table-cell table:style-name="ce144" table:number-columns-repeated="2"/>
          <table:table-cell table:number-columns-repeated="1016"/>
        </table:table-row>
        <table:table-row table:style-name="ro5">
          <table:table-cell table:style-name="ce110"/>
          <table:table-cell table:style-name="ce123"/>
          <table:table-cell table:style-name="ce106"/>
          <table:table-cell table:style-name="ce137" table:number-columns-repeated="2"/>
          <table:table-cell table:style-name="ce106"/>
          <table:table-cell table:number-columns-repeated="1018"/>
        </table:table-row>
        <table:table-row table:style-name="ro5">
          <table:table-cell table:style-name="ce110"/>
          <table:table-cell table:style-name="ce124"/>
          <table:table-cell table:style-name="ce106"/>
          <table:table-cell table:style-name="ce137" table:number-columns-repeated="2"/>
          <table:table-cell table:style-name="ce106"/>
          <table:table-cell table:number-columns-repeated="1018"/>
        </table:table-row>
        <table:table-row table:style-name="ro5" table:number-rows-repeated="4">
          <table:table-cell table:style-name="ce110"/>
          <table:table-cell table:style-name="ce123"/>
          <table:table-cell table:style-name="ce106"/>
          <table:table-cell table:style-name="ce137" table:number-columns-repeated="2"/>
          <table:table-cell table:style-name="ce106"/>
          <table:table-cell table:number-columns-repeated="1018"/>
        </table:table-row>
        <table:table-row table:style-name="ro5">
          <table:table-cell table:style-name="ce110"/>
          <table:table-cell table:style-name="ce124"/>
          <table:table-cell table:style-name="ce106"/>
          <table:table-cell table:style-name="ce137" table:number-columns-repeated="2"/>
          <table:table-cell table:style-name="ce106"/>
          <table:table-cell table:number-columns-repeated="1018"/>
        </table:table-row>
        <table:table-row table:style-name="ro5" table:number-rows-repeated="4">
          <table:table-cell table:style-name="ce110"/>
          <table:table-cell table:style-name="ce123"/>
          <table:table-cell table:style-name="ce106"/>
          <table:table-cell table:style-name="ce137" table:number-columns-repeated="2"/>
          <table:table-cell table:style-name="ce106"/>
          <table:table-cell table:number-columns-repeated="1018"/>
        </table:table-row>
        <table:table-row table:style-name="ro5" table:number-rows-repeated="12">
          <table:table-cell table:style-name="ce110"/>
          <table:table-cell table:style-name="ce124"/>
          <table:table-cell table:style-name="ce106"/>
          <table:table-cell table:style-name="ce137" table:number-columns-repeated="2"/>
          <table:table-cell table:style-name="ce106"/>
          <table:table-cell table:number-columns-repeated="1018"/>
        </table:table-row>
        <table:table-row table:style-name="ro5">
          <table:table-cell table:style-name="ce106"/>
          <table:table-cell table:style-name="ce124"/>
          <table:table-cell table:style-name="ce106"/>
          <table:table-cell table:style-name="ce137" table:number-columns-repeated="2"/>
          <table:table-cell table:style-name="ce106"/>
          <table:table-cell table:number-columns-repeated="1018"/>
        </table:table-row>
        <table:table-row table:style-name="ro5">
          <table:table-cell table:style-name="ce106"/>
          <table:table-cell table:style-name="ce124"/>
          <table:table-cell table:style-name="ce106"/>
          <table:table-cell table:style-name="ce138" table:number-columns-repeated="2"/>
          <table:table-cell table:style-name="ce106"/>
          <table:table-cell table:number-columns-repeated="1018"/>
        </table:table-row>
        <table:table-row table:style-name="ro5" table:number-rows-repeated="2">
          <table:table-cell/>
          <table:table-cell table:style-name="ce106" table:number-columns-repeated="5"/>
          <table:table-cell table:number-columns-repeated="1018"/>
        </table:table-row>
        <table:table-row table:style-name="ro5" table:number-rows-repeated="104842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newables_mix_time" table:style-name="ta1">
        <table:table-column table:style-name="co1" table:default-cell-style-name="Default"/>
        <table:table-column table:style-name="co1" table:number-columns-repeated="5" table:default-cell-style-name="ce162"/>
        <table:table-column table:style-name="co1" table:default-cell-style-name="Default"/>
        <table:table-column table:style-name="co1" table:default-cell-style-name="ce162"/>
        <table:table-row table:style-name="ro1">
          <table:table-cell table:formula="of:=['Figure 3.10 AJC'.N16]" office:value-type="string" office:string-value="Year" calcext:value-type="string">
            <text:p>Year</text:p>
          </table:table-cell>
          <table:table-cell table:style-name="Default" table:formula="of:=['Figure 3.10 AJC'.O16]" office:value-type="string" office:string-value="Hydro" calcext:value-type="string">
            <text:p>Hydro</text:p>
          </table:table-cell>
          <table:table-cell table:style-name="Default" table:formula="of:=['Figure 3.10 AJC'.P16]" office:value-type="string" office:string-value="Wind" calcext:value-type="string">
            <text:p>Wind</text:p>
          </table:table-cell>
          <table:table-cell table:style-name="Default" table:formula="of:=['Figure 3.10 AJC'.R16]" office:value-type="string" office:string-value="Solar PV" calcext:value-type="string">
            <text:p>Solar PV</text:p>
          </table:table-cell>
          <table:table-cell table:style-name="Default" table:formula="of:=['Figure 3.10 AJC'.S16]" office:value-type="string" office:string-value="Landfill gas" calcext:value-type="string">
            <text:p>Landfill gas</text:p>
          </table:table-cell>
          <table:table-cell table:style-name="Default" office:value-type="string" calcext:value-type="string">
            <text:p>Other</text:p>
          </table:table-cell>
          <table:table-cell/>
          <table:table-cell table:style-name="Default"/>
        </table:table-row>
        <table:table-row table:style-name="ro1">
          <table:table-cell table:formula="of:=['Figure 3.10 AJC'.N17]" office:value-type="float" office:value="2000" calcext:value-type="float">
            <text:p>2000</text:p>
          </table:table-cell>
          <table:table-cell table:formula="of:=['Figure 3.10 AJC'.O17]" office:value-type="float" office:value="1.3199" calcext:value-type="float">
            <text:p>1.31990</text:p>
          </table:table-cell>
          <table:table-cell table:formula="of:=['Figure 3.10 AJC'.P17]" office:value-type="float" office:value="0.0385" calcext:value-type="float">
            <text:p>0.03850</text:p>
          </table:table-cell>
          <table:table-cell table:formula="of:=['Figure 3.10 AJC'.R17]" office:value-type="float" office:value="0" calcext:value-type="float">
            <text:p>0.00000</text:p>
          </table:table-cell>
          <table:table-cell table:formula="of:=['Figure 3.10 AJC'.S17]" office:value-type="float" office:value="0.0144" calcext:value-type="float">
            <text:p>0.01440</text:p>
          </table:table-cell>
          <table:table-cell table:formula="of:=['Figure 3.10 AJC'.T17]+['Figure 3.10 AJC'.U17]+['Figure 3.10 AJC'.Q17]" office:value-type="float" office:value="0.0182" calcext:value-type="float">
            <text:p>0.01820</text:p>
          </table:table-cell>
          <table:table-cell table:number-columns-repeated="2"/>
        </table:table-row>
        <table:table-row table:style-name="ro1">
          <table:table-cell table:formula="of:=['Figure 3.10 AJC'.N18]" office:value-type="float" office:value="2001" calcext:value-type="float">
            <text:p>2001</text:p>
          </table:table-cell>
          <table:table-cell table:formula="of:=['Figure 3.10 AJC'.O18]" office:value-type="float" office:value="1.3251" calcext:value-type="float">
            <text:p>1.32510</text:p>
          </table:table-cell>
          <table:table-cell table:formula="of:=['Figure 3.10 AJC'.P18]" office:value-type="float" office:value="0.0435" calcext:value-type="float">
            <text:p>0.04350</text:p>
          </table:table-cell>
          <table:table-cell table:formula="of:=['Figure 3.10 AJC'.R18]" office:value-type="float" office:value="0" calcext:value-type="float">
            <text:p>0.00000</text:p>
          </table:table-cell>
          <table:table-cell table:formula="of:=['Figure 3.10 AJC'.S18]" office:value-type="float" office:value="0.0166" calcext:value-type="float">
            <text:p>0.01660</text:p>
          </table:table-cell>
          <table:table-cell table:formula="of:=['Figure 3.10 AJC'.T18]+['Figure 3.10 AJC'.U18]+['Figure 3.10 AJC'.Q18]" office:value-type="float" office:value="0.0183" calcext:value-type="float">
            <text:p>0.01830</text:p>
          </table:table-cell>
          <table:table-cell table:number-columns-repeated="2"/>
        </table:table-row>
        <table:table-row table:style-name="ro1">
          <table:table-cell table:formula="of:=['Figure 3.10 AJC'.N19]" office:value-type="float" office:value="2002" calcext:value-type="float">
            <text:p>2002</text:p>
          </table:table-cell>
          <table:table-cell table:formula="of:=['Figure 3.10 AJC'.O19]" office:value-type="float" office:value="1.3038" calcext:value-type="float">
            <text:p>1.30380</text:p>
          </table:table-cell>
          <table:table-cell table:formula="of:=['Figure 3.10 AJC'.P19]" office:value-type="float" office:value="0.1857" calcext:value-type="float">
            <text:p>0.18570</text:p>
          </table:table-cell>
          <table:table-cell table:formula="of:=['Figure 3.10 AJC'.R19]" office:value-type="float" office:value="0" calcext:value-type="float">
            <text:p>0.00000</text:p>
          </table:table-cell>
          <table:table-cell table:formula="of:=['Figure 3.10 AJC'.S19]" office:value-type="float" office:value="0.0262" calcext:value-type="float">
            <text:p>0.02620</text:p>
          </table:table-cell>
          <table:table-cell table:formula="of:=['Figure 3.10 AJC'.T19]+['Figure 3.10 AJC'.U19]+['Figure 3.10 AJC'.Q19]" office:value-type="float" office:value="0.0218" calcext:value-type="float">
            <text:p>0.02180</text:p>
          </table:table-cell>
          <table:table-cell table:number-columns-repeated="2"/>
        </table:table-row>
        <table:table-row table:style-name="ro1">
          <table:table-cell table:formula="of:=['Figure 3.10 AJC'.N20]" office:value-type="float" office:value="2003" calcext:value-type="float">
            <text:p>2003</text:p>
          </table:table-cell>
          <table:table-cell table:formula="of:=['Figure 3.10 AJC'.O20]" office:value-type="float" office:value="1.2985" calcext:value-type="float">
            <text:p>1.29850</text:p>
          </table:table-cell>
          <table:table-cell table:formula="of:=['Figure 3.10 AJC'.P20]" office:value-type="float" office:value="0.3078" calcext:value-type="float">
            <text:p>0.30780</text:p>
          </table:table-cell>
          <table:table-cell table:formula="of:=['Figure 3.10 AJC'.R20]" office:value-type="float" office:value="0" calcext:value-type="float">
            <text:p>0.00000</text:p>
          </table:table-cell>
          <table:table-cell table:formula="of:=['Figure 3.10 AJC'.S20]" office:value-type="float" office:value="0.0482" calcext:value-type="float">
            <text:p>0.04820</text:p>
          </table:table-cell>
          <table:table-cell table:formula="of:=['Figure 3.10 AJC'.T20]+['Figure 3.10 AJC'.U20]+['Figure 3.10 AJC'.Q20]" office:value-type="float" office:value="0.0213" calcext:value-type="float">
            <text:p>0.02130</text:p>
          </table:table-cell>
          <table:table-cell table:number-columns-repeated="2"/>
        </table:table-row>
        <table:table-row table:style-name="ro1">
          <table:table-cell table:formula="of:=['Figure 3.10 AJC'.N21]" office:value-type="float" office:value="2004" calcext:value-type="float">
            <text:p>2004</text:p>
          </table:table-cell>
          <table:table-cell table:formula="of:=['Figure 3.10 AJC'.O21]" office:value-type="float" office:value="1.3076" calcext:value-type="float">
            <text:p>1.30760</text:p>
          </table:table-cell>
          <table:table-cell table:formula="of:=['Figure 3.10 AJC'.P21]" office:value-type="float" office:value="0.4115" calcext:value-type="float">
            <text:p>0.41150</text:p>
          </table:table-cell>
          <table:table-cell table:formula="of:=['Figure 3.10 AJC'.R21]" office:value-type="float" office:value="0" calcext:value-type="float">
            <text:p>0.00000</text:p>
          </table:table-cell>
          <table:table-cell table:formula="of:=['Figure 3.10 AJC'.S21]" office:value-type="float" office:value="0.0617" calcext:value-type="float">
            <text:p>0.06170</text:p>
          </table:table-cell>
          <table:table-cell table:formula="of:=['Figure 3.10 AJC'.T21]+['Figure 3.10 AJC'.U21]+['Figure 3.10 AJC'.Q21]" office:value-type="float" office:value="0.0215" calcext:value-type="float">
            <text:p>0.02150</text:p>
          </table:table-cell>
          <table:table-cell table:number-columns-repeated="2"/>
        </table:table-row>
        <table:table-row table:style-name="ro1">
          <table:table-cell table:formula="of:=['Figure 3.10 AJC'.N22]" office:value-type="float" office:value="2005" calcext:value-type="float">
            <text:p>2005</text:p>
          </table:table-cell>
          <table:table-cell table:formula="of:=['Figure 3.10 AJC'.O22]" office:value-type="float" office:value="1.3116" calcext:value-type="float">
            <text:p>1.31160</text:p>
          </table:table-cell>
          <table:table-cell table:formula="of:=['Figure 3.10 AJC'.P22]" office:value-type="float" office:value="0.746" calcext:value-type="float">
            <text:p>0.74600</text:p>
          </table:table-cell>
          <table:table-cell table:formula="of:=['Figure 3.10 AJC'.R22]" office:value-type="float" office:value="0" calcext:value-type="float">
            <text:p>0.00000</text:p>
          </table:table-cell>
          <table:table-cell table:formula="of:=['Figure 3.10 AJC'.S22]" office:value-type="float" office:value="0.0715" calcext:value-type="float">
            <text:p>0.07150</text:p>
          </table:table-cell>
          <table:table-cell table:formula="of:=['Figure 3.10 AJC'.T22]+['Figure 3.10 AJC'.U22]+['Figure 3.10 AJC'.Q22]" office:value-type="float" office:value="0.0215" calcext:value-type="float">
            <text:p>0.02150</text:p>
          </table:table-cell>
          <table:table-cell table:number-columns-repeated="2"/>
        </table:table-row>
        <table:table-row table:style-name="ro1">
          <table:table-cell table:formula="of:=['Figure 3.10 AJC'.N23]" office:value-type="float" office:value="2006" calcext:value-type="float">
            <text:p>2006</text:p>
          </table:table-cell>
          <table:table-cell table:formula="of:=['Figure 3.10 AJC'.O23]" office:value-type="float" office:value="1.3306" calcext:value-type="float">
            <text:p>1.33060</text:p>
          </table:table-cell>
          <table:table-cell table:formula="of:=['Figure 3.10 AJC'.P23]" office:value-type="float" office:value="0.946" calcext:value-type="float">
            <text:p>0.94600</text:p>
          </table:table-cell>
          <table:table-cell table:formula="of:=['Figure 3.10 AJC'.R23]" office:value-type="float" office:value="0" calcext:value-type="float">
            <text:p>0.00000</text:p>
          </table:table-cell>
          <table:table-cell table:formula="of:=['Figure 3.10 AJC'.S23]" office:value-type="float" office:value="0.0783" calcext:value-type="float">
            <text:p>0.07830</text:p>
          </table:table-cell>
          <table:table-cell table:formula="of:=['Figure 3.10 AJC'.T23]+['Figure 3.10 AJC'.U23]+['Figure 3.10 AJC'.Q23]" office:value-type="float" office:value="0.0227" calcext:value-type="float">
            <text:p>0.02270</text:p>
          </table:table-cell>
          <table:table-cell table:number-columns-repeated="2"/>
        </table:table-row>
        <table:table-row table:style-name="ro1">
          <table:table-cell table:formula="of:=['Figure 3.10 AJC'.N24]" office:value-type="float" office:value="2007" calcext:value-type="float">
            <text:p>2007</text:p>
          </table:table-cell>
          <table:table-cell table:formula="of:=['Figure 3.10 AJC'.O24]" office:value-type="float" office:value="1.33853" calcext:value-type="float">
            <text:p>1.33853</text:p>
          </table:table-cell>
          <table:table-cell table:formula="of:=['Figure 3.10 AJC'.P24]" office:value-type="float" office:value="1.1493" calcext:value-type="float">
            <text:p>1.14930</text:p>
          </table:table-cell>
          <table:table-cell table:formula="of:=['Figure 3.10 AJC'.R24]" office:value-type="float" office:value="0" calcext:value-type="float">
            <text:p>0.00000</text:p>
          </table:table-cell>
          <table:table-cell table:formula="of:=['Figure 3.10 AJC'.S24]" office:value-type="float" office:value="0.0922" calcext:value-type="float">
            <text:p>0.09220</text:p>
          </table:table-cell>
          <table:table-cell table:formula="of:=['Figure 3.10 AJC'.T24]+['Figure 3.10 AJC'.U24]+['Figure 3.10 AJC'.Q24]" office:value-type="float" office:value="0.0711" calcext:value-type="float">
            <text:p>0.07110</text:p>
          </table:table-cell>
          <table:table-cell table:number-columns-repeated="2"/>
        </table:table-row>
        <table:table-row table:style-name="ro1">
          <table:table-cell table:formula="of:=['Figure 3.10 AJC'.N25]" office:value-type="float" office:value="2008" calcext:value-type="float">
            <text:p>2008</text:p>
          </table:table-cell>
          <table:table-cell table:formula="of:=['Figure 3.10 AJC'.O25]" office:value-type="float" office:value="1.441671" calcext:value-type="float">
            <text:p>1.44167</text:p>
          </table:table-cell>
          <table:table-cell table:formula="of:=['Figure 3.10 AJC'.P25]" office:value-type="float" office:value="1.7451729" calcext:value-type="float">
            <text:p>1.74517</text:p>
          </table:table-cell>
          <table:table-cell table:formula="of:=['Figure 3.10 AJC'.R25]" office:value-type="float" office:value="0.000029" calcext:value-type="float">
            <text:p>0.00003</text:p>
          </table:table-cell>
          <table:table-cell table:formula="of:=['Figure 3.10 AJC'.S25]" office:value-type="float" office:value="0.092662" calcext:value-type="float">
            <text:p>0.09266</text:p>
          </table:table-cell>
          <table:table-cell table:formula="of:=['Figure 3.10 AJC'.T25]+['Figure 3.10 AJC'.U25]+['Figure 3.10 AJC'.Q25]" office:value-type="float" office:value="0.073694" calcext:value-type="float">
            <text:p>0.07369</text:p>
          </table:table-cell>
          <table:table-cell table:number-columns-repeated="2"/>
        </table:table-row>
        <table:table-row table:style-name="ro1">
          <table:table-cell table:formula="of:=['Figure 3.10 AJC'.N26]" office:value-type="float" office:value="2009" calcext:value-type="float">
            <text:p>2009</text:p>
          </table:table-cell>
          <table:table-cell table:formula="of:=['Figure 3.10 AJC'.O26]" office:value-type="float" office:value="1.450465" calcext:value-type="float">
            <text:p>1.45047</text:p>
          </table:table-cell>
          <table:table-cell table:formula="of:=['Figure 3.10 AJC'.P26]" office:value-type="float" office:value="2.12120185" calcext:value-type="float">
            <text:p>2.12120</text:p>
          </table:table-cell>
          <table:table-cell table:formula="of:=['Figure 3.10 AJC'.R26]" office:value-type="float" office:value="0.000029" calcext:value-type="float">
            <text:p>0.00003</text:p>
          </table:table-cell>
          <table:table-cell table:formula="of:=['Figure 3.10 AJC'.S26]" office:value-type="float" office:value="0.10619" calcext:value-type="float">
            <text:p>0.10619</text:p>
          </table:table-cell>
          <table:table-cell table:formula="of:=['Figure 3.10 AJC'.T26]+['Figure 3.10 AJC'.U26]+['Figure 3.10 AJC'.Q26]" office:value-type="float" office:value="0.120829" calcext:value-type="float">
            <text:p>0.12083</text:p>
          </table:table-cell>
          <table:table-cell table:number-columns-repeated="2"/>
        </table:table-row>
        <table:table-row table:style-name="ro1">
          <table:table-cell table:formula="of:=['Figure 3.10 AJC'.N27]" office:value-type="float" office:value="2010" calcext:value-type="float">
            <text:p>2010</text:p>
          </table:table-cell>
          <table:table-cell table:formula="of:=['Figure 3.10 AJC'.O27]" office:value-type="float" office:value="1.45370485" calcext:value-type="float">
            <text:p>1.45370</text:p>
          </table:table-cell>
          <table:table-cell table:formula="of:=['Figure 3.10 AJC'.P27]" office:value-type="float" office:value="2.67741784" calcext:value-type="float">
            <text:p>2.67742</text:p>
          </table:table-cell>
          <table:table-cell table:formula="of:=['Figure 3.10 AJC'.R27]" office:value-type="float" office:value="0.00220623" calcext:value-type="float">
            <text:p>0.00221</text:p>
          </table:table-cell>
          <table:table-cell table:formula="of:=['Figure 3.10 AJC'.S27]" office:value-type="float" office:value="0.107488" calcext:value-type="float">
            <text:p>0.10749</text:p>
          </table:table-cell>
          <table:table-cell table:formula="of:=['Figure 3.10 AJC'.T27]+['Figure 3.10 AJC'.U27]+['Figure 3.10 AJC'.Q27]" office:value-type="float" office:value="0.1282522" calcext:value-type="float">
            <text:p>0.12825</text:p>
          </table:table-cell>
          <table:table-cell table:number-columns-repeated="2"/>
        </table:table-row>
        <table:table-row table:style-name="ro1">
          <table:table-cell table:formula="of:=['Figure 3.10 AJC'.N28]" office:value-type="float" office:value="2011" calcext:value-type="float">
            <text:p>2011</text:p>
          </table:table-cell>
          <table:table-cell table:formula="of:=['Figure 3.10 AJC'.O28]" office:value-type="float" office:value="1.48513075" calcext:value-type="float">
            <text:p>1.48513</text:p>
          </table:table-cell>
          <table:table-cell table:formula="of:=['Figure 3.10 AJC'.P28]" office:value-type="float" office:value="2.98766144316001" calcext:value-type="float">
            <text:p>2.98766</text:p>
          </table:table-cell>
          <table:table-cell table:formula="of:=['Figure 3.10 AJC'.R28]" office:value-type="float" office:value="0.0466915486965247" calcext:value-type="float">
            <text:p>0.04669</text:p>
          </table:table-cell>
          <table:table-cell table:formula="of:=['Figure 3.10 AJC'.S28]" office:value-type="float" office:value="0.112804" calcext:value-type="float">
            <text:p>0.11280</text:p>
          </table:table-cell>
          <table:table-cell table:formula="of:=['Figure 3.10 AJC'.T28]+['Figure 3.10 AJC'.U28]+['Figure 3.10 AJC'.Q28]" office:value-type="float" office:value="0.136542" calcext:value-type="float">
            <text:p>0.13654</text:p>
          </table:table-cell>
          <table:table-cell table:number-columns-repeated="2"/>
        </table:table-row>
        <table:table-row table:style-name="ro1">
          <table:table-cell table:formula="of:=['Figure 3.10 AJC'.N29]" office:value-type="float" office:value="2012" calcext:value-type="float">
            <text:p>2012</text:p>
          </table:table-cell>
          <table:table-cell table:formula="of:=['Figure 3.10 AJC'.O29]" office:value-type="float" office:value="1.49897735" calcext:value-type="float">
            <text:p>1.49898</text:p>
          </table:table-cell>
          <table:table-cell table:formula="of:=['Figure 3.10 AJC'.P29]" office:value-type="float" office:value="3.92719024419181" calcext:value-type="float">
            <text:p>3.92719</text:p>
          </table:table-cell>
          <table:table-cell table:formula="of:=['Figure 3.10 AJC'.R29]" office:value-type="float" office:value="0.0913205335097869" calcext:value-type="float">
            <text:p>0.09132</text:p>
          </table:table-cell>
          <table:table-cell table:formula="of:=['Figure 3.10 AJC'.S29]" office:value-type="float" office:value="0.114854" calcext:value-type="float">
            <text:p>0.11485</text:p>
          </table:table-cell>
          <table:table-cell table:formula="of:=['Figure 3.10 AJC'.T29]+['Figure 3.10 AJC'.U29]+['Figure 3.10 AJC'.Q29]" office:value-type="float" office:value="0.15585832882113" calcext:value-type="float">
            <text:p>0.15586</text:p>
          </table:table-cell>
          <table:table-cell table:number-columns-repeated="2"/>
        </table:table-row>
        <table:table-row table:style-name="ro1">
          <table:table-cell table:formula="of:=['Figure 3.10 AJC'.N30]" office:value-type="float" office:value="2013" calcext:value-type="float">
            <text:p>2013</text:p>
          </table:table-cell>
          <table:table-cell table:formula="of:=['Figure 3.10 AJC'.O30]" office:value-type="float" office:value="1.50968924" calcext:value-type="float">
            <text:p>1.50969</text:p>
          </table:table-cell>
          <table:table-cell table:formula="of:=['Figure 3.10 AJC'.P30]" office:value-type="float" office:value="4.71001327818985" calcext:value-type="float">
            <text:p>4.71001</text:p>
          </table:table-cell>
          <table:table-cell table:formula="of:=['Figure 3.10 AJC'.R30]" office:value-type="float" office:value="0.12761337332883" calcext:value-type="float">
            <text:p>0.12761</text:p>
          </table:table-cell>
          <table:table-cell table:formula="of:=['Figure 3.10 AJC'.S30]" office:value-type="float" office:value="0.115334" calcext:value-type="float">
            <text:p>0.11533</text:p>
          </table:table-cell>
          <table:table-cell table:formula="of:=['Figure 3.10 AJC'.T30]+['Figure 3.10 AJC'.U30]+['Figure 3.10 AJC'.Q30]" office:value-type="float" office:value="0.162458281744559" calcext:value-type="float">
            <text:p>0.16246</text:p>
          </table:table-cell>
          <table:table-cell table:number-columns-repeated="2"/>
        </table:table-row>
        <table:table-row table:style-name="ro1">
          <table:table-cell table:formula="of:=['Figure 3.10 AJC'.N31]" office:value-type="float" office:value="2014" calcext:value-type="float">
            <text:p>2014</text:p>
          </table:table-cell>
          <table:table-cell table:formula="of:=['Figure 3.10 AJC'.O31]" office:value-type="float" office:value="1.52712194" calcext:value-type="float">
            <text:p>1.52712</text:p>
          </table:table-cell>
          <table:table-cell table:formula="of:=['Figure 3.10 AJC'.P31]" office:value-type="float" office:value="5.26726635521948" calcext:value-type="float">
            <text:p>5.26727</text:p>
          </table:table-cell>
          <table:table-cell table:formula="of:=['Figure 3.10 AJC'.R31]" office:value-type="float" office:value="0.167948933812006" calcext:value-type="float">
            <text:p>0.16795</text:p>
          </table:table-cell>
          <table:table-cell table:formula="of:=['Figure 3.10 AJC'.S31]" office:value-type="float" office:value="0.116334" calcext:value-type="float">
            <text:p>0.11633</text:p>
          </table:table-cell>
          <table:table-cell table:formula="of:=['Figure 3.10 AJC'.T31]+['Figure 3.10 AJC'.U31]+['Figure 3.10 AJC'.Q31]" office:value-type="float" office:value="0.24392702398113" calcext:value-type="float">
            <text:p>0.24393</text:p>
          </table:table-cell>
          <table:table-cell table:number-columns-repeated="2"/>
        </table:table-row>
        <table:table-row table:style-name="ro1">
          <table:table-cell table:formula="of:=['Figure 3.10 AJC'.N32]" office:value-type="float" office:value="2015" calcext:value-type="float">
            <text:p>2015</text:p>
          </table:table-cell>
          <table:table-cell table:formula="of:=['Figure 3.10 AJC'.O32]" office:value-type="float" office:value="1.55497233" calcext:value-type="float">
            <text:p>1.55497</text:p>
          </table:table-cell>
          <table:table-cell table:formula="of:=['Figure 3.10 AJC'.P32]" office:value-type="float" office:value="5.59435371283753" calcext:value-type="float">
            <text:p>5.59435</text:p>
          </table:table-cell>
          <table:table-cell table:formula="of:=['Figure 3.10 AJC'.R32]" office:value-type="float" office:value="0.240266840195903" calcext:value-type="float">
            <text:p>0.24027</text:p>
          </table:table-cell>
          <table:table-cell table:formula="of:=['Figure 3.10 AJC'.S32]" office:value-type="float" office:value="0.116334" calcext:value-type="float">
            <text:p>0.11633</text:p>
          </table:table-cell>
          <table:table-cell table:formula="of:=['Figure 3.10 AJC'.T32]+['Figure 3.10 AJC'.U32]+['Figure 3.10 AJC'.Q32]" office:value-type="float" office:value="0.249732970263485" calcext:value-type="float">
            <text:p>0.24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office:value-type="string" calcext:value-type="string">
            <text:p>BARS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 office:value-type="string" calcext:value-type="string">
            <text:p>STACKED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Installed capacity / GW</text:p>
          </table:table-cell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 office:value-type="string" calcext:value-type="string">
            <text:p>STACKEDLEGENDRIGHT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 office:value-type="string" calcext:value-type="string">
            <text:p>RIGHTPADDING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4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System" svg:font-family="System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1" loext:min-decimal-places="1" number:min-integer-digits="1"/>
    </number:number-style>
    <number:percentage-style style:name="N132">
      <number:number number:decimal-places="1" loext:min-decimal-places="1" number:min-integer-digits="1"/>
      <number:text>%</number:text>
    </number:percentage-style>
    <number:currency-style style:name="N135P0" style:volatile="true"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5P1" style:volatile="true">
      <number:text>-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5">
      <number:currency-symbol number:language="en" number:country="GB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35P0"/>
      <style:map style:condition="value()&lt;0" style:apply-style-name="N135P1"/>
    </number:currency-style>
    <number:number-style style:name="N136">
      <number:number number:decimal-places="1" loext:min-decimal-places="1" number:min-integer-digits="1" number:grouping="true"/>
    </number:number-style>
    <number:number-style style:name="N137">
      <number:number number:min-integer-digits="1"/>
      <number:text> </number:text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P1" style:volatile="true">
      <number:text>-</number:text>
      <number:number number:decimal-places="0" loext:min-decimal-places="0" number:min-integer-digits="1" number:grouping="true"/>
    </number:number-style>
    <number:number-style style:name="N139">
      <number:text>-</number:text>
      <style:map style:condition="value()&gt;0.5" style:apply-style-name="N139P0"/>
      <style:map style:condition="value()&lt;-0.5" style:apply-style-name="N139P1"/>
    </number:number-style>
    <number:number-style style:name="N142P0" style:volatile="true">
      <number:number number:decimal-places="1" loext:min-decimal-places="1" number:min-integer-digits="1" number:grouping="true"/>
      <number:text> </number:text>
    </number:number-style>
    <number:number-style style:name="N142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142">
      <number:text>- </number:text>
      <style:map style:condition="value()&gt;0" style:apply-style-name="N142P0"/>
      <style:map style:condition="value()&lt;0" style:apply-style-name="N142P1"/>
    </number:number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5">
      <number:text>- </number:text>
      <style:map style:condition="value()&gt;0" style:apply-style-name="N145P0"/>
      <style:map style:condition="value()&lt;0" style:apply-style-name="N145P1"/>
    </number:number-style>
    <number:number-style style:name="N148P0" style:volatile="true">
      <number:number number:decimal-places="2" loext:min-decimal-places="2" number:min-integer-digits="1" number:grouping="true"/>
      <number:text> </number:text>
    </number:number-style>
    <number:number-style style:name="N14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8">
      <number:text>- </number:text>
      <style:map style:condition="value()&gt;0" style:apply-style-name="N148P0"/>
      <style:map style:condition="value()&lt;0" style:apply-style-name="N148P1"/>
    </number:number-style>
    <number:currency-style style:name="N152P0" style:volatile="true"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2P1" style:volatile="true">
      <number:text>-</number:text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2P2" style:volatile="true">
      <number:currency-symbol number:language="en" number:country="GB">£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5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5P1" style:volatile="true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5P2" style:volatile="true">
      <number:currency-symbol number:language="en" number:country="GB">£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1" loext:min-decimal-places="1" number:min-integer-digits="1" number:grouping="true"/>
    </number:number-style>
    <number:number-style style:name="N157P1" style:volatile="true">
      <number:text>-</number:text>
      <number:number number:decimal-places="1" loext:min-decimal-places="1" number:min-integer-digits="1" number:grouping="true"/>
    </number:number-style>
    <number:number-style style:name="N157">
      <number:text>-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number number:decimal-places="2" loext:min-decimal-places="2" number:min-integer-digits="1" number:grouping="true"/>
    </number:number-style>
    <number:number-style style:name="N159P1" style:volatile="true">
      <number:text>-</number:text>
      <number:number number:decimal-places="2" loext:min-decimal-places="2" number:min-integer-digits="1" number:grouping="true"/>
    </number:number-style>
    <number:number-style style:name="N159">
      <number:text>-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loext:min-decimal-places="0" number:min-integer-digits="1" number:grouping="true"/>
    </number:number-style>
    <number:number-style style:name="N160P1" style:volatile="true">
      <number:text>-</number:text>
      <number:number number:decimal-places="0" loext:min-decimal-places="0" number:min-integer-digits="1" number:grouping="true"/>
    </number:number-style>
    <number:number-style style:name="N160">
      <number:text>- </number:text>
      <style:map style:condition="value()&gt;0" style:apply-style-name="N160P0"/>
      <style:map style:condition="value()&lt;0" style:apply-style-name="N160P1"/>
    </number:number-style>
    <number:time-style style:name="N161">
      <number:minutes number:style="long"/>
      <number:text>:</number:text>
      <number:seconds number:style="long"/>
    </number:tim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3">
      <number:minutes number:style="long"/>
      <number:text>:</number:text>
      <number:seconds number:style="long" number:decimal-places="1"/>
    </number:time-style>
    <number:number-style style:name="N16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">
      <number:number number:decimal-places="11" loext:min-decimal-places="11" number:min-integer-digits="1"/>
    </number:number-style>
    <number:number-style style:name="N169">
      <number:number number:decimal-places="3" loext:min-decimal-places="3" number:min-integer-digits="1" number:grouping="true"/>
    </number:number-style>
    <number:number-style style:name="N170">
      <number:number number:decimal-places="5" loext:min-decimal-places="5" number:min-integer-digits="1" number:grouping="true"/>
    </number:number-style>
    <number:number-style style:name="N173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5" loext:min-decimal-places="5" number:min-integer-digits="1" number:grouping="true"/>
      <number:text> </number:text>
    </number:number-style>
    <number:number-style style:name="N175">
      <number:text>-</number:text>
      <number:number number:decimal-places="5" loext:min-decimal-places="5" number:min-integer-digits="1" number:grouping="true"/>
      <number:text> </number:text>
      <style:map style:condition="value()&gt;=0" style:apply-style-name="N175P0"/>
    </number:number-style>
    <number:number-style style:name="N176">
      <number:number number:decimal-places="4" loext:min-decimal-places="4" number:min-integer-digits="1"/>
    </number:number-style>
    <number:number-style style:name="N179P0" style:volatile="true"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4" loext:min-decimal-places="4" number:min-integer-digits="1" number:grouping="true"/>
    </number:number-style>
    <number:number-style style:name="N181">
      <number:number number:decimal-places="0" loext:min-decimal-places="0" number:min-integer-digits="1">
        <number:embedded-text number:position="3">  </number:embedded-text>
      </number:number>
    </number:number-style>
    <number:number-style style:name="N18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3">
      <number:number number:decimal-places="3" loext:min-decimal-places="3" number:min-integer-digits="1"/>
    </number:number-style>
    <number:number-style style:name="N184P0" style:volatile="true">
      <number:number number:decimal-places="0" loext:min-decimal-places="0" number:min-integer-digits="1" number:grouping="true"/>
      <number:text> </number:text>
    </number:number-style>
    <number:number-style style:name="N184">
      <number:text>-</number:text>
      <number:number number:decimal-places="0" loext:min-decimal-places="0" number:min-integer-digits="1" number:grouping="true"/>
      <number:text> </number:text>
      <style:map style:condition="value()&gt;=0" style:apply-style-name="N184P0"/>
    </number:number-style>
    <number:number-style style:name="N187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8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">
      <number:number number:decimal-places="13" loext:min-decimal-places="13" number:min-integer-digits="1"/>
    </number:number-style>
    <number:percentage-style style:name="N189">
      <number:number number:decimal-places="16" loext:min-decimal-places="16" number:min-integer-digits="1"/>
      <number:text>%</number:text>
    </number:percentage-style>
    <number:number-style style:name="N190">
      <number:number number:decimal-places="7" loext:min-decimal-places="7" number:min-integer-digits="1"/>
    </number:number-style>
    <number:number-style style:name="N191">
      <number:number number:decimal-places="6" loext:min-decimal-places="6" number:min-integer-digits="1"/>
    </number:number-style>
    <number:number-style style:name="N192P0" style:volatile="true">
      <number:number number:decimal-places="2" loext:min-decimal-places="2" number:min-integer-digits="1" number:grouping="true"/>
      <number:text> </number:text>
    </number:number-style>
    <number:number-style style:name="N192">
      <number:text>-</number:text>
      <number:number number:decimal-places="2" loext:min-decimal-places="2" number:min-integer-digits="1" number:grouping="true"/>
      <number:text> </number:text>
      <style:map style:condition="value()&gt;=0" style:apply-style-name="N192P0"/>
    </number:number-style>
    <number:number-style style:name="N193">
      <number:number number:decimal-places="5" loext:min-decimal-places="5" number:min-integer-digits="1"/>
    </number:number-style>
    <number:number-style style:name="N196P0" style:volatile="true"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96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9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98">
      <number:number number:decimal-places="6" loext:min-decimal-places="6" number:min-integer-digits="1" number:grouping="true"/>
    </number:number-style>
    <number:date-style style:name="N10111" number:language="en" number:country="GB">
      <number:month number:textual="true"/>
      <number:text>-</number:text>
      <number:year/>
    </number:date-style>
    <number:number-style style:name="N10112P0" style:volatile="true" number:language="en" number:country="GB">
      <number:number number:decimal-places="2" loext:min-decimal-places="2" number:min-integer-digits="1" number:grouping="true"/>
    </number:number-style>
    <number:number-style style:name="N10112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4" number:language="en" number:country="GB">
      <number:day number:style="long"/>
      <number:text>-</number:text>
      <number:month number:textual="true"/>
    </number:date-style>
    <number:time-style style:name="N10115" number:language="en" number:country="GB">
      <number:hours/>
      <number:text>:</number:text>
      <number:minutes number:style="long"/>
      <number:text> </number:text>
      <number:am-pm/>
    </number:time-style>
    <number:time-style style:name="N10116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0" loext:min-decimal-places="0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_20_3_20_2" style:display-name="Normal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4"/>
    <style:style style:name="Hyperlink_20_2_20_2_20_2" style:display-name="Hyperlink 2 2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omma_20_5_20_2" style:display-name="Comma 5 2" style:family="table-cell" style:parent-style-name="Default" style:data-style-name="N124"/>
    <style:style style:name="Comma_20_2_20_2" style:display-name="Comma 2 2" style:family="table-cell" style:parent-style-name="Default" style:data-style-name="N124"/>
    <style:style style:name="Percent_20_5_20_2" style:display-name="Percent 5 2" style:family="table-cell" style:parent-style-name="Default" style:data-style-name="N10"/>
    <style:style style:name="Excel_20_Built-in_20_Percent" style:display-name="Excel Built-in Percent" style:family="table-cell" style:parent-style-name="Default" style:data-style-name="N10"/>
    <style:style style:name="Normal_5f_z" style:display-name="Normal_z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ystem" fo:font-family="System" style:font-family-generic="swiss" fo:font-size="10pt" fo:font-style="normal" fo:text-shadow="none" style:text-underline-style="none" fo:font-weight="normal" style:font-size-asian="10pt" style:font-style-asian="normal" style:font-weight-asian="normal" style:font-name-complex="System" style:font-family-complex="System" style:font-family-generic-complex="swiss" style:font-size-complex="10pt" style:font-style-complex="normal" style:font-weight-complex="normal"/>
    </style:style>
    <style:style style:name="Normal_5f_Scotland_20_by_20_Division" style:display-name="Normal_Scotland by Division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5" style:display-name="Normal 2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2_20_2_20_2" style:display-name="Comma 2 2 2" style:family="table-cell" style:parent-style-name="Default" style:data-style-name="N124"/>
    <style:style style:name="Percent_20_2_20_2" style:display-name="Percent 2 2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/00/0000</text:date>, <text:time style:data-style-name="N2" text:time-value="12:17:30.7079845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4:19:43.646888462</meta:creation-date>
    <dc:date>2018-12-18T12:57:11.698648747</dc:date>
    <meta:editing-duration>P1DT2H58M6S</meta:editing-duration>
    <meta:editing-cycles>16</meta:editing-cycles>
    <meta:generator>LibreOffice/6.1.3.2$Linux_X86_64 LibreOffice_project/10$Build-2</meta:generator>
    <dc:creator>Andrew Conway</dc:creator>
    <meta:document-statistic meta:table-count="11" meta:cell-count="1230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stacked="true"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57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width="0.026cm" svg:stroke-color="#d9d9d9"/>
    </style:style>
    <style:style style:name="ch8" style:family="chart" style:data-style-name="N157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632523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157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d99694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157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5373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157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b3a2c7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037cm" svg:height="8.785cm" xlink:href=".." xlink:type="simple" chart:class="chart:bar" chart:style-name="ch1">
        <chart:legend chart:legend-position="bottom" svg:x="3.008cm" svg:y="8.081cm" style:legend-expansion="wide" chart:style-name="ch2"/>
        <chart:plot-area chart:style-name="ch3" table:cell-range-address="'Figure 2.4 AJC'.B16:'Figure 2.4 AJC'.N20" chart:data-source-has-labels="both" svg:x="1.301cm" svg:y="0.175cm" svg:width="14.416cm" svg:height="7.731cm">
          <chartooo:coordinate-region svg:x="2.513cm" svg:y="0.335cm" svg:width="13.204cm" svg:height="7.153cm"/>
          <chart:axis chart:dimension="x" chart:name="primary-x" chart:style-name="ch4" chartooo:axis-type="auto">
            <chartooo:date-scale/>
            <chart:categories table:cell-range-address="'Figure 2.4 AJC'.C16:'Figure 2.4 AJC'.N16"/>
          </chart:axis>
          <chart:axis chart:dimension="y" chart:name="primary-y" chart:style-name="ch5">
            <chart:title svg:x="0.451cm" svg:y="6.459cm" chart:style-name="ch6">
              <text:p>Final Energy Consumption (GWh)</text:p>
            </chart:title>
            <chart:grid chart:style-name="ch7" chart:class="major"/>
          </chart:axis>
          <chart:series chart:style-name="ch8" chart:values-cell-range-address="'Figure 2.4 AJC'.C17:'Figure 2.4 AJC'.N17" chart:label-cell-address="'Figure 2.4 AJC'.B17:'Figure 2.4 AJC'.B17" chart:class="chart:bar">
            <chart:data-point chart:repeated="12"/>
          </chart:series>
          <chart:series chart:style-name="ch9" chart:values-cell-range-address="'Figure 2.4 AJC'.C18:'Figure 2.4 AJC'.N18" chart:label-cell-address="'Figure 2.4 AJC'.B18:'Figure 2.4 AJC'.B18" chart:class="chart:bar">
            <chart:data-point chart:repeated="12"/>
          </chart:series>
          <chart:series chart:style-name="ch10" chart:values-cell-range-address="'Figure 2.4 AJC'.C19:'Figure 2.4 AJC'.N19" chart:label-cell-address="'Figure 2.4 AJC'.B19:'Figure 2.4 AJC'.B19" chart:class="chart:bar">
            <chart:data-point chart:repeated="12"/>
          </chart:series>
          <chart:series chart:style-name="ch11" chart:values-cell-range-address="'Figure 2.4 AJC'.C20:'Figure 2.4 AJC'.N20" chart:label-cell-address="'Figure 2.4 AJC'.B20:'Figure 2.4 AJC'.B20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5-2007</text:p>
                <draw:g>
                  <svg:desc>'Figure 2.4 AJC'.C16:'Figure 2.4 AJC'.N16</svg:desc>
                </draw:g>
              </table:table-cell>
              <table:table-cell office:value-type="string">
                <text:p/>
              </table:table-cell>
              <table:table-cell office:value-type="float" office:value="2005">
                <text:p>2005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</table:table-row>
          </table:table-header-rows>
          <table:table-rows>
            <table:table-row>
              <table:table-cell office:value-type="string">
                <text:p>Industry &amp; Commercial</text:p>
                <draw:g>
                  <svg:desc>'Figure 2.4 AJC'.B17:'Figure 2.4 AJC'.B17</svg:desc>
                </draw:g>
              </table:table-cell>
              <table:table-cell office:value-type="float" office:value="73549">
                <text:p>73549</text:p>
                <draw:g>
                  <svg:desc>'Figure 2.4 AJC'.C17:'Figure 2.4 AJC'.N1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76516">
                <text:p>76516</text:p>
              </table:table-cell>
              <table:table-cell office:value-type="float" office:value="72497">
                <text:p>72497</text:p>
              </table:table-cell>
              <table:table-cell office:value-type="float" office:value="71633">
                <text:p>71633</text:p>
              </table:table-cell>
              <table:table-cell office:value-type="float" office:value="71518">
                <text:p>71518</text:p>
              </table:table-cell>
              <table:table-cell office:value-type="float" office:value="63300">
                <text:p>63300</text:p>
              </table:table-cell>
              <table:table-cell office:value-type="float" office:value="65765">
                <text:p>65765</text:p>
              </table:table-cell>
              <table:table-cell office:value-type="float" office:value="64776">
                <text:p>64776</text:p>
              </table:table-cell>
              <table:table-cell office:value-type="float" office:value="62511">
                <text:p>62511</text:p>
              </table:table-cell>
              <table:table-cell office:value-type="float" office:value="61073">
                <text:p>61073</text:p>
              </table:table-cell>
              <table:table-cell office:value-type="float" office:value="56637">
                <text:p>56637</text:p>
              </table:table-cell>
            </table:table-row>
            <table:table-row>
              <table:table-cell office:value-type="string">
                <text:p>Domestic</text:p>
                <draw:g>
                  <svg:desc>'Figure 2.4 AJC'.B18:'Figure 2.4 AJC'.B18</svg:desc>
                </draw:g>
              </table:table-cell>
              <table:table-cell office:value-type="float" office:value="51997">
                <text:p>51997</text:p>
                <draw:g>
                  <svg:desc>'Figure 2.4 AJC'.C18:'Figure 2.4 AJC'.N1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52829">
                <text:p>52829</text:p>
              </table:table-cell>
              <table:table-cell office:value-type="float" office:value="51847">
                <text:p>51847</text:p>
              </table:table-cell>
              <table:table-cell office:value-type="float" office:value="51316">
                <text:p>51316</text:p>
              </table:table-cell>
              <table:table-cell office:value-type="float" office:value="50116">
                <text:p>50116</text:p>
              </table:table-cell>
              <table:table-cell office:value-type="float" office:value="47064">
                <text:p>47064</text:p>
              </table:table-cell>
              <table:table-cell office:value-type="float" office:value="47180">
                <text:p>47180</text:p>
              </table:table-cell>
              <table:table-cell office:value-type="float" office:value="44531">
                <text:p>44531</text:p>
              </table:table-cell>
              <table:table-cell office:value-type="float" office:value="44118">
                <text:p>44118</text:p>
              </table:table-cell>
              <table:table-cell office:value-type="float" office:value="43150">
                <text:p>43150</text:p>
              </table:table-cell>
              <table:table-cell office:value-type="float" office:value="42056">
                <text:p>42056</text:p>
              </table:table-cell>
            </table:table-row>
            <table:table-row>
              <table:table-cell office:value-type="string">
                <text:p>Transport</text:p>
                <draw:g>
                  <svg:desc>'Figure 2.4 AJC'.B19:'Figure 2.4 AJC'.B19</svg:desc>
                </draw:g>
              </table:table-cell>
              <table:table-cell office:value-type="float" office:value="39019">
                <text:p>39019</text:p>
                <draw:g>
                  <svg:desc>'Figure 2.4 AJC'.C19:'Figure 2.4 AJC'.N1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38038">
                <text:p>38038</text:p>
              </table:table-cell>
              <table:table-cell office:value-type="float" office:value="39119">
                <text:p>39119</text:p>
              </table:table-cell>
              <table:table-cell office:value-type="float" office:value="39901">
                <text:p>39901</text:p>
              </table:table-cell>
              <table:table-cell office:value-type="float" office:value="39632">
                <text:p>39632</text:p>
              </table:table-cell>
              <table:table-cell office:value-type="float" office:value="38953">
                <text:p>38953</text:p>
              </table:table-cell>
              <table:table-cell office:value-type="float" office:value="38257">
                <text:p>38257</text:p>
              </table:table-cell>
              <table:table-cell office:value-type="float" office:value="37699">
                <text:p>37699</text:p>
              </table:table-cell>
              <table:table-cell office:value-type="float" office:value="37163">
                <text:p>37163</text:p>
              </table:table-cell>
              <table:table-cell office:value-type="float" office:value="37115">
                <text:p>37115</text:p>
              </table:table-cell>
              <table:table-cell office:value-type="float" office:value="37598">
                <text:p>37598</text:p>
              </table:table-cell>
            </table:table-row>
            <table:table-row>
              <table:table-cell office:value-type="string">
                <text:p>Bioenergy &amp; Wastes</text:p>
                <draw:g>
                  <svg:desc>'Figure 2.4 AJC'.B20:'Figure 2.4 AJC'.B20</svg:desc>
                </draw:g>
              </table:table-cell>
              <table:table-cell office:value-type="float" office:value="3198">
                <text:p>3198</text:p>
                <draw:g>
                  <svg:desc>'Figure 2.4 AJC'.C20:'Figure 2.4 AJC'.N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3169">
                <text:p>3169</text:p>
              </table:table-cell>
              <table:table-cell office:value-type="float" office:value="2980">
                <text:p>2980</text:p>
              </table:table-cell>
              <table:table-cell office:value-type="float" office:value="3444">
                <text:p>3444</text:p>
              </table:table-cell>
              <table:table-cell office:value-type="float" office:value="3729">
                <text:p>3729</text:p>
              </table:table-cell>
              <table:table-cell office:value-type="float" office:value="5858">
                <text:p>5858</text:p>
              </table:table-cell>
              <table:table-cell office:value-type="float" office:value="5602">
                <text:p>5602</text:p>
              </table:table-cell>
              <table:table-cell office:value-type="float" office:value="5620">
                <text:p>5620</text:p>
              </table:table-cell>
              <table:table-cell office:value-type="float" office:value="5995">
                <text:p>5995</text:p>
              </table:table-cell>
              <table:table-cell office:value-type="float" office:value="5454">
                <text:p>5454</text:p>
              </table:table-cell>
              <table:table-cell office:value-type="float" office:value="6025">
                <text:p>6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5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57">
      <style:chart-properties chart:display-label="true" chart:logarithmic="false" chart:minimum="0" chart:maximum="180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57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15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5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57">
      <style:chart-properties chart:symbol-type="named-symbol" chart:symbol-name="arrow-down" chart:symbol-width="0.25cm" chart:symbol-height="0.25cm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3" style:family="chart" style:data-style-name="N15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row-mapping="4 0 1 2 3" chart:style-name="ch1">
        <chart:legend svg:x="2.9cm" svg:y="5.002cm" style:legend-expansion="custom" chartooo:width="4.712cm" chartooo:height="2.537cm" style:legend-expansion-aspect-ratio="1.85731178557351" chart:style-name="ch2"/>
        <chart:plot-area chart:style-name="ch3" table:cell-range-address="'Figure 2.4 AJC'.E16:'Figure 2.4 AJC'.N21 'Figure 2.4 AJC'.B17:'Figure 2.4 AJC'.B21" chart:data-source-has-labels="both" svg:x="1.279cm" svg:y="0.18cm" svg:width="13.572cm" svg:height="8.64cm">
          <chartooo:coordinate-region svg:x="2.668cm" svg:y="0.353cm" svg:width="10.608cm" svg:height="7.873cm"/>
          <chart:axis chart:dimension="x" chart:name="primary-x" chart:style-name="ch4" chartooo:axis-type="auto">
            <chartooo:date-scale/>
            <chart:categories table:cell-range-address="'Figure 2.4 AJC'.E16:'Figure 2.4 AJC'.N16"/>
          </chart:axis>
          <chart:axis chart:dimension="y" chart:name="primary-y" chart:style-name="ch5">
            <chart:title svg:x="0.451cm" svg:y="6.899cm" chart:style-name="ch6">
              <text:p>Final energy consumption / GWh</text:p>
            </chart:title>
            <chart:grid chart:style-name="ch7" chart:class="major"/>
          </chart:axis>
          <chart:axis chart:dimension="y" chart:name="secondary-y" chart:style-name="ch8">
            <chart:title svg:x="15.171cm" svg:y="7.23cm" chart:style-name="ch6">
              <text:p>Total final energy consumption / GWh</text:p>
            </chart:title>
          </chart:axis>
          <chart:series chart:attached-axis="secondary-y" chart:style-name="ch9" chart:values-cell-range-address="'Figure 2.4 AJC'.E21:'Figure 2.4 AJC'.N21" chart:label-cell-address="'Figure 2.4 AJC'.B21:'Figure 2.4 AJC'.B21" chart:class="chart:line">
            <chart:data-point chart:repeated="10"/>
          </chart:series>
          <chart:series chart:attached-axis="primary-y" chart:style-name="ch10" chart:values-cell-range-address="'Figure 2.4 AJC'.E17:'Figure 2.4 AJC'.N17" chart:label-cell-address="'Figure 2.4 AJC'.B17:'Figure 2.4 AJC'.B17" chart:class="chart:line">
            <chart:data-point chart:repeated="10"/>
          </chart:series>
          <chart:series chart:attached-axis="primary-y" chart:style-name="ch11" chart:values-cell-range-address="'Figure 2.4 AJC'.E18:'Figure 2.4 AJC'.N18" chart:label-cell-address="'Figure 2.4 AJC'.B18:'Figure 2.4 AJC'.B18" chart:class="chart:line">
            <chart:data-point chart:repeated="10"/>
          </chart:series>
          <chart:series chart:attached-axis="primary-y" chart:style-name="ch12" chart:values-cell-range-address="'Figure 2.4 AJC'.E19:'Figure 2.4 AJC'.N19" chart:label-cell-address="'Figure 2.4 AJC'.B19:'Figure 2.4 AJC'.B19" chart:class="chart:line">
            <chart:data-point chart:repeated="10"/>
          </chart:series>
          <chart:series chart:attached-axis="primary-y" chart:style-name="ch13" chart:values-cell-range-address="'Figure 2.4 AJC'.E20:'Figure 2.4 AJC'.N20" chart:label-cell-address="'Figure 2.4 AJC'.B20:'Figure 2.4 AJC'.B20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005">
                <text:p>2005</text:p>
                <draw:g>
                  <svg:desc>'Figure 2.4 AJC'.E16:'Figure 2.4 AJC'.N16</svg:desc>
                </draw:g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</table:table-row>
          </table:table-header-rows>
          <table:table-rows>
            <table:table-row>
              <table:table-cell office:value-type="string">
                <text:p>Total (right scale)</text:p>
                <draw:g>
                  <svg:desc>'Figure 2.4 AJC'.B21:'Figure 2.4 AJC'.B21</svg:desc>
                </draw:g>
              </table:table-cell>
              <table:table-cell office:value-type="float" office:value="170552">
                <text:p>170552</text:p>
                <draw:g>
                  <svg:desc>'Figure 2.4 AJC'.E21:'Figure 2.4 AJC'.N21</svg:desc>
                </draw:g>
              </table:table-cell>
              <table:table-cell office:value-type="float" office:value="166443">
                <text:p>166443</text:p>
              </table:table-cell>
              <table:table-cell office:value-type="float" office:value="166294">
                <text:p>166294</text:p>
              </table:table-cell>
              <table:table-cell office:value-type="float" office:value="164995">
                <text:p>164995</text:p>
              </table:table-cell>
              <table:table-cell office:value-type="float" office:value="155175">
                <text:p>155175</text:p>
              </table:table-cell>
              <table:table-cell office:value-type="float" office:value="156804">
                <text:p>156804</text:p>
              </table:table-cell>
              <table:table-cell office:value-type="float" office:value="152626">
                <text:p>152626</text:p>
              </table:table-cell>
              <table:table-cell office:value-type="float" office:value="149787">
                <text:p>149787</text:p>
              </table:table-cell>
              <table:table-cell office:value-type="float" office:value="146792">
                <text:p>146792</text:p>
              </table:table-cell>
              <table:table-cell office:value-type="float" office:value="142316">
                <text:p>142316</text:p>
              </table:table-cell>
            </table:table-row>
            <table:table-row>
              <table:table-cell office:value-type="string">
                <text:p>Industry &amp; Commercial</text:p>
                <draw:g>
                  <svg:desc>'Figure 2.4 AJC'.B17:'Figure 2.4 AJC'.B17</svg:desc>
                </draw:g>
              </table:table-cell>
              <table:table-cell office:value-type="float" office:value="76516">
                <text:p>76516</text:p>
                <draw:g>
                  <svg:desc>'Figure 2.4 AJC'.E17:'Figure 2.4 AJC'.N17</svg:desc>
                </draw:g>
              </table:table-cell>
              <table:table-cell office:value-type="float" office:value="72497">
                <text:p>72497</text:p>
              </table:table-cell>
              <table:table-cell office:value-type="float" office:value="71633">
                <text:p>71633</text:p>
              </table:table-cell>
              <table:table-cell office:value-type="float" office:value="71518">
                <text:p>71518</text:p>
              </table:table-cell>
              <table:table-cell office:value-type="float" office:value="63300">
                <text:p>63300</text:p>
              </table:table-cell>
              <table:table-cell office:value-type="float" office:value="65765">
                <text:p>65765</text:p>
              </table:table-cell>
              <table:table-cell office:value-type="float" office:value="64776">
                <text:p>64776</text:p>
              </table:table-cell>
              <table:table-cell office:value-type="float" office:value="62511">
                <text:p>62511</text:p>
              </table:table-cell>
              <table:table-cell office:value-type="float" office:value="61073">
                <text:p>61073</text:p>
              </table:table-cell>
              <table:table-cell office:value-type="float" office:value="56637">
                <text:p>56637</text:p>
              </table:table-cell>
            </table:table-row>
            <table:table-row>
              <table:table-cell office:value-type="string">
                <text:p>Domestic</text:p>
                <draw:g>
                  <svg:desc>'Figure 2.4 AJC'.B18:'Figure 2.4 AJC'.B18</svg:desc>
                </draw:g>
              </table:table-cell>
              <table:table-cell office:value-type="float" office:value="52829">
                <text:p>52829</text:p>
                <draw:g>
                  <svg:desc>'Figure 2.4 AJC'.E18:'Figure 2.4 AJC'.N18</svg:desc>
                </draw:g>
              </table:table-cell>
              <table:table-cell office:value-type="float" office:value="51847">
                <text:p>51847</text:p>
              </table:table-cell>
              <table:table-cell office:value-type="float" office:value="51316">
                <text:p>51316</text:p>
              </table:table-cell>
              <table:table-cell office:value-type="float" office:value="50116">
                <text:p>50116</text:p>
              </table:table-cell>
              <table:table-cell office:value-type="float" office:value="47064">
                <text:p>47064</text:p>
              </table:table-cell>
              <table:table-cell office:value-type="float" office:value="47180">
                <text:p>47180</text:p>
              </table:table-cell>
              <table:table-cell office:value-type="float" office:value="44531">
                <text:p>44531</text:p>
              </table:table-cell>
              <table:table-cell office:value-type="float" office:value="44118">
                <text:p>44118</text:p>
              </table:table-cell>
              <table:table-cell office:value-type="float" office:value="43150">
                <text:p>43150</text:p>
              </table:table-cell>
              <table:table-cell office:value-type="float" office:value="42056">
                <text:p>42056</text:p>
              </table:table-cell>
            </table:table-row>
            <table:table-row>
              <table:table-cell office:value-type="string">
                <text:p>Transport</text:p>
                <draw:g>
                  <svg:desc>'Figure 2.4 AJC'.B19:'Figure 2.4 AJC'.B19</svg:desc>
                </draw:g>
              </table:table-cell>
              <table:table-cell office:value-type="float" office:value="38038">
                <text:p>38038</text:p>
                <draw:g>
                  <svg:desc>'Figure 2.4 AJC'.E19:'Figure 2.4 AJC'.N19</svg:desc>
                </draw:g>
              </table:table-cell>
              <table:table-cell office:value-type="float" office:value="39119">
                <text:p>39119</text:p>
              </table:table-cell>
              <table:table-cell office:value-type="float" office:value="39901">
                <text:p>39901</text:p>
              </table:table-cell>
              <table:table-cell office:value-type="float" office:value="39632">
                <text:p>39632</text:p>
              </table:table-cell>
              <table:table-cell office:value-type="float" office:value="38953">
                <text:p>38953</text:p>
              </table:table-cell>
              <table:table-cell office:value-type="float" office:value="38257">
                <text:p>38257</text:p>
              </table:table-cell>
              <table:table-cell office:value-type="float" office:value="37699">
                <text:p>37699</text:p>
              </table:table-cell>
              <table:table-cell office:value-type="float" office:value="37163">
                <text:p>37163</text:p>
              </table:table-cell>
              <table:table-cell office:value-type="float" office:value="37115">
                <text:p>37115</text:p>
              </table:table-cell>
              <table:table-cell office:value-type="float" office:value="37598">
                <text:p>37598</text:p>
              </table:table-cell>
            </table:table-row>
            <table:table-row>
              <table:table-cell office:value-type="string">
                <text:p>Bioenergy &amp; Wastes</text:p>
                <draw:g>
                  <svg:desc>'Figure 2.4 AJC'.B20:'Figure 2.4 AJC'.B20</svg:desc>
                </draw:g>
              </table:table-cell>
              <table:table-cell office:value-type="float" office:value="3169">
                <text:p>3169</text:p>
                <draw:g>
                  <svg:desc>'Figure 2.4 AJC'.E20:'Figure 2.4 AJC'.N20</svg:desc>
                </draw:g>
              </table:table-cell>
              <table:table-cell office:value-type="float" office:value="2980">
                <text:p>2980</text:p>
              </table:table-cell>
              <table:table-cell office:value-type="float" office:value="3444">
                <text:p>3444</text:p>
              </table:table-cell>
              <table:table-cell office:value-type="float" office:value="3729">
                <text:p>3729</text:p>
              </table:table-cell>
              <table:table-cell office:value-type="float" office:value="5858">
                <text:p>5858</text:p>
              </table:table-cell>
              <table:table-cell office:value-type="float" office:value="5602">
                <text:p>5602</text:p>
              </table:table-cell>
              <table:table-cell office:value-type="float" office:value="5620">
                <text:p>5620</text:p>
              </table:table-cell>
              <table:table-cell office:value-type="float" office:value="5995">
                <text:p>5995</text:p>
              </table:table-cell>
              <table:table-cell office:value-type="float" office:value="5454">
                <text:p>5454</text:p>
              </table:table-cell>
              <table:table-cell office:value-type="float" office:value="6025">
                <text:p>60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9pt" style:font-size-asian="9pt" style:font-size-complex="9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9pt" style:font-size-asian="9pt" style:font-size-complex="9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width="0.026cm" svg:stroke-color="#878787"/>
    </style:style>
    <style:style style:name="ch8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89142" draw:fill-color="#789142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00b050" draw:fill-color="#00b050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3d69b" draw:fill-color="#c3d69b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008080" draw:fill-color="#00808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295cm" svg:height="7.362cm" xlink:href=".." xlink:type="simple" chart:class="chart:line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title svg:x="0cm" svg:y="0cm" chart:style-name="ch6">
              <text:p>Electricity generation, GWh</text:p>
            </chart:title>
            <chart:grid chart:style-name="ch7" chart:class="major"/>
          </chart:axis>
          <chart:series chart:style-name="ch8" chart:values-cell-range-address="" chart:class="chart:line">
            <chart:data-point/>
          </chart:series>
          <chart:series chart:style-name="ch9" chart:values-cell-range-address="" chart:class="chart:line">
            <chart:data-point/>
          </chart:series>
          <chart:series chart:style-name="ch10" chart:values-cell-range-address="" chart:class="chart:line">
            <chart:data-point/>
          </chart:series>
          <chart:series chart:style-name="ch11" chart:values-cell-range-address="" chart:class="chart:line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9pt" style:font-size-asian="9pt" style:font-size-complex="9pt"/>
    </style:style>
    <style:style style:name="ch3" style:family="chart">
      <style:chart-properties chart:include-hidden-cells="fals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9pt" style:font-size-asian="9pt" style:font-size-complex="9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width="0.026cm" svg:stroke-color="#878787"/>
    </style:style>
    <style:style style:name="ch8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89142" draw:fill-color="#789142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00b050" draw:fill-color="#00b050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3d69b" draw:fill-color="#c3d69b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008080" draw:fill-color="#00808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1.604cm" svg:height="9.141cm" xlink:href=".." xlink:type="simple" chart:class="chart:line" chart:style-name="ch1">
        <chart:legend svg:x="16.29cm" svg:y="3.161cm" style:legend-expansion="custom" chartooo:width="4.208cm" chartooo:height="2.542cm" style:legend-expansion-aspect-ratio="1.65538945712038" chart:style-name="ch2"/>
        <chart:plot-area chart:style-name="ch3" svg:x="1.75cm" svg:y="0.601cm" svg:width="12.998cm" svg:height="7.484cm">
          <chartooo:coordinate-region svg:x="2.319cm" svg:y="0.761cm" svg:width="12.429cm" svg:height="7.165cm"/>
          <chart:axis chart:dimension="x" chart:name="primary-x" chart:style-name="ch4"/>
          <chart:axis chart:dimension="y" chart:name="primary-y" chart:style-name="ch5">
            <chart:title svg:x="0.788cm" svg:y="6.365cm" chart:style-name="ch6">
              <text:p>Electricity generation, GWh</text:p>
            </chart:title>
            <chart:grid chart:style-name="ch7" chart:class="major"/>
          </chart:axis>
          <chart:series chart:style-name="ch8" chart:values-cell-range-address="" chart:class="chart:line">
            <chart:data-point/>
          </chart:series>
          <chart:series chart:style-name="ch9" chart:values-cell-range-address="" chart:class="chart:line">
            <chart:data-point/>
          </chart:series>
          <chart:series chart:style-name="ch10" chart:values-cell-range-address="" chart:class="chart:line">
            <chart:data-point/>
          </chart:series>
          <chart:series chart:style-name="ch11" chart:values-cell-range-address="" chart:class="chart:line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2000" chart:maximum="201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symbol-type="named-symbol" chart:symbol-name="arrow-down" chart:symbol-width="0.25cm" chart:symbol-height="0.25cm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901cm"/>
    </style:style>
    <style:style style:name="P1" style:family="paragraph">
      <loext:graphic-properties draw:fill="none" draw:fill-color="#ffffff"/>
      <style:text-properties fo:font-family="'Liberation Sans'" style:font-style-name="Regular" style:font-family-generic="swiss" style:font-pitch="variable" fo:font-size="10pt" style:font-size-asian="24pt" style:font-size-complex="24pt"/>
    </style:style>
    <style:style style:name="T1" style:family="text">
      <style:text-properties fo:font-family="'Liberation Sans'" style:font-style-name="Regular" style:font-family-generic="swiss" style:font-pitch="variable" fo:font-size="10pt" style:font-size-asian="24pt" style:font-size-complex="24pt"/>
    </style:style>
  </office:automatic-styles>
  <office:body>
    <office:chart>
      <chart:chart svg:width="16cm" svg:height="9cm" xlink:href=".." xlink:type="simple" chart:class="chart:scatter" chart:row-mapping="0 1 2 3" chart:style-name="ch1">
        <chart:legend svg:x="3.087cm" svg:y="0.498cm" style:legend-expansion="custom" chartooo:width="9.619cm" chartooo:height="0.94cm" style:legend-expansion-aspect-ratio="10.2329787234043" chart:style-name="ch2"/>
        <chart:plot-area chart:style-name="ch3" table:cell-range-address="'Figures 3.7-3.8 AJC'.B16:'Figures 3.7-3.8 AJC'.R20" chart:data-source-has-labels="both" svg:x="1.279cm" svg:y="0.18cm" svg:width="14.401cm" svg:height="8.64cm">
          <chartooo:coordinate-region svg:x="2.563cm" svg:y="0.354cm" svg:width="13.117cm" svg:height="7.872cm"/>
          <chart:axis chart:dimension="x" chart:name="primary-x" chart:style-name="ch4" chartooo:axis-type="auto">
            <chart:categories table:cell-range-address="'Figures 3.7-3.8 AJC'.C16:'Figures 3.7-3.8 AJC'.R16"/>
          </chart:axis>
          <chart:axis chart:dimension="y" chart:name="primary-y" chart:style-name="ch5">
            <chart:title svg:x="0.451cm" svg:y="6.37cm" chart:style-name="ch6">
              <text:p>Energy generation / GWh</text:p>
            </chart:title>
            <chart:grid chart:style-name="ch7" chart:class="major"/>
          </chart:axis>
          <chart:series chart:style-name="ch8" chart:values-cell-range-address="'Figures 3.7-3.8 AJC'.C17:'Figures 3.7-3.8 AJC'.R17" chart:label-cell-address="'Figures 3.7-3.8 AJC'.B17:'Figures 3.7-3.8 AJC'.B17" chart:class="chart:scatter">
            <chart:domain table:cell-range-address="'Figures 3.7-3.8 AJC'.C16:'Figures 3.7-3.8 AJC'.R16"/>
            <chart:data-point chart:repeated="16"/>
          </chart:series>
          <chart:series chart:style-name="ch9" chart:values-cell-range-address="'Figures 3.7-3.8 AJC'.C18:'Figures 3.7-3.8 AJC'.R18" chart:label-cell-address="'Figures 3.7-3.8 AJC'.B18:'Figures 3.7-3.8 AJC'.B18" chart:class="chart:scatter">
            <chart:data-point chart:repeated="16"/>
          </chart:series>
          <chart:series chart:style-name="ch10" chart:values-cell-range-address="'Figures 3.7-3.8 AJC'.C19:'Figures 3.7-3.8 AJC'.R19" chart:label-cell-address="'Figures 3.7-3.8 AJC'.B19:'Figures 3.7-3.8 AJC'.B19" chart:class="chart:scatter">
            <chart:data-point chart:repeated="16"/>
          </chart:series>
          <chart:series chart:style-name="ch11" chart:values-cell-range-address="'Figures 3.7-3.8 AJC'.C20:'Figures 3.7-3.8 AJC'.R20" chart:label-cell-address="'Figures 3.7-3.8 AJC'.B20:'Figures 3.7-3.8 AJC'.B20" chart:class="chart:scatter">
            <chart:data-point chart:repeated="16"/>
          </chart:series>
          <chart:wall chart:style-name="ch12"/>
          <chart:floor chart:style-name="ch13"/>
        </chart:plot-area>
        <draw:frame draw:style-name="gr1" draw:text-style-name="P1" svg:width="10.242cm" svg:height="0.901cm" svg:x="3.599cm" svg:y="1.288cm">
          <draw:text-box>
            <text:p><text:span text:style-name="T1">* Coal includes non-renewable waste and other thermal sources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2000">
                <text:p>2000</text:p>
                <draw:g>
                  <svg:desc>'Figures 3.7-3.8 AJC'.C16:'Figures 3.7-3.8 AJC'.R16</svg:desc>
                </draw:g>
              </table:table-cell>
              <table:table-cell office:value-type="float" office:value="2001">
                <text:p>2001</text:p>
              </table:table-cell>
              <table:table-cell office:value-type="float" office:value="2002">
                <text:p>2002</text:p>
              </table:table-cell>
              <table:table-cell office:value-type="float" office:value="2003">
                <text:p>2003</text:p>
              </table:table-cell>
              <table:table-cell office:value-type="float" office:value="2004">
                <text:p>2004</text:p>
              </table:table-cell>
              <table:table-cell office:value-type="float" office:value="2005">
                <text:p>2005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2000">
                <text:p>2000</text:p>
                <draw:g>
                  <svg:desc>'Figures 3.7-3.8 AJC'.C16:'Figures 3.7-3.8 AJC'.R16</svg:desc>
                </draw:g>
              </table:table-cell>
              <table:table-cell office:value-type="float" office:value="2001">
                <text:p>2001</text:p>
              </table:table-cell>
              <table:table-cell office:value-type="float" office:value="2002">
                <text:p>2002</text:p>
              </table:table-cell>
              <table:table-cell office:value-type="float" office:value="2003">
                <text:p>2003</text:p>
              </table:table-cell>
              <table:table-cell office:value-type="float" office:value="2004">
                <text:p>2004</text:p>
              </table:table-cell>
              <table:table-cell office:value-type="float" office:value="2005">
                <text:p>2005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Nuclear</text:p>
                <draw:g>
                  <svg:desc>'Figures 3.7-3.8 AJC'.B17:'Figures 3.7-3.8 AJC'.B17</svg:desc>
                </draw:g>
              </table:table-cell>
              <table:table-cell office:value-type="float" office:value="16918">
                <text:p>16918</text:p>
                <draw:g>
                  <svg:desc>'Figures 3.7-3.8 AJC'.C17:'Figures 3.7-3.8 AJC'.R17</svg:desc>
                </draw:g>
              </table:table-cell>
              <table:table-cell office:value-type="float" office:value="18097">
                <text:p>18097</text:p>
              </table:table-cell>
              <table:table-cell office:value-type="float" office:value="15828">
                <text:p>15828</text:p>
              </table:table-cell>
              <table:table-cell office:value-type="float" office:value="18394">
                <text:p>18394</text:p>
              </table:table-cell>
              <table:table-cell office:value-type="float" office:value="18012.7628365347">
                <text:p>18012.7628365347</text:p>
              </table:table-cell>
              <table:table-cell office:value-type="float" office:value="18680.70825592">
                <text:p>18680.70825592</text:p>
              </table:table-cell>
              <table:table-cell office:value-type="float" office:value="14140.931851956">
                <text:p>14140.931851956</text:p>
              </table:table-cell>
              <table:table-cell office:value-type="float" office:value="12343.704479708">
                <text:p>12343.704479708</text:p>
              </table:table-cell>
              <table:table-cell office:value-type="float" office:value="15079.2027645">
                <text:p>15079.2027645</text:p>
              </table:table-cell>
              <table:table-cell office:value-type="float" office:value="16680.776708848">
                <text:p>16680.776708848</text:p>
              </table:table-cell>
              <table:table-cell office:value-type="float" office:value="15293.023250442">
                <text:p>15293.023250442</text:p>
              </table:table-cell>
              <table:table-cell office:value-type="float" office:value="16891.824995136">
                <text:p>16891.824995136</text:p>
              </table:table-cell>
              <table:table-cell office:value-type="float" office:value="17050.020931706">
                <text:p>17050.020931706</text:p>
              </table:table-cell>
              <table:table-cell office:value-type="float" office:value="18497.880919147">
                <text:p>18497.880919147</text:p>
              </table:table-cell>
              <table:table-cell office:value-type="float" office:value="16633.272788804">
                <text:p>16633.272788804</text:p>
              </table:table-cell>
              <table:table-cell office:value-type="float" office:value="17762.828547744">
                <text:p>17762.828547744</text:p>
              </table:table-cell>
            </table:table-row>
            <table:table-row>
              <table:table-cell office:value-type="string">
                <text:p>Renewables</text:p>
                <draw:g>
                  <svg:desc>'Figures 3.7-3.8 AJC'.B18:'Figures 3.7-3.8 AJC'.B18</svg:desc>
                </draw:g>
              </table:table-cell>
              <table:table-cell office:value-type="float" office:value="4971">
                <text:p>4971</text:p>
                <draw:g>
                  <svg:desc>'Figures 3.7-3.8 AJC'.C18:'Figures 3.7-3.8 AJC'.R18</svg:desc>
                </draw:g>
              </table:table-cell>
              <table:table-cell office:value-type="float" office:value="4203">
                <text:p>4203</text:p>
              </table:table-cell>
              <table:table-cell office:value-type="float" office:value="5098">
                <text:p>5098</text:p>
              </table:table-cell>
              <table:table-cell office:value-type="float" office:value="3725">
                <text:p>3725</text:p>
              </table:table-cell>
              <table:table-cell office:value-type="float" office:value="5832.2">
                <text:p>5832.2</text:p>
              </table:table-cell>
              <table:table-cell office:value-type="float" office:value="6486.00856988711">
                <text:p>6486.00856988711</text:p>
              </table:table-cell>
              <table:table-cell office:value-type="float" office:value="6962.8">
                <text:p>6962.8</text:p>
              </table:table-cell>
              <table:table-cell office:value-type="float" office:value="8226.14835">
                <text:p>8226.14835</text:p>
              </table:table-cell>
              <table:table-cell office:value-type="float" office:value="9058.42317615983">
                <text:p>9058.42317615983</text:p>
              </table:table-cell>
              <table:table-cell office:value-type="float" office:value="10582.3991241622">
                <text:p>10582.3991241622</text:p>
              </table:table-cell>
              <table:table-cell office:value-type="float" office:value="9464.78009279041">
                <text:p>9464.78009279041</text:p>
              </table:table-cell>
              <table:table-cell office:value-type="float" office:value="13686.2714563994">
                <text:p>13686.2714563994</text:p>
              </table:table-cell>
              <table:table-cell office:value-type="float" office:value="14684.8645646187">
                <text:p>14684.8645646187</text:p>
              </table:table-cell>
              <table:table-cell office:value-type="float" office:value="16948.5842895322">
                <text:p>16948.5842895322</text:p>
              </table:table-cell>
              <table:table-cell office:value-type="float" office:value="18961.9110947932">
                <text:p>18961.9110947932</text:p>
              </table:table-cell>
              <table:table-cell office:value-type="float" office:value="21627.4337022573">
                <text:p>21627.4337022573</text:p>
              </table:table-cell>
            </table:table-row>
            <table:table-row>
              <table:table-cell office:value-type="string">
                <text:p>Coal *</text:p>
                <draw:g>
                  <svg:desc>'Figures 3.7-3.8 AJC'.B19:'Figures 3.7-3.8 AJC'.B19</svg:desc>
                </draw:g>
              </table:table-cell>
              <table:table-cell office:value-type="float" office:value="16624">
                <text:p>16624</text:p>
                <draw:g>
                  <svg:desc>'Figures 3.7-3.8 AJC'.C19:'Figures 3.7-3.8 AJC'.R19</svg:desc>
                </draw:g>
              </table:table-cell>
              <table:table-cell office:value-type="float" office:value="15408">
                <text:p>15408</text:p>
              </table:table-cell>
              <table:table-cell office:value-type="float" office:value="14861">
                <text:p>14861</text:p>
              </table:table-cell>
              <table:table-cell office:value-type="float" office:value="14566">
                <text:p>14566</text:p>
              </table:table-cell>
              <table:table-cell office:value-type="float" office:value="13080.35332395">
                <text:p>13080.35332395</text:p>
              </table:table-cell>
              <table:table-cell office:value-type="float" office:value="12158.1931356288">
                <text:p>12158.1931356288</text:p>
              </table:table-cell>
              <table:table-cell office:value-type="float" office:value="17560.4270250026">
                <text:p>17560.4270250026</text:p>
              </table:table-cell>
              <table:table-cell office:value-type="float" office:value="13876.8677047197">
                <text:p>13876.8677047197</text:p>
              </table:table-cell>
              <table:table-cell office:value-type="float" office:value="11683.4688071187">
                <text:p>11683.4688071187</text:p>
              </table:table-cell>
              <table:table-cell office:value-type="float" office:value="11982.1119070864">
                <text:p>11982.1119070864</text:p>
              </table:table-cell>
              <table:table-cell office:value-type="float" office:value="14729.6994971809">
                <text:p>14729.6994971809</text:p>
              </table:table-cell>
              <table:table-cell office:value-type="float" office:value="10792.8482796464">
                <text:p>10792.8482796464</text:p>
              </table:table-cell>
              <table:table-cell office:value-type="float" office:value="11933.7051835031">
                <text:p>11933.7051835031</text:p>
              </table:table-cell>
              <table:table-cell office:value-type="float" office:value="10861.8431394265">
                <text:p>10861.8431394265</text:p>
              </table:table-cell>
              <table:table-cell office:value-type="float" office:value="10309.6073088926">
                <text:p>10309.6073088926</text:p>
              </table:table-cell>
              <table:table-cell office:value-type="float" office:value="8537.63629691265">
                <text:p>8537.63629691265</text:p>
              </table:table-cell>
            </table:table-row>
            <table:table-row>
              <table:table-cell office:value-type="string">
                <text:p>Gas</text:p>
                <draw:g>
                  <svg:desc>'Figures 3.7-3.8 AJC'.B20:'Figures 3.7-3.8 AJC'.B20</svg:desc>
                </draw:g>
              </table:table-cell>
              <table:table-cell office:value-type="float" office:value="8671">
                <text:p>8671</text:p>
                <draw:g>
                  <svg:desc>'Figures 3.7-3.8 AJC'.C20:'Figures 3.7-3.8 AJC'.R20</svg:desc>
                </draw:g>
              </table:table-cell>
              <table:table-cell office:value-type="float" office:value="8523">
                <text:p>8523</text:p>
              </table:table-cell>
              <table:table-cell office:value-type="float" office:value="11034">
                <text:p>11034</text:p>
              </table:table-cell>
              <table:table-cell office:value-type="float" office:value="10025">
                <text:p>10025</text:p>
              </table:table-cell>
              <table:table-cell office:value-type="float" office:value="10834.6860666">
                <text:p>10834.6860666</text:p>
              </table:table-cell>
              <table:table-cell office:value-type="float" office:value="9366.86830306282">
                <text:p>9366.86830306282</text:p>
              </table:table-cell>
              <table:table-cell office:value-type="float" office:value="10212.4022287686">
                <text:p>10212.4022287686</text:p>
              </table:table-cell>
              <table:table-cell office:value-type="float" office:value="10930.5395461701">
                <text:p>10930.5395461701</text:p>
              </table:table-cell>
              <table:table-cell office:value-type="float" office:value="11607.8616149241">
                <text:p>11607.8616149241</text:p>
              </table:table-cell>
              <table:table-cell office:value-type="float" office:value="9370.30853240377">
                <text:p>9370.30853240377</text:p>
              </table:table-cell>
              <table:table-cell office:value-type="float" office:value="8388.03830315948">
                <text:p>8388.03830315948</text:p>
              </table:table-cell>
              <table:table-cell office:value-type="float" office:value="8255.1681101116">
                <text:p>8255.1681101116</text:p>
              </table:table-cell>
              <table:table-cell office:value-type="float" office:value="5638.41663782678">
                <text:p>5638.41663782678</text:p>
              </table:table-cell>
              <table:table-cell office:value-type="float" office:value="5439.90298946309">
                <text:p>5439.90298946309</text:p>
              </table:table-cell>
              <table:table-cell office:value-type="float" office:value="2724.55624995778">
                <text:p>2724.55624995778</text:p>
              </table:table-cell>
              <table:table-cell office:value-type="float" office:value="1912.96093462578">
                <text:p>1912.960934625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9pt" style:font-size-asian="9pt" style:font-size-complex="9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text-overlap="tru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9pt" style:font-size-asian="9pt" style:font-size-complex="9pt"/>
    </style:style>
    <style:style style:name="ch5" style:family="chart" style:data-style-name="N3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9pt" style:font-size-asian="9pt" style:font-size-complex="9pt"/>
    </style:style>
    <style:style style:name="ch6" style:family="chart">
      <style:chart-properties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width="0.026cm" svg:stroke-color="#878787"/>
    </style:style>
    <style:style style:name="ch8" style:family="chart" style:data-style-name="N3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7933c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3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3d69b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89cm" svg:height="8.289cm" xlink:href=".." xlink:type="simple" chart:class="chart:bar" chart:style-name="ch1">
        <chart:legend svg:x="1.614cm" svg:y="5.894cm" style:legend-expansion="custom" chartooo:width="9.355cm" chartooo:height="0.537cm" style:legend-expansion-aspect-ratio="17.4208566108007" chart:style-name="ch2"/>
        <chart:plot-area chart:style-name="ch3" table:cell-range-address="'Figure 3.26 AJC'.B16:'Figure 3.26 AJC'.D27" chart:data-source-has-labels="both" svg:x="1.103cm" svg:y="0.292cm" svg:width="10.694cm" svg:height="5.191cm">
          <chartooo:coordinate-region svg:x="2.227cm" svg:y="0.452cm" svg:width="9.57cm" svg:height="4.613cm"/>
          <chart:axis chart:dimension="x" chart:name="primary-x" chart:style-name="ch4" chartooo:axis-type="auto">
            <chartooo:date-scale/>
            <chart:categories table:cell-range-address="'Figure 3.26 AJC'.B17:'Figure 3.26 AJC'.B27"/>
          </chart:axis>
          <chart:axis chart:dimension="y" chart:name="primary-y" chart:style-name="ch5">
            <chart:title svg:x="0.431cm" svg:y="1.953cm" chart:style-name="ch6">
              <text:p>GWh</text:p>
            </chart:title>
            <chart:grid chart:style-name="ch7" chart:class="major"/>
          </chart:axis>
          <chart:series chart:style-name="ch8" chart:values-cell-range-address="'Figure 3.26 AJC'.C17:'Figure 3.26 AJC'.C27" chart:label-cell-address="'Figure 3.26 AJC'.C16:'Figure 3.26 AJC'.C16" chart:class="chart:bar">
            <chart:data-point chart:repeated="11"/>
          </chart:series>
          <chart:series chart:style-name="ch9" chart:values-cell-range-address="'Figure 3.26 AJC'.D17:'Figure 3.26 AJC'.D27" chart:label-cell-address="'Figure 3.26 AJC'.D16:'Figure 3.26 AJC'.D16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mestic total sales</text:p>
                <draw:g>
                  <svg:desc>'Figure 3.26 AJC'.C16:'Figure 3.26 AJC'.C16</svg:desc>
                </draw:g>
              </table:table-cell>
              <table:table-cell office:value-type="string">
                <text:p>Non-domestic sales</text:p>
                <draw:g>
                  <svg:desc>'Figure 3.26 AJC'.D16:'Figure 3.26 AJC'.D16</svg:desc>
                </draw:g>
              </table:table-cell>
            </table:table-row>
          </table:table-header-rows>
          <table:table-rows>
            <table:table-row>
              <table:table-cell office:value-type="float" office:value="2005">
                <text:p>2005</text:p>
                <draw:g>
                  <svg:desc>'Figure 3.26 AJC'.B17:'Figure 3.26 AJC'.B27</svg:desc>
                </draw:g>
              </table:table-cell>
              <table:table-cell office:value-type="float" office:value="12391.5023438">
                <text:p>12391.5023438</text:p>
                <draw:g>
                  <svg:desc>'Figure 3.26 AJC'.C17:'Figure 3.26 AJC'.C27</svg:desc>
                </draw:g>
              </table:table-cell>
              <table:table-cell office:value-type="float" office:value="17113.8195542205">
                <text:p>17113.8195542205</text:p>
                <draw:g>
                  <svg:desc>'Figure 3.26 AJC'.D17:'Figure 3.26 AJC'.D27</svg:desc>
                </draw:g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2116.5580593">
                <text:p>12116.5580593</text:p>
              </table:table-cell>
              <table:table-cell office:value-type="float" office:value="17310.746376013">
                <text:p>17310.746376013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2001.268287">
                <text:p>12001.268287</text:p>
              </table:table-cell>
              <table:table-cell office:value-type="float" office:value="16961.1814706575">
                <text:p>16961.181470657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1577.66503">
                <text:p>11577.66503</text:p>
              </table:table-cell>
              <table:table-cell office:value-type="float" office:value="16732.3970701767">
                <text:p>16732.3970701767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1434.8270056">
                <text:p>11434.8270056</text:p>
              </table:table-cell>
              <table:table-cell office:value-type="float" office:value="15631.8888774">
                <text:p>15631.888877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1371.93115345">
                <text:p>11371.93115345</text:p>
              </table:table-cell>
              <table:table-cell office:value-type="float" office:value="16018.7980418">
                <text:p>16018.7980418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1150.0247595">
                <text:p>11150.0247595</text:p>
              </table:table-cell>
              <table:table-cell office:value-type="float" office:value="15507.8137632">
                <text:p>15507.813763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0958.466273">
                <text:p>10958.466273</text:p>
              </table:table-cell>
              <table:table-cell office:value-type="float" office:value="15218.801993">
                <text:p>15218.801993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0653">
                <text:p>10653</text:p>
              </table:table-cell>
              <table:table-cell office:value-type="float" office:value="15220">
                <text:p>1522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695">
                <text:p>10695</text:p>
              </table:table-cell>
              <table:table-cell office:value-type="float" office:value="14816">
                <text:p>1481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0596">
                <text:p>10596</text:p>
              </table:table-cell>
              <table:table-cell office:value-type="float" office:value="15504">
                <text:p>155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maximum="18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 0" chart:style-name="ch1">
        <chart:legend svg:x="7.404cm" svg:y="0.468cm" style:legend-expansion="custom" chartooo:width="7.931cm" chartooo:height="0.641cm" style:legend-expansion-aspect-ratio="12.3728549141966" chart:style-name="ch2"/>
        <chart:plot-area chart:style-name="ch3" table:cell-range-address="'Figure 3.26 AJC'.B16:'Figure 3.26 AJC'.D27" chart:data-source-has-labels="both" svg:x="1.279cm" svg:y="0.18cm" svg:width="14.401cm" svg:height="8.64cm">
          <chartooo:coordinate-region svg:x="2.562cm" svg:y="0.353cm" svg:width="13.118cm" svg:height="7.873cm"/>
          <chart:axis chart:dimension="x" chart:name="primary-x" chart:style-name="ch4" chartooo:axis-type="auto">
            <chartooo:date-scale/>
            <chart:categories table:cell-range-address="'Figure 3.26 AJC'.B17:'Figure 3.26 AJC'.B27"/>
          </chart:axis>
          <chart:axis chart:dimension="y" chart:name="primary-y" chart:style-name="ch5">
            <chart:title svg:x="0.451cm" svg:y="6.145cm" chart:style-name="ch6">
              <text:p>Electricity sales / GWh</text:p>
            </chart:title>
            <chart:grid chart:style-name="ch7" chart:class="major"/>
          </chart:axis>
          <chart:series chart:style-name="ch8" chart:values-cell-range-address="'Figure 3.26 AJC'.D17:'Figure 3.26 AJC'.D27" chart:label-cell-address="'Figure 3.26 AJC'.D16:'Figure 3.26 AJC'.D16" chart:class="chart:bar">
            <chart:data-point chart:repeated="11"/>
          </chart:series>
          <chart:series chart:style-name="ch9" chart:values-cell-range-address="'Figure 3.26 AJC'.C17:'Figure 3.26 AJC'.C27" chart:label-cell-address="'Figure 3.26 AJC'.C16:'Figure 3.26 AJC'.C16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-domestic sales</text:p>
                <draw:g>
                  <svg:desc>'Figure 3.26 AJC'.D16:'Figure 3.26 AJC'.D16</svg:desc>
                </draw:g>
              </table:table-cell>
              <table:table-cell office:value-type="string">
                <text:p>Domestic total sales</text:p>
                <draw:g>
                  <svg:desc>'Figure 3.26 AJC'.C16:'Figure 3.26 AJC'.C16</svg:desc>
                </draw:g>
              </table:table-cell>
            </table:table-row>
          </table:table-header-rows>
          <table:table-rows>
            <table:table-row>
              <table:table-cell office:value-type="float" office:value="2005">
                <text:p>2005</text:p>
                <draw:g>
                  <svg:desc>'Figure 3.26 AJC'.B17:'Figure 3.26 AJC'.B27</svg:desc>
                </draw:g>
              </table:table-cell>
              <table:table-cell office:value-type="float" office:value="17113.8195542205">
                <text:p>17113.8195542205</text:p>
                <draw:g>
                  <svg:desc>'Figure 3.26 AJC'.D17:'Figure 3.26 AJC'.D27</svg:desc>
                </draw:g>
              </table:table-cell>
              <table:table-cell office:value-type="float" office:value="12391.5023438">
                <text:p>12391.5023438</text:p>
                <draw:g>
                  <svg:desc>'Figure 3.26 AJC'.C17:'Figure 3.26 AJC'.C27</svg:desc>
                </draw:g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7310.746376013">
                <text:p>17310.746376013</text:p>
              </table:table-cell>
              <table:table-cell office:value-type="float" office:value="12116.5580593">
                <text:p>12116.5580593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6961.1814706575">
                <text:p>16961.1814706575</text:p>
              </table:table-cell>
              <table:table-cell office:value-type="float" office:value="12001.268287">
                <text:p>12001.268287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6732.3970701767">
                <text:p>16732.3970701767</text:p>
              </table:table-cell>
              <table:table-cell office:value-type="float" office:value="11577.66503">
                <text:p>11577.66503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5631.8888774">
                <text:p>15631.8888774</text:p>
              </table:table-cell>
              <table:table-cell office:value-type="float" office:value="11434.8270056">
                <text:p>11434.8270056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6018.7980418">
                <text:p>16018.7980418</text:p>
              </table:table-cell>
              <table:table-cell office:value-type="float" office:value="11371.93115345">
                <text:p>11371.9311534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5507.8137632">
                <text:p>15507.8137632</text:p>
              </table:table-cell>
              <table:table-cell office:value-type="float" office:value="11150.0247595">
                <text:p>11150.024759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5218.801993">
                <text:p>15218.801993</text:p>
              </table:table-cell>
              <table:table-cell office:value-type="float" office:value="10958.466273">
                <text:p>10958.466273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5220">
                <text:p>15220</text:p>
              </table:table-cell>
              <table:table-cell office:value-type="float" office:value="10653">
                <text:p>10653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4816">
                <text:p>14816</text:p>
              </table:table-cell>
              <table:table-cell office:value-type="float" office:value="10695">
                <text:p>10695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5504">
                <text:p>15504</text:p>
              </table:table-cell>
              <table:table-cell office:value-type="float" office:value="10596">
                <text:p>1059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 svg:stroke-width="0.026cm"/>
    </style:style>
    <style:style style:name="ch2" style:family="chart">
      <style:graphic-properties draw:stroke="none" svg:stroke-width="0.071cm" draw:fill="solid" draw:fill-color="#ffffff"/>
      <style:text-properties fo:color="#000000" style:text-position="0% 100%" fo:font-family="Arial" fo:font-size="7.34999990463257pt" style:font-family-asian="Arial" style:font-size-asian="7.34999990463257pt" style:font-family-complex="Arial" style:font-size-complex="7.34999990463257pt"/>
    </style:style>
    <style:style style:name="ch3" style:family="chart">
      <style:chart-properties chart:stacked="true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false" loext:try-staggering-first="false" chart:label-arrangement="side-by-side" chart:link-data-style-to-source="true" chart:axis-position="0" chart:tick-mark-position="at-axis" style:rotation-angle="42"/>
      <style:graphic-properties svg:stroke-width="0.026cm" svg:stroke-color="#878787"/>
      <style:text-properties fo:color="#000000" style:text-position="0% 100%" fo:font-family="Calibri" fo:font-size="9pt" style:font-family-asian="Arial" style:font-size-asian="9pt" style:font-family-complex="Arial" style:font-size-complex="9pt"/>
    </style:style>
    <style:style style:name="ch5" style:family="chart" style:data-style-name="N3">
      <style:chart-properties chart:display-label="true" chart:logarithmic="false" chart:gap-width="150" chart:overlap="100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Calibri" fo:font-size="9pt" style:font-family-asian="Arial" style:font-size-asian="9pt" style:font-family-complex="Arial" style:font-size-complex="9pt"/>
    </style:style>
    <style:style style:name="ch6" style:family="chart">
      <style:chart-properties style:rotation-angle="90"/>
      <style:graphic-properties svg:stroke-width="0.071cm"/>
      <style:text-properties fo:color="#000000" style:text-position="0% 100%" fo:font-family="Calibri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7" style:family="chart">
      <style:graphic-properties draw:stroke="dash" draw:stroke-dash="msLineDash_20_1" svg:stroke-width="0.009cm" svg:stroke-color="#969696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008080"/>
      <style:text-properties fo:color="#000000" style:text-position="0% 100%" fo:font-family="Arial" fo:font-size="8pt" style:font-family-asian="Arial" style:font-size-asian="8pt" style:font-family-complex="Arial" style:font-size-complex="8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339966"/>
      <style:text-properties fo:color="#000000" style:text-position="0% 100%" fo:font-family="Arial" fo:font-size="8pt" style:font-family-asian="Arial" style:font-size-asian="8pt" style:font-family-complex="Arial" style:font-size-complex="8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3a9ce"/>
      <style:text-properties fo:color="#000000" style:text-position="0% 100%" fo:font-family="Arial" fo:font-size="8pt" style:font-family-asian="Arial" style:font-size-asian="8pt" style:font-family-complex="Arial" style:font-size-complex="8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ffff99"/>
      <style:text-properties fo:color="#000000" style:text-position="0% 100%" fo:font-family="Arial" fo:font-size="8pt" style:font-family-asian="Arial" style:font-size-asian="8pt" style:font-family-complex="Arial" style:font-size-complex="8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ccffcc"/>
      <style:text-properties fo:color="#000000" style:text-position="0% 100%" fo:font-family="Arial" fo:font-size="8pt" style:font-family-asian="Arial" style:font-size-asian="8pt" style:font-family-complex="Arial" style:font-size-complex="8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33cccc"/>
      <style:text-properties fo:color="#000000" style:text-position="0% 100%" fo:font-family="Arial" fo:font-size="8pt" style:font-family-asian="Arial" style:font-size-asian="8pt" style:font-family-complex="Arial" style:font-size-complex="8pt"/>
    </style:style>
    <style:style style:name="ch14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d7e4bd"/>
      <style:text-properties fo:color="#000000" style:text-position="0% 100%" fo:font-family="Arial" fo:font-size="8pt" style:font-family-asian="Arial" style:font-size-asian="8pt" style:font-family-complex="Arial" style:font-size-complex="8pt"/>
    </style:style>
    <style:style style:name="ch15" style:family="chart">
      <style:graphic-properties svg:stroke-width="0.071cm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8.101cm" svg:height="10.318cm" xlink:href=".." xlink:type="simple" chart:class="chart:bar" chart:style-name="ch1">
        <chart:legend svg:x="3.771cm" svg:y="2.655cm" style:legend-expansion="custom" chartooo:width="3.043cm" chartooo:height="3.42cm" style:legend-expansion-aspect-ratio="0.889766081871345" chart:style-name="ch2"/>
        <chart:plot-area chart:style-name="ch3" table:cell-range-address="'Figure 3.10 AJC'.B17:'Figure 3.10 AJC'.D32 'Figure 3.10 AJC'.B16:'Figure 3.10 AJC'.I16 'Figure 3.10 AJC'.E17:'Figure 3.10 AJC'.E31 'Figure 3.10 AJC'.F17:'Figure 3.10 AJC'.I32" chart:data-source-has-labels="both" svg:x="2.01cm" svg:y="0.428cm" svg:width="15.119cm" svg:height="9.358cm">
          <chartooo:coordinate-region svg:x="2.975cm" svg:y="0.588cm" svg:width="14.154cm" svg:height="8.286cm"/>
          <chart:axis chart:dimension="x" chart:name="primary-x" chart:style-name="ch4" chartooo:axis-type="auto">
            <chartooo:date-scale/>
            <chart:categories table:cell-range-address="'Figure 3.10 AJC'.B17:'Figure 3.10 AJC'.B32"/>
          </chart:axis>
          <chart:axis chart:dimension="y" chart:name="primary-y" chart:style-name="ch5">
            <chart:title svg:x="0.645cm" svg:y="2.087cm" chart:style-name="ch6">
              <text:p>Installed capacity, MW of electricity</text:p>
            </chart:title>
            <chart:grid chart:style-name="ch7" chart:class="major"/>
          </chart:axis>
          <chart:series chart:style-name="ch8" chart:values-cell-range-address="'Figure 3.10 AJC'.C17:'Figure 3.10 AJC'.C32" chart:label-cell-address="'Figure 3.10 AJC'.C16:'Figure 3.10 AJC'.C16" chart:class="chart:bar">
            <chart:data-point chart:repeated="16"/>
          </chart:series>
          <chart:series chart:style-name="ch9" chart:values-cell-range-address="'Figure 3.10 AJC'.D17:'Figure 3.10 AJC'.D32" chart:label-cell-address="'Figure 3.10 AJC'.D16:'Figure 3.10 AJC'.D16" chart:class="chart:bar">
            <chart:data-point chart:repeated="16"/>
          </chart:series>
          <chart:series chart:style-name="ch10" chart:values-cell-range-address="'Figure 3.10 AJC'.E17:'Figure 3.10 AJC'.E31" chart:label-cell-address="'Figure 3.10 AJC'.E16:'Figure 3.10 AJC'.E16" chart:class="chart:bar">
            <chart:data-point chart:repeated="15"/>
          </chart:series>
          <chart:series chart:style-name="ch11" chart:values-cell-range-address="'Figure 3.10 AJC'.F17:'Figure 3.10 AJC'.F32" chart:label-cell-address="'Figure 3.10 AJC'.F16:'Figure 3.10 AJC'.F16" chart:class="chart:bar">
            <chart:data-point chart:repeated="16"/>
          </chart:series>
          <chart:series chart:style-name="ch12" chart:values-cell-range-address="'Figure 3.10 AJC'.G17:'Figure 3.10 AJC'.G32" chart:label-cell-address="'Figure 3.10 AJC'.G16:'Figure 3.10 AJC'.G16" chart:class="chart:bar">
            <chart:data-point chart:repeated="16"/>
          </chart:series>
          <chart:series chart:style-name="ch13" chart:values-cell-range-address="'Figure 3.10 AJC'.H17:'Figure 3.10 AJC'.H32" chart:label-cell-address="'Figure 3.10 AJC'.H16:'Figure 3.10 AJC'.H16" chart:class="chart:bar">
            <chart:data-point chart:repeated="16"/>
          </chart:series>
          <chart:series chart:style-name="ch14" chart:values-cell-range-address="'Figure 3.10 AJC'.I17:'Figure 3.10 AJC'.I32" chart:label-cell-address="'Figure 3.10 AJC'.I16:'Figure 3.10 AJC'.I16" chart:class="chart:bar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ydro</text:p>
                <draw:g>
                  <svg:desc>'Figure 3.10 AJC'.C16:'Figure 3.10 AJC'.C16</svg:desc>
                </draw:g>
              </table:table-cell>
              <table:table-cell office:value-type="string">
                <text:p>Wind</text:p>
                <draw:g>
                  <svg:desc>'Figure 3.10 AJC'.D16:'Figure 3.10 AJC'.D16</svg:desc>
                </draw:g>
              </table:table-cell>
              <table:table-cell office:value-type="string">
                <text:p>Wave and tidal</text:p>
                <draw:g>
                  <svg:desc>'Figure 3.10 AJC'.E16:'Figure 3.10 AJC'.E16</svg:desc>
                </draw:g>
              </table:table-cell>
              <table:table-cell office:value-type="string">
                <text:p>Solar PV</text:p>
                <draw:g>
                  <svg:desc>'Figure 3.10 AJC'.F16:'Figure 3.10 AJC'.F16</svg:desc>
                </draw:g>
              </table:table-cell>
              <table:table-cell office:value-type="string">
                <text:p>Landfill gas</text:p>
                <draw:g>
                  <svg:desc>'Figure 3.10 AJC'.G16:'Figure 3.10 AJC'.G16</svg:desc>
                </draw:g>
              </table:table-cell>
              <table:table-cell office:value-type="string">
                <text:p>Sewage gas</text:p>
                <draw:g>
                  <svg:desc>'Figure 3.10 AJC'.H16:'Figure 3.10 AJC'.H16</svg:desc>
                </draw:g>
              </table:table-cell>
              <table:table-cell office:value-type="string">
                <text:p>Other bioenergy</text:p>
                <draw:g>
                  <svg:desc>'Figure 3.10 AJC'.I16:'Figure 3.10 AJC'.I16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'Figure 3.10 AJC'.B17:'Figure 3.10 AJC'.B32</svg:desc>
                </draw:g>
              </table:table-cell>
              <table:table-cell office:value-type="float" office:value="1319.9">
                <text:p>1319.9</text:p>
                <draw:g>
                  <svg:desc>'Figure 3.10 AJC'.C17:'Figure 3.10 AJC'.C32</svg:desc>
                </draw:g>
              </table:table-cell>
              <table:table-cell office:value-type="float" office:value="38.5">
                <text:p>38.5</text:p>
                <draw:g>
                  <svg:desc>'Figure 3.10 AJC'.D17:'Figure 3.10 AJC'.D32</svg:desc>
                </draw:g>
              </table:table-cell>
              <table:table-cell office:value-type="float" office:value="NaN">
                <text:p>NaN</text:p>
                <draw:g>
                  <svg:desc>'Figure 3.10 AJC'.E17:'Figure 3.10 AJC'.E31</svg:desc>
                </draw:g>
              </table:table-cell>
              <table:table-cell office:value-type="float" office:value="NaN">
                <text:p>NaN</text:p>
                <draw:g>
                  <svg:desc>'Figure 3.10 AJC'.F17:'Figure 3.10 AJC'.F32</svg:desc>
                </draw:g>
              </table:table-cell>
              <table:table-cell office:value-type="float" office:value="14.4">
                <text:p>14.4</text:p>
                <draw:g>
                  <svg:desc>'Figure 3.10 AJC'.G17:'Figure 3.10 AJC'.G32</svg:desc>
                </draw:g>
              </table:table-cell>
              <table:table-cell office:value-type="float" office:value="NaN">
                <text:p>NaN</text:p>
                <draw:g>
                  <svg:desc>'Figure 3.10 AJC'.H17:'Figure 3.10 AJC'.H32</svg:desc>
                </draw:g>
              </table:table-cell>
              <table:table-cell office:value-type="float" office:value="18.2">
                <text:p>18.2</text:p>
                <draw:g>
                  <svg:desc>'Figure 3.10 AJC'.I17:'Figure 3.10 AJC'.I32</svg:desc>
                </draw:g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325.1">
                <text:p>1325.1</text:p>
              </table:table-cell>
              <table:table-cell office:value-type="float" office:value="43.5">
                <text:p>4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NaN">
                <text:p>NaN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303.8">
                <text:p>1303.8</text:p>
              </table:table-cell>
              <table:table-cell office:value-type="float" office:value="185.7">
                <text:p>18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2">
                <text:p>26.2</text:p>
              </table:table-cell>
              <table:table-cell office:value-type="float" office:value="NaN">
                <text:p>NaN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298.5">
                <text:p>1298.5</text:p>
              </table:table-cell>
              <table:table-cell office:value-type="float" office:value="307.8">
                <text:p>307.8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48.2">
                <text:p>48.2</text:p>
              </table:table-cell>
              <table:table-cell office:value-type="float" office:value="NaN">
                <text:p>NaN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307.6">
                <text:p>1307.6</text:p>
              </table:table-cell>
              <table:table-cell office:value-type="float" office:value="411.5">
                <text:p>411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1.7">
                <text:p>61.7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311.6">
                <text:p>1311.6</text:p>
              </table:table-cell>
              <table:table-cell office:value-type="float" office:value="746">
                <text:p>74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1.5">
                <text:p>71.5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330.6">
                <text:p>1330.6</text:p>
              </table:table-cell>
              <table:table-cell office:value-type="float" office:value="946">
                <text:p>94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8.3">
                <text:p>78.3</text:p>
              </table:table-cell>
              <table:table-cell office:value-type="float" office:value="NaN">
                <text:p>NaN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338.53">
                <text:p>1338.53</text:p>
              </table:table-cell>
              <table:table-cell office:value-type="float" office:value="1149.3">
                <text:p>1149.3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92.2">
                <text:p>92.2</text:p>
              </table:table-cell>
              <table:table-cell office:value-type="float" office:value="6.352">
                <text:p>6.352</text:p>
              </table:table-cell>
              <table:table-cell office:value-type="float" office:value="64.248">
                <text:p>64.248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441.671">
                <text:p>1441.671</text:p>
              </table:table-cell>
              <table:table-cell office:value-type="float" office:value="1745.1729">
                <text:p>1745.1729</text:p>
              </table:table-cell>
              <table:table-cell office:value-type="float" office:value="0.5">
                <text:p>0.5</text:p>
              </table:table-cell>
              <table:table-cell office:value-type="float" office:value="0.029">
                <text:p>0.029</text:p>
              </table:table-cell>
              <table:table-cell office:value-type="float" office:value="92.662">
                <text:p>92.662</text:p>
              </table:table-cell>
              <table:table-cell office:value-type="float" office:value="7.03">
                <text:p>7.03</text:p>
              </table:table-cell>
              <table:table-cell office:value-type="float" office:value="66.164">
                <text:p>66.164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450.465">
                <text:p>1450.465</text:p>
              </table:table-cell>
              <table:table-cell office:value-type="float" office:value="2121.20185">
                <text:p>2121.20185</text:p>
              </table:table-cell>
              <table:table-cell office:value-type="float" office:value="1.25">
                <text:p>1.25</text:p>
              </table:table-cell>
              <table:table-cell office:value-type="float" office:value="0.029">
                <text:p>0.029</text:p>
              </table:table-cell>
              <table:table-cell office:value-type="float" office:value="106.19">
                <text:p>106.19</text:p>
              </table:table-cell>
              <table:table-cell office:value-type="float" office:value="7.21">
                <text:p>7.21</text:p>
              </table:table-cell>
              <table:table-cell office:value-type="float" office:value="112.369">
                <text:p>112.36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453.70485">
                <text:p>1453.70485</text:p>
              </table:table-cell>
              <table:table-cell office:value-type="float" office:value="2677.41784">
                <text:p>2677.41784</text:p>
              </table:table-cell>
              <table:table-cell office:value-type="float" office:value="1.25">
                <text:p>1.25</text:p>
              </table:table-cell>
              <table:table-cell office:value-type="float" office:value="2.20623">
                <text:p>2.20623</text:p>
              </table:table-cell>
              <table:table-cell office:value-type="float" office:value="107.488">
                <text:p>107.488</text:p>
              </table:table-cell>
              <table:table-cell office:value-type="float" office:value="8.164">
                <text:p>8.164</text:p>
              </table:table-cell>
              <table:table-cell office:value-type="float" office:value="118.8382">
                <text:p>118.8382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485.13075">
                <text:p>1485.13075</text:p>
              </table:table-cell>
              <table:table-cell office:value-type="float" office:value="2987.66144316001">
                <text:p>2987.66144316001</text:p>
              </table:table-cell>
              <table:table-cell office:value-type="float" office:value="1.81">
                <text:p>1.81</text:p>
              </table:table-cell>
              <table:table-cell office:value-type="float" office:value="46.6915486965247">
                <text:p>46.6915486965247</text:p>
              </table:table-cell>
              <table:table-cell office:value-type="float" office:value="112.804">
                <text:p>112.804</text:p>
              </table:table-cell>
              <table:table-cell office:value-type="float" office:value="8.164">
                <text:p>8.164</text:p>
              </table:table-cell>
              <table:table-cell office:value-type="float" office:value="126.568">
                <text:p>126.568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498.97735">
                <text:p>1498.97735</text:p>
              </table:table-cell>
              <table:table-cell office:value-type="float" office:value="3927.19024419181">
                <text:p>3927.19024419181</text:p>
              </table:table-cell>
              <table:table-cell office:value-type="float" office:value="4.86">
                <text:p>4.86</text:p>
              </table:table-cell>
              <table:table-cell office:value-type="float" office:value="91.3205335097869">
                <text:p>91.3205335097869</text:p>
              </table:table-cell>
              <table:table-cell office:value-type="float" office:value="114.854">
                <text:p>114.854</text:p>
              </table:table-cell>
              <table:table-cell office:value-type="float" office:value="8.164">
                <text:p>8.164</text:p>
              </table:table-cell>
              <table:table-cell office:value-type="float" office:value="142.83432882113">
                <text:p>142.83432882113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509.68924">
                <text:p>1509.68924</text:p>
              </table:table-cell>
              <table:table-cell office:value-type="float" office:value="4710.01327818985">
                <text:p>4710.01327818985</text:p>
              </table:table-cell>
              <table:table-cell office:value-type="float" office:value="5.998">
                <text:p>5.998</text:p>
              </table:table-cell>
              <table:table-cell office:value-type="float" office:value="127.61337332883">
                <text:p>127.61337332883</text:p>
              </table:table-cell>
              <table:table-cell office:value-type="float" office:value="115.334">
                <text:p>115.334</text:p>
              </table:table-cell>
              <table:table-cell office:value-type="float" office:value="6.847">
                <text:p>6.847</text:p>
              </table:table-cell>
              <table:table-cell office:value-type="float" office:value="149.613281744559">
                <text:p>149.613281744559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527.12194">
                <text:p>1527.12194</text:p>
              </table:table-cell>
              <table:table-cell office:value-type="float" office:value="5267.26635521948">
                <text:p>5267.26635521948</text:p>
              </table:table-cell>
              <table:table-cell office:value-type="float" office:value="7.388">
                <text:p>7.388</text:p>
              </table:table-cell>
              <table:table-cell office:value-type="float" office:value="167.948933812006">
                <text:p>167.948933812006</text:p>
              </table:table-cell>
              <table:table-cell office:value-type="float" office:value="116.334">
                <text:p>116.334</text:p>
              </table:table-cell>
              <table:table-cell office:value-type="float" office:value="6.847">
                <text:p>6.847</text:p>
              </table:table-cell>
              <table:table-cell office:value-type="float" office:value="229.69202398113">
                <text:p>229.69202398113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554.97233">
                <text:p>1554.97233</text:p>
              </table:table-cell>
              <table:table-cell office:value-type="float" office:value="5594.35371283753">
                <text:p>5594.35371283753</text:p>
              </table:table-cell>
              <table:table-cell office:value-type="float" office:value="NaN">
                <text:p>NaN</text:p>
              </table:table-cell>
              <table:table-cell office:value-type="float" office:value="240.266840195903">
                <text:p>240.266840195903</text:p>
              </table:table-cell>
              <table:table-cell office:value-type="float" office:value="116.334">
                <text:p>116.334</text:p>
              </table:table-cell>
              <table:table-cell office:value-type="float" office:value="6.9513">
                <text:p>6.9513</text:p>
              </table:table-cell>
              <table:table-cell office:value-type="float" office:value="235.143670263485">
                <text:p>235.14367026348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ect" draw:dots2="1" draw:dots2-length="0.105cm" draw:distance="0.035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93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aximum="8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9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9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9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9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9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93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93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11cm" svg:y="2.707cm" style:legend-expansion="high" chart:style-name="ch2"/>
        <chart:plot-area chart:style-name="ch3" table:cell-range-address="'Figure 3.10 AJC'.N16:'Figure 3.10 AJC'.U32" chart:data-source-has-labels="both" svg:x="1.331cm" svg:y="0.18cm" svg:width="11.16cm" svg:height="8.64cm">
          <chartooo:coordinate-region svg:x="1.767cm" svg:y="0.379cm" svg:width="10.724cm" svg:height="7.45cm"/>
          <chart:axis chart:dimension="x" chart:name="primary-x" chart:style-name="ch4" chartooo:axis-type="auto">
            <chartooo:date-scale/>
            <chart:categories table:cell-range-address="'Figure 3.10 AJC'.N17:'Figure 3.10 AJC'.N32"/>
          </chart:axis>
          <chart:axis chart:dimension="y" chart:name="primary-y" chart:style-name="ch5">
            <chart:title svg:x="0.451cm" svg:y="6.184cm" chart:style-name="ch6">
              <text:p>Installed capacity / GW</text:p>
            </chart:title>
            <chart:grid chart:style-name="ch7" chart:class="major"/>
          </chart:axis>
          <chart:series chart:style-name="ch8" chart:values-cell-range-address="'Figure 3.10 AJC'.O17:'Figure 3.10 AJC'.O32" chart:label-cell-address="'Figure 3.10 AJC'.O16:'Figure 3.10 AJC'.O16" chart:class="chart:bar">
            <chart:data-point chart:repeated="16"/>
          </chart:series>
          <chart:series chart:style-name="ch9" chart:values-cell-range-address="'Figure 3.10 AJC'.P17:'Figure 3.10 AJC'.P32" chart:label-cell-address="'Figure 3.10 AJC'.P16:'Figure 3.10 AJC'.P16" chart:class="chart:bar">
            <chart:data-point chart:repeated="16"/>
          </chart:series>
          <chart:series chart:style-name="ch10" chart:values-cell-range-address="'Figure 3.10 AJC'.Q17:'Figure 3.10 AJC'.Q32" chart:label-cell-address="'Figure 3.10 AJC'.Q16:'Figure 3.10 AJC'.Q16" chart:class="chart:bar">
            <chart:data-point chart:repeated="16"/>
          </chart:series>
          <chart:series chart:style-name="ch11" chart:values-cell-range-address="'Figure 3.10 AJC'.R17:'Figure 3.10 AJC'.R32" chart:label-cell-address="'Figure 3.10 AJC'.R16:'Figure 3.10 AJC'.R16" chart:class="chart:bar">
            <chart:data-point chart:repeated="16"/>
          </chart:series>
          <chart:series chart:style-name="ch12" chart:values-cell-range-address="'Figure 3.10 AJC'.S17:'Figure 3.10 AJC'.S32" chart:label-cell-address="'Figure 3.10 AJC'.S16:'Figure 3.10 AJC'.S16" chart:class="chart:bar">
            <chart:data-point chart:repeated="16"/>
          </chart:series>
          <chart:series chart:style-name="ch13" chart:values-cell-range-address="'Figure 3.10 AJC'.T17:'Figure 3.10 AJC'.T32" chart:label-cell-address="'Figure 3.10 AJC'.T16:'Figure 3.10 AJC'.T16" chart:class="chart:bar">
            <chart:data-point chart:repeated="16"/>
          </chart:series>
          <chart:series chart:style-name="ch14" chart:values-cell-range-address="'Figure 3.10 AJC'.U17:'Figure 3.10 AJC'.U32" chart:label-cell-address="'Figure 3.10 AJC'.U16:'Figure 3.10 AJC'.U16" chart:class="chart:bar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ydro</text:p>
                <draw:g>
                  <svg:desc>'Figure 3.10 AJC'.O16:'Figure 3.10 AJC'.O16</svg:desc>
                </draw:g>
              </table:table-cell>
              <table:table-cell office:value-type="string">
                <text:p>Wind</text:p>
                <draw:g>
                  <svg:desc>'Figure 3.10 AJC'.P16:'Figure 3.10 AJC'.P16</svg:desc>
                </draw:g>
              </table:table-cell>
              <table:table-cell office:value-type="string">
                <text:p>Wave and tidal</text:p>
                <draw:g>
                  <svg:desc>'Figure 3.10 AJC'.Q16:'Figure 3.10 AJC'.Q16</svg:desc>
                </draw:g>
              </table:table-cell>
              <table:table-cell office:value-type="string">
                <text:p>Solar PV</text:p>
                <draw:g>
                  <svg:desc>'Figure 3.10 AJC'.R16:'Figure 3.10 AJC'.R16</svg:desc>
                </draw:g>
              </table:table-cell>
              <table:table-cell office:value-type="string">
                <text:p>Landfill gas</text:p>
                <draw:g>
                  <svg:desc>'Figure 3.10 AJC'.S16:'Figure 3.10 AJC'.S16</svg:desc>
                </draw:g>
              </table:table-cell>
              <table:table-cell office:value-type="string">
                <text:p>Sewage gas</text:p>
                <draw:g>
                  <svg:desc>'Figure 3.10 AJC'.T16:'Figure 3.10 AJC'.T16</svg:desc>
                </draw:g>
              </table:table-cell>
              <table:table-cell office:value-type="string">
                <text:p>Other bioenergy</text:p>
                <draw:g>
                  <svg:desc>'Figure 3.10 AJC'.U16:'Figure 3.10 AJC'.U16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'Figure 3.10 AJC'.N17:'Figure 3.10 AJC'.N32</svg:desc>
                </draw:g>
              </table:table-cell>
              <table:table-cell office:value-type="float" office:value="1.3199">
                <text:p>1.3199</text:p>
                <draw:g>
                  <svg:desc>'Figure 3.10 AJC'.O17:'Figure 3.10 AJC'.O32</svg:desc>
                </draw:g>
              </table:table-cell>
              <table:table-cell office:value-type="float" office:value="0.0385">
                <text:p>0.0385</text:p>
                <draw:g>
                  <svg:desc>'Figure 3.10 AJC'.P17:'Figure 3.10 AJC'.P32</svg:desc>
                </draw:g>
              </table:table-cell>
              <table:table-cell office:value-type="float" office:value="NaN">
                <text:p>NaN</text:p>
                <draw:g>
                  <svg:desc>'Figure 3.10 AJC'.Q17:'Figure 3.10 AJC'.Q32</svg:desc>
                </draw:g>
              </table:table-cell>
              <table:table-cell office:value-type="float" office:value="NaN">
                <text:p>NaN</text:p>
                <draw:g>
                  <svg:desc>'Figure 3.10 AJC'.R17:'Figure 3.10 AJC'.R32</svg:desc>
                </draw:g>
              </table:table-cell>
              <table:table-cell office:value-type="float" office:value="0.0144">
                <text:p>0.0144</text:p>
                <draw:g>
                  <svg:desc>'Figure 3.10 AJC'.S17:'Figure 3.10 AJC'.S32</svg:desc>
                </draw:g>
              </table:table-cell>
              <table:table-cell office:value-type="float" office:value="NaN">
                <text:p>NaN</text:p>
                <draw:g>
                  <svg:desc>'Figure 3.10 AJC'.T17:'Figure 3.10 AJC'.T32</svg:desc>
                </draw:g>
              </table:table-cell>
              <table:table-cell office:value-type="float" office:value="0.0182">
                <text:p>0.0182</text:p>
                <draw:g>
                  <svg:desc>'Figure 3.10 AJC'.U17:'Figure 3.10 AJC'.U32</svg:desc>
                </draw:g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.3251">
                <text:p>1.3251</text:p>
              </table:table-cell>
              <table:table-cell office:value-type="float" office:value="0.0435">
                <text:p>0.0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6">
                <text:p>0.0166</text:p>
              </table:table-cell>
              <table:table-cell office:value-type="float" office:value="NaN">
                <text:p>NaN</text:p>
              </table:table-cell>
              <table:table-cell office:value-type="float" office:value="0.0183">
                <text:p>0.018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.3038">
                <text:p>1.3038</text:p>
              </table:table-cell>
              <table:table-cell office:value-type="float" office:value="0.1857">
                <text:p>0.1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2">
                <text:p>0.0262</text:p>
              </table:table-cell>
              <table:table-cell office:value-type="float" office:value="NaN">
                <text:p>NaN</text:p>
              </table:table-cell>
              <table:table-cell office:value-type="float" office:value="0.0218">
                <text:p>0.0218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.2985">
                <text:p>1.2985</text:p>
              </table:table-cell>
              <table:table-cell office:value-type="float" office:value="0.3078">
                <text:p>0.3078</text:p>
              </table:table-cell>
              <table:table-cell office:value-type="float" office:value="0.0005">
                <text:p>0.0005</text:p>
              </table:table-cell>
              <table:table-cell office:value-type="float" office:value="0">
                <text:p>0</text:p>
              </table:table-cell>
              <table:table-cell office:value-type="float" office:value="0.0482">
                <text:p>0.0482</text:p>
              </table:table-cell>
              <table:table-cell office:value-type="float" office:value="NaN">
                <text:p>NaN</text:p>
              </table:table-cell>
              <table:table-cell office:value-type="float" office:value="0.0208">
                <text:p>0.0208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.3076">
                <text:p>1.3076</text:p>
              </table:table-cell>
              <table:table-cell office:value-type="float" office:value="0.4115">
                <text:p>0.4115</text:p>
              </table:table-cell>
              <table:table-cell office:value-type="float" office:value="0.0005">
                <text:p>0.0005</text:p>
              </table:table-cell>
              <table:table-cell office:value-type="float" office:value="0">
                <text:p>0</text:p>
              </table:table-cell>
              <table:table-cell office:value-type="float" office:value="0.0617">
                <text:p>0.0617</text:p>
              </table:table-cell>
              <table:table-cell office:value-type="float" office:value="NaN">
                <text:p>NaN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.3116">
                <text:p>1.3116</text:p>
              </table:table-cell>
              <table:table-cell office:value-type="float" office:value="0.746">
                <text:p>0.746</text:p>
              </table:table-cell>
              <table:table-cell office:value-type="float" office:value="0.0005">
                <text:p>0.0005</text:p>
              </table:table-cell>
              <table:table-cell office:value-type="float" office:value="0">
                <text:p>0</text:p>
              </table:table-cell>
              <table:table-cell office:value-type="float" office:value="0.0715">
                <text:p>0.0715</text:p>
              </table:table-cell>
              <table:table-cell office:value-type="float" office:value="NaN">
                <text:p>NaN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.3306">
                <text:p>1.3306</text:p>
              </table:table-cell>
              <table:table-cell office:value-type="float" office:value="0.946">
                <text:p>0.946</text:p>
              </table:table-cell>
              <table:table-cell office:value-type="float" office:value="0.0005">
                <text:p>0.0005</text:p>
              </table:table-cell>
              <table:table-cell office:value-type="float" office:value="0">
                <text:p>0</text:p>
              </table:table-cell>
              <table:table-cell office:value-type="float" office:value="0.0783">
                <text:p>0.0783</text:p>
              </table:table-cell>
              <table:table-cell office:value-type="float" office:value="NaN">
                <text:p>NaN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.33853">
                <text:p>1.33853</text:p>
              </table:table-cell>
              <table:table-cell office:value-type="float" office:value="1.1493">
                <text:p>1.1493</text:p>
              </table:table-cell>
              <table:table-cell office:value-type="float" office:value="0.0005">
                <text:p>0.0005</text:p>
              </table:table-cell>
              <table:table-cell office:value-type="float" office:value="0">
                <text:p>0</text:p>
              </table:table-cell>
              <table:table-cell office:value-type="float" office:value="0.0922">
                <text:p>0.0922</text:p>
              </table:table-cell>
              <table:table-cell office:value-type="float" office:value="0.006352">
                <text:p>0.006352</text:p>
              </table:table-cell>
              <table:table-cell office:value-type="float" office:value="0.064248">
                <text:p>0.064248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.441671">
                <text:p>1.441671</text:p>
              </table:table-cell>
              <table:table-cell office:value-type="float" office:value="1.7451729">
                <text:p>1.7451729</text:p>
              </table:table-cell>
              <table:table-cell office:value-type="float" office:value="0.0005">
                <text:p>0.0005</text:p>
              </table:table-cell>
              <table:table-cell office:value-type="float" office:value="0.000029">
                <text:p>0.000029</text:p>
              </table:table-cell>
              <table:table-cell office:value-type="float" office:value="0.092662">
                <text:p>0.092662</text:p>
              </table:table-cell>
              <table:table-cell office:value-type="float" office:value="0.00703">
                <text:p>0.00703</text:p>
              </table:table-cell>
              <table:table-cell office:value-type="float" office:value="0.066164">
                <text:p>0.066164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.450465">
                <text:p>1.450465</text:p>
              </table:table-cell>
              <table:table-cell office:value-type="float" office:value="2.12120185">
                <text:p>2.12120185</text:p>
              </table:table-cell>
              <table:table-cell office:value-type="float" office:value="0.00125">
                <text:p>0.00125</text:p>
              </table:table-cell>
              <table:table-cell office:value-type="float" office:value="0.000029">
                <text:p>0.000029</text:p>
              </table:table-cell>
              <table:table-cell office:value-type="float" office:value="0.10619">
                <text:p>0.10619</text:p>
              </table:table-cell>
              <table:table-cell office:value-type="float" office:value="0.00721">
                <text:p>0.00721</text:p>
              </table:table-cell>
              <table:table-cell office:value-type="float" office:value="0.112369">
                <text:p>0.11236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.45370485">
                <text:p>1.45370485</text:p>
              </table:table-cell>
              <table:table-cell office:value-type="float" office:value="2.67741784">
                <text:p>2.67741784</text:p>
              </table:table-cell>
              <table:table-cell office:value-type="float" office:value="0.00125">
                <text:p>0.00125</text:p>
              </table:table-cell>
              <table:table-cell office:value-type="float" office:value="0.00220623">
                <text:p>0.00220623</text:p>
              </table:table-cell>
              <table:table-cell office:value-type="float" office:value="0.107488">
                <text:p>0.107488</text:p>
              </table:table-cell>
              <table:table-cell office:value-type="float" office:value="0.008164">
                <text:p>0.008164</text:p>
              </table:table-cell>
              <table:table-cell office:value-type="float" office:value="0.1188382">
                <text:p>0.1188382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.48513075">
                <text:p>1.48513075</text:p>
              </table:table-cell>
              <table:table-cell office:value-type="float" office:value="2.98766144316001">
                <text:p>2.98766144316001</text:p>
              </table:table-cell>
              <table:table-cell office:value-type="float" office:value="0.00181">
                <text:p>0.00181</text:p>
              </table:table-cell>
              <table:table-cell office:value-type="float" office:value="0.0466915486965247">
                <text:p>0.0466915486965247</text:p>
              </table:table-cell>
              <table:table-cell office:value-type="float" office:value="0.112804">
                <text:p>0.112804</text:p>
              </table:table-cell>
              <table:table-cell office:value-type="float" office:value="0.008164">
                <text:p>0.008164</text:p>
              </table:table-cell>
              <table:table-cell office:value-type="float" office:value="0.126568">
                <text:p>0.126568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.49897735">
                <text:p>1.49897735</text:p>
              </table:table-cell>
              <table:table-cell office:value-type="float" office:value="3.92719024419181">
                <text:p>3.92719024419181</text:p>
              </table:table-cell>
              <table:table-cell office:value-type="float" office:value="0.00486">
                <text:p>0.00486</text:p>
              </table:table-cell>
              <table:table-cell office:value-type="float" office:value="0.0913205335097869">
                <text:p>0.0913205335097869</text:p>
              </table:table-cell>
              <table:table-cell office:value-type="float" office:value="0.114854">
                <text:p>0.114854</text:p>
              </table:table-cell>
              <table:table-cell office:value-type="float" office:value="0.008164">
                <text:p>0.008164</text:p>
              </table:table-cell>
              <table:table-cell office:value-type="float" office:value="0.14283432882113">
                <text:p>0.14283432882113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.50968924">
                <text:p>1.50968924</text:p>
              </table:table-cell>
              <table:table-cell office:value-type="float" office:value="4.71001327818985">
                <text:p>4.71001327818985</text:p>
              </table:table-cell>
              <table:table-cell office:value-type="float" office:value="0.005998">
                <text:p>0.005998</text:p>
              </table:table-cell>
              <table:table-cell office:value-type="float" office:value="0.12761337332883">
                <text:p>0.12761337332883</text:p>
              </table:table-cell>
              <table:table-cell office:value-type="float" office:value="0.115334">
                <text:p>0.115334</text:p>
              </table:table-cell>
              <table:table-cell office:value-type="float" office:value="0.006847">
                <text:p>0.006847</text:p>
              </table:table-cell>
              <table:table-cell office:value-type="float" office:value="0.149613281744559">
                <text:p>0.149613281744559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.52712194">
                <text:p>1.52712194</text:p>
              </table:table-cell>
              <table:table-cell office:value-type="float" office:value="5.26726635521948">
                <text:p>5.26726635521948</text:p>
              </table:table-cell>
              <table:table-cell office:value-type="float" office:value="0.007388">
                <text:p>0.007388</text:p>
              </table:table-cell>
              <table:table-cell office:value-type="float" office:value="0.167948933812006">
                <text:p>0.167948933812006</text:p>
              </table:table-cell>
              <table:table-cell office:value-type="float" office:value="0.116334">
                <text:p>0.116334</text:p>
              </table:table-cell>
              <table:table-cell office:value-type="float" office:value="0.006847">
                <text:p>0.006847</text:p>
              </table:table-cell>
              <table:table-cell office:value-type="float" office:value="0.22969202398113">
                <text:p>0.22969202398113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.55497233">
                <text:p>1.55497233</text:p>
              </table:table-cell>
              <table:table-cell office:value-type="float" office:value="5.59435371283753">
                <text:p>5.59435371283753</text:p>
              </table:table-cell>
              <table:table-cell office:value-type="float" office:value="0.007638">
                <text:p>0.007638</text:p>
              </table:table-cell>
              <table:table-cell office:value-type="float" office:value="0.240266840195903">
                <text:p>0.240266840195903</text:p>
              </table:table-cell>
              <table:table-cell office:value-type="float" office:value="0.116334">
                <text:p>0.116334</text:p>
              </table:table-cell>
              <table:table-cell office:value-type="float" office:value="0.0069513">
                <text:p>0.0069513</text:p>
              </table:table-cell>
              <table:table-cell office:value-type="float" office:value="0.235143670263485">
                <text:p>0.23514367026348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